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999999" draw:marker-start-width="0.28cm" draw:marker-end-width="0.28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8" style:family="graphic" style:parent-style-name="standard">
      <style:graphic-properties svg:stroke-width="0.06cm" svg:stroke-color="#000000" draw:marker-start-width="0.417cm" draw:marker-end-width="0.417cm" draw:textarea-vertical-align="middle" fo:padding-top="0.154cm" fo:padding-bottom="0.154cm" fo:padding-left="0.279cm" fo:padding-right="0.279cm"/>
    </style:style>
    <style:style style:name="gr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1.04cm" fo:padding-top="0.155cm" fo:padding-bottom="0.155cm" fo:padding-left="0.28cm" fo:padding-right="0.28cm"/>
    </style:style>
    <style:style style:name="gr1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11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388cm" fo:min-width="1.138cm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954cm" fo:min-width="1.704cm" fo:padding-top="0.155cm" fo:padding-bottom="0.155cm" fo:padding-left="0.28cm" fo:padding-right="0.28cm"/>
    </style:style>
    <style:style style:name="gr13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14" style:family="graphic" style:parent-style-name="objectwithoutfill">
      <style:graphic-properties svg:stroke-width="0.06cm" draw:marker-start-width="0.417cm" draw:marker-end-width="0.417cm" draw:fill="none" draw:textarea-vertical-align="middle" fo:padding-top="0.155cm" fo:padding-bottom="0.155cm" fo:padding-left="0.28cm" fo:padding-right="0.28cm"/>
    </style:style>
    <style:style style:name="gr15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2.09cm" fo:min-width="1.84cm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0.071cm" fo:min-width="0cm" fo:padding-top="0.155cm" fo:padding-bottom="0.155cm" fo:padding-left="0.28cm" fo:padding-right="0.28cm"/>
    </style:style>
    <style:style style:name="gr17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7cm" fo:min-width="1.415cm" fo:padding-top="0.155cm" fo:padding-bottom="0.155cm" fo:padding-left="0.28cm" fo:padding-right="0.28cm"/>
    </style:style>
    <style:style style:name="gr18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5cm" fo:min-width="1.415cm" fo:padding-top="0.155cm" fo:padding-bottom="0.155cm" fo:padding-left="0.28cm" fo:padding-right="0.28cm"/>
    </style:style>
    <style:style style:name="gr1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20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21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54cm" fo:min-width="0.29cm" fo:padding-top="0.155cm" fo:padding-bottom="0.155cm" fo:padding-left="0.28cm" fo:padding-right="0.28cm"/>
    </style:style>
    <style:style style:name="gr2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57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gr30" style:family="graphic" style:parent-style-name="objectwithoutfill">
      <style:graphic-properties svg:stroke-width="0.02cm" svg:stroke-color="#7f7f7f" draw:marker-start-width="0.279cm" draw:marker-end-width="0.279cm" draw:fill="none" draw:textarea-vertical-align="middle" fo:padding-top="0.134cm" fo:padding-bottom="0.134cm" fo:padding-left="0.259cm" fo:padding-right="0.259cm"/>
    </style:style>
    <style:style style:name="gr3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2" style:family="graphic" style:parent-style-name="objectwithoutfill">
      <style:graphic-properties svg:stroke-width="0.06cm" draw:marker-start-width="0.29cm" draw:marker-end-width="0.29cm" draw:fill="none" draw:textarea-vertical-align="middle" fo:padding-top="0.155cm" fo:padding-bottom="0.155cm" fo:padding-left="0.28cm" fo:padding-right="0.28cm"/>
    </style:style>
    <style:style style:name="gr53" style:family="graphic" style:parent-style-name="objectwithoutfill">
      <style:graphic-properties svg:stroke-width="0.06cm" draw:marker-start-width="0.29cm" draw:marker-end-width="0.29cm" svg:stroke-linecap="round" draw:fill="none" draw:textarea-vertical-align="middle" fo:padding-top="0.155cm" fo:padding-bottom="0.155cm" fo:padding-left="0.28cm" fo:padding-right="0.28cm"/>
    </style:style>
    <style:style style:name="gr54" style:family="graphic" style:parent-style-name="objectwithoutfill">
      <style:graphic-properties svg:stroke-width="0.06cm" draw:marker-start-width="0.327cm" draw:marker-end-width="0.327cm" svg:stroke-opacity="0%" svg:stroke-linecap="round" draw:fill="none" draw:textarea-vertical-align="middle" fo:padding-top="0.154cm" fo:padding-bottom="0.154cm" fo:padding-left="0.279cm" fo:padding-right="0.279cm"/>
    </style:style>
    <style:style style:name="gr55" style:family="graphic" style:parent-style-name="standard">
      <style:graphic-properties svg:stroke-width="0.06cm" svg:stroke-color="#000000" draw:marker-start-width="0.38cm" draw:marker-end-width="0.38cm" svg:stroke-opacity="0%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56" style:family="graphic" style:parent-style-name="standard">
      <style:graphic-properties svg:stroke-width="0.06cm" svg:stroke-color="#000000" draw:marker-start-width="0.47cm" draw:marker-end-width="0.47cm" svg:stroke-opacity="0%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57" style:family="graphic" style:parent-style-name="standard">
      <style:graphic-properties svg:stroke-width="0.06cm" svg:stroke-color="#000000" draw:marker-start-width="0.38cm" draw:marker-end-width="0.38cm" svg:stroke-opacity="0%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5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line-height="0.55cm" style:writing-mode="lr-tb"/>
    </style:style>
    <style:style style:name="P4" style:family="paragraph">
      <loext:graphic-properties draw:fill="none" draw:fill-color="#ffffff"/>
      <style:paragraph-properties fo:line-height="0.55cm" style:writing-mode="lr-tb"/>
      <style:text-properties fo:font-size="14pt" fo:font-weight="bold" style:font-size-asian="18pt" style:font-size-complex="18pt"/>
    </style:style>
    <style:style style:name="P5" style:family="paragraph">
      <style:paragraph-properties fo:line-height="0.55cm"/>
    </style:style>
    <style:style style:name="P6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line draw:style-name="gr1" draw:text-style-name="P1" draw:layer="layout" svg:x1="10.5cm" svg:y1="20cm" svg:x2="20.1cm" svg:y2="20cm">
                <text:p/>
              </draw:line>
              <draw:line draw:style-name="gr1" draw:text-style-name="P1" draw:layer="layout" svg:x1="10.5cm" svg:y1="20.4cm" svg:x2="20.1cm" svg:y2="20.4cm">
                <text:p/>
              </draw:line>
              <draw:line draw:style-name="gr1" draw:text-style-name="P1" draw:layer="layout" svg:x1="10.5cm" svg:y1="20.8cm" svg:x2="20.1cm" svg:y2="20.8cm">
                <text:p/>
              </draw:line>
              <draw:line draw:style-name="gr1" draw:text-style-name="P1" draw:layer="layout" svg:x1="10.5cm" svg:y1="21.2cm" svg:x2="20.1cm" svg:y2="21.2cm">
                <text:p/>
              </draw:line>
              <draw:line draw:style-name="gr1" draw:text-style-name="P1" draw:layer="layout" svg:x1="10.5cm" svg:y1="21.6cm" svg:x2="20.1cm" svg:y2="21.6cm">
                <text:p/>
              </draw:line>
              <draw:line draw:style-name="gr1" draw:text-style-name="P1" draw:layer="layout" svg:x1="10.5cm" svg:y1="22cm" svg:x2="20.1cm" svg:y2="22cm">
                <text:p/>
              </draw:line>
              <draw:line draw:style-name="gr1" draw:text-style-name="P1" draw:layer="layout" svg:x1="10.5cm" svg:y1="22.4cm" svg:x2="20.1cm" svg:y2="22.4cm">
                <text:p/>
              </draw:line>
              <draw:line draw:style-name="gr1" draw:text-style-name="P1" draw:layer="layout" svg:x1="10.5cm" svg:y1="22.8cm" svg:x2="20.1cm" svg:y2="22.8cm">
                <text:p/>
              </draw:line>
              <draw:line draw:style-name="gr1" draw:text-style-name="P1" draw:layer="layout" svg:x1="10.5cm" svg:y1="23.2cm" svg:x2="20.1cm" svg:y2="23.2cm">
                <text:p/>
              </draw:line>
              <draw:line draw:style-name="gr1" draw:text-style-name="P1" draw:layer="layout" svg:x1="10.5cm" svg:y1="23.6cm" svg:x2="20.1cm" svg:y2="23.6cm">
                <text:p/>
              </draw:line>
              <draw:line draw:style-name="gr1" draw:text-style-name="P1" draw:layer="layout" svg:x1="10.5cm" svg:y1="24cm" svg:x2="20.1cm" svg:y2="24cm">
                <text:p/>
              </draw:line>
              <draw:line draw:style-name="gr1" draw:text-style-name="P1" draw:layer="layout" svg:x1="10.5cm" svg:y1="24.4cm" svg:x2="20.1cm" svg:y2="24.4cm">
                <text:p/>
              </draw:line>
              <draw:line draw:style-name="gr1" draw:text-style-name="P1" draw:layer="layout" svg:x1="10.5cm" svg:y1="24.8cm" svg:x2="20.1cm" svg:y2="24.8cm">
                <text:p/>
              </draw:line>
              <draw:line draw:style-name="gr1" draw:text-style-name="P1" draw:layer="layout" svg:x1="10.5cm" svg:y1="25.2cm" svg:x2="20.1cm" svg:y2="25.2cm">
                <text:p/>
              </draw:line>
              <draw:line draw:style-name="gr1" draw:text-style-name="P1" draw:layer="layout" svg:x1="10.5cm" svg:y1="25.6cm" svg:x2="20.1cm" svg:y2="25.6cm">
                <text:p/>
              </draw:line>
              <draw:line draw:style-name="gr1" draw:text-style-name="P1" draw:layer="layout" svg:x1="10.5cm" svg:y1="26cm" svg:x2="20.1cm" svg:y2="26cm">
                <text:p/>
              </draw:line>
              <draw:line draw:style-name="gr1" draw:text-style-name="P1" draw:layer="layout" svg:x1="10.5cm" svg:y1="26.4cm" svg:x2="20.1cm" svg:y2="26.4cm">
                <text:p/>
              </draw:line>
              <draw:line draw:style-name="gr1" draw:text-style-name="P1" draw:layer="layout" svg:x1="10.5cm" svg:y1="26.8cm" svg:x2="20.1cm" svg:y2="26.8cm">
                <text:p/>
              </draw:line>
              <draw:line draw:style-name="gr1" draw:text-style-name="P1" draw:layer="layout" svg:x1="10.5cm" svg:y1="27.2cm" svg:x2="20.1cm" svg:y2="27.2cm">
                <text:p/>
              </draw:line>
              <draw:line draw:style-name="gr1" draw:text-style-name="P1" draw:layer="layout" svg:x1="10.5cm" svg:y1="27.6cm" svg:x2="20.1cm" svg:y2="27.6cm">
                <text:p/>
              </draw:line>
              <draw:line draw:style-name="gr1" draw:text-style-name="P1" draw:layer="layout" svg:x1="10.5cm" svg:y1="28cm" svg:x2="20.1cm" svg:y2="28cm">
                <text:p/>
              </draw:line>
              <draw:line draw:style-name="gr1" draw:text-style-name="P1" draw:layer="layout" svg:x1="10.9cm" svg:y1="19.6cm" svg:x2="10.9cm" svg:y2="28.4cm">
                <text:p/>
              </draw:line>
              <draw:line draw:style-name="gr1" draw:text-style-name="P1" draw:layer="layout" svg:x1="11.3cm" svg:y1="19.6cm" svg:x2="11.3cm" svg:y2="28.4cm">
                <text:p/>
              </draw:line>
              <draw:line draw:style-name="gr1" draw:text-style-name="P1" draw:layer="layout" svg:x1="11.7cm" svg:y1="19.6cm" svg:x2="11.7cm" svg:y2="28.4cm">
                <text:p/>
              </draw:line>
              <draw:line draw:style-name="gr1" draw:text-style-name="P1" draw:layer="layout" svg:x1="12.1cm" svg:y1="19.6cm" svg:x2="12.1cm" svg:y2="28.4cm">
                <text:p/>
              </draw:line>
              <draw:line draw:style-name="gr1" draw:text-style-name="P1" draw:layer="layout" svg:x1="12.5cm" svg:y1="19.6cm" svg:x2="12.5cm" svg:y2="28.4cm">
                <text:p/>
              </draw:line>
              <draw:line draw:style-name="gr1" draw:text-style-name="P1" draw:layer="layout" svg:x1="12.9cm" svg:y1="19.6cm" svg:x2="12.9cm" svg:y2="28.4cm">
                <text:p/>
              </draw:line>
              <draw:line draw:style-name="gr1" draw:text-style-name="P1" draw:layer="layout" svg:x1="13.3cm" svg:y1="19.6cm" svg:x2="13.3cm" svg:y2="28.4cm">
                <text:p/>
              </draw:line>
              <draw:line draw:style-name="gr1" draw:text-style-name="P1" draw:layer="layout" svg:x1="13.7cm" svg:y1="19.6cm" svg:x2="13.7cm" svg:y2="28.4cm">
                <text:p/>
              </draw:line>
              <draw:line draw:style-name="gr1" draw:text-style-name="P1" draw:layer="layout" svg:x1="14.1cm" svg:y1="19.6cm" svg:x2="14.1cm" svg:y2="28.4cm">
                <text:p/>
              </draw:line>
              <draw:line draw:style-name="gr1" draw:text-style-name="P1" draw:layer="layout" svg:x1="14.5cm" svg:y1="19.6cm" svg:x2="14.5cm" svg:y2="28.4cm">
                <text:p/>
              </draw:line>
              <draw:line draw:style-name="gr1" draw:text-style-name="P1" draw:layer="layout" svg:x1="14.9cm" svg:y1="19.6cm" svg:x2="14.9cm" svg:y2="28.4cm">
                <text:p/>
              </draw:line>
              <draw:line draw:style-name="gr1" draw:text-style-name="P1" draw:layer="layout" svg:x1="15.3cm" svg:y1="19.6cm" svg:x2="15.3cm" svg:y2="28.4cm">
                <text:p/>
              </draw:line>
              <draw:line draw:style-name="gr1" draw:text-style-name="P1" draw:layer="layout" svg:x1="15.7cm" svg:y1="19.6cm" svg:x2="15.7cm" svg:y2="28.4cm">
                <text:p/>
              </draw:line>
              <draw:line draw:style-name="gr1" draw:text-style-name="P1" draw:layer="layout" svg:x1="16.1cm" svg:y1="19.6cm" svg:x2="16.1cm" svg:y2="28.4cm">
                <text:p/>
              </draw:line>
              <draw:line draw:style-name="gr1" draw:text-style-name="P1" draw:layer="layout" svg:x1="16.5cm" svg:y1="19.6cm" svg:x2="16.5cm" svg:y2="28.4cm">
                <text:p/>
              </draw:line>
              <draw:line draw:style-name="gr1" draw:text-style-name="P1" draw:layer="layout" svg:x1="16.9cm" svg:y1="19.6cm" svg:x2="16.9cm" svg:y2="28.4cm">
                <text:p/>
              </draw:line>
              <draw:line draw:style-name="gr1" draw:text-style-name="P1" draw:layer="layout" svg:x1="17.3cm" svg:y1="19.6cm" svg:x2="17.3cm" svg:y2="28.4cm">
                <text:p/>
              </draw:line>
              <draw:line draw:style-name="gr1" draw:text-style-name="P1" draw:layer="layout" svg:x1="17.7cm" svg:y1="19.6cm" svg:x2="17.7cm" svg:y2="28.4cm">
                <text:p/>
              </draw:line>
              <draw:line draw:style-name="gr1" draw:text-style-name="P1" draw:layer="layout" svg:x1="18.1cm" svg:y1="19.6cm" svg:x2="18.1cm" svg:y2="28.4cm">
                <text:p/>
              </draw:line>
              <draw:line draw:style-name="gr1" draw:text-style-name="P1" draw:layer="layout" svg:x1="18.5cm" svg:y1="19.6cm" svg:x2="18.5cm" svg:y2="28.4cm">
                <text:p/>
              </draw:line>
              <draw:line draw:style-name="gr1" draw:text-style-name="P1" draw:layer="layout" svg:x1="18.9cm" svg:y1="19.6cm" svg:x2="18.9cm" svg:y2="28.4cm">
                <text:p/>
              </draw:line>
              <draw:line draw:style-name="gr1" draw:text-style-name="P1" draw:layer="layout" svg:x1="19.3cm" svg:y1="19.6cm" svg:x2="19.3cm" svg:y2="28.4cm">
                <text:p/>
              </draw:line>
              <draw:line draw:style-name="gr1" draw:text-style-name="P1" draw:layer="layout" svg:x1="19.7cm" svg:y1="19.6cm" svg:x2="19.7cm" svg:y2="28.4cm">
                <text:p/>
              </draw:line>
            </draw:g>
            <draw:custom-shape draw:style-name="gr2" draw:text-style-name="P2" draw:layer="layout" svg:width="9.6cm" svg:height="8.8cm" svg:x="10.5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9.6cm">
              <draw:text-box>
                <text:p text:style-name="P3"><text:span text:style-name="T1">6</text:span></text:p>
              </draw:text-box>
            </draw:frame>
          </draw:g>
          <draw:g>
            <draw:g>
              <draw:line draw:style-name="gr1" draw:text-style-name="P1" draw:layer="layout" svg:x1="0.9cm" svg:y1="20cm" svg:x2="10.5cm" svg:y2="20cm">
                <text:p/>
              </draw:line>
              <draw:line draw:style-name="gr1" draw:text-style-name="P1" draw:layer="layout" svg:x1="0.9cm" svg:y1="20.4cm" svg:x2="10.5cm" svg:y2="20.4cm">
                <text:p/>
              </draw:line>
              <draw:line draw:style-name="gr1" draw:text-style-name="P1" draw:layer="layout" svg:x1="0.9cm" svg:y1="20.8cm" svg:x2="10.5cm" svg:y2="20.8cm">
                <text:p/>
              </draw:line>
              <draw:line draw:style-name="gr1" draw:text-style-name="P1" draw:layer="layout" svg:x1="0.9cm" svg:y1="21.2cm" svg:x2="10.5cm" svg:y2="21.2cm">
                <text:p/>
              </draw:line>
              <draw:line draw:style-name="gr1" draw:text-style-name="P1" draw:layer="layout" svg:x1="0.9cm" svg:y1="21.6cm" svg:x2="10.5cm" svg:y2="21.6cm">
                <text:p/>
              </draw:line>
              <draw:line draw:style-name="gr1" draw:text-style-name="P1" draw:layer="layout" svg:x1="0.9cm" svg:y1="22cm" svg:x2="10.5cm" svg:y2="22cm">
                <text:p/>
              </draw:line>
              <draw:line draw:style-name="gr1" draw:text-style-name="P1" draw:layer="layout" svg:x1="0.9cm" svg:y1="22.4cm" svg:x2="10.5cm" svg:y2="22.4cm">
                <text:p/>
              </draw:line>
              <draw:line draw:style-name="gr1" draw:text-style-name="P1" draw:layer="layout" svg:x1="0.9cm" svg:y1="22.8cm" svg:x2="10.5cm" svg:y2="22.8cm">
                <text:p/>
              </draw:line>
              <draw:line draw:style-name="gr1" draw:text-style-name="P1" draw:layer="layout" svg:x1="0.9cm" svg:y1="23.2cm" svg:x2="10.5cm" svg:y2="23.2cm">
                <text:p/>
              </draw:line>
              <draw:line draw:style-name="gr1" draw:text-style-name="P1" draw:layer="layout" svg:x1="0.9cm" svg:y1="23.6cm" svg:x2="10.5cm" svg:y2="23.6cm">
                <text:p/>
              </draw:line>
              <draw:line draw:style-name="gr1" draw:text-style-name="P1" draw:layer="layout" svg:x1="0.9cm" svg:y1="24cm" svg:x2="10.5cm" svg:y2="24cm">
                <text:p/>
              </draw:line>
              <draw:line draw:style-name="gr1" draw:text-style-name="P1" draw:layer="layout" svg:x1="0.9cm" svg:y1="24.4cm" svg:x2="10.5cm" svg:y2="24.4cm">
                <text:p/>
              </draw:line>
              <draw:line draw:style-name="gr1" draw:text-style-name="P1" draw:layer="layout" svg:x1="0.9cm" svg:y1="24.8cm" svg:x2="10.5cm" svg:y2="24.8cm">
                <text:p/>
              </draw:line>
              <draw:line draw:style-name="gr1" draw:text-style-name="P1" draw:layer="layout" svg:x1="0.9cm" svg:y1="25.2cm" svg:x2="10.5cm" svg:y2="25.2cm">
                <text:p/>
              </draw:line>
              <draw:line draw:style-name="gr1" draw:text-style-name="P1" draw:layer="layout" svg:x1="0.9cm" svg:y1="25.6cm" svg:x2="10.5cm" svg:y2="25.6cm">
                <text:p/>
              </draw:line>
              <draw:line draw:style-name="gr1" draw:text-style-name="P1" draw:layer="layout" svg:x1="0.9cm" svg:y1="26cm" svg:x2="10.5cm" svg:y2="26cm">
                <text:p/>
              </draw:line>
              <draw:line draw:style-name="gr1" draw:text-style-name="P1" draw:layer="layout" svg:x1="0.9cm" svg:y1="26.4cm" svg:x2="10.5cm" svg:y2="26.4cm">
                <text:p/>
              </draw:line>
              <draw:line draw:style-name="gr1" draw:text-style-name="P1" draw:layer="layout" svg:x1="0.9cm" svg:y1="26.8cm" svg:x2="10.5cm" svg:y2="26.8cm">
                <text:p/>
              </draw:line>
              <draw:line draw:style-name="gr1" draw:text-style-name="P1" draw:layer="layout" svg:x1="0.9cm" svg:y1="27.2cm" svg:x2="10.5cm" svg:y2="27.2cm">
                <text:p/>
              </draw:line>
              <draw:line draw:style-name="gr1" draw:text-style-name="P1" draw:layer="layout" svg:x1="0.9cm" svg:y1="27.6cm" svg:x2="10.5cm" svg:y2="27.6cm">
                <text:p/>
              </draw:line>
              <draw:line draw:style-name="gr1" draw:text-style-name="P1" draw:layer="layout" svg:x1="0.9cm" svg:y1="28cm" svg:x2="10.5cm" svg:y2="28cm">
                <text:p/>
              </draw:line>
              <draw:line draw:style-name="gr1" draw:text-style-name="P1" draw:layer="layout" svg:x1="1.3cm" svg:y1="19.6cm" svg:x2="1.3cm" svg:y2="28.4cm">
                <text:p/>
              </draw:line>
              <draw:line draw:style-name="gr1" draw:text-style-name="P1" draw:layer="layout" svg:x1="1.7cm" svg:y1="19.6cm" svg:x2="1.7cm" svg:y2="28.4cm">
                <text:p/>
              </draw:line>
              <draw:line draw:style-name="gr1" draw:text-style-name="P1" draw:layer="layout" svg:x1="2.1cm" svg:y1="19.6cm" svg:x2="2.1cm" svg:y2="28.4cm">
                <text:p/>
              </draw:line>
              <draw:line draw:style-name="gr1" draw:text-style-name="P1" draw:layer="layout" svg:x1="2.5cm" svg:y1="19.6cm" svg:x2="2.5cm" svg:y2="28.4cm">
                <text:p/>
              </draw:line>
              <draw:line draw:style-name="gr1" draw:text-style-name="P1" draw:layer="layout" svg:x1="2.9cm" svg:y1="19.6cm" svg:x2="2.9cm" svg:y2="28.4cm">
                <text:p/>
              </draw:line>
              <draw:line draw:style-name="gr1" draw:text-style-name="P1" draw:layer="layout" svg:x1="3.3cm" svg:y1="19.6cm" svg:x2="3.3cm" svg:y2="28.4cm">
                <text:p/>
              </draw:line>
              <draw:line draw:style-name="gr1" draw:text-style-name="P1" draw:layer="layout" svg:x1="3.7cm" svg:y1="19.6cm" svg:x2="3.7cm" svg:y2="28.4cm">
                <text:p/>
              </draw:line>
              <draw:line draw:style-name="gr1" draw:text-style-name="P1" draw:layer="layout" svg:x1="4.1cm" svg:y1="19.6cm" svg:x2="4.1cm" svg:y2="28.4cm">
                <text:p/>
              </draw:line>
              <draw:line draw:style-name="gr1" draw:text-style-name="P1" draw:layer="layout" svg:x1="4.5cm" svg:y1="19.6cm" svg:x2="4.5cm" svg:y2="28.4cm">
                <text:p/>
              </draw:line>
              <draw:line draw:style-name="gr1" draw:text-style-name="P1" draw:layer="layout" svg:x1="4.9cm" svg:y1="19.6cm" svg:x2="4.9cm" svg:y2="28.4cm">
                <text:p/>
              </draw:line>
              <draw:line draw:style-name="gr1" draw:text-style-name="P1" draw:layer="layout" svg:x1="5.3cm" svg:y1="19.6cm" svg:x2="5.3cm" svg:y2="28.4cm">
                <text:p/>
              </draw:line>
              <draw:line draw:style-name="gr1" draw:text-style-name="P1" draw:layer="layout" svg:x1="5.7cm" svg:y1="19.6cm" svg:x2="5.7cm" svg:y2="28.4cm">
                <text:p/>
              </draw:line>
              <draw:line draw:style-name="gr1" draw:text-style-name="P1" draw:layer="layout" svg:x1="6.1cm" svg:y1="19.6cm" svg:x2="6.1cm" svg:y2="28.4cm">
                <text:p/>
              </draw:line>
              <draw:line draw:style-name="gr1" draw:text-style-name="P1" draw:layer="layout" svg:x1="6.5cm" svg:y1="19.6cm" svg:x2="6.5cm" svg:y2="28.4cm">
                <text:p/>
              </draw:line>
              <draw:line draw:style-name="gr1" draw:text-style-name="P1" draw:layer="layout" svg:x1="6.9cm" svg:y1="19.6cm" svg:x2="6.9cm" svg:y2="28.4cm">
                <text:p/>
              </draw:line>
              <draw:line draw:style-name="gr1" draw:text-style-name="P1" draw:layer="layout" svg:x1="7.3cm" svg:y1="19.6cm" svg:x2="7.3cm" svg:y2="28.4cm">
                <text:p/>
              </draw:line>
              <draw:line draw:style-name="gr1" draw:text-style-name="P1" draw:layer="layout" svg:x1="7.7cm" svg:y1="19.6cm" svg:x2="7.7cm" svg:y2="28.4cm">
                <text:p/>
              </draw:line>
              <draw:line draw:style-name="gr1" draw:text-style-name="P1" draw:layer="layout" svg:x1="8.1cm" svg:y1="19.6cm" svg:x2="8.1cm" svg:y2="28.4cm">
                <text:p/>
              </draw:line>
              <draw:line draw:style-name="gr1" draw:text-style-name="P1" draw:layer="layout" svg:x1="8.5cm" svg:y1="19.6cm" svg:x2="8.5cm" svg:y2="28.4cm">
                <text:p/>
              </draw:line>
              <draw:line draw:style-name="gr1" draw:text-style-name="P1" draw:layer="layout" svg:x1="8.9cm" svg:y1="19.6cm" svg:x2="8.9cm" svg:y2="28.4cm">
                <text:p/>
              </draw:line>
              <draw:line draw:style-name="gr1" draw:text-style-name="P1" draw:layer="layout" svg:x1="9.3cm" svg:y1="19.6cm" svg:x2="9.3cm" svg:y2="28.4cm">
                <text:p/>
              </draw:line>
              <draw:line draw:style-name="gr1" draw:text-style-name="P1" draw:layer="layout" svg:x1="9.7cm" svg:y1="19.6cm" svg:x2="9.7cm" svg:y2="28.4cm">
                <text:p/>
              </draw:line>
              <draw:line draw:style-name="gr1" draw:text-style-name="P1" draw:layer="layout" svg:x1="10.1cm" svg:y1="19.6cm" svg:x2="10.1cm" svg:y2="28.4cm">
                <text:p/>
              </draw:line>
            </draw:g>
            <draw:custom-shape draw:style-name="gr2" draw:text-style-name="P2" draw:layer="layout" svg:width="9.6cm" svg:height="8.8cm" svg:x="0.9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9.6cm">
              <draw:text-box>
                <text:p text:style-name="P3"><text:span text:style-name="T1">5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11.2cm" svg:x2="20.1cm" svg:y2="11.2cm">
                <text:p/>
              </draw:line>
              <draw:line draw:style-name="gr1" draw:text-style-name="P1" draw:layer="layout" svg:x1="10.5cm" svg:y1="11.6cm" svg:x2="20.1cm" svg:y2="11.6cm">
                <text:p/>
              </draw:line>
              <draw:line draw:style-name="gr1" draw:text-style-name="P1" draw:layer="layout" svg:x1="10.5cm" svg:y1="12cm" svg:x2="20.1cm" svg:y2="12cm">
                <text:p/>
              </draw:line>
              <draw:line draw:style-name="gr1" draw:text-style-name="P1" draw:layer="layout" svg:x1="10.5cm" svg:y1="12.4cm" svg:x2="20.1cm" svg:y2="12.4cm">
                <text:p/>
              </draw:line>
              <draw:line draw:style-name="gr1" draw:text-style-name="P1" draw:layer="layout" svg:x1="10.5cm" svg:y1="12.8cm" svg:x2="20.1cm" svg:y2="12.8cm">
                <text:p/>
              </draw:line>
              <draw:line draw:style-name="gr1" draw:text-style-name="P1" draw:layer="layout" svg:x1="10.5cm" svg:y1="13.2cm" svg:x2="20.1cm" svg:y2="13.2cm">
                <text:p/>
              </draw:line>
              <draw:line draw:style-name="gr1" draw:text-style-name="P1" draw:layer="layout" svg:x1="10.5cm" svg:y1="13.6cm" svg:x2="20.1cm" svg:y2="13.6cm">
                <text:p/>
              </draw:line>
              <draw:line draw:style-name="gr1" draw:text-style-name="P1" draw:layer="layout" svg:x1="10.5cm" svg:y1="14cm" svg:x2="20.1cm" svg:y2="14cm">
                <text:p/>
              </draw:line>
              <draw:line draw:style-name="gr1" draw:text-style-name="P1" draw:layer="layout" svg:x1="10.5cm" svg:y1="14.4cm" svg:x2="20.1cm" svg:y2="14.4cm">
                <text:p/>
              </draw:line>
              <draw:line draw:style-name="gr1" draw:text-style-name="P1" draw:layer="layout" svg:x1="10.5cm" svg:y1="14.8cm" svg:x2="20.1cm" svg:y2="14.8cm">
                <text:p/>
              </draw:line>
              <draw:line draw:style-name="gr1" draw:text-style-name="P1" draw:layer="layout" svg:x1="10.5cm" svg:y1="15.2cm" svg:x2="20.1cm" svg:y2="15.2cm">
                <text:p/>
              </draw:line>
              <draw:line draw:style-name="gr1" draw:text-style-name="P1" draw:layer="layout" svg:x1="10.5cm" svg:y1="15.6cm" svg:x2="20.1cm" svg:y2="15.6cm">
                <text:p/>
              </draw:line>
              <draw:line draw:style-name="gr1" draw:text-style-name="P1" draw:layer="layout" svg:x1="10.5cm" svg:y1="16cm" svg:x2="20.1cm" svg:y2="16cm">
                <text:p/>
              </draw:line>
              <draw:line draw:style-name="gr1" draw:text-style-name="P1" draw:layer="layout" svg:x1="10.5cm" svg:y1="16.4cm" svg:x2="20.1cm" svg:y2="16.4cm">
                <text:p/>
              </draw:line>
              <draw:line draw:style-name="gr1" draw:text-style-name="P1" draw:layer="layout" svg:x1="10.5cm" svg:y1="16.8cm" svg:x2="20.1cm" svg:y2="16.8cm">
                <text:p/>
              </draw:line>
              <draw:line draw:style-name="gr1" draw:text-style-name="P1" draw:layer="layout" svg:x1="10.5cm" svg:y1="17.2cm" svg:x2="20.1cm" svg:y2="17.2cm">
                <text:p/>
              </draw:line>
              <draw:line draw:style-name="gr1" draw:text-style-name="P1" draw:layer="layout" svg:x1="10.5cm" svg:y1="17.6cm" svg:x2="20.1cm" svg:y2="17.6cm">
                <text:p/>
              </draw:line>
              <draw:line draw:style-name="gr1" draw:text-style-name="P1" draw:layer="layout" svg:x1="10.5cm" svg:y1="18cm" svg:x2="20.1cm" svg:y2="18cm">
                <text:p/>
              </draw:line>
              <draw:line draw:style-name="gr1" draw:text-style-name="P1" draw:layer="layout" svg:x1="10.5cm" svg:y1="18.4cm" svg:x2="20.1cm" svg:y2="18.4cm">
                <text:p/>
              </draw:line>
              <draw:line draw:style-name="gr1" draw:text-style-name="P1" draw:layer="layout" svg:x1="10.5cm" svg:y1="18.8cm" svg:x2="20.1cm" svg:y2="18.8cm">
                <text:p/>
              </draw:line>
              <draw:line draw:style-name="gr1" draw:text-style-name="P1" draw:layer="layout" svg:x1="10.5cm" svg:y1="19.2cm" svg:x2="20.1cm" svg:y2="19.2cm">
                <text:p/>
              </draw:line>
              <draw:line draw:style-name="gr1" draw:text-style-name="P1" draw:layer="layout" svg:x1="10.9cm" svg:y1="10.8cm" svg:x2="10.9cm" svg:y2="19.6cm">
                <text:p/>
              </draw:line>
              <draw:line draw:style-name="gr1" draw:text-style-name="P1" draw:layer="layout" svg:x1="11.3cm" svg:y1="10.8cm" svg:x2="11.3cm" svg:y2="19.6cm">
                <text:p/>
              </draw:line>
              <draw:line draw:style-name="gr1" draw:text-style-name="P1" draw:layer="layout" svg:x1="11.7cm" svg:y1="10.8cm" svg:x2="11.7cm" svg:y2="19.6cm">
                <text:p/>
              </draw:line>
              <draw:line draw:style-name="gr1" draw:text-style-name="P1" draw:layer="layout" svg:x1="12.1cm" svg:y1="10.8cm" svg:x2="12.1cm" svg:y2="19.6cm">
                <text:p/>
              </draw:line>
              <draw:line draw:style-name="gr1" draw:text-style-name="P1" draw:layer="layout" svg:x1="12.5cm" svg:y1="10.8cm" svg:x2="12.5cm" svg:y2="19.6cm">
                <text:p/>
              </draw:line>
              <draw:line draw:style-name="gr1" draw:text-style-name="P1" draw:layer="layout" svg:x1="12.9cm" svg:y1="10.8cm" svg:x2="12.9cm" svg:y2="19.6cm">
                <text:p/>
              </draw:line>
              <draw:line draw:style-name="gr1" draw:text-style-name="P1" draw:layer="layout" svg:x1="13.3cm" svg:y1="10.8cm" svg:x2="13.3cm" svg:y2="19.6cm">
                <text:p/>
              </draw:line>
              <draw:line draw:style-name="gr1" draw:text-style-name="P1" draw:layer="layout" svg:x1="13.7cm" svg:y1="10.8cm" svg:x2="13.7cm" svg:y2="19.6cm">
                <text:p/>
              </draw:line>
              <draw:line draw:style-name="gr1" draw:text-style-name="P1" draw:layer="layout" svg:x1="14.1cm" svg:y1="10.8cm" svg:x2="14.1cm" svg:y2="19.6cm">
                <text:p/>
              </draw:line>
              <draw:line draw:style-name="gr1" draw:text-style-name="P1" draw:layer="layout" svg:x1="14.5cm" svg:y1="10.8cm" svg:x2="14.5cm" svg:y2="19.6cm">
                <text:p/>
              </draw:line>
              <draw:line draw:style-name="gr1" draw:text-style-name="P1" draw:layer="layout" svg:x1="14.9cm" svg:y1="10.8cm" svg:x2="14.9cm" svg:y2="19.6cm">
                <text:p/>
              </draw:line>
              <draw:line draw:style-name="gr1" draw:text-style-name="P1" draw:layer="layout" svg:x1="15.3cm" svg:y1="10.8cm" svg:x2="15.3cm" svg:y2="19.6cm">
                <text:p/>
              </draw:line>
              <draw:line draw:style-name="gr1" draw:text-style-name="P1" draw:layer="layout" svg:x1="15.7cm" svg:y1="10.8cm" svg:x2="15.7cm" svg:y2="19.6cm">
                <text:p/>
              </draw:line>
              <draw:line draw:style-name="gr1" draw:text-style-name="P1" draw:layer="layout" svg:x1="16.1cm" svg:y1="10.8cm" svg:x2="16.1cm" svg:y2="19.6cm">
                <text:p/>
              </draw:line>
              <draw:line draw:style-name="gr1" draw:text-style-name="P1" draw:layer="layout" svg:x1="16.5cm" svg:y1="10.8cm" svg:x2="16.5cm" svg:y2="19.6cm">
                <text:p/>
              </draw:line>
              <draw:line draw:style-name="gr1" draw:text-style-name="P1" draw:layer="layout" svg:x1="16.9cm" svg:y1="10.8cm" svg:x2="16.9cm" svg:y2="19.6cm">
                <text:p/>
              </draw:line>
              <draw:line draw:style-name="gr1" draw:text-style-name="P1" draw:layer="layout" svg:x1="17.3cm" svg:y1="10.8cm" svg:x2="17.3cm" svg:y2="19.6cm">
                <text:p/>
              </draw:line>
              <draw:line draw:style-name="gr1" draw:text-style-name="P1" draw:layer="layout" svg:x1="17.7cm" svg:y1="10.8cm" svg:x2="17.7cm" svg:y2="19.6cm">
                <text:p/>
              </draw:line>
              <draw:line draw:style-name="gr1" draw:text-style-name="P1" draw:layer="layout" svg:x1="18.1cm" svg:y1="10.8cm" svg:x2="18.1cm" svg:y2="19.6cm">
                <text:p/>
              </draw:line>
              <draw:line draw:style-name="gr1" draw:text-style-name="P1" draw:layer="layout" svg:x1="18.5cm" svg:y1="10.8cm" svg:x2="18.5cm" svg:y2="19.6cm">
                <text:p/>
              </draw:line>
              <draw:line draw:style-name="gr1" draw:text-style-name="P1" draw:layer="layout" svg:x1="18.9cm" svg:y1="10.8cm" svg:x2="18.9cm" svg:y2="19.6cm">
                <text:p/>
              </draw:line>
              <draw:line draw:style-name="gr1" draw:text-style-name="P1" draw:layer="layout" svg:x1="19.3cm" svg:y1="10.8cm" svg:x2="19.3cm" svg:y2="19.6cm">
                <text:p/>
              </draw:line>
              <draw:line draw:style-name="gr1" draw:text-style-name="P1" draw:layer="layout" svg:x1="19.7cm" svg:y1="10.8cm" svg:x2="19.7cm" svg:y2="19.6cm">
                <text:p/>
              </draw:line>
            </draw:g>
            <draw:custom-shape draw:style-name="gr2" draw:text-style-name="P2" draw:layer="layout" svg:width="9.6cm" svg:height="8.8cm" svg:x="10.5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0.8cm">
              <draw:text-box>
                <text:p text:style-name="P5"><text:span text:style-name="T1">4</text:span></text:p>
              </draw:text-box>
            </draw:frame>
          </draw:g>
          <draw:g>
            <draw:g>
              <draw:line draw:style-name="gr1" draw:text-style-name="P1" draw:layer="layout" svg:x1="0.9cm" svg:y1="11.2cm" svg:x2="10.5cm" svg:y2="11.2cm">
                <text:p/>
              </draw:line>
              <draw:line draw:style-name="gr1" draw:text-style-name="P1" draw:layer="layout" svg:x1="0.9cm" svg:y1="11.6cm" svg:x2="10.5cm" svg:y2="11.6cm">
                <text:p/>
              </draw:line>
              <draw:line draw:style-name="gr1" draw:text-style-name="P1" draw:layer="layout" svg:x1="0.9cm" svg:y1="12cm" svg:x2="10.5cm" svg:y2="12cm">
                <text:p/>
              </draw:line>
              <draw:line draw:style-name="gr1" draw:text-style-name="P1" draw:layer="layout" svg:x1="0.9cm" svg:y1="12.4cm" svg:x2="10.5cm" svg:y2="12.4cm">
                <text:p/>
              </draw:line>
              <draw:line draw:style-name="gr1" draw:text-style-name="P1" draw:layer="layout" svg:x1="0.9cm" svg:y1="12.8cm" svg:x2="10.5cm" svg:y2="12.8cm">
                <text:p/>
              </draw:line>
              <draw:line draw:style-name="gr1" draw:text-style-name="P1" draw:layer="layout" svg:x1="0.9cm" svg:y1="13.2cm" svg:x2="10.5cm" svg:y2="13.2cm">
                <text:p/>
              </draw:line>
              <draw:line draw:style-name="gr1" draw:text-style-name="P1" draw:layer="layout" svg:x1="0.9cm" svg:y1="13.6cm" svg:x2="10.5cm" svg:y2="13.6cm">
                <text:p/>
              </draw:line>
              <draw:line draw:style-name="gr1" draw:text-style-name="P1" draw:layer="layout" svg:x1="0.9cm" svg:y1="14cm" svg:x2="10.5cm" svg:y2="14cm">
                <text:p/>
              </draw:line>
              <draw:line draw:style-name="gr1" draw:text-style-name="P1" draw:layer="layout" svg:x1="0.9cm" svg:y1="14.4cm" svg:x2="10.5cm" svg:y2="14.4cm">
                <text:p/>
              </draw:line>
              <draw:line draw:style-name="gr1" draw:text-style-name="P1" draw:layer="layout" svg:x1="0.9cm" svg:y1="14.8cm" svg:x2="10.5cm" svg:y2="14.8cm">
                <text:p/>
              </draw:line>
              <draw:line draw:style-name="gr1" draw:text-style-name="P1" draw:layer="layout" svg:x1="0.9cm" svg:y1="15.2cm" svg:x2="10.5cm" svg:y2="15.2cm">
                <text:p/>
              </draw:line>
              <draw:line draw:style-name="gr1" draw:text-style-name="P1" draw:layer="layout" svg:x1="0.9cm" svg:y1="15.6cm" svg:x2="10.5cm" svg:y2="15.6cm">
                <text:p/>
              </draw:line>
              <draw:line draw:style-name="gr1" draw:text-style-name="P1" draw:layer="layout" svg:x1="0.9cm" svg:y1="16cm" svg:x2="10.5cm" svg:y2="16cm">
                <text:p/>
              </draw:line>
              <draw:line draw:style-name="gr1" draw:text-style-name="P1" draw:layer="layout" svg:x1="0.9cm" svg:y1="16.4cm" svg:x2="10.5cm" svg:y2="16.4cm">
                <text:p/>
              </draw:line>
              <draw:line draw:style-name="gr1" draw:text-style-name="P1" draw:layer="layout" svg:x1="0.9cm" svg:y1="16.8cm" svg:x2="10.5cm" svg:y2="16.8cm">
                <text:p/>
              </draw:line>
              <draw:line draw:style-name="gr1" draw:text-style-name="P1" draw:layer="layout" svg:x1="0.9cm" svg:y1="17.2cm" svg:x2="10.5cm" svg:y2="17.2cm">
                <text:p/>
              </draw:line>
              <draw:line draw:style-name="gr1" draw:text-style-name="P1" draw:layer="layout" svg:x1="0.9cm" svg:y1="17.6cm" svg:x2="10.5cm" svg:y2="17.6cm">
                <text:p/>
              </draw:line>
              <draw:line draw:style-name="gr1" draw:text-style-name="P1" draw:layer="layout" svg:x1="0.9cm" svg:y1="18cm" svg:x2="10.5cm" svg:y2="18cm">
                <text:p/>
              </draw:line>
              <draw:line draw:style-name="gr1" draw:text-style-name="P1" draw:layer="layout" svg:x1="0.9cm" svg:y1="18.4cm" svg:x2="10.5cm" svg:y2="18.4cm">
                <text:p/>
              </draw:line>
              <draw:line draw:style-name="gr1" draw:text-style-name="P1" draw:layer="layout" svg:x1="0.9cm" svg:y1="18.8cm" svg:x2="10.5cm" svg:y2="18.8cm">
                <text:p/>
              </draw:line>
              <draw:line draw:style-name="gr1" draw:text-style-name="P1" draw:layer="layout" svg:x1="0.9cm" svg:y1="19.2cm" svg:x2="10.5cm" svg:y2="19.2cm">
                <text:p/>
              </draw:line>
              <draw:line draw:style-name="gr1" draw:text-style-name="P1" draw:layer="layout" svg:x1="1.3cm" svg:y1="10.8cm" svg:x2="1.3cm" svg:y2="19.6cm">
                <text:p/>
              </draw:line>
              <draw:line draw:style-name="gr1" draw:text-style-name="P1" draw:layer="layout" svg:x1="1.7cm" svg:y1="10.8cm" svg:x2="1.7cm" svg:y2="19.6cm">
                <text:p/>
              </draw:line>
              <draw:line draw:style-name="gr1" draw:text-style-name="P1" draw:layer="layout" svg:x1="2.1cm" svg:y1="10.8cm" svg:x2="2.1cm" svg:y2="19.6cm">
                <text:p/>
              </draw:line>
              <draw:line draw:style-name="gr1" draw:text-style-name="P1" draw:layer="layout" svg:x1="2.5cm" svg:y1="10.8cm" svg:x2="2.5cm" svg:y2="19.6cm">
                <text:p/>
              </draw:line>
              <draw:line draw:style-name="gr1" draw:text-style-name="P1" draw:layer="layout" svg:x1="2.9cm" svg:y1="10.8cm" svg:x2="2.9cm" svg:y2="19.6cm">
                <text:p/>
              </draw:line>
              <draw:line draw:style-name="gr1" draw:text-style-name="P1" draw:layer="layout" svg:x1="3.3cm" svg:y1="10.8cm" svg:x2="3.3cm" svg:y2="19.6cm">
                <text:p/>
              </draw:line>
              <draw:line draw:style-name="gr1" draw:text-style-name="P1" draw:layer="layout" svg:x1="3.7cm" svg:y1="10.8cm" svg:x2="3.7cm" svg:y2="19.6cm">
                <text:p/>
              </draw:line>
              <draw:line draw:style-name="gr1" draw:text-style-name="P1" draw:layer="layout" svg:x1="4.1cm" svg:y1="10.8cm" svg:x2="4.1cm" svg:y2="19.6cm">
                <text:p/>
              </draw:line>
              <draw:line draw:style-name="gr1" draw:text-style-name="P1" draw:layer="layout" svg:x1="4.5cm" svg:y1="10.8cm" svg:x2="4.5cm" svg:y2="19.6cm">
                <text:p/>
              </draw:line>
              <draw:line draw:style-name="gr1" draw:text-style-name="P1" draw:layer="layout" svg:x1="4.9cm" svg:y1="10.8cm" svg:x2="4.9cm" svg:y2="19.6cm">
                <text:p/>
              </draw:line>
              <draw:line draw:style-name="gr1" draw:text-style-name="P1" draw:layer="layout" svg:x1="5.3cm" svg:y1="10.8cm" svg:x2="5.3cm" svg:y2="19.6cm">
                <text:p/>
              </draw:line>
              <draw:line draw:style-name="gr1" draw:text-style-name="P1" draw:layer="layout" svg:x1="5.7cm" svg:y1="10.8cm" svg:x2="5.7cm" svg:y2="19.6cm">
                <text:p/>
              </draw:line>
              <draw:line draw:style-name="gr1" draw:text-style-name="P1" draw:layer="layout" svg:x1="6.1cm" svg:y1="10.8cm" svg:x2="6.1cm" svg:y2="19.6cm">
                <text:p/>
              </draw:line>
              <draw:line draw:style-name="gr1" draw:text-style-name="P1" draw:layer="layout" svg:x1="6.5cm" svg:y1="10.8cm" svg:x2="6.5cm" svg:y2="19.6cm">
                <text:p/>
              </draw:line>
              <draw:line draw:style-name="gr1" draw:text-style-name="P1" draw:layer="layout" svg:x1="6.9cm" svg:y1="10.8cm" svg:x2="6.9cm" svg:y2="19.6cm">
                <text:p/>
              </draw:line>
              <draw:line draw:style-name="gr1" draw:text-style-name="P1" draw:layer="layout" svg:x1="7.3cm" svg:y1="10.8cm" svg:x2="7.3cm" svg:y2="19.6cm">
                <text:p/>
              </draw:line>
              <draw:line draw:style-name="gr1" draw:text-style-name="P1" draw:layer="layout" svg:x1="7.7cm" svg:y1="10.8cm" svg:x2="7.7cm" svg:y2="19.6cm">
                <text:p/>
              </draw:line>
              <draw:line draw:style-name="gr1" draw:text-style-name="P1" draw:layer="layout" svg:x1="8.1cm" svg:y1="10.8cm" svg:x2="8.1cm" svg:y2="19.6cm">
                <text:p/>
              </draw:line>
              <draw:line draw:style-name="gr1" draw:text-style-name="P1" draw:layer="layout" svg:x1="8.5cm" svg:y1="10.8cm" svg:x2="8.5cm" svg:y2="19.6cm">
                <text:p/>
              </draw:line>
              <draw:line draw:style-name="gr1" draw:text-style-name="P1" draw:layer="layout" svg:x1="8.9cm" svg:y1="10.8cm" svg:x2="8.9cm" svg:y2="19.6cm">
                <text:p/>
              </draw:line>
              <draw:line draw:style-name="gr1" draw:text-style-name="P1" draw:layer="layout" svg:x1="9.3cm" svg:y1="10.8cm" svg:x2="9.3cm" svg:y2="19.6cm">
                <text:p/>
              </draw:line>
              <draw:line draw:style-name="gr1" draw:text-style-name="P1" draw:layer="layout" svg:x1="9.7cm" svg:y1="10.8cm" svg:x2="9.7cm" svg:y2="19.6cm">
                <text:p/>
              </draw:line>
              <draw:line draw:style-name="gr1" draw:text-style-name="P1" draw:layer="layout" svg:x1="10.1cm" svg:y1="10.8cm" svg:x2="10.1cm" svg:y2="19.6cm">
                <text:p/>
              </draw:line>
            </draw:g>
            <draw:custom-shape draw:style-name="gr2" draw:text-style-name="P2" draw:layer="layout" svg:width="9.6cm" svg:height="8.8cm" svg:x="0.9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0.8cm">
              <draw:text-box>
                <text:p text:style-name="P5"><text:span text:style-name="T1">3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2.4cm" svg:x2="20.1cm" svg:y2="2.4cm">
                <text:p/>
              </draw:line>
              <draw:line draw:style-name="gr1" draw:text-style-name="P1" draw:layer="layout" svg:x1="10.5cm" svg:y1="2.8cm" svg:x2="20.1cm" svg:y2="2.8cm">
                <text:p/>
              </draw:line>
              <draw:line draw:style-name="gr1" draw:text-style-name="P1" draw:layer="layout" svg:x1="10.5cm" svg:y1="3.2cm" svg:x2="20.1cm" svg:y2="3.2cm">
                <text:p/>
              </draw:line>
              <draw:line draw:style-name="gr1" draw:text-style-name="P1" draw:layer="layout" svg:x1="10.5cm" svg:y1="3.6cm" svg:x2="20.1cm" svg:y2="3.6cm">
                <text:p/>
              </draw:line>
              <draw:line draw:style-name="gr1" draw:text-style-name="P1" draw:layer="layout" svg:x1="10.5cm" svg:y1="4cm" svg:x2="20.1cm" svg:y2="4cm">
                <text:p/>
              </draw:line>
              <draw:line draw:style-name="gr1" draw:text-style-name="P1" draw:layer="layout" svg:x1="10.5cm" svg:y1="4.4cm" svg:x2="20.1cm" svg:y2="4.4cm">
                <text:p/>
              </draw:line>
              <draw:line draw:style-name="gr1" draw:text-style-name="P1" draw:layer="layout" svg:x1="10.5cm" svg:y1="4.8cm" svg:x2="20.1cm" svg:y2="4.8cm">
                <text:p/>
              </draw:line>
              <draw:line draw:style-name="gr1" draw:text-style-name="P1" draw:layer="layout" svg:x1="10.5cm" svg:y1="5.2cm" svg:x2="20.1cm" svg:y2="5.2cm">
                <text:p/>
              </draw:line>
              <draw:line draw:style-name="gr1" draw:text-style-name="P1" draw:layer="layout" svg:x1="10.5cm" svg:y1="5.6cm" svg:x2="20.1cm" svg:y2="5.6cm">
                <text:p/>
              </draw:line>
              <draw:line draw:style-name="gr1" draw:text-style-name="P1" draw:layer="layout" svg:x1="10.5cm" svg:y1="6cm" svg:x2="20.1cm" svg:y2="6cm">
                <text:p/>
              </draw:line>
              <draw:line draw:style-name="gr1" draw:text-style-name="P1" draw:layer="layout" svg:x1="10.5cm" svg:y1="6.4cm" svg:x2="20.1cm" svg:y2="6.4cm">
                <text:p/>
              </draw:line>
              <draw:line draw:style-name="gr1" draw:text-style-name="P1" draw:layer="layout" svg:x1="10.5cm" svg:y1="6.8cm" svg:x2="20.1cm" svg:y2="6.8cm">
                <text:p/>
              </draw:line>
              <draw:line draw:style-name="gr1" draw:text-style-name="P1" draw:layer="layout" svg:x1="10.5cm" svg:y1="7.2cm" svg:x2="20.1cm" svg:y2="7.2cm">
                <text:p/>
              </draw:line>
              <draw:line draw:style-name="gr1" draw:text-style-name="P1" draw:layer="layout" svg:x1="10.5cm" svg:y1="7.6cm" svg:x2="20.1cm" svg:y2="7.6cm">
                <text:p/>
              </draw:line>
              <draw:line draw:style-name="gr1" draw:text-style-name="P1" draw:layer="layout" svg:x1="10.5cm" svg:y1="8cm" svg:x2="20.1cm" svg:y2="8cm">
                <text:p/>
              </draw:line>
              <draw:line draw:style-name="gr1" draw:text-style-name="P1" draw:layer="layout" svg:x1="10.5cm" svg:y1="8.4cm" svg:x2="20.1cm" svg:y2="8.4cm">
                <text:p/>
              </draw:line>
              <draw:line draw:style-name="gr1" draw:text-style-name="P1" draw:layer="layout" svg:x1="10.5cm" svg:y1="8.8cm" svg:x2="20.1cm" svg:y2="8.8cm">
                <text:p/>
              </draw:line>
              <draw:line draw:style-name="gr1" draw:text-style-name="P1" draw:layer="layout" svg:x1="10.5cm" svg:y1="9.2cm" svg:x2="20.1cm" svg:y2="9.2cm">
                <text:p/>
              </draw:line>
              <draw:line draw:style-name="gr1" draw:text-style-name="P1" draw:layer="layout" svg:x1="10.5cm" svg:y1="9.6cm" svg:x2="20.1cm" svg:y2="9.6cm">
                <text:p/>
              </draw:line>
              <draw:line draw:style-name="gr1" draw:text-style-name="P1" draw:layer="layout" svg:x1="10.5cm" svg:y1="10cm" svg:x2="20.1cm" svg:y2="10cm">
                <text:p/>
              </draw:line>
              <draw:line draw:style-name="gr1" draw:text-style-name="P1" draw:layer="layout" svg:x1="10.5cm" svg:y1="10.4cm" svg:x2="20.1cm" svg:y2="10.4cm">
                <text:p/>
              </draw:line>
              <draw:line draw:style-name="gr1" draw:text-style-name="P1" draw:layer="layout" svg:x1="10.9cm" svg:y1="2cm" svg:x2="10.9cm" svg:y2="10.8cm">
                <text:p/>
              </draw:line>
              <draw:line draw:style-name="gr1" draw:text-style-name="P1" draw:layer="layout" svg:x1="11.3cm" svg:y1="2cm" svg:x2="11.3cm" svg:y2="10.8cm">
                <text:p/>
              </draw:line>
              <draw:line draw:style-name="gr1" draw:text-style-name="P1" draw:layer="layout" svg:x1="11.7cm" svg:y1="2cm" svg:x2="11.7cm" svg:y2="10.8cm">
                <text:p/>
              </draw:line>
              <draw:line draw:style-name="gr1" draw:text-style-name="P1" draw:layer="layout" svg:x1="12.1cm" svg:y1="2cm" svg:x2="12.1cm" svg:y2="10.8cm">
                <text:p/>
              </draw:line>
              <draw:line draw:style-name="gr1" draw:text-style-name="P1" draw:layer="layout" svg:x1="12.5cm" svg:y1="2cm" svg:x2="12.5cm" svg:y2="10.8cm">
                <text:p/>
              </draw:line>
              <draw:line draw:style-name="gr1" draw:text-style-name="P1" draw:layer="layout" svg:x1="12.9cm" svg:y1="2cm" svg:x2="12.9cm" svg:y2="10.8cm">
                <text:p/>
              </draw:line>
              <draw:line draw:style-name="gr1" draw:text-style-name="P1" draw:layer="layout" svg:x1="13.3cm" svg:y1="2cm" svg:x2="13.3cm" svg:y2="10.8cm">
                <text:p/>
              </draw:line>
              <draw:line draw:style-name="gr1" draw:text-style-name="P1" draw:layer="layout" svg:x1="13.7cm" svg:y1="2cm" svg:x2="13.7cm" svg:y2="10.8cm">
                <text:p/>
              </draw:line>
              <draw:line draw:style-name="gr1" draw:text-style-name="P1" draw:layer="layout" svg:x1="14.1cm" svg:y1="2cm" svg:x2="14.1cm" svg:y2="10.8cm">
                <text:p/>
              </draw:line>
              <draw:line draw:style-name="gr1" draw:text-style-name="P1" draw:layer="layout" svg:x1="14.5cm" svg:y1="2cm" svg:x2="14.5cm" svg:y2="10.8cm">
                <text:p/>
              </draw:line>
              <draw:line draw:style-name="gr1" draw:text-style-name="P1" draw:layer="layout" svg:x1="14.9cm" svg:y1="2cm" svg:x2="14.9cm" svg:y2="10.8cm">
                <text:p/>
              </draw:line>
              <draw:line draw:style-name="gr1" draw:text-style-name="P1" draw:layer="layout" svg:x1="15.3cm" svg:y1="2cm" svg:x2="15.3cm" svg:y2="10.8cm">
                <text:p/>
              </draw:line>
              <draw:line draw:style-name="gr1" draw:text-style-name="P1" draw:layer="layout" svg:x1="15.7cm" svg:y1="2cm" svg:x2="15.7cm" svg:y2="10.8cm">
                <text:p/>
              </draw:line>
              <draw:line draw:style-name="gr1" draw:text-style-name="P1" draw:layer="layout" svg:x1="16.1cm" svg:y1="2cm" svg:x2="16.1cm" svg:y2="10.8cm">
                <text:p/>
              </draw:line>
              <draw:line draw:style-name="gr1" draw:text-style-name="P1" draw:layer="layout" svg:x1="16.5cm" svg:y1="2cm" svg:x2="16.5cm" svg:y2="10.8cm">
                <text:p/>
              </draw:line>
              <draw:line draw:style-name="gr1" draw:text-style-name="P1" draw:layer="layout" svg:x1="16.9cm" svg:y1="2cm" svg:x2="16.9cm" svg:y2="10.8cm">
                <text:p/>
              </draw:line>
              <draw:line draw:style-name="gr1" draw:text-style-name="P1" draw:layer="layout" svg:x1="17.3cm" svg:y1="2cm" svg:x2="17.3cm" svg:y2="10.8cm">
                <text:p/>
              </draw:line>
              <draw:line draw:style-name="gr1" draw:text-style-name="P1" draw:layer="layout" svg:x1="17.7cm" svg:y1="2cm" svg:x2="17.7cm" svg:y2="10.8cm">
                <text:p/>
              </draw:line>
              <draw:line draw:style-name="gr1" draw:text-style-name="P1" draw:layer="layout" svg:x1="18.1cm" svg:y1="2cm" svg:x2="18.1cm" svg:y2="10.8cm">
                <text:p/>
              </draw:line>
              <draw:line draw:style-name="gr1" draw:text-style-name="P1" draw:layer="layout" svg:x1="18.5cm" svg:y1="2cm" svg:x2="18.5cm" svg:y2="10.8cm">
                <text:p/>
              </draw:line>
              <draw:line draw:style-name="gr1" draw:text-style-name="P1" draw:layer="layout" svg:x1="18.9cm" svg:y1="2cm" svg:x2="18.9cm" svg:y2="10.8cm">
                <text:p/>
              </draw:line>
              <draw:line draw:style-name="gr1" draw:text-style-name="P1" draw:layer="layout" svg:x1="19.3cm" svg:y1="2cm" svg:x2="19.3cm" svg:y2="10.8cm">
                <text:p/>
              </draw:line>
              <draw:line draw:style-name="gr1" draw:text-style-name="P1" draw:layer="layout" svg:x1="19.7cm" svg:y1="2cm" svg:x2="19.7cm" svg:y2="10.8cm">
                <text:p/>
              </draw:line>
            </draw:g>
            <draw:custom-shape draw:style-name="gr2" draw:text-style-name="P2" draw:layer="layout" svg:width="9.6cm" svg:height="8.8cm" svg:x="10.5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2cm">
              <draw:text-box>
                <text:p text:style-name="P5"><text:span text:style-name="T1">2</text:span></text:p>
              </draw:text-box>
            </draw:frame>
          </draw:g>
          <draw:g>
            <draw:g>
              <draw:line draw:style-name="gr1" draw:text-style-name="P1" draw:layer="layout" svg:x1="0.9cm" svg:y1="2.4cm" svg:x2="10.5cm" svg:y2="2.4cm">
                <text:p/>
              </draw:line>
              <draw:line draw:style-name="gr1" draw:text-style-name="P1" draw:layer="layout" svg:x1="0.9cm" svg:y1="2.8cm" svg:x2="10.5cm" svg:y2="2.8cm">
                <text:p/>
              </draw:line>
              <draw:line draw:style-name="gr1" draw:text-style-name="P1" draw:layer="layout" svg:x1="0.9cm" svg:y1="3.2cm" svg:x2="10.5cm" svg:y2="3.2cm">
                <text:p/>
              </draw:line>
              <draw:line draw:style-name="gr1" draw:text-style-name="P1" draw:layer="layout" svg:x1="0.9cm" svg:y1="3.6cm" svg:x2="10.5cm" svg:y2="3.6cm">
                <text:p/>
              </draw:line>
              <draw:line draw:style-name="gr1" draw:text-style-name="P1" draw:layer="layout" svg:x1="0.9cm" svg:y1="4cm" svg:x2="10.5cm" svg:y2="4cm">
                <text:p/>
              </draw:line>
              <draw:line draw:style-name="gr1" draw:text-style-name="P1" draw:layer="layout" svg:x1="0.9cm" svg:y1="4.4cm" svg:x2="10.5cm" svg:y2="4.4cm">
                <text:p/>
              </draw:line>
              <draw:line draw:style-name="gr1" draw:text-style-name="P1" draw:layer="layout" svg:x1="0.9cm" svg:y1="4.8cm" svg:x2="10.5cm" svg:y2="4.8cm">
                <text:p/>
              </draw:line>
              <draw:line draw:style-name="gr1" draw:text-style-name="P1" draw:layer="layout" svg:x1="0.9cm" svg:y1="5.2cm" svg:x2="10.5cm" svg:y2="5.2cm">
                <text:p/>
              </draw:line>
              <draw:line draw:style-name="gr1" draw:text-style-name="P1" draw:layer="layout" svg:x1="0.9cm" svg:y1="5.6cm" svg:x2="10.5cm" svg:y2="5.6cm">
                <text:p/>
              </draw:line>
              <draw:line draw:style-name="gr1" draw:text-style-name="P1" draw:layer="layout" svg:x1="0.9cm" svg:y1="6cm" svg:x2="10.5cm" svg:y2="6cm">
                <text:p/>
              </draw:line>
              <draw:line draw:style-name="gr1" draw:text-style-name="P1" draw:layer="layout" svg:x1="0.9cm" svg:y1="6.4cm" svg:x2="10.5cm" svg:y2="6.4cm">
                <text:p/>
              </draw:line>
              <draw:line draw:style-name="gr1" draw:text-style-name="P1" draw:layer="layout" svg:x1="0.9cm" svg:y1="6.8cm" svg:x2="10.5cm" svg:y2="6.8cm">
                <text:p/>
              </draw:line>
              <draw:line draw:style-name="gr1" draw:text-style-name="P1" draw:layer="layout" svg:x1="0.9cm" svg:y1="7.2cm" svg:x2="10.5cm" svg:y2="7.2cm">
                <text:p/>
              </draw:line>
              <draw:line draw:style-name="gr1" draw:text-style-name="P1" draw:layer="layout" svg:x1="0.9cm" svg:y1="7.6cm" svg:x2="10.5cm" svg:y2="7.6cm">
                <text:p/>
              </draw:line>
              <draw:line draw:style-name="gr1" draw:text-style-name="P1" draw:layer="layout" svg:x1="0.9cm" svg:y1="8cm" svg:x2="10.5cm" svg:y2="8cm">
                <text:p/>
              </draw:line>
              <draw:line draw:style-name="gr1" draw:text-style-name="P1" draw:layer="layout" svg:x1="0.9cm" svg:y1="8.4cm" svg:x2="10.5cm" svg:y2="8.4cm">
                <text:p/>
              </draw:line>
              <draw:line draw:style-name="gr1" draw:text-style-name="P1" draw:layer="layout" svg:x1="0.9cm" svg:y1="8.8cm" svg:x2="10.5cm" svg:y2="8.8cm">
                <text:p/>
              </draw:line>
              <draw:line draw:style-name="gr1" draw:text-style-name="P1" draw:layer="layout" svg:x1="0.9cm" svg:y1="9.2cm" svg:x2="10.5cm" svg:y2="9.2cm">
                <text:p/>
              </draw:line>
              <draw:line draw:style-name="gr1" draw:text-style-name="P1" draw:layer="layout" svg:x1="0.9cm" svg:y1="9.6cm" svg:x2="10.5cm" svg:y2="9.6cm">
                <text:p/>
              </draw:line>
              <draw:line draw:style-name="gr1" draw:text-style-name="P1" draw:layer="layout" svg:x1="0.9cm" svg:y1="10cm" svg:x2="10.5cm" svg:y2="10cm">
                <text:p/>
              </draw:line>
              <draw:line draw:style-name="gr1" draw:text-style-name="P1" draw:layer="layout" svg:x1="0.9cm" svg:y1="10.4cm" svg:x2="10.5cm" svg:y2="10.4cm">
                <text:p/>
              </draw:line>
              <draw:line draw:style-name="gr1" draw:text-style-name="P1" draw:layer="layout" svg:x1="1.3cm" svg:y1="2cm" svg:x2="1.3cm" svg:y2="10.8cm">
                <text:p/>
              </draw:line>
              <draw:line draw:style-name="gr1" draw:text-style-name="P1" draw:layer="layout" svg:x1="1.7cm" svg:y1="2cm" svg:x2="1.7cm" svg:y2="10.8cm">
                <text:p/>
              </draw:line>
              <draw:line draw:style-name="gr1" draw:text-style-name="P1" draw:layer="layout" svg:x1="2.1cm" svg:y1="2cm" svg:x2="2.1cm" svg:y2="10.8cm">
                <text:p/>
              </draw:line>
              <draw:line draw:style-name="gr1" draw:text-style-name="P1" draw:layer="layout" svg:x1="2.5cm" svg:y1="2cm" svg:x2="2.5cm" svg:y2="10.8cm">
                <text:p/>
              </draw:line>
              <draw:line draw:style-name="gr1" draw:text-style-name="P1" draw:layer="layout" svg:x1="2.9cm" svg:y1="2cm" svg:x2="2.9cm" svg:y2="10.8cm">
                <text:p/>
              </draw:line>
              <draw:line draw:style-name="gr1" draw:text-style-name="P1" draw:layer="layout" svg:x1="3.3cm" svg:y1="2cm" svg:x2="3.3cm" svg:y2="10.8cm">
                <text:p/>
              </draw:line>
              <draw:line draw:style-name="gr1" draw:text-style-name="P1" draw:layer="layout" svg:x1="3.7cm" svg:y1="2cm" svg:x2="3.7cm" svg:y2="10.8cm">
                <text:p/>
              </draw:line>
              <draw:line draw:style-name="gr1" draw:text-style-name="P1" draw:layer="layout" svg:x1="4.1cm" svg:y1="2cm" svg:x2="4.1cm" svg:y2="10.8cm">
                <text:p/>
              </draw:line>
              <draw:line draw:style-name="gr1" draw:text-style-name="P1" draw:layer="layout" svg:x1="4.5cm" svg:y1="2cm" svg:x2="4.5cm" svg:y2="10.8cm">
                <text:p/>
              </draw:line>
              <draw:line draw:style-name="gr1" draw:text-style-name="P1" draw:layer="layout" svg:x1="4.9cm" svg:y1="2cm" svg:x2="4.9cm" svg:y2="10.8cm">
                <text:p/>
              </draw:line>
              <draw:line draw:style-name="gr1" draw:text-style-name="P1" draw:layer="layout" svg:x1="5.3cm" svg:y1="2cm" svg:x2="5.3cm" svg:y2="10.8cm">
                <text:p/>
              </draw:line>
              <draw:line draw:style-name="gr1" draw:text-style-name="P1" draw:layer="layout" svg:x1="5.7cm" svg:y1="2cm" svg:x2="5.7cm" svg:y2="10.8cm">
                <text:p/>
              </draw:line>
              <draw:line draw:style-name="gr1" draw:text-style-name="P1" draw:layer="layout" svg:x1="6.1cm" svg:y1="2cm" svg:x2="6.1cm" svg:y2="10.8cm">
                <text:p/>
              </draw:line>
              <draw:line draw:style-name="gr1" draw:text-style-name="P1" draw:layer="layout" svg:x1="6.5cm" svg:y1="2cm" svg:x2="6.5cm" svg:y2="10.8cm">
                <text:p/>
              </draw:line>
              <draw:line draw:style-name="gr1" draw:text-style-name="P1" draw:layer="layout" svg:x1="6.9cm" svg:y1="2cm" svg:x2="6.9cm" svg:y2="10.8cm">
                <text:p/>
              </draw:line>
              <draw:line draw:style-name="gr1" draw:text-style-name="P1" draw:layer="layout" svg:x1="7.3cm" svg:y1="2cm" svg:x2="7.3cm" svg:y2="10.8cm">
                <text:p/>
              </draw:line>
              <draw:line draw:style-name="gr1" draw:text-style-name="P1" draw:layer="layout" svg:x1="7.7cm" svg:y1="2cm" svg:x2="7.7cm" svg:y2="10.8cm">
                <text:p/>
              </draw:line>
              <draw:line draw:style-name="gr1" draw:text-style-name="P1" draw:layer="layout" svg:x1="8.1cm" svg:y1="2cm" svg:x2="8.1cm" svg:y2="10.8cm">
                <text:p/>
              </draw:line>
              <draw:line draw:style-name="gr1" draw:text-style-name="P1" draw:layer="layout" svg:x1="8.5cm" svg:y1="2cm" svg:x2="8.5cm" svg:y2="10.8cm">
                <text:p/>
              </draw:line>
              <draw:line draw:style-name="gr1" draw:text-style-name="P1" draw:layer="layout" svg:x1="8.9cm" svg:y1="2cm" svg:x2="8.9cm" svg:y2="10.8cm">
                <text:p/>
              </draw:line>
              <draw:line draw:style-name="gr1" draw:text-style-name="P1" draw:layer="layout" svg:x1="9.3cm" svg:y1="2cm" svg:x2="9.3cm" svg:y2="10.8cm">
                <text:p/>
              </draw:line>
              <draw:line draw:style-name="gr1" draw:text-style-name="P1" draw:layer="layout" svg:x1="9.7cm" svg:y1="2cm" svg:x2="9.7cm" svg:y2="10.8cm">
                <text:p/>
              </draw:line>
              <draw:line draw:style-name="gr1" draw:text-style-name="P1" draw:layer="layout" svg:x1="10.1cm" svg:y1="2cm" svg:x2="10.1cm" svg:y2="10.8cm">
                <text:p/>
              </draw:line>
            </draw:g>
            <draw:custom-shape draw:style-name="gr2" draw:text-style-name="P2" draw:layer="layout" svg:width="9.6cm" svg:height="8.8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2cm">
              <draw:text-box>
                <text:p text:style-name="P5"><text:span text:style-name="T1">1</text:span></text:p>
              </draw:text-box>
            </draw:frame>
          </draw:g>
        </draw:g>
        <draw:frame draw:style-name="gr4" draw:text-style-name="P6" draw:layer="layout" svg:width="5cm" svg:height="1cm" svg:x="0.9cm" svg:y="1cm">
          <draw:text-box>
            <text:p><text:span text:style-name="T2">Escalas 02</text:span></text:p>
          </draw:text-box>
        </draw:frame>
        <draw:frame draw:style-name="gr5" draw:text-style-name="P8" draw:layer="layout" svg:width="3.6cm" svg:height="0.976cm" svg:x="16.7cm" svg:y="1.024cm">
          <draw:text-box>
            <text:p text:style-name="P7"><text:span text:style-name="T3">Curso:_______</text:span></text:p>
          </draw:text-box>
        </draw:frame>
        <draw:frame draw:style-name="gr6" draw:text-style-name="P8" draw:layer="layout" svg:width="11.4cm" svg:height="1cm" svg:x="5.6cm" svg:y="1cm">
          <draw:text-box>
            <text:p text:style-name="P7"><text:span text:style-name="T3">Nombre:_______________________________________</text:span></text:p>
          </draw:text-box>
        </draw:frame>
        <draw:line draw:style-name="gr7" draw:text-style-name="P1" draw:layer="layout" svg:x1="17.7cm" svg:y1="14cm" svg:x2="17.7cm" svg:y2="14.8cm">
          <text:p/>
        </draw:line>
        <draw:line draw:style-name="gr7" draw:text-style-name="P1" draw:layer="layout" svg:x1="17.7cm" svg:y1="14cm" svg:x2="18.5cm" svg:y2="14.8cm">
          <text:p/>
        </draw:line>
        <draw:line draw:style-name="gr7" draw:text-style-name="P1" draw:layer="layout" svg:x1="17.7cm" svg:y1="14cm" svg:x2="16.9cm" svg:y2="14.8cm">
          <text:p/>
        </draw:line>
        <draw:line draw:style-name="gr7" draw:text-style-name="P1" draw:layer="layout" svg:x1="18.5cm" svg:y1="14cm" svg:x2="18.5cm" svg:y2="14.8cm">
          <text:p/>
        </draw:line>
        <draw:line draw:style-name="gr7" draw:text-style-name="P1" draw:layer="layout" svg:x1="16.9cm" svg:y1="14cm" svg:x2="16.9cm" svg:y2="14.8cm">
          <text:p/>
        </draw:line>
        <draw:line draw:style-name="gr7" draw:text-style-name="P1" draw:layer="layout" svg:x1="19.3cm" svg:y1="14.8cm" svg:x2="16.1cm" svg:y2="14.8cm">
          <text:p/>
        </draw:line>
        <draw:line draw:style-name="gr7" draw:text-style-name="P1" draw:layer="layout" svg:x1="18.5cm" svg:y1="14.8cm" svg:x2="17.7cm" svg:y2="16cm">
          <text:p/>
        </draw:line>
        <draw:line draw:style-name="gr7" draw:text-style-name="P1" draw:layer="layout" svg:x1="17.7cm" svg:y1="14.8cm" svg:x2="17.7cm" svg:y2="16cm">
          <text:p/>
        </draw:line>
        <draw:line draw:style-name="gr7" draw:text-style-name="P1" draw:layer="layout" svg:x1="19.3cm" svg:y1="14.8cm" svg:x2="17.7cm" svg:y2="16cm">
          <text:p/>
        </draw:line>
        <draw:line draw:style-name="gr7" draw:text-style-name="P1" draw:layer="layout" svg:x1="16.1cm" svg:y1="14.8cm" svg:x2="17.7cm" svg:y2="16cm">
          <text:p/>
        </draw:line>
        <draw:line draw:style-name="gr7" draw:text-style-name="P1" draw:layer="layout" svg:x1="18.5cm" svg:y1="14cm" svg:x2="19.3cm" svg:y2="14.8cm">
          <text:p/>
        </draw:line>
        <draw:line draw:style-name="gr7" draw:text-style-name="P1" draw:layer="layout" svg:x1="16.9cm" svg:y1="14cm" svg:x2="18.5cm" svg:y2="14cm">
          <text:p/>
        </draw:line>
        <draw:line draw:style-name="gr7" draw:text-style-name="P1" draw:layer="layout" svg:x1="16.9cm" svg:y1="14cm" svg:x2="16.1cm" svg:y2="14.8cm">
          <text:p/>
        </draw:line>
        <draw:line draw:style-name="gr7" draw:text-style-name="P1" draw:layer="layout" svg:x1="16.9cm" svg:y1="14.8cm" svg:x2="17.7cm" svg:y2="16cm">
          <text:p/>
        </draw:line>
        <draw:line draw:style-name="gr7" draw:text-style-name="P1" draw:layer="layout" svg:x1="14.5cm" svg:y1="14.4cm" svg:x2="13.7cm" svg:y2="16cm">
          <text:p/>
        </draw:line>
        <draw:line draw:style-name="gr7" draw:text-style-name="P1" draw:layer="layout" svg:x1="12.9cm" svg:y1="14.4cm" svg:x2="12.5cm" svg:y2="15.2cm">
          <text:p/>
        </draw:line>
        <draw:line draw:style-name="gr7" draw:text-style-name="P1" draw:layer="layout" svg:x1="12.1cm" svg:y1="14.4cm" svg:x2="12.5cm" svg:y2="15.2cm">
          <text:p/>
        </draw:line>
        <draw:line draw:style-name="gr7" draw:text-style-name="P1" draw:layer="layout" svg:x1="11.3cm" svg:y1="14.4cm" svg:x2="12.1cm" svg:y2="16cm">
          <text:p/>
        </draw:line>
        <draw:line draw:style-name="gr7" draw:text-style-name="P1" draw:layer="layout" svg:x1="13.7cm" svg:y1="14.4cm" svg:x2="14.5cm" svg:y2="14.4cm">
          <text:p/>
        </draw:line>
        <draw:line draw:style-name="gr7" draw:text-style-name="P1" draw:layer="layout" svg:x1="12.1cm" svg:y1="16cm" svg:x2="13.7cm" svg:y2="16cm">
          <text:p/>
        </draw:line>
        <draw:line draw:style-name="gr7" draw:text-style-name="P1" draw:layer="layout" svg:x1="11.3cm" svg:y1="14.4cm" svg:x2="12.1cm" svg:y2="14.4cm">
          <text:p/>
        </draw:line>
        <draw:line draw:style-name="gr7" draw:text-style-name="P1" draw:layer="layout" svg:x1="13.7cm" svg:y1="14.4cm" svg:x2="13.3cm" svg:y2="15.2cm">
          <text:p/>
        </draw:line>
        <draw:line draw:style-name="gr7" draw:text-style-name="P1" draw:layer="layout" svg:x1="12.9cm" svg:y1="14.4cm" svg:x2="13.3cm" svg:y2="15.2cm">
          <text:p/>
        </draw:line>
        <draw:line draw:style-name="gr7" draw:text-style-name="P1" draw:layer="layout" svg:x1="14.5cm" svg:y1="12.4cm" svg:x2="14.5cm" svg:y2="13.2cm">
          <text:p/>
        </draw:line>
        <draw:line draw:style-name="gr7" draw:text-style-name="P1" draw:layer="layout" svg:x1="11.3cm" svg:y1="12.4cm" svg:x2="11.3cm" svg:y2="13.2cm">
          <text:p/>
        </draw:line>
        <draw:line draw:style-name="gr7" draw:text-style-name="P1" draw:layer="layout" svg:x1="11.3cm" svg:y1="13.2cm" svg:x2="14.5cm" svg:y2="13.2cm">
          <text:p/>
        </draw:line>
        <draw:line draw:style-name="gr7" draw:text-style-name="P1" draw:layer="layout" svg:x1="13.7cm" svg:y1="11.6cm" svg:x2="12.9cm" svg:y2="12.4cm">
          <text:p/>
        </draw:line>
        <draw:line draw:style-name="gr7" draw:text-style-name="P1" draw:layer="layout" svg:x1="13.7cm" svg:y1="11.6cm" svg:x2="14.5cm" svg:y2="12.4cm">
          <text:p/>
        </draw:line>
        <draw:line draw:style-name="gr7" draw:text-style-name="P1" draw:layer="layout" svg:x1="12.1cm" svg:y1="11.6cm" svg:x2="11.3cm" svg:y2="12.4cm">
          <text:p/>
        </draw:line>
        <draw:line draw:style-name="gr7" draw:text-style-name="P1" draw:layer="layout" svg:x1="12.1cm" svg:y1="11.6cm" svg:x2="12.9cm" svg:y2="12.4cm">
          <text:p/>
        </draw:line>
        <draw:line draw:style-name="gr7" draw:text-style-name="P1" draw:layer="layout" svg:x1="11.7cm" svg:y1="12.4cm" svg:x2="11.7cm" svg:y2="13.2cm">
          <text:p/>
        </draw:line>
        <draw:line draw:style-name="gr7" draw:text-style-name="P1" draw:layer="layout" svg:x1="12.5cm" svg:y1="12.4cm" svg:x2="12.5cm" svg:y2="13.2cm">
          <text:p/>
        </draw:line>
        <draw:line draw:style-name="gr7" draw:text-style-name="P1" draw:layer="layout" svg:x1="13.3cm" svg:y1="12.4cm" svg:x2="13.3cm" svg:y2="13.2cm">
          <text:p/>
        </draw:line>
        <draw:line draw:style-name="gr7" draw:text-style-name="P1" draw:layer="layout" svg:x1="14.1cm" svg:y1="12.4cm" svg:x2="14.1cm" svg:y2="13.2cm">
          <text:p/>
        </draw:line>
        <draw:line draw:style-name="gr7" draw:text-style-name="P1" draw:layer="layout" svg:x1="11.7cm" svg:y1="12.4cm" svg:x2="12.5cm" svg:y2="12.4cm">
          <text:p/>
        </draw:line>
        <draw:line draw:style-name="gr7" draw:text-style-name="P1" draw:layer="layout" svg:x1="13.3cm" svg:y1="12.4cm" svg:x2="14.1cm" svg:y2="12.4cm">
          <text:p/>
        </draw:line>
        <draw:line draw:style-name="gr7" draw:text-style-name="P1" draw:layer="layout" svg:x1="2.1cm" svg:y1="3.2cm" svg:x2="2.1cm" svg:y2="4cm">
          <text:p/>
        </draw:line>
        <draw:line draw:style-name="gr7" draw:text-style-name="P1" draw:layer="layout" svg:x1="2.1cm" svg:y1="4cm" svg:x2="2.9cm" svg:y2="4cm">
          <text:p/>
        </draw:line>
        <draw:line draw:style-name="gr7" draw:text-style-name="P1" draw:layer="layout" svg:x1="2.1cm" svg:y1="3.2cm" svg:x2="2.9cm" svg:y2="3.2cm">
          <text:p/>
        </draw:line>
        <draw:line draw:style-name="gr7" draw:text-style-name="P1" draw:layer="layout" svg:x1="2.9cm" svg:y1="3.2cm" svg:x2="2.9cm" svg:y2="4cm">
          <text:p/>
        </draw:line>
        <draw:line draw:style-name="gr7" draw:text-style-name="P1" draw:layer="layout" svg:x1="4.9cm" svg:y1="3.2cm" svg:x2="4.9cm" svg:y2="4cm">
          <text:p/>
        </draw:line>
        <draw:line draw:style-name="gr7" draw:text-style-name="P1" draw:layer="layout" svg:x1="4.9cm" svg:y1="4cm" svg:x2="6.5cm" svg:y2="4cm">
          <text:p/>
        </draw:line>
        <draw:line draw:style-name="gr7" draw:text-style-name="P1" draw:layer="layout" svg:x1="4.9cm" svg:y1="3.2cm" svg:x2="6.5cm" svg:y2="3.2cm">
          <text:p/>
        </draw:line>
        <draw:line draw:style-name="gr7" draw:text-style-name="P1" draw:layer="layout" svg:x1="6.5cm" svg:y1="3.2cm" svg:x2="6.5cm" svg:y2="4cm">
          <text:p/>
        </draw:line>
        <draw:line draw:style-name="gr7" draw:text-style-name="P1" draw:layer="layout" svg:x1="8.9cm" svg:y1="2.8cm" svg:x2="8.9cm" svg:y2="3.6cm">
          <text:p/>
        </draw:line>
        <draw:line draw:style-name="gr7" draw:text-style-name="P1" draw:layer="layout" svg:x1="8.9cm" svg:y1="2.8cm" svg:x2="8.1cm" svg:y2="2.8cm">
          <text:p/>
        </draw:line>
        <draw:line draw:style-name="gr7" draw:text-style-name="P1" draw:layer="layout" svg:x1="8.1cm" svg:y1="2.8cm" svg:x2="8.1cm" svg:y2="4.4cm">
          <text:p/>
        </draw:line>
        <draw:line draw:style-name="gr7" draw:text-style-name="P1" draw:layer="layout" svg:x1="9.7cm" svg:y1="3.6cm" svg:x2="9.7cm" svg:y2="4.4cm">
          <text:p/>
        </draw:line>
        <draw:line draw:style-name="gr7" draw:text-style-name="P1" draw:layer="layout" svg:x1="8.1cm" svg:y1="4.4cm" svg:x2="9.7cm" svg:y2="4.4cm">
          <text:p/>
        </draw:line>
        <draw:line draw:style-name="gr7" draw:text-style-name="P1" draw:layer="layout" svg:x1="8.9cm" svg:y1="3.6cm" svg:x2="9.7cm" svg:y2="3.6cm">
          <text:p/>
        </draw:line>
        <draw:line draw:style-name="gr7" draw:text-style-name="P1" draw:layer="layout" svg:x1="3.7cm" svg:y1="5.6cm" svg:x2="2.9cm" svg:y2="5.6cm">
          <text:p/>
        </draw:line>
        <draw:line draw:style-name="gr7" draw:text-style-name="P1" draw:layer="layout" svg:x1="3.7cm" svg:y1="6.4cm" svg:x2="3.7cm" svg:y2="5.6cm">
          <text:p/>
        </draw:line>
        <draw:line draw:style-name="gr7" draw:text-style-name="P1" draw:layer="layout" svg:x1="2.1cm" svg:y1="5.6cm" svg:x2="1.3cm" svg:y2="5.6cm">
          <text:p/>
        </draw:line>
        <draw:line draw:style-name="gr7" draw:text-style-name="P1" draw:layer="layout" svg:x1="1.3cm" svg:y1="6.4cm" svg:x2="1.3cm" svg:y2="5.6cm">
          <text:p/>
        </draw:line>
        <draw:line draw:style-name="gr7" draw:text-style-name="P1" draw:layer="layout" svg:x1="2.9cm" svg:y1="4.8cm" svg:x2="2.1cm" svg:y2="4.8cm">
          <text:p/>
        </draw:line>
        <draw:line draw:style-name="gr7" draw:text-style-name="P1" draw:layer="layout" svg:x1="2.1cm" svg:y1="5.6cm" svg:x2="2.1cm" svg:y2="4.8cm">
          <text:p/>
        </draw:line>
        <draw:line draw:style-name="gr7" draw:text-style-name="P1" draw:layer="layout" svg:x1="3.7cm" svg:y1="6.4cm" svg:x2="1.3cm" svg:y2="6.4cm">
          <text:p/>
        </draw:line>
        <draw:line draw:style-name="gr7" draw:text-style-name="P1" draw:layer="layout" svg:x1="2.9cm" svg:y1="5.6cm" svg:x2="2.9cm" svg:y2="4.8cm">
          <text:p/>
        </draw:line>
        <draw:line draw:style-name="gr7" draw:text-style-name="P1" draw:layer="layout" svg:x1="4.5cm" svg:y1="9.6cm" svg:x2="6.9cm" svg:y2="9.6cm">
          <text:p/>
        </draw:line>
        <draw:line draw:style-name="gr7" draw:text-style-name="P1" draw:layer="layout" svg:x1="4.5cm" svg:y1="8cm" svg:x2="4.5cm" svg:y2="9.6cm">
          <text:p/>
        </draw:line>
        <draw:line draw:style-name="gr7" draw:text-style-name="P1" draw:layer="layout" svg:x1="6.1cm" svg:y1="8cm" svg:x2="6.9cm" svg:y2="8cm">
          <text:p/>
        </draw:line>
        <draw:line draw:style-name="gr7" draw:text-style-name="P1" draw:layer="layout" svg:x1="6.9cm" svg:y1="8cm" svg:x2="6.9cm" svg:y2="9.6cm">
          <text:p/>
        </draw:line>
        <draw:line draw:style-name="gr7" draw:text-style-name="P1" draw:layer="layout" svg:x1="5.3cm" svg:y1="8.8cm" svg:x2="6.1cm" svg:y2="8.8cm">
          <text:p/>
        </draw:line>
        <draw:line draw:style-name="gr7" draw:text-style-name="P1" draw:layer="layout" svg:x1="6.1cm" svg:y1="8cm" svg:x2="6.1cm" svg:y2="8.8cm">
          <text:p/>
        </draw:line>
        <draw:line draw:style-name="gr7" draw:text-style-name="P1" draw:layer="layout" svg:x1="4.5cm" svg:y1="8cm" svg:x2="5.3cm" svg:y2="8cm">
          <text:p/>
        </draw:line>
        <draw:line draw:style-name="gr7" draw:text-style-name="P1" draw:layer="layout" svg:x1="5.3cm" svg:y1="8cm" svg:x2="5.3cm" svg:y2="8.8cm">
          <text:p/>
        </draw:line>
        <draw:line draw:style-name="gr7" draw:text-style-name="P1" draw:layer="layout" svg:x1="8.5cm" svg:y1="8.4cm" svg:x2="10.1cm" svg:y2="8.4cm">
          <text:p/>
        </draw:line>
        <draw:line draw:style-name="gr7" draw:text-style-name="P1" draw:layer="layout" svg:x1="9.3cm" svg:y1="10cm" svg:x2="10.1cm" svg:y2="10cm">
          <text:p/>
        </draw:line>
        <draw:line draw:style-name="gr7" draw:text-style-name="P1" draw:layer="layout" svg:x1="10.1cm" svg:y1="8.4cm" svg:x2="10.1cm" svg:y2="10cm">
          <text:p/>
        </draw:line>
        <draw:line draw:style-name="gr7" draw:text-style-name="P1" draw:layer="layout" svg:x1="7.7cm" svg:y1="9.2cm" svg:x2="9.3cm" svg:y2="9.2cm">
          <text:p/>
        </draw:line>
        <draw:line draw:style-name="gr7" draw:text-style-name="P1" draw:layer="layout" svg:x1="9.3cm" svg:y1="9.2cm" svg:x2="9.3cm" svg:y2="10cm">
          <text:p/>
        </draw:line>
        <draw:line draw:style-name="gr7" draw:text-style-name="P1" draw:layer="layout" svg:x1="7.7cm" svg:y1="7.6cm" svg:x2="8.5cm" svg:y2="7.6cm">
          <text:p/>
        </draw:line>
        <draw:line draw:style-name="gr7" draw:text-style-name="P1" draw:layer="layout" svg:x1="8.5cm" svg:y1="7.6cm" svg:x2="8.5cm" svg:y2="8.4cm">
          <text:p/>
        </draw:line>
        <draw:line draw:style-name="gr7" draw:text-style-name="P1" draw:layer="layout" svg:x1="7.7cm" svg:y1="7.6cm" svg:x2="7.7cm" svg:y2="9.2cm">
          <text:p/>
        </draw:line>
        <draw:line draw:style-name="gr7" draw:text-style-name="P1" draw:layer="layout" svg:x1="10.9cm" svg:y1="8.8cm" svg:x2="11.7cm" svg:y2="8.8cm">
          <text:p/>
        </draw:line>
        <draw:line draw:style-name="gr7" draw:text-style-name="P1" draw:layer="layout" svg:x1="12.5cm" svg:y1="8.8cm" svg:x2="12.5cm" svg:y2="9.6cm">
          <text:p/>
        </draw:line>
        <draw:line draw:style-name="gr7" draw:text-style-name="P1" draw:layer="layout" svg:x1="11.7cm" svg:y1="9.6cm" svg:x2="12.5cm" svg:y2="9.6cm">
          <text:p/>
        </draw:line>
        <draw:line draw:style-name="gr7" draw:text-style-name="P1" draw:layer="layout" svg:x1="11.7cm" svg:y1="8.8cm" svg:x2="11.7cm" svg:y2="9.6cm">
          <text:p/>
        </draw:line>
        <draw:line draw:style-name="gr7" draw:text-style-name="P1" draw:layer="layout" svg:x1="12.5cm" svg:y1="8.8cm" svg:x2="13.3cm" svg:y2="8.8cm">
          <text:p/>
        </draw:line>
        <draw:line draw:style-name="gr7" draw:text-style-name="P1" draw:layer="layout" svg:x1="13.3cm" svg:y1="8cm" svg:x2="13.3cm" svg:y2="8.8cm">
          <text:p/>
        </draw:line>
        <draw:line draw:style-name="gr7" draw:text-style-name="P1" draw:layer="layout" svg:x1="11.7cm" svg:y1="8cm" svg:x2="13.3cm" svg:y2="8cm">
          <text:p/>
        </draw:line>
        <draw:line draw:style-name="gr7" draw:text-style-name="P1" draw:layer="layout" svg:x1="11.7cm" svg:y1="7.2cm" svg:x2="11.7cm" svg:y2="8cm">
          <text:p/>
        </draw:line>
        <draw:line draw:style-name="gr7" draw:text-style-name="P1" draw:layer="layout" svg:x1="10.9cm" svg:y1="7.2cm" svg:x2="11.7cm" svg:y2="7.2cm">
          <text:p/>
        </draw:line>
        <draw:line draw:style-name="gr7" draw:text-style-name="P1" draw:layer="layout" svg:x1="10.9cm" svg:y1="7.2cm" svg:x2="10.9cm" svg:y2="8.8cm">
          <text:p/>
        </draw:line>
        <draw:line draw:style-name="gr7" draw:text-style-name="P1" draw:layer="layout" svg:x1="19.7cm" svg:y1="9.6cm" svg:x2="19.7cm" svg:y2="8cm">
          <text:p/>
        </draw:line>
        <draw:line draw:style-name="gr7" draw:text-style-name="P1" draw:layer="layout" svg:x1="18.9cm" svg:y1="8cm" svg:x2="18.9cm" svg:y2="7.2cm">
          <text:p/>
        </draw:line>
        <draw:line draw:style-name="gr7" draw:text-style-name="P1" draw:layer="layout" svg:x1="18.9cm" svg:y1="8cm" svg:x2="19.7cm" svg:y2="8cm">
          <text:p/>
        </draw:line>
        <draw:line draw:style-name="gr7" draw:text-style-name="P1" draw:layer="layout" svg:x1="18.1cm" svg:y1="9.6cm" svg:x2="18.1cm" svg:y2="8.8cm">
          <text:p/>
        </draw:line>
        <draw:line draw:style-name="gr7" draw:text-style-name="P1" draw:layer="layout" svg:x1="18.1cm" svg:y1="7.2cm" svg:x2="18.9cm" svg:y2="7.2cm">
          <text:p/>
        </draw:line>
        <draw:line draw:style-name="gr7" draw:text-style-name="P1" draw:layer="layout" svg:x1="18.1cm" svg:y1="9.6cm" svg:x2="19.7cm" svg:y2="9.6cm">
          <text:p/>
        </draw:line>
        <draw:line draw:style-name="gr7" draw:text-style-name="P1" draw:layer="layout" svg:x1="17.3cm" svg:y1="8cm" svg:x2="18.1cm" svg:y2="8cm">
          <text:p/>
        </draw:line>
        <draw:line draw:style-name="gr7" draw:text-style-name="P1" draw:layer="layout" svg:x1="17.3cm" svg:y1="8.8cm" svg:x2="18.1cm" svg:y2="8.8cm">
          <text:p/>
        </draw:line>
        <draw:line draw:style-name="gr7" draw:text-style-name="P1" draw:layer="layout" svg:x1="17.3cm" svg:y1="8.8cm" svg:x2="17.3cm" svg:y2="8cm">
          <text:p/>
        </draw:line>
        <draw:line draw:style-name="gr7" draw:text-style-name="P1" draw:layer="layout" svg:x1="18.1cm" svg:y1="8cm" svg:x2="18.1cm" svg:y2="7.2cm">
          <text:p/>
        </draw:line>
        <draw:line draw:style-name="gr7" draw:text-style-name="P1" draw:layer="layout" svg:x1="18.9cm" svg:y1="4.8cm" svg:x2="19.7cm" svg:y2="4.8cm">
          <text:p/>
        </draw:line>
        <draw:line draw:style-name="gr7" draw:text-style-name="P1" draw:layer="layout" svg:x1="18.9cm" svg:y1="4cm" svg:x2="18.9cm" svg:y2="4.8cm">
          <text:p/>
        </draw:line>
        <draw:line draw:style-name="gr7" draw:text-style-name="P1" draw:layer="layout" svg:x1="17.3cm" svg:y1="4.8cm" svg:x2="17.3cm" svg:y2="5.6cm">
          <text:p/>
        </draw:line>
        <draw:line draw:style-name="gr7" draw:text-style-name="P1" draw:layer="layout" svg:x1="17.3cm" svg:y1="5.6cm" svg:x2="19.7cm" svg:y2="5.6cm">
          <text:p/>
        </draw:line>
        <draw:line draw:style-name="gr7" draw:text-style-name="P1" draw:layer="layout" svg:x1="17.3cm" svg:y1="3.2cm" svg:x2="19.7cm" svg:y2="3.2cm">
          <text:p/>
        </draw:line>
        <draw:line draw:style-name="gr7" draw:text-style-name="P1" draw:layer="layout" svg:x1="19.7cm" svg:y1="4.8cm" svg:x2="19.7cm" svg:y2="5.6cm">
          <text:p/>
        </draw:line>
        <draw:line draw:style-name="gr7" draw:text-style-name="P1" draw:layer="layout" svg:x1="18.9cm" svg:y1="4cm" svg:x2="19.7cm" svg:y2="4cm">
          <text:p/>
        </draw:line>
        <draw:line draw:style-name="gr7" draw:text-style-name="P1" draw:layer="layout" svg:x1="19.7cm" svg:y1="3.2cm" svg:x2="19.7cm" svg:y2="4cm">
          <text:p/>
        </draw:line>
        <draw:line draw:style-name="gr7" draw:text-style-name="P1" draw:layer="layout" svg:x1="18.1cm" svg:y1="4.8cm" svg:x2="17.3cm" svg:y2="4.8cm">
          <text:p/>
        </draw:line>
        <draw:line draw:style-name="gr7" draw:text-style-name="P1" draw:layer="layout" svg:x1="18.1cm" svg:y1="4cm" svg:x2="18.1cm" svg:y2="4.8cm">
          <text:p/>
        </draw:line>
        <draw:line draw:style-name="gr7" draw:text-style-name="P1" draw:layer="layout" svg:x1="18.1cm" svg:y1="4cm" svg:x2="17.3cm" svg:y2="4cm">
          <text:p/>
        </draw:line>
        <draw:line draw:style-name="gr7" draw:text-style-name="P1" draw:layer="layout" svg:x1="17.3cm" svg:y1="3.2cm" svg:x2="17.3cm" svg:y2="4cm">
          <text:p/>
        </draw:line>
        <draw:line draw:style-name="gr7" draw:text-style-name="P1" draw:layer="layout" svg:x1="16.5cm" svg:y1="8cm" svg:x2="16.5cm" svg:y2="7.2cm">
          <text:p/>
        </draw:line>
        <draw:line draw:style-name="gr7" draw:text-style-name="P1" draw:layer="layout" svg:x1="14.9cm" svg:y1="7.2cm" svg:x2="16.5cm" svg:y2="7.2cm">
          <text:p/>
        </draw:line>
        <draw:line draw:style-name="gr7" draw:text-style-name="P1" draw:layer="layout" svg:x1="14.1cm" svg:y1="9.6cm" svg:x2="16.5cm" svg:y2="9.6cm">
          <text:p/>
        </draw:line>
        <draw:line draw:style-name="gr7" draw:text-style-name="P1" draw:layer="layout" svg:x1="16.5cm" svg:y1="9.6cm" svg:x2="16.5cm" svg:y2="8.8cm">
          <text:p/>
        </draw:line>
        <draw:line draw:style-name="gr7" draw:text-style-name="P1" draw:layer="layout" svg:x1="14.1cm" svg:y1="9.6cm" svg:x2="14.1cm" svg:y2="8cm">
          <text:p/>
        </draw:line>
        <draw:line draw:style-name="gr7" draw:text-style-name="P1" draw:layer="layout" svg:x1="15.7cm" svg:y1="8.8cm" svg:x2="16.5cm" svg:y2="8.8cm">
          <text:p/>
        </draw:line>
        <draw:line draw:style-name="gr7" draw:text-style-name="P1" draw:layer="layout" svg:x1="14.9cm" svg:y1="8cm" svg:x2="14.9cm" svg:y2="7.2cm">
          <text:p/>
        </draw:line>
        <draw:line draw:style-name="gr7" draw:text-style-name="P1" draw:layer="layout" svg:x1="14.1cm" svg:y1="8cm" svg:x2="14.9cm" svg:y2="8cm">
          <text:p/>
        </draw:line>
        <draw:line draw:style-name="gr7" draw:text-style-name="P1" draw:layer="layout" svg:x1="15.7cm" svg:y1="8.8cm" svg:x2="15.7cm" svg:y2="8cm">
          <text:p/>
        </draw:line>
        <draw:line draw:style-name="gr7" draw:text-style-name="P1" draw:layer="layout" svg:x1="15.7cm" svg:y1="8cm" svg:x2="16.5cm" svg:y2="8cm">
          <text:p/>
        </draw:line>
        <draw:line draw:style-name="gr7" draw:text-style-name="P1" draw:layer="layout" svg:x1="16.5cm" svg:y1="5.6cm" svg:x2="16.5cm" svg:y2="4cm">
          <text:p/>
        </draw:line>
        <draw:line draw:style-name="gr7" draw:text-style-name="P1" draw:layer="layout" svg:x1="15.7cm" svg:y1="4cm" svg:x2="15.7cm" svg:y2="3.2cm">
          <text:p/>
        </draw:line>
        <draw:line draw:style-name="gr7" draw:text-style-name="P1" draw:layer="layout" svg:x1="15.7cm" svg:y1="4cm" svg:x2="16.5cm" svg:y2="4cm">
          <text:p/>
        </draw:line>
        <draw:line draw:style-name="gr7" draw:text-style-name="P1" draw:layer="layout" svg:x1="14.9cm" svg:y1="3.2cm" svg:x2="15.7cm" svg:y2="3.2cm">
          <text:p/>
        </draw:line>
        <draw:line draw:style-name="gr7" draw:text-style-name="P1" draw:layer="layout" svg:x1="14.1cm" svg:y1="4.8cm" svg:x2="14.9cm" svg:y2="4.8cm">
          <text:p/>
        </draw:line>
        <draw:line draw:style-name="gr7" draw:text-style-name="P1" draw:layer="layout" svg:x1="14.1cm" svg:y1="5.6cm" svg:x2="16.5cm" svg:y2="5.6cm">
          <text:p/>
        </draw:line>
        <draw:line draw:style-name="gr7" draw:text-style-name="P1" draw:layer="layout" svg:x1="14.1cm" svg:y1="5.6cm" svg:x2="14.1cm" svg:y2="4.8cm">
          <text:p/>
        </draw:line>
        <draw:line draw:style-name="gr7" draw:text-style-name="P1" draw:layer="layout" svg:x1="14.9cm" svg:y1="4.8cm" svg:x2="14.9cm" svg:y2="3.2cm">
          <text:p/>
        </draw:line>
        <draw:line draw:style-name="gr7" draw:text-style-name="P1" draw:layer="layout" svg:x1="11.7cm" svg:y1="4cm" svg:x2="12.5cm" svg:y2="4cm">
          <text:p/>
        </draw:line>
        <draw:line draw:style-name="gr7" draw:text-style-name="P1" draw:layer="layout" svg:x1="11.7cm" svg:y1="3.2cm" svg:x2="11.7cm" svg:y2="4cm">
          <text:p/>
        </draw:line>
        <draw:line draw:style-name="gr7" draw:text-style-name="P1" draw:layer="layout" svg:x1="10.9cm" svg:y1="3.2cm" svg:x2="11.7cm" svg:y2="3.2cm">
          <text:p/>
        </draw:line>
        <draw:line draw:style-name="gr7" draw:text-style-name="P1" draw:layer="layout" svg:x1="10.9cm" svg:y1="3.2cm" svg:x2="10.9cm" svg:y2="5.6cm">
          <text:p/>
        </draw:line>
        <draw:line draw:style-name="gr7" draw:text-style-name="P1" draw:layer="layout" svg:x1="12.5cm" svg:y1="4.8cm" svg:x2="13.3cm" svg:y2="4.8cm">
          <text:p/>
        </draw:line>
        <draw:line draw:style-name="gr7" draw:text-style-name="P1" draw:layer="layout" svg:x1="12.5cm" svg:y1="4cm" svg:x2="12.5cm" svg:y2="4.8cm">
          <text:p/>
        </draw:line>
        <draw:line draw:style-name="gr7" draw:text-style-name="P1" draw:layer="layout" svg:x1="13.3cm" svg:y1="5.6cm" svg:x2="10.9cm" svg:y2="5.6cm">
          <text:p/>
        </draw:line>
        <draw:line draw:style-name="gr7" draw:text-style-name="P1" draw:layer="layout" svg:x1="13.3cm" svg:y1="4.8cm" svg:x2="13.3cm" svg:y2="5.6cm">
          <text:p/>
        </draw:line>
        <draw:line draw:style-name="gr7" draw:text-style-name="P1" draw:layer="layout" svg:x1="5.3cm" svg:y1="4.8cm" svg:x2="6.1cm" svg:y2="4.8cm">
          <text:p/>
        </draw:line>
        <draw:line draw:style-name="gr7" draw:text-style-name="P1" draw:layer="layout" svg:x1="6.1cm" svg:y1="4.8cm" svg:x2="6.1cm" svg:y2="5.6cm">
          <text:p/>
        </draw:line>
        <draw:line draw:style-name="gr7" draw:text-style-name="P1" draw:layer="layout" svg:x1="5.3cm" svg:y1="4.8cm" svg:x2="5.3cm" svg:y2="5.6cm">
          <text:p/>
        </draw:line>
        <draw:line draw:style-name="gr7" draw:text-style-name="P1" draw:layer="layout" svg:x1="6.1cm" svg:y1="5.6cm" svg:x2="6.9cm" svg:y2="5.6cm">
          <text:p/>
        </draw:line>
        <draw:line draw:style-name="gr7" draw:text-style-name="P1" draw:layer="layout" svg:x1="6.9cm" svg:y1="6.4cm" svg:x2="6.9cm" svg:y2="5.6cm">
          <text:p/>
        </draw:line>
        <draw:line draw:style-name="gr7" draw:text-style-name="P1" draw:layer="layout" svg:x1="4.5cm" svg:y1="6.4cm" svg:x2="4.5cm" svg:y2="5.6cm">
          <text:p/>
        </draw:line>
        <draw:line draw:style-name="gr7" draw:text-style-name="P1" draw:layer="layout" svg:x1="5.3cm" svg:y1="7.2cm" svg:x2="6.1cm" svg:y2="7.2cm">
          <text:p/>
        </draw:line>
        <draw:line draw:style-name="gr7" draw:text-style-name="P1" draw:layer="layout" svg:x1="6.1cm" svg:y1="7.2cm" svg:x2="6.1cm" svg:y2="6.4cm">
          <text:p/>
        </draw:line>
        <draw:line draw:style-name="gr7" draw:text-style-name="P1" draw:layer="layout" svg:x1="5.3cm" svg:y1="7.2cm" svg:x2="5.3cm" svg:y2="6.4cm">
          <text:p/>
        </draw:line>
        <draw:line draw:style-name="gr7" draw:text-style-name="P1" draw:layer="layout" svg:x1="6.1cm" svg:y1="6.4cm" svg:x2="6.9cm" svg:y2="6.4cm">
          <text:p/>
        </draw:line>
        <draw:line draw:style-name="gr7" draw:text-style-name="P1" draw:layer="layout" svg:x1="5.3cm" svg:y1="5.6cm" svg:x2="4.5cm" svg:y2="5.6cm">
          <text:p/>
        </draw:line>
        <draw:line draw:style-name="gr7" draw:text-style-name="P1" draw:layer="layout" svg:x1="5.3cm" svg:y1="6.4cm" svg:x2="4.5cm" svg:y2="6.4cm">
          <text:p/>
        </draw:line>
        <draw:line draw:style-name="gr7" draw:text-style-name="P1" draw:layer="layout" svg:x1="9.3cm" svg:y1="6cm" svg:x2="10.1cm" svg:y2="6cm">
          <text:p/>
        </draw:line>
        <draw:line draw:style-name="gr7" draw:text-style-name="P1" draw:layer="layout" svg:x1="9.3cm" svg:y1="5.2cm" svg:x2="9.3cm" svg:y2="6cm">
          <text:p/>
        </draw:line>
        <draw:line draw:style-name="gr7" draw:text-style-name="P1" draw:layer="layout" svg:x1="8.5cm" svg:y1="6.8cm" svg:x2="10.1cm" svg:y2="6.8cm">
          <text:p/>
        </draw:line>
        <draw:line draw:style-name="gr7" draw:text-style-name="P1" draw:layer="layout" svg:x1="10.1cm" svg:y1="6cm" svg:x2="10.1cm" svg:y2="6.8cm">
          <text:p/>
        </draw:line>
        <draw:line draw:style-name="gr7" draw:text-style-name="P1" draw:layer="layout" svg:x1="7.7cm" svg:y1="6cm" svg:x2="8.5cm" svg:y2="6cm">
          <text:p/>
        </draw:line>
        <draw:line draw:style-name="gr7" draw:text-style-name="P1" draw:layer="layout" svg:x1="8.5cm" svg:y1="6cm" svg:x2="8.5cm" svg:y2="6.8cm">
          <text:p/>
        </draw:line>
        <draw:line draw:style-name="gr7" draw:text-style-name="P1" draw:layer="layout" svg:x1="7.7cm" svg:y1="5.2cm" svg:x2="9.3cm" svg:y2="5.2cm">
          <text:p/>
        </draw:line>
        <draw:line draw:style-name="gr7" draw:text-style-name="P1" draw:layer="layout" svg:x1="7.7cm" svg:y1="5.2cm" svg:x2="7.7cm" svg:y2="6cm">
          <text:p/>
        </draw:line>
        <draw:line draw:style-name="gr7" draw:text-style-name="P1" draw:layer="layout" svg:x1="1.7cm" svg:y1="12.8cm" svg:x2="3.3cm" svg:y2="12.8cm">
          <text:p/>
        </draw:line>
        <draw:line draw:style-name="gr7" draw:text-style-name="P1" draw:layer="layout" svg:x1="2.5cm" svg:y1="12cm" svg:x2="3.3cm" svg:y2="12.8cm">
          <text:p/>
        </draw:line>
        <draw:line draw:style-name="gr7" draw:text-style-name="P1" draw:layer="layout" svg:x1="2.5cm" svg:y1="12cm" svg:x2="1.7cm" svg:y2="12.8cm">
          <text:p/>
        </draw:line>
        <draw:line draw:style-name="gr7" draw:text-style-name="P1" draw:layer="layout" svg:x1="4.5cm" svg:y1="12cm" svg:x2="6.9cm" svg:y2="12cm">
          <text:p/>
        </draw:line>
        <draw:line draw:style-name="gr7" draw:text-style-name="P1" draw:layer="layout" svg:x1="5.3cm" svg:y1="12.8cm" svg:x2="6.1cm" svg:y2="12.8cm">
          <text:p/>
        </draw:line>
        <draw:line draw:style-name="gr7" draw:text-style-name="P1" draw:layer="layout" svg:x1="5.3cm" svg:y1="12.8cm" svg:x2="4.5cm" svg:y2="12cm">
          <text:p/>
        </draw:line>
        <draw:line draw:style-name="gr7" draw:text-style-name="P1" draw:layer="layout" svg:x1="6.1cm" svg:y1="12.8cm" svg:x2="6.9cm" svg:y2="12cm">
          <text:p/>
        </draw:line>
        <draw:line draw:style-name="gr7" draw:text-style-name="P1" draw:layer="layout" svg:x1="9.7cm" svg:y1="12.4cm" svg:x2="8.9cm" svg:y2="13.2cm">
          <text:p/>
        </draw:line>
        <draw:line draw:style-name="gr7" draw:text-style-name="P1" draw:layer="layout" svg:x1="8.1cm" svg:y1="12.4cm" svg:x2="8.9cm" svg:y2="13.2cm">
          <text:p/>
        </draw:line>
        <draw:line draw:style-name="gr7" draw:text-style-name="P1" draw:layer="layout" svg:x1="8.9cm" svg:y1="11.6cm" svg:x2="8.1cm" svg:y2="12.4cm">
          <text:p/>
        </draw:line>
        <draw:line draw:style-name="gr7" draw:text-style-name="P1" draw:layer="layout" svg:x1="8.9cm" svg:y1="11.6cm" svg:x2="9.7cm" svg:y2="12.4cm">
          <text:p/>
        </draw:line>
        <draw:line draw:style-name="gr7" draw:text-style-name="P1" draw:layer="layout" svg:x1="6.9cm" svg:y1="17.6cm" svg:x2="5.7cm" svg:y2="18.4cm">
          <text:p/>
        </draw:line>
        <draw:line draw:style-name="gr7" draw:text-style-name="P1" draw:layer="layout" svg:x1="5.7cm" svg:y1="16.8cm" svg:x2="4.5cm" svg:y2="17.6cm">
          <text:p/>
        </draw:line>
        <draw:line draw:style-name="gr7" draw:text-style-name="P1" draw:layer="layout" svg:x1="5.7cm" svg:y1="16.8cm" svg:x2="6.9cm" svg:y2="17.6cm">
          <text:p/>
        </draw:line>
        <draw:line draw:style-name="gr7" draw:text-style-name="P1" draw:layer="layout" svg:x1="4.5cm" svg:y1="17.6cm" svg:x2="5.7cm" svg:y2="18.4cm">
          <text:p/>
        </draw:line>
        <draw:line draw:style-name="gr7" draw:text-style-name="P1" draw:layer="layout" svg:x1="1.7cm" svg:y1="18.4cm" svg:x2="2.5cm" svg:y2="18.4cm">
          <text:p/>
        </draw:line>
        <draw:line draw:style-name="gr7" draw:text-style-name="P1" draw:layer="layout" svg:x1="2.5cm" svg:y1="16.8cm" svg:x2="3.3cm" svg:y2="16.8cm">
          <text:p/>
        </draw:line>
        <draw:line draw:style-name="gr7" draw:text-style-name="P1" draw:layer="layout" svg:x1="3.3cm" svg:y1="16.8cm" svg:x2="2.5cm" svg:y2="18.4cm">
          <text:p/>
        </draw:line>
        <draw:line draw:style-name="gr7" draw:text-style-name="P1" draw:layer="layout" svg:x1="2.5cm" svg:y1="16.8cm" svg:x2="1.7cm" svg:y2="18.4cm">
          <text:p/>
        </draw:line>
        <draw:line draw:style-name="gr7" draw:text-style-name="P1" draw:layer="layout" svg:x1="9.7cm" svg:y1="15.2cm" svg:x2="8.1cm" svg:y2="15.2cm">
          <text:p/>
        </draw:line>
        <draw:line draw:style-name="gr7" draw:text-style-name="P1" draw:layer="layout" svg:x1="8.9cm" svg:y1="14.4cm" svg:x2="7.3cm" svg:y2="14.4cm">
          <text:p/>
        </draw:line>
        <draw:line draw:style-name="gr7" draw:text-style-name="P1" draw:layer="layout" svg:x1="7.3cm" svg:y1="14.4cm" svg:x2="8.1cm" svg:y2="15.2cm">
          <text:p/>
        </draw:line>
        <draw:line draw:style-name="gr7" draw:text-style-name="P1" draw:layer="layout" svg:x1="8.9cm" svg:y1="14.4cm" svg:x2="9.7cm" svg:y2="15.2cm">
          <text:p/>
        </draw:line>
        <draw:line draw:style-name="gr7" draw:text-style-name="P1" draw:layer="layout" svg:x1="6.5cm" svg:y1="15.6cm" svg:x2="5.7cm" svg:y2="15.6cm">
          <text:p/>
        </draw:line>
        <draw:line draw:style-name="gr7" draw:text-style-name="P1" draw:layer="layout" svg:x1="4.9cm" svg:y1="14.8cm" svg:x2="5.7cm" svg:y2="15.6cm">
          <text:p/>
        </draw:line>
        <draw:line draw:style-name="gr7" draw:text-style-name="P1" draw:layer="layout" svg:x1="5.7cm" svg:y1="14cm" svg:x2="6.5cm" svg:y2="14.8cm">
          <text:p/>
        </draw:line>
        <draw:line draw:style-name="gr7" draw:text-style-name="P1" draw:layer="layout" svg:x1="4.9cm" svg:y1="14cm" svg:x2="5.7cm" svg:y2="14cm">
          <text:p/>
        </draw:line>
        <draw:line draw:style-name="gr7" draw:text-style-name="P1" draw:layer="layout" svg:x1="4.9cm" svg:y1="14cm" svg:x2="4.9cm" svg:y2="14.8cm">
          <text:p/>
        </draw:line>
        <draw:line draw:style-name="gr7" draw:text-style-name="P1" draw:layer="layout" svg:x1="6.5cm" svg:y1="15.6cm" svg:x2="6.5cm" svg:y2="14.8cm">
          <text:p/>
        </draw:line>
        <draw:line draw:style-name="gr7" draw:text-style-name="P1" draw:layer="layout" svg:x1="3.3cm" svg:y1="14.8cm" svg:x2="2.5cm" svg:y2="15.6cm">
          <text:p/>
        </draw:line>
        <draw:line draw:style-name="gr7" draw:text-style-name="P1" draw:layer="layout" svg:x1="1.7cm" svg:y1="14.8cm" svg:x2="2.5cm" svg:y2="15.6cm">
          <text:p/>
        </draw:line>
        <draw:line draw:style-name="gr7" draw:text-style-name="P1" draw:layer="layout" svg:x1="2.5cm" svg:y1="14cm" svg:x2="3.3cm" svg:y2="14.8cm">
          <text:p/>
        </draw:line>
        <draw:line draw:style-name="gr7" draw:text-style-name="P1" draw:layer="layout" svg:x1="1.7cm" svg:y1="14cm" svg:x2="2.5cm" svg:y2="14cm">
          <text:p/>
        </draw:line>
        <draw:line draw:style-name="gr7" draw:text-style-name="P1" draw:layer="layout" svg:x1="1.7cm" svg:y1="14cm" svg:x2="1.7cm" svg:y2="14.8cm">
          <text:p/>
        </draw:line>
        <draw:line draw:style-name="gr7" draw:text-style-name="P1" draw:layer="layout" svg:x1="16.1cm" svg:y1="11.6cm" svg:x2="16.1cm" svg:y2="13.2cm">
          <text:p/>
        </draw:line>
        <draw:line draw:style-name="gr7" draw:text-style-name="P1" draw:layer="layout" svg:x1="16.9cm" svg:y1="12cm" svg:x2="16.9cm" svg:y2="12.8cm">
          <text:p/>
        </draw:line>
        <draw:line draw:style-name="gr7" draw:text-style-name="P1" draw:layer="layout" svg:x1="15.7cm" svg:y1="13.2cm" svg:x2="16.1cm" svg:y2="13.2cm">
          <text:p/>
        </draw:line>
        <draw:line draw:style-name="gr7" draw:text-style-name="P1" draw:layer="layout" svg:x1="15.7cm" svg:y1="11.6cm" svg:x2="15.7cm" svg:y2="13.2cm">
          <text:p/>
        </draw:line>
        <draw:line draw:style-name="gr7" draw:text-style-name="P1" draw:layer="layout" svg:x1="15.7cm" svg:y1="11.6cm" svg:x2="16.1cm" svg:y2="11.6cm">
          <text:p/>
        </draw:line>
        <draw:line draw:style-name="gr7" draw:text-style-name="P1" draw:layer="layout" svg:x1="16.9cm" svg:y1="12.8cm" svg:x2="16.1cm" svg:y2="13.2cm">
          <text:p/>
        </draw:line>
        <draw:line draw:style-name="gr7" draw:text-style-name="P1" draw:layer="layout" svg:x1="16.1cm" svg:y1="11.6cm" svg:x2="16.9cm" svg:y2="12cm">
          <text:p/>
        </draw:line>
        <draw:line draw:style-name="gr7" draw:text-style-name="P1" draw:layer="layout" svg:x1="19.3cm" svg:y1="12cm" svg:x2="19.3cm" svg:y2="12.8cm">
          <text:p/>
        </draw:line>
        <draw:line draw:style-name="gr7" draw:text-style-name="P1" draw:layer="layout" svg:x1="16.9cm" svg:y1="12cm" svg:x2="19.3cm" svg:y2="12cm">
          <text:p/>
        </draw:line>
        <draw:line draw:style-name="gr7" draw:text-style-name="P1" draw:layer="layout" svg:x1="16.9cm" svg:y1="12.8cm" svg:x2="19.3cm" svg:y2="12.8cm">
          <text:p/>
        </draw:line>
        <draw:line draw:style-name="gr7" draw:text-style-name="P1" draw:layer="layout" svg:x1="15.3cm" svg:y1="17.6cm" svg:x2="15.3cm" svg:y2="18.4cm">
          <text:p/>
        </draw:line>
        <draw:line draw:style-name="gr7" draw:text-style-name="P1" draw:layer="layout" svg:x1="12.1cm" svg:y1="17.2cm" svg:x2="12.1cm" svg:y2="18.8cm">
          <text:p/>
        </draw:line>
        <draw:line draw:style-name="gr7" draw:text-style-name="P1" draw:layer="layout" svg:x1="12.1cm" svg:y1="18.4cm" svg:x2="15.3cm" svg:y2="18.4cm">
          <text:p/>
        </draw:line>
        <draw:line draw:style-name="gr7" draw:text-style-name="P1" draw:layer="layout" svg:x1="11.3cm" svg:y1="17.2cm" svg:x2="11.3cm" svg:y2="18.8cm">
          <text:p/>
        </draw:line>
        <draw:line draw:style-name="gr7" draw:text-style-name="P1" draw:layer="layout" svg:x1="12.1cm" svg:y1="17.6cm" svg:x2="15.3cm" svg:y2="17.6cm">
          <text:p/>
        </draw:line>
        <draw:line draw:style-name="gr7" draw:text-style-name="P1" draw:layer="layout" svg:x1="11.3cm" svg:y1="18.8cm" svg:x2="12.1cm" svg:y2="18.8cm">
          <text:p/>
        </draw:line>
        <draw:line draw:style-name="gr7" draw:text-style-name="P1" draw:layer="layout" svg:x1="11.3cm" svg:y1="17.2cm" svg:x2="12.1cm" svg:y2="17.2cm">
          <text:p/>
        </draw:line>
        <draw:line draw:style-name="gr7" draw:text-style-name="P1" draw:layer="layout" svg:x1="13.3cm" svg:y1="17.6cm" svg:x2="12.9cm" svg:y2="18.4cm">
          <text:p/>
        </draw:line>
        <draw:line draw:style-name="gr7" draw:text-style-name="P1" draw:layer="layout" svg:x1="13.7cm" svg:y1="17.6cm" svg:x2="13.3cm" svg:y2="18.4cm">
          <text:p/>
        </draw:line>
        <draw:line draw:style-name="gr7" draw:text-style-name="P1" draw:layer="layout" svg:x1="14.1cm" svg:y1="17.6cm" svg:x2="13.7cm" svg:y2="18.4cm">
          <text:p/>
        </draw:line>
        <draw:line draw:style-name="gr7" draw:text-style-name="P1" draw:layer="layout" svg:x1="14.5cm" svg:y1="17.6cm" svg:x2="14.1cm" svg:y2="18.4cm">
          <text:p/>
        </draw:line>
        <draw:line draw:style-name="gr7" draw:text-style-name="P1" draw:layer="layout" svg:x1="14.9cm" svg:y1="17.6cm" svg:x2="14.5cm" svg:y2="18.4cm">
          <text:p/>
        </draw:line>
        <draw:line draw:style-name="gr7" draw:text-style-name="P1" draw:layer="layout" svg:x1="15.3cm" svg:y1="17.6cm" svg:x2="14.9cm" svg:y2="18.4cm">
          <text:p/>
        </draw:line>
        <draw:ellipse draw:style-name="gr8" draw:text-style-name="P9" draw:layer="layout" svg:width="1.05cm" svg:height="0.584cm" svg:x="11.164cm" svg:y="17.816cm" draw:kind="arc" draw:start-angle="222.22" draw:end-angle="318.94">
          <text:p/>
        </draw:ellipse>
        <draw:ellipse draw:style-name="gr8" draw:text-style-name="P9" draw:layer="layout" svg:width="1.05cm" svg:height="0.584cm" svg:x="11.164cm" svg:y="17.016cm" draw:kind="arc" draw:start-angle="222.22" draw:end-angle="318.94">
          <text:p/>
        </draw:ellipse>
        <draw:ellipse draw:style-name="gr8" draw:text-style-name="P9" draw:layer="layout" svg:width="1.05cm" svg:height="0.584cm" draw:transform="rotate (-3.14159265358979) translate (12.229cm 18.184cm)" draw:kind="arc" draw:start-angle="221.06" draw:end-angle="317.77">
          <text:p/>
        </draw:ellipse>
        <draw:ellipse draw:style-name="gr8" draw:text-style-name="P9" draw:layer="layout" svg:width="1.05cm" svg:height="0.584cm" draw:transform="rotate (-3.14159265358979) translate (12.214cm 18.984cm)" draw:kind="arc" draw:start-angle="221.06" draw:end-angle="317.77">
          <text:p/>
        </draw:ellipse>
        <draw:custom-shape draw:style-name="gr9" draw:text-style-name="P1" draw:layer="layout" svg:width="1.6cm" svg:height="1.6cm" svg:x="11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3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5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4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2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cm" svg:y1="7.2cm" svg:x2="2.1cm" svg:y2="10.4cm">
          <text:p/>
        </draw:line>
        <draw:line draw:style-name="gr7" draw:text-style-name="P1" draw:layer="layout" svg:x1="2.1cm" svg:y1="10.4cm" svg:x2="2.9cm" svg:y2="10.4cm">
          <text:p/>
        </draw:line>
        <draw:line draw:style-name="gr7" draw:text-style-name="P1" draw:layer="layout" svg:x1="2.9cm" svg:y1="7.2cm" svg:x2="2.9cm" svg:y2="10.4cm">
          <text:p/>
        </draw:line>
        <draw:line draw:style-name="gr7" draw:text-style-name="P1" draw:layer="layout" svg:x1="2.1cm" svg:y1="7.2cm" svg:x2="2.9cm" svg:y2="7.2cm">
          <text:p/>
        </draw:line>
        <draw:line draw:style-name="gr7" draw:text-style-name="P1" draw:layer="layout" svg:x1="2.3cm" svg:y1="7cm" svg:x2="2.7cm" svg:y2="7cm">
          <text:p/>
        </draw:line>
        <draw:line draw:style-name="gr7" draw:text-style-name="P1" draw:layer="layout" svg:x1="2.7cm" svg:y1="7cm" svg:x2="2.7cm" svg:y2="7.2cm">
          <text:p/>
        </draw:line>
        <draw:line draw:style-name="gr7" draw:text-style-name="P1" draw:layer="layout" svg:x1="2.3cm" svg:y1="7cm" svg:x2="2.3cm" svg:y2="7.2cm">
          <text:p/>
        </draw:line>
        <draw:line draw:style-name="gr7" draw:text-style-name="P1" draw:layer="layout" svg:x1="2.5cm" svg:y1="7.4cm" svg:x2="2.5cm" svg:y2="7.8cm">
          <text:p/>
        </draw:line>
        <draw:line draw:style-name="gr7" draw:text-style-name="P1" draw:layer="layout" svg:x1="2.3cm" svg:y1="7.6cm" svg:x2="2.7cm" svg:y2="7.6cm">
          <text:p/>
        </draw:line>
        <draw:line draw:style-name="gr7" draw:text-style-name="P1" draw:layer="layout" svg:x1="2.5cm" svg:y1="10.2cm" svg:x2="2.5cm" svg:y2="9.8cm">
          <text:p/>
        </draw:line>
        <draw:custom-shape draw:style-name="gr10" draw:text-style-name="P1" draw:layer="layout" svg:width="0.8cm" svg:height="0.8cm" svg:x="5.7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4.9cm" svg:y="2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2cm" svg:height="3.2cm" svg:x="4.5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6.47cm" svg:y1="25.8cm" svg:x2="7.27cm" svg:y2="25.8cm">
            <text:p/>
          </draw:line>
          <draw:line draw:style-name="gr7" draw:text-style-name="P1" draw:layer="layout" svg:x1="6.47cm" svg:y1="26.2cm" svg:x2="7.27cm" svg:y2="26.2cm">
            <text:p/>
          </draw:line>
        </draw:g>
        <draw:g>
          <draw:line draw:style-name="gr7" draw:text-style-name="P1" draw:layer="layout" svg:x1="4.93cm" svg:y1="25.8cm" svg:x2="5.73cm" svg:y2="25.8cm">
            <text:p/>
          </draw:line>
          <draw:line draw:style-name="gr7" draw:text-style-name="P1" draw:layer="layout" svg:x1="4.93cm" svg:y1="26.2cm" svg:x2="5.73cm" svg:y2="26.2cm">
            <text:p/>
          </draw:line>
        </draw:g>
        <draw:g>
          <draw:line draw:style-name="gr7" draw:text-style-name="P1" draw:layer="layout" svg:x1="5.9cm" svg:y1="25.63cm" svg:x2="5.9cm" svg:y2="24.83cm">
            <text:p/>
          </draw:line>
          <draw:line draw:style-name="gr7" draw:text-style-name="P1" draw:layer="layout" svg:x1="6.3cm" svg:y1="25.63cm" svg:x2="6.3cm" svg:y2="24.83cm">
            <text:p/>
          </draw:line>
        </draw:g>
        <draw:g>
          <draw:line draw:style-name="gr7" draw:text-style-name="P1" draw:layer="layout" svg:x1="5.9cm" svg:y1="27.17cm" svg:x2="5.9cm" svg:y2="26.37cm">
            <text:p/>
          </draw:line>
          <draw:line draw:style-name="gr7" draw:text-style-name="P1" draw:layer="layout" svg:x1="6.3cm" svg:y1="27.17cm" svg:x2="6.3cm" svg:y2="26.37cm">
            <text:p/>
          </draw:line>
        </draw:g>
        <draw:line draw:style-name="gr7" draw:text-style-name="P1" draw:layer="layout" svg:x1="2.1cm" svg:y1="27.2cm" svg:x2="3.3cm" svg:y2="27.2cm">
          <text:p/>
        </draw:line>
        <draw:line draw:style-name="gr7" draw:text-style-name="P1" draw:layer="layout" svg:x1="2.1cm" svg:y1="24.8cm" svg:x2="3.3cm" svg:y2="24.8cm">
          <text:p/>
        </draw:line>
        <draw:line draw:style-name="gr7" draw:text-style-name="P1" draw:layer="layout" svg:x1="4.1cm" svg:y1="26cm" svg:x2="3.3cm" svg:y2="27.2cm">
          <text:p/>
        </draw:line>
        <draw:line draw:style-name="gr7" draw:text-style-name="P1" draw:layer="layout" svg:x1="2.1cm" svg:y1="24.8cm" svg:x2="1.3cm" svg:y2="26cm">
          <text:p/>
        </draw:line>
        <draw:line draw:style-name="gr7" draw:text-style-name="P1" draw:layer="layout" svg:x1="1.3cm" svg:y1="26cm" svg:x2="2.1cm" svg:y2="27.2cm">
          <text:p/>
        </draw:line>
        <draw:line draw:style-name="gr7" draw:text-style-name="P1" draw:layer="layout" svg:x1="3.3cm" svg:y1="24.8cm" svg:x2="4.1cm" svg:y2="26cm">
          <text:p/>
        </draw:line>
        <draw:custom-shape draw:style-name="gr13" draw:text-style-name="P1" draw:layer="layout" svg:width="1.6cm" svg:height="1.6cm" svg:x="1.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9cm" svg:y1="27.6cm" svg:x2="18.1cm" svg:y2="27.6cm">
          <text:p/>
        </draw:line>
        <draw:line draw:style-name="gr7" draw:text-style-name="P1" draw:layer="layout" svg:x1="18.1cm" svg:y1="23.4cm" svg:x2="18.1cm" svg:y2="27.6cm">
          <text:p/>
        </draw:line>
        <draw:line draw:style-name="gr7" draw:text-style-name="P1" draw:layer="layout" svg:x1="18.9cm" svg:y1="23.4cm" svg:x2="18.9cm" svg:y2="27.6cm">
          <text:p/>
        </draw:line>
        <draw:line draw:style-name="gr7" draw:text-style-name="P1" draw:layer="layout" svg:x1="18.9cm" svg:y1="24.4cm" svg:x2="18.1cm" svg:y2="25.2cm">
          <text:p/>
        </draw:line>
        <draw:custom-shape draw:style-name="gr11" draw:text-style-name="P1" draw:layer="layout" svg:width="2.4cm" svg:height="2.4cm" draw:transform="rotate (-1.5707963267949) translate (19.7cm 2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9cm" svg:y1="25.2cm" svg:x2="18.1cm" svg:y2="26cm">
          <text:p/>
        </draw:line>
        <draw:line draw:style-name="gr7" draw:text-style-name="P1" draw:layer="layout" svg:x1="18.9cm" svg:y1="26cm" svg:x2="18.1cm" svg:y2="26.8cm">
          <text:p/>
        </draw:line>
        <draw:line draw:style-name="gr7" draw:text-style-name="P1" draw:layer="layout" svg:x1="18.9cm" svg:y1="26.8cm" svg:x2="18.1cm" svg:y2="27.6cm">
          <text:p/>
        </draw:line>
        <draw:line draw:style-name="gr7" draw:text-style-name="P1" draw:layer="layout" svg:x1="18.9cm" svg:y1="25.2cm" svg:x2="18.1cm" svg:y2="24.4cm">
          <text:p/>
        </draw:line>
        <draw:line draw:style-name="gr7" draw:text-style-name="P1" draw:layer="layout" svg:x1="18.9cm" svg:y1="26cm" svg:x2="18.1cm" svg:y2="25.2cm">
          <text:p/>
        </draw:line>
        <draw:line draw:style-name="gr7" draw:text-style-name="P1" draw:layer="layout" svg:x1="18.9cm" svg:y1="26.8cm" svg:x2="18.1cm" svg:y2="26cm">
          <text:p/>
        </draw:line>
        <draw:line draw:style-name="gr7" draw:text-style-name="P1" draw:layer="layout" svg:x1="18.9cm" svg:y1="27.5cm" svg:x2="18.1cm" svg:y2="26.7cm">
          <text:p/>
        </draw:line>
        <draw:g>
          <draw:custom-shape draw:style-name="gr13" draw:text-style-name="P1" draw:layer="layout" svg:width="1.6cm" svg:height="1.6cm" draw:transform="rotate (-1.5707963267949) translate (19.3cm 2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9.285cm" svg:y1="21.72cm" svg:x2="17.937cm" svg:y2="21.049cm">
            <text:p/>
          </draw:line>
          <draw:line draw:style-name="gr7" draw:text-style-name="P1" draw:layer="layout" svg:x1="19.073cm" svg:y1="22.156cm" svg:x2="17.717cm" svg:y2="21.48cm">
            <text:p/>
          </draw:line>
        </draw:g>
        <draw:path draw:style-name="gr14" draw:text-style-name="P1" draw:layer="layout" svg:width="0.879cm" svg:height="0.399cm" draw:transform="rotate (1.5707963267949) translate (17.7cm 23.39cm)" svg:viewBox="0 0 880 400" svg:d="M0 400c587 0 880-400 880-400">
          <text:p/>
        </draw:path>
        <draw:path draw:style-name="gr14" draw:text-style-name="P1" draw:layer="layout" svg:width="0.879cm" svg:height="0.399cm" draw:transform="rotate (-1.5707963267949) translate (19.3cm 22.51cm)" svg:viewBox="0 0 880 400" svg:d="M880 400c-587 0-880-400-880-400">
          <text:p/>
        </draw:path>
        <draw:custom-shape draw:style-name="gr15" draw:text-style-name="P1" draw:layer="layout" svg:width="2.4cm" svg:height="2.4cm" draw:transform="rotate (-3.14159265358979) translate (16.5cm 22.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382cm" svg:height="0.381cm" draw:transform="rotate (-3.14159265358979) translate (15.489cm 21.79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975cm" svg:height="1.977cm" draw:transform="rotate (-3.14159265358979) translate (16.285cm 22.587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1.975cm" svg:height="1.975cm" draw:transform="skewX (0.00104719755119661) rotate (1.0471975511966) translate (13.951cm 21.962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1.975cm" svg:height="1.975cm" draw:transform="skewX (-0.000523598775598303) rotate (-1.0471975511966) translate (15.658cm 20.251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line draw:style-name="gr7" draw:text-style-name="P1" draw:layer="layout" svg:x1="7.7cm" svg:y1="21.2cm" svg:x2="7.7cm" svg:y2="22.8cm">
            <text:p/>
          </draw:line>
          <draw:line draw:style-name="gr7" draw:text-style-name="P1" draw:layer="layout" svg:x1="7.7cm" svg:y1="22.8cm" svg:x2="8.5cm" svg:y2="22.8cm">
            <text:p/>
          </draw:line>
          <draw:line draw:style-name="gr7" draw:text-style-name="P1" draw:layer="layout" svg:x1="8.5cm" svg:y1="21.2cm" svg:x2="8.5cm" svg:y2="22.8cm">
            <text:p/>
          </draw:line>
          <draw:custom-shape draw:style-name="gr19" draw:text-style-name="P1" draw:layer="layout" svg:width="0.4cm" svg:height="0.4cm" svg:x="7.9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7.9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7cm" svg:y1="21.2cm" svg:x2="8.5cm" svg:y2="21.2cm">
            <text:p/>
          </draw:line>
        </draw:g>
        <draw:line draw:style-name="gr7" draw:text-style-name="P1" draw:layer="layout" svg:x1="8.5cm" svg:y1="21.6cm" svg:x2="8.9cm" svg:y2="21.6cm">
          <text:p/>
        </draw:line>
        <draw:line draw:style-name="gr7" draw:text-style-name="P1" draw:layer="layout" svg:x1="8.5cm" svg:y1="22.4cm" svg:x2="8.9cm" svg:y2="22.4cm">
          <text:p/>
        </draw:line>
        <draw:g>
          <draw:line draw:style-name="gr7" draw:text-style-name="P1" draw:layer="layout" svg:x1="8.9cm" svg:y1="21.2cm" svg:x2="8.9cm" svg:y2="22.8cm">
            <text:p/>
          </draw:line>
          <draw:line draw:style-name="gr7" draw:text-style-name="P1" draw:layer="layout" svg:x1="8.9cm" svg:y1="22.8cm" svg:x2="9.7cm" svg:y2="22.8cm">
            <text:p/>
          </draw:line>
          <draw:line draw:style-name="gr7" draw:text-style-name="P1" draw:layer="layout" svg:x1="9.7cm" svg:y1="21.2cm" svg:x2="9.7cm" svg:y2="22.8cm">
            <text:p/>
          </draw:line>
          <draw:custom-shape draw:style-name="gr19" draw:text-style-name="P1" draw:layer="layout" svg:width="0.4cm" svg:height="0.4cm" svg:x="9.1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9.1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9cm" svg:y1="21.2cm" svg:x2="9.7cm" svg:y2="21.2cm">
            <text:p/>
          </draw:line>
        </draw:g>
        <draw:custom-shape draw:style-name="gr19" draw:text-style-name="P1" draw:layer="layout" svg:width="0.4cm" svg:height="0.4cm" svg:x="12.7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2.1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11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2.1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3cm" svg:y1="23.2cm" svg:x2="13.3cm" svg:y2="23.2cm">
          <text:p/>
        </draw:line>
        <draw:custom-shape draw:style-name="gr19" draw:text-style-name="P1" draw:layer="layout" svg:width="0.4cm" svg:height="0.4cm" svg:x="11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1.5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3cm" svg:y1="25.2cm" svg:x2="13.3cm" svg:y2="25.2cm">
          <text:p/>
        </draw:line>
        <draw:line draw:style-name="gr7" draw:text-style-name="P1" draw:layer="layout" svg:x1="13.3cm" svg:y1="23.2cm" svg:x2="13.3cm" svg:y2="25.2cm">
          <text:p/>
        </draw:line>
        <draw:line draw:style-name="gr7" draw:text-style-name="P1" draw:layer="layout" svg:x1="11.3cm" svg:y1="23.2cm" svg:x2="11.3cm" svg:y2="25.2cm">
          <text:p/>
        </draw:line>
        <draw:custom-shape draw:style-name="gr10" draw:text-style-name="P1" draw:layer="layout" svg:width="0.8cm" svg:height="0.8cm" svg:x="2.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1.3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.7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5.7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0" draw:text-style-name="P1" draw:layer="layout" svg:width="1.6cm" svg:height="1.6cm" draw:transform="rotate (1.5707963267949) translate (4.5cm 22.4cm)" draw:kind="arc" draw:start-angle="270.04" draw:end-angle="179.29">
          <text:p/>
        </draw:circle>
        <draw:circle draw:style-name="gr20" draw:text-style-name="P1" draw:layer="layout" svg:width="1.6cm" svg:height="1.6cm" draw:transform="rotate (-1.5707963267949) translate (6.9cm 21.6cm)" draw:kind="arc" draw:start-angle="270.04" draw:end-angle="179.29">
          <text:p/>
        </draw:circle>
        <draw:custom-shape draw:style-name="gr10" draw:text-style-name="P1" draw:layer="layout" svg:width="0.8cm" svg:height="0.8cm" svg:x="4.9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cm" svg:y1="26.8cm" svg:x2="9.7cm" svg:y2="25.2cm">
          <text:p/>
        </draw:line>
        <draw:line draw:style-name="gr7" draw:text-style-name="P1" draw:layer="layout" svg:x1="8.1cm" svg:y1="26.8cm" svg:x2="8.1cm" svg:y2="25.2cm">
          <text:p/>
        </draw:line>
        <draw:custom-shape draw:style-name="gr10" draw:text-style-name="P1" draw:layer="layout" svg:width="0.8cm" svg:height="0.8cm" draw:transform="rotate (-3.14159265358979) translate (9.3cm 27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601cm" svg:x="8.1cm" svg:y="25.999cm" draw:kind="arc" draw:start-angle="179.9" draw:end-angle="359.77">
          <text:p/>
        </draw:ellipse>
        <draw:custom-shape draw:style-name="gr10" draw:text-style-name="P1" draw:layer="layout" svg:width="0.8cm" svg:height="0.8cm" draw:transform="rotate (-3.14159265358979) translate (9.3cm 25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597cm" draw:transform="rotate (-3.14159265358979) translate (9.7cm 25.997cm)" draw:kind="arc" draw:start-angle="180.23" draw:end-angle="0.1">
          <text:p/>
        </draw:ellipse>
        <draw:line draw:style-name="gr7" draw:text-style-name="P1" draw:layer="layout" svg:x1="17.7cm" svg:y1="16.8cm" svg:x2="16.9cm" svg:y2="18cm">
          <text:p/>
        </draw:line>
        <draw:line draw:style-name="gr7" draw:text-style-name="P1" draw:layer="layout" svg:x1="16.1cm" svg:y1="18.8cm" svg:x2="19.3cm" svg:y2="18.8cm">
          <text:p/>
        </draw:line>
        <draw:line draw:style-name="gr7" draw:text-style-name="P1" draw:layer="layout" svg:x1="16.9cm" svg:y1="17.2cm" svg:x2="16.9cm" svg:y2="18cm">
          <text:p/>
        </draw:line>
        <draw:line draw:style-name="gr7" draw:text-style-name="P1" draw:layer="layout" svg:x1="17.7cm" svg:y1="16.8cm" svg:x2="17.7cm" svg:y2="18cm">
          <text:p/>
        </draw:line>
        <draw:line draw:style-name="gr7" draw:text-style-name="P1" draw:layer="layout" svg:x1="18.5cm" svg:y1="17.2cm" svg:x2="17.7cm" svg:y2="18cm">
          <text:p/>
        </draw:line>
        <draw:line draw:style-name="gr7" draw:text-style-name="P1" draw:layer="layout" svg:x1="18.5cm" svg:y1="17.2cm" svg:x2="18.5cm" svg:y2="18cm">
          <text:p/>
        </draw:line>
        <draw:line draw:style-name="gr7" draw:text-style-name="P1" draw:layer="layout" svg:x1="19.3cm" svg:y1="16.8cm" svg:x2="18.5cm" svg:y2="18cm">
          <text:p/>
        </draw:line>
        <draw:line draw:style-name="gr7" draw:text-style-name="P1" draw:layer="layout" svg:x1="19.3cm" svg:y1="16.8cm" svg:x2="19.3cm" svg:y2="18.8cm">
          <text:p/>
        </draw:line>
        <draw:line draw:style-name="gr7" draw:text-style-name="P1" draw:layer="layout" svg:x1="16.9cm" svg:y1="17.2cm" svg:x2="16.1cm" svg:y2="18cm">
          <text:p/>
        </draw:line>
        <draw:line draw:style-name="gr7" draw:text-style-name="P1" draw:layer="layout" svg:x1="16.1cm" svg:y1="18cm" svg:x2="16.1cm" svg:y2="18.8cm">
          <text:p/>
        </draw:line>
        <draw:custom-shape draw:style-name="gr11" draw:text-style-name="P1" draw:layer="layout" svg:width="2.4cm" svg:height="2.4cm" draw:transform="rotate (-3.14159265358979) translate (13.3cm 22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2.9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1.7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2cm" svg:height="1.198cm" draw:transform="rotate (-3.14159265358979) translate (12.1cm 22.198cm)" draw:kind="arc" draw:start-angle="180.23" draw:end-angle="0.1">
          <text:p/>
        </draw:ellipse>
        <draw:ellipse draw:style-name="gr21" draw:text-style-name="P1" draw:layer="layout" svg:width="1.2cm" svg:height="1.198cm" svg:x="12.1cm" svg:y="21.002cm" draw:kind="arc" draw:start-angle="180.23" draw:end-angle="0.1">
          <text:p/>
        </draw:ellipse>
        <draw:custom-shape draw:style-name="gr13" draw:text-style-name="P1" draw:layer="layout" svg:width="1.6cm" svg:height="1.6cm" draw:transform="rotate (1.5707963267949) translate (15.1cm 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4.5cm 25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4.5cm 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1" draw:text-style-name="P1" draw:layer="layout" svg:width="0.8cm" svg:height="0.799cm" draw:transform="rotate (1.5707963267949) translate (15.701cm 24.6cm)" draw:kind="arc" draw:start-angle="179.9" draw:end-angle="359.77">
          <text:p/>
        </draw:circle>
        <draw:custom-shape draw:style-name="gr19" draw:text-style-name="P1" draw:layer="layout" svg:width="0.4cm" svg:height="0.4cm" draw:transform="rotate (1.5707963267949) translate (15.9cm 24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" draw:layer="layout" svg:width="0.4cm" svg:height="0.4cm" draw:transform="rotate (1.5707963267949) translate (15.5cm 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3cm 23.8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4cm 23.8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4cm" svg:height="0.4cm" draw:transform="rotate (1.5707963267949) translate (15.5cm 24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3cm 24.6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4cm 24.6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2" draw:text-style-name="P11" draw:layer="layout" svg:x1="8.5cm" svg:y1="17.2cm" svg:x2="7.7cm" svg:y2="18.8cm">
            <text:p/>
          </draw:line>
          <draw:line draw:style-name="gr23" draw:text-style-name="P11" draw:layer="layout" svg:x1="7.7cm" svg:y1="17.2cm" svg:x2="8.5cm" svg:y2="17.2cm">
            <text:p/>
          </draw:line>
          <draw:line draw:style-name="gr24" draw:text-style-name="P11" draw:layer="layout" svg:x1="8.9cm" svg:y1="16cm" svg:x2="7.7cm" svg:y2="17.2cm">
            <text:p/>
          </draw:line>
          <draw:line draw:style-name="gr25" draw:text-style-name="P11" draw:layer="layout" svg:x1="9.7cm" svg:y1="16cm" svg:x2="8.9cm" svg:y2="16.8cm">
            <text:p/>
          </draw:line>
          <draw:line draw:style-name="gr26" draw:text-style-name="P11" draw:layer="layout" svg:x1="8.9cm" svg:y1="16.8cm" svg:x2="9.7cm" svg:y2="16.8cm">
            <text:p/>
          </draw:line>
          <draw:line draw:style-name="gr27" draw:text-style-name="P11" draw:layer="layout" svg:x1="9.7cm" svg:y1="16.8cm" svg:x2="7.7cm" svg:y2="18.8cm">
            <text:p/>
          </draw:line>
          <draw:line draw:style-name="gr28" draw:text-style-name="P11" draw:layer="layout" svg:x1="8.9cm" svg:y1="16cm" svg:x2="9.7cm" svg:y2="16cm">
            <text:p/>
          </draw:line>
        </draw:g>
        <draw:frame draw:style-name="gr29" draw:text-style-name="P13" draw:layer="layout" svg:width="19.233cm" svg:height="0.557cm" svg:x="0.9cm" svg:y="28.424cm">
          <draw:text-box>
            <text:p text:style-name="P12"><text:span text:style-name="T4">Licencia CC BY-SA 4.0 <text:s text:c="8"/>www.picuino.com</text:span></text:p>
          </draw:text-box>
        </draw:frame>
      </draw:page>
      <draw:page draw:name="page2" draw:style-name="dp1" draw:master-page-name="Predeterminado">
        <draw:g>
          <draw:g>
            <draw:g>
              <draw:line draw:style-name="gr30" draw:text-style-name="P1" draw:layer="layout" svg:x1="0.9cm" svg:y1="1cm" svg:x2="5.7cm" svg:y2="1cm">
                <text:p/>
              </draw:line>
              <draw:line draw:style-name="gr30" draw:text-style-name="P1" draw:layer="layout" svg:x1="4.9cm" svg:y1="1cm" svg:x2="4.9cm" svg:y2="5.8cm">
                <text:p/>
              </draw:line>
              <draw:line draw:style-name="gr30" draw:text-style-name="P1" draw:layer="layout" svg:x1="0.9cm" svg:y1="1.4cm" svg:x2="5.7cm" svg:y2="1.4cm">
                <text:p/>
              </draw:line>
              <draw:line draw:style-name="gr30" draw:text-style-name="P1" draw:layer="layout" svg:x1="0.9cm" svg:y1="1.8cm" svg:x2="5.7cm" svg:y2="1.8cm">
                <text:p/>
              </draw:line>
              <draw:line draw:style-name="gr30" draw:text-style-name="P1" draw:layer="layout" svg:x1="5.3cm" svg:y1="1cm" svg:x2="5.3cm" svg:y2="5.8cm">
                <text:p/>
              </draw:line>
              <draw:line draw:style-name="gr30" draw:text-style-name="P1" draw:layer="layout" svg:x1="4.1cm" svg:y1="1cm" svg:x2="4.1cm" svg:y2="5.8cm">
                <text:p/>
              </draw:line>
              <draw:line draw:style-name="gr30" draw:text-style-name="P1" draw:layer="layout" svg:x1="4.5cm" svg:y1="1cm" svg:x2="4.5cm" svg:y2="5.8cm">
                <text:p/>
              </draw:line>
              <draw:line draw:style-name="gr30" draw:text-style-name="P1" draw:layer="layout" svg:x1="3.7cm" svg:y1="1cm" svg:x2="3.7cm" svg:y2="5.8cm">
                <text:p/>
              </draw:line>
              <draw:line draw:style-name="gr30" draw:text-style-name="P1" draw:layer="layout" svg:x1="3.3cm" svg:y1="1cm" svg:x2="3.3cm" svg:y2="5.8cm">
                <text:p/>
              </draw:line>
              <draw:line draw:style-name="gr30" draw:text-style-name="P1" draw:layer="layout" svg:x1="2.9cm" svg:y1="1cm" svg:x2="2.9cm" svg:y2="5.8cm">
                <text:p/>
              </draw:line>
              <draw:line draw:style-name="gr30" draw:text-style-name="P1" draw:layer="layout" svg:x1="2.5cm" svg:y1="1cm" svg:x2="2.5cm" svg:y2="5.8cm">
                <text:p/>
              </draw:line>
              <draw:line draw:style-name="gr30" draw:text-style-name="P1" draw:layer="layout" svg:x1="2.1cm" svg:y1="1cm" svg:x2="2.1cm" svg:y2="5.8cm">
                <text:p/>
              </draw:line>
              <draw:line draw:style-name="gr30" draw:text-style-name="P1" draw:layer="layout" svg:x1="1.7cm" svg:y1="1cm" svg:x2="1.7cm" svg:y2="5.8cm">
                <text:p/>
              </draw:line>
              <draw:line draw:style-name="gr30" draw:text-style-name="P1" draw:layer="layout" svg:x1="1.3cm" svg:y1="1cm" svg:x2="1.3cm" svg:y2="5.8cm">
                <text:p/>
              </draw:line>
              <draw:line draw:style-name="gr30" draw:text-style-name="P1" draw:layer="layout" svg:x1="0.9cm" svg:y1="1cm" svg:x2="0.9cm" svg:y2="5.8cm">
                <text:p/>
              </draw:line>
              <draw:line draw:style-name="gr30" draw:text-style-name="P1" draw:layer="layout" svg:x1="0.9cm" svg:y1="5.4cm" svg:x2="5.7cm" svg:y2="5.4cm">
                <text:p/>
              </draw:line>
              <draw:line draw:style-name="gr30" draw:text-style-name="P1" draw:layer="layout" svg:x1="0.9cm" svg:y1="5cm" svg:x2="5.7cm" svg:y2="5cm">
                <text:p/>
              </draw:line>
              <draw:line draw:style-name="gr30" draw:text-style-name="P1" draw:layer="layout" svg:x1="0.9cm" svg:y1="4.6cm" svg:x2="5.7cm" svg:y2="4.6cm">
                <text:p/>
              </draw:line>
              <draw:line draw:style-name="gr30" draw:text-style-name="P1" draw:layer="layout" svg:x1="0.9cm" svg:y1="4.2cm" svg:x2="5.7cm" svg:y2="4.2cm">
                <text:p/>
              </draw:line>
              <draw:line draw:style-name="gr30" draw:text-style-name="P1" draw:layer="layout" svg:x1="0.9cm" svg:y1="3.8cm" svg:x2="5.7cm" svg:y2="3.8cm">
                <text:p/>
              </draw:line>
              <draw:line draw:style-name="gr30" draw:text-style-name="P1" draw:layer="layout" svg:x1="0.9cm" svg:y1="3.4cm" svg:x2="5.7cm" svg:y2="3.4cm">
                <text:p/>
              </draw:line>
              <draw:line draw:style-name="gr30" draw:text-style-name="P1" draw:layer="layout" svg:x1="0.9cm" svg:y1="3cm" svg:x2="5.7cm" svg:y2="3cm">
                <text:p/>
              </draw:line>
              <draw:line draw:style-name="gr30" draw:text-style-name="P1" draw:layer="layout" svg:x1="0.9cm" svg:y1="2.6cm" svg:x2="5.7cm" svg:y2="2.6cm">
                <text:p/>
              </draw:line>
              <draw:line draw:style-name="gr30" draw:text-style-name="P1" draw:layer="layout" svg:x1="0.9cm" svg:y1="2.2cm" svg:x2="5.7cm" svg:y2="2.2cm">
                <text:p/>
              </draw:line>
            </draw:g>
            <draw:g>
              <draw:line draw:style-name="gr30" draw:text-style-name="P1" draw:layer="layout" svg:x1="5.7cm" svg:y1="1cm" svg:x2="10.5cm" svg:y2="1cm">
                <text:p/>
              </draw:line>
              <draw:line draw:style-name="gr30" draw:text-style-name="P1" draw:layer="layout" svg:x1="9.7cm" svg:y1="1cm" svg:x2="9.7cm" svg:y2="5.8cm">
                <text:p/>
              </draw:line>
              <draw:line draw:style-name="gr30" draw:text-style-name="P1" draw:layer="layout" svg:x1="5.7cm" svg:y1="1.4cm" svg:x2="10.5cm" svg:y2="1.4cm">
                <text:p/>
              </draw:line>
              <draw:line draw:style-name="gr30" draw:text-style-name="P1" draw:layer="layout" svg:x1="5.7cm" svg:y1="1.8cm" svg:x2="10.5cm" svg:y2="1.8cm">
                <text:p/>
              </draw:line>
              <draw:line draw:style-name="gr30" draw:text-style-name="P1" draw:layer="layout" svg:x1="10.1cm" svg:y1="1cm" svg:x2="10.1cm" svg:y2="5.8cm">
                <text:p/>
              </draw:line>
              <draw:line draw:style-name="gr30" draw:text-style-name="P1" draw:layer="layout" svg:x1="8.9cm" svg:y1="1cm" svg:x2="8.9cm" svg:y2="5.8cm">
                <text:p/>
              </draw:line>
              <draw:line draw:style-name="gr30" draw:text-style-name="P1" draw:layer="layout" svg:x1="9.3cm" svg:y1="1cm" svg:x2="9.3cm" svg:y2="5.8cm">
                <text:p/>
              </draw:line>
              <draw:line draw:style-name="gr30" draw:text-style-name="P1" draw:layer="layout" svg:x1="8.5cm" svg:y1="1cm" svg:x2="8.5cm" svg:y2="5.8cm">
                <text:p/>
              </draw:line>
              <draw:line draw:style-name="gr30" draw:text-style-name="P1" draw:layer="layout" svg:x1="8.1cm" svg:y1="1cm" svg:x2="8.1cm" svg:y2="5.8cm">
                <text:p/>
              </draw:line>
              <draw:line draw:style-name="gr30" draw:text-style-name="P1" draw:layer="layout" svg:x1="7.7cm" svg:y1="1cm" svg:x2="7.7cm" svg:y2="5.8cm">
                <text:p/>
              </draw:line>
              <draw:line draw:style-name="gr30" draw:text-style-name="P1" draw:layer="layout" svg:x1="7.3cm" svg:y1="1cm" svg:x2="7.3cm" svg:y2="5.8cm">
                <text:p/>
              </draw:line>
              <draw:line draw:style-name="gr30" draw:text-style-name="P1" draw:layer="layout" svg:x1="6.9cm" svg:y1="1cm" svg:x2="6.9cm" svg:y2="5.8cm">
                <text:p/>
              </draw:line>
              <draw:line draw:style-name="gr30" draw:text-style-name="P1" draw:layer="layout" svg:x1="6.5cm" svg:y1="1cm" svg:x2="6.5cm" svg:y2="5.8cm">
                <text:p/>
              </draw:line>
              <draw:line draw:style-name="gr30" draw:text-style-name="P1" draw:layer="layout" svg:x1="6.1cm" svg:y1="1cm" svg:x2="6.1cm" svg:y2="5.8cm">
                <text:p/>
              </draw:line>
              <draw:line draw:style-name="gr30" draw:text-style-name="P1" draw:layer="layout" svg:x1="5.7cm" svg:y1="1cm" svg:x2="5.7cm" svg:y2="5.8cm">
                <text:p/>
              </draw:line>
              <draw:line draw:style-name="gr30" draw:text-style-name="P1" draw:layer="layout" svg:x1="5.7cm" svg:y1="5.4cm" svg:x2="10.5cm" svg:y2="5.4cm">
                <text:p/>
              </draw:line>
              <draw:line draw:style-name="gr30" draw:text-style-name="P1" draw:layer="layout" svg:x1="5.7cm" svg:y1="5cm" svg:x2="10.5cm" svg:y2="5cm">
                <text:p/>
              </draw:line>
              <draw:line draw:style-name="gr30" draw:text-style-name="P1" draw:layer="layout" svg:x1="5.7cm" svg:y1="4.6cm" svg:x2="10.5cm" svg:y2="4.6cm">
                <text:p/>
              </draw:line>
              <draw:line draw:style-name="gr30" draw:text-style-name="P1" draw:layer="layout" svg:x1="5.7cm" svg:y1="4.2cm" svg:x2="10.5cm" svg:y2="4.2cm">
                <text:p/>
              </draw:line>
              <draw:line draw:style-name="gr30" draw:text-style-name="P1" draw:layer="layout" svg:x1="5.7cm" svg:y1="3.8cm" svg:x2="10.5cm" svg:y2="3.8cm">
                <text:p/>
              </draw:line>
              <draw:line draw:style-name="gr30" draw:text-style-name="P1" draw:layer="layout" svg:x1="5.7cm" svg:y1="3.4cm" svg:x2="10.5cm" svg:y2="3.4cm">
                <text:p/>
              </draw:line>
              <draw:line draw:style-name="gr30" draw:text-style-name="P1" draw:layer="layout" svg:x1="5.7cm" svg:y1="3cm" svg:x2="10.5cm" svg:y2="3cm">
                <text:p/>
              </draw:line>
              <draw:line draw:style-name="gr30" draw:text-style-name="P1" draw:layer="layout" svg:x1="5.7cm" svg:y1="2.6cm" svg:x2="10.5cm" svg:y2="2.6cm">
                <text:p/>
              </draw:line>
              <draw:line draw:style-name="gr30" draw:text-style-name="P1" draw:layer="layout" svg:x1="5.7cm" svg:y1="2.2cm" svg:x2="10.5cm" svg:y2="2.2cm">
                <text:p/>
              </draw:line>
            </draw:g>
            <draw:g>
              <draw:line draw:style-name="gr30" draw:text-style-name="P1" draw:layer="layout" svg:x1="10.5cm" svg:y1="1cm" svg:x2="15.3cm" svg:y2="1cm">
                <text:p/>
              </draw:line>
              <draw:line draw:style-name="gr30" draw:text-style-name="P1" draw:layer="layout" svg:x1="14.5cm" svg:y1="1cm" svg:x2="14.5cm" svg:y2="5.8cm">
                <text:p/>
              </draw:line>
              <draw:line draw:style-name="gr30" draw:text-style-name="P1" draw:layer="layout" svg:x1="10.5cm" svg:y1="1.4cm" svg:x2="15.3cm" svg:y2="1.4cm">
                <text:p/>
              </draw:line>
              <draw:line draw:style-name="gr30" draw:text-style-name="P1" draw:layer="layout" svg:x1="10.5cm" svg:y1="1.8cm" svg:x2="15.3cm" svg:y2="1.8cm">
                <text:p/>
              </draw:line>
              <draw:line draw:style-name="gr30" draw:text-style-name="P1" draw:layer="layout" svg:x1="14.9cm" svg:y1="1cm" svg:x2="14.9cm" svg:y2="5.8cm">
                <text:p/>
              </draw:line>
              <draw:line draw:style-name="gr30" draw:text-style-name="P1" draw:layer="layout" svg:x1="13.7cm" svg:y1="1cm" svg:x2="13.7cm" svg:y2="5.8cm">
                <text:p/>
              </draw:line>
              <draw:line draw:style-name="gr30" draw:text-style-name="P1" draw:layer="layout" svg:x1="14.1cm" svg:y1="1cm" svg:x2="14.1cm" svg:y2="5.8cm">
                <text:p/>
              </draw:line>
              <draw:line draw:style-name="gr30" draw:text-style-name="P1" draw:layer="layout" svg:x1="13.3cm" svg:y1="1cm" svg:x2="13.3cm" svg:y2="5.8cm">
                <text:p/>
              </draw:line>
              <draw:line draw:style-name="gr30" draw:text-style-name="P1" draw:layer="layout" svg:x1="12.9cm" svg:y1="1cm" svg:x2="12.9cm" svg:y2="5.8cm">
                <text:p/>
              </draw:line>
              <draw:line draw:style-name="gr30" draw:text-style-name="P1" draw:layer="layout" svg:x1="12.5cm" svg:y1="1cm" svg:x2="12.5cm" svg:y2="5.8cm">
                <text:p/>
              </draw:line>
              <draw:line draw:style-name="gr30" draw:text-style-name="P1" draw:layer="layout" svg:x1="12.1cm" svg:y1="1cm" svg:x2="12.1cm" svg:y2="5.8cm">
                <text:p/>
              </draw:line>
              <draw:line draw:style-name="gr30" draw:text-style-name="P1" draw:layer="layout" svg:x1="11.7cm" svg:y1="1cm" svg:x2="11.7cm" svg:y2="5.8cm">
                <text:p/>
              </draw:line>
              <draw:line draw:style-name="gr30" draw:text-style-name="P1" draw:layer="layout" svg:x1="11.3cm" svg:y1="1cm" svg:x2="11.3cm" svg:y2="5.8cm">
                <text:p/>
              </draw:line>
              <draw:line draw:style-name="gr30" draw:text-style-name="P1" draw:layer="layout" svg:x1="10.9cm" svg:y1="1cm" svg:x2="10.9cm" svg:y2="5.8cm">
                <text:p/>
              </draw:line>
              <draw:line draw:style-name="gr30" draw:text-style-name="P1" draw:layer="layout" svg:x1="10.5cm" svg:y1="1cm" svg:x2="10.5cm" svg:y2="5.8cm">
                <text:p/>
              </draw:line>
              <draw:line draw:style-name="gr30" draw:text-style-name="P1" draw:layer="layout" svg:x1="10.5cm" svg:y1="5.4cm" svg:x2="15.3cm" svg:y2="5.4cm">
                <text:p/>
              </draw:line>
              <draw:line draw:style-name="gr30" draw:text-style-name="P1" draw:layer="layout" svg:x1="10.5cm" svg:y1="5cm" svg:x2="15.3cm" svg:y2="5cm">
                <text:p/>
              </draw:line>
              <draw:line draw:style-name="gr30" draw:text-style-name="P1" draw:layer="layout" svg:x1="10.5cm" svg:y1="4.6cm" svg:x2="15.3cm" svg:y2="4.6cm">
                <text:p/>
              </draw:line>
              <draw:line draw:style-name="gr30" draw:text-style-name="P1" draw:layer="layout" svg:x1="10.5cm" svg:y1="4.2cm" svg:x2="15.3cm" svg:y2="4.2cm">
                <text:p/>
              </draw:line>
              <draw:line draw:style-name="gr30" draw:text-style-name="P1" draw:layer="layout" svg:x1="10.5cm" svg:y1="3.8cm" svg:x2="15.3cm" svg:y2="3.8cm">
                <text:p/>
              </draw:line>
              <draw:line draw:style-name="gr30" draw:text-style-name="P1" draw:layer="layout" svg:x1="10.5cm" svg:y1="3.4cm" svg:x2="15.3cm" svg:y2="3.4cm">
                <text:p/>
              </draw:line>
              <draw:line draw:style-name="gr30" draw:text-style-name="P1" draw:layer="layout" svg:x1="10.5cm" svg:y1="3cm" svg:x2="15.3cm" svg:y2="3cm">
                <text:p/>
              </draw:line>
              <draw:line draw:style-name="gr30" draw:text-style-name="P1" draw:layer="layout" svg:x1="10.5cm" svg:y1="2.6cm" svg:x2="15.3cm" svg:y2="2.6cm">
                <text:p/>
              </draw:line>
              <draw:line draw:style-name="gr30" draw:text-style-name="P1" draw:layer="layout" svg:x1="10.5cm" svg:y1="2.2cm" svg:x2="15.3cm" svg:y2="2.2cm">
                <text:p/>
              </draw:line>
            </draw:g>
            <draw:g>
              <draw:line draw:style-name="gr30" draw:text-style-name="P1" draw:layer="layout" svg:x1="15.3cm" svg:y1="1cm" svg:x2="20.1cm" svg:y2="1cm">
                <text:p/>
              </draw:line>
              <draw:line draw:style-name="gr30" draw:text-style-name="P1" draw:layer="layout" svg:x1="19.3cm" svg:y1="1cm" svg:x2="19.3cm" svg:y2="5.8cm">
                <text:p/>
              </draw:line>
              <draw:line draw:style-name="gr30" draw:text-style-name="P1" draw:layer="layout" svg:x1="15.3cm" svg:y1="1.4cm" svg:x2="20.1cm" svg:y2="1.4cm">
                <text:p/>
              </draw:line>
              <draw:line draw:style-name="gr30" draw:text-style-name="P1" draw:layer="layout" svg:x1="15.3cm" svg:y1="1.8cm" svg:x2="20.1cm" svg:y2="1.8cm">
                <text:p/>
              </draw:line>
              <draw:line draw:style-name="gr30" draw:text-style-name="P1" draw:layer="layout" svg:x1="19.7cm" svg:y1="1cm" svg:x2="19.7cm" svg:y2="5.8cm">
                <text:p/>
              </draw:line>
              <draw:line draw:style-name="gr30" draw:text-style-name="P1" draw:layer="layout" svg:x1="18.5cm" svg:y1="1cm" svg:x2="18.5cm" svg:y2="5.8cm">
                <text:p/>
              </draw:line>
              <draw:line draw:style-name="gr30" draw:text-style-name="P1" draw:layer="layout" svg:x1="18.9cm" svg:y1="1cm" svg:x2="18.9cm" svg:y2="5.8cm">
                <text:p/>
              </draw:line>
              <draw:line draw:style-name="gr30" draw:text-style-name="P1" draw:layer="layout" svg:x1="18.1cm" svg:y1="1cm" svg:x2="18.1cm" svg:y2="5.8cm">
                <text:p/>
              </draw:line>
              <draw:line draw:style-name="gr30" draw:text-style-name="P1" draw:layer="layout" svg:x1="17.7cm" svg:y1="1cm" svg:x2="17.7cm" svg:y2="5.8cm">
                <text:p/>
              </draw:line>
              <draw:line draw:style-name="gr30" draw:text-style-name="P1" draw:layer="layout" svg:x1="17.3cm" svg:y1="1cm" svg:x2="17.3cm" svg:y2="5.8cm">
                <text:p/>
              </draw:line>
              <draw:line draw:style-name="gr30" draw:text-style-name="P1" draw:layer="layout" svg:x1="16.9cm" svg:y1="1cm" svg:x2="16.9cm" svg:y2="5.8cm">
                <text:p/>
              </draw:line>
              <draw:line draw:style-name="gr30" draw:text-style-name="P1" draw:layer="layout" svg:x1="16.5cm" svg:y1="1cm" svg:x2="16.5cm" svg:y2="5.8cm">
                <text:p/>
              </draw:line>
              <draw:line draw:style-name="gr30" draw:text-style-name="P1" draw:layer="layout" svg:x1="16.1cm" svg:y1="1cm" svg:x2="16.1cm" svg:y2="5.8cm">
                <text:p/>
              </draw:line>
              <draw:line draw:style-name="gr30" draw:text-style-name="P1" draw:layer="layout" svg:x1="15.7cm" svg:y1="1cm" svg:x2="15.7cm" svg:y2="5.8cm">
                <text:p/>
              </draw:line>
              <draw:line draw:style-name="gr30" draw:text-style-name="P1" draw:layer="layout" svg:x1="15.3cm" svg:y1="1cm" svg:x2="15.3cm" svg:y2="5.8cm">
                <text:p/>
              </draw:line>
              <draw:line draw:style-name="gr30" draw:text-style-name="P1" draw:layer="layout" svg:x1="15.3cm" svg:y1="5.4cm" svg:x2="20.1cm" svg:y2="5.4cm">
                <text:p/>
              </draw:line>
              <draw:line draw:style-name="gr30" draw:text-style-name="P1" draw:layer="layout" svg:x1="15.3cm" svg:y1="5cm" svg:x2="20.1cm" svg:y2="5cm">
                <text:p/>
              </draw:line>
              <draw:line draw:style-name="gr30" draw:text-style-name="P1" draw:layer="layout" svg:x1="15.3cm" svg:y1="4.6cm" svg:x2="20.1cm" svg:y2="4.6cm">
                <text:p/>
              </draw:line>
              <draw:line draw:style-name="gr30" draw:text-style-name="P1" draw:layer="layout" svg:x1="15.3cm" svg:y1="4.2cm" svg:x2="20.1cm" svg:y2="4.2cm">
                <text:p/>
              </draw:line>
              <draw:line draw:style-name="gr30" draw:text-style-name="P1" draw:layer="layout" svg:x1="15.3cm" svg:y1="3.8cm" svg:x2="20.1cm" svg:y2="3.8cm">
                <text:p/>
              </draw:line>
              <draw:line draw:style-name="gr30" draw:text-style-name="P1" draw:layer="layout" svg:x1="15.3cm" svg:y1="3.4cm" svg:x2="20.1cm" svg:y2="3.4cm">
                <text:p/>
              </draw:line>
              <draw:line draw:style-name="gr30" draw:text-style-name="P1" draw:layer="layout" svg:x1="15.3cm" svg:y1="3cm" svg:x2="20.1cm" svg:y2="3cm">
                <text:p/>
              </draw:line>
              <draw:line draw:style-name="gr30" draw:text-style-name="P1" draw:layer="layout" svg:x1="15.3cm" svg:y1="2.6cm" svg:x2="20.1cm" svg:y2="2.6cm">
                <text:p/>
              </draw:line>
              <draw:line draw:style-name="gr30" draw:text-style-name="P1" draw:layer="layout" svg:x1="15.3cm" svg:y1="2.2cm" svg:x2="20.1cm" svg:y2="2.2cm">
                <text:p/>
              </draw:line>
            </draw:g>
          </draw:g>
          <draw:g>
            <draw:g>
              <draw:line draw:style-name="gr30" draw:text-style-name="P1" draw:layer="layout" svg:x1="0.9cm" svg:y1="5.8cm" svg:x2="5.7cm" svg:y2="5.8cm">
                <text:p/>
              </draw:line>
              <draw:line draw:style-name="gr30" draw:text-style-name="P1" draw:layer="layout" svg:x1="4.9cm" svg:y1="5.8cm" svg:x2="4.9cm" svg:y2="10.6cm">
                <text:p/>
              </draw:line>
              <draw:line draw:style-name="gr30" draw:text-style-name="P1" draw:layer="layout" svg:x1="0.9cm" svg:y1="6.2cm" svg:x2="5.7cm" svg:y2="6.2cm">
                <text:p/>
              </draw:line>
              <draw:line draw:style-name="gr30" draw:text-style-name="P1" draw:layer="layout" svg:x1="0.9cm" svg:y1="6.6cm" svg:x2="5.7cm" svg:y2="6.6cm">
                <text:p/>
              </draw:line>
              <draw:line draw:style-name="gr30" draw:text-style-name="P1" draw:layer="layout" svg:x1="5.3cm" svg:y1="5.8cm" svg:x2="5.3cm" svg:y2="10.6cm">
                <text:p/>
              </draw:line>
              <draw:line draw:style-name="gr30" draw:text-style-name="P1" draw:layer="layout" svg:x1="4.1cm" svg:y1="5.8cm" svg:x2="4.1cm" svg:y2="10.6cm">
                <text:p/>
              </draw:line>
              <draw:line draw:style-name="gr30" draw:text-style-name="P1" draw:layer="layout" svg:x1="4.5cm" svg:y1="5.8cm" svg:x2="4.5cm" svg:y2="10.6cm">
                <text:p/>
              </draw:line>
              <draw:line draw:style-name="gr30" draw:text-style-name="P1" draw:layer="layout" svg:x1="3.7cm" svg:y1="5.8cm" svg:x2="3.7cm" svg:y2="10.6cm">
                <text:p/>
              </draw:line>
              <draw:line draw:style-name="gr30" draw:text-style-name="P1" draw:layer="layout" svg:x1="3.3cm" svg:y1="5.8cm" svg:x2="3.3cm" svg:y2="10.6cm">
                <text:p/>
              </draw:line>
              <draw:line draw:style-name="gr30" draw:text-style-name="P1" draw:layer="layout" svg:x1="2.9cm" svg:y1="5.8cm" svg:x2="2.9cm" svg:y2="10.6cm">
                <text:p/>
              </draw:line>
              <draw:line draw:style-name="gr30" draw:text-style-name="P1" draw:layer="layout" svg:x1="2.5cm" svg:y1="5.8cm" svg:x2="2.5cm" svg:y2="10.6cm">
                <text:p/>
              </draw:line>
              <draw:line draw:style-name="gr30" draw:text-style-name="P1" draw:layer="layout" svg:x1="2.1cm" svg:y1="5.8cm" svg:x2="2.1cm" svg:y2="10.6cm">
                <text:p/>
              </draw:line>
              <draw:line draw:style-name="gr30" draw:text-style-name="P1" draw:layer="layout" svg:x1="1.7cm" svg:y1="5.8cm" svg:x2="1.7cm" svg:y2="10.6cm">
                <text:p/>
              </draw:line>
              <draw:line draw:style-name="gr30" draw:text-style-name="P1" draw:layer="layout" svg:x1="1.3cm" svg:y1="5.8cm" svg:x2="1.3cm" svg:y2="10.6cm">
                <text:p/>
              </draw:line>
              <draw:line draw:style-name="gr30" draw:text-style-name="P1" draw:layer="layout" svg:x1="0.9cm" svg:y1="5.8cm" svg:x2="0.9cm" svg:y2="10.6cm">
                <text:p/>
              </draw:line>
              <draw:line draw:style-name="gr30" draw:text-style-name="P1" draw:layer="layout" svg:x1="0.9cm" svg:y1="10.2cm" svg:x2="5.7cm" svg:y2="10.2cm">
                <text:p/>
              </draw:line>
              <draw:line draw:style-name="gr30" draw:text-style-name="P1" draw:layer="layout" svg:x1="0.9cm" svg:y1="9.8cm" svg:x2="5.7cm" svg:y2="9.8cm">
                <text:p/>
              </draw:line>
              <draw:line draw:style-name="gr30" draw:text-style-name="P1" draw:layer="layout" svg:x1="0.9cm" svg:y1="9.4cm" svg:x2="5.7cm" svg:y2="9.4cm">
                <text:p/>
              </draw:line>
              <draw:line draw:style-name="gr30" draw:text-style-name="P1" draw:layer="layout" svg:x1="0.9cm" svg:y1="9cm" svg:x2="5.7cm" svg:y2="9cm">
                <text:p/>
              </draw:line>
              <draw:line draw:style-name="gr30" draw:text-style-name="P1" draw:layer="layout" svg:x1="0.9cm" svg:y1="8.6cm" svg:x2="5.7cm" svg:y2="8.6cm">
                <text:p/>
              </draw:line>
              <draw:line draw:style-name="gr30" draw:text-style-name="P1" draw:layer="layout" svg:x1="0.9cm" svg:y1="8.2cm" svg:x2="5.7cm" svg:y2="8.2cm">
                <text:p/>
              </draw:line>
              <draw:line draw:style-name="gr30" draw:text-style-name="P1" draw:layer="layout" svg:x1="0.9cm" svg:y1="7.8cm" svg:x2="5.7cm" svg:y2="7.8cm">
                <text:p/>
              </draw:line>
              <draw:line draw:style-name="gr30" draw:text-style-name="P1" draw:layer="layout" svg:x1="0.9cm" svg:y1="7.4cm" svg:x2="5.7cm" svg:y2="7.4cm">
                <text:p/>
              </draw:line>
              <draw:line draw:style-name="gr30" draw:text-style-name="P1" draw:layer="layout" svg:x1="0.9cm" svg:y1="7cm" svg:x2="5.7cm" svg:y2="7cm">
                <text:p/>
              </draw:line>
            </draw:g>
            <draw:g>
              <draw:line draw:style-name="gr30" draw:text-style-name="P1" draw:layer="layout" svg:x1="5.7cm" svg:y1="5.8cm" svg:x2="10.5cm" svg:y2="5.8cm">
                <text:p/>
              </draw:line>
              <draw:line draw:style-name="gr30" draw:text-style-name="P1" draw:layer="layout" svg:x1="9.7cm" svg:y1="5.8cm" svg:x2="9.7cm" svg:y2="10.6cm">
                <text:p/>
              </draw:line>
              <draw:line draw:style-name="gr30" draw:text-style-name="P1" draw:layer="layout" svg:x1="5.7cm" svg:y1="6.2cm" svg:x2="10.5cm" svg:y2="6.2cm">
                <text:p/>
              </draw:line>
              <draw:line draw:style-name="gr30" draw:text-style-name="P1" draw:layer="layout" svg:x1="5.7cm" svg:y1="6.6cm" svg:x2="10.5cm" svg:y2="6.6cm">
                <text:p/>
              </draw:line>
              <draw:line draw:style-name="gr30" draw:text-style-name="P1" draw:layer="layout" svg:x1="10.1cm" svg:y1="5.8cm" svg:x2="10.1cm" svg:y2="10.6cm">
                <text:p/>
              </draw:line>
              <draw:line draw:style-name="gr30" draw:text-style-name="P1" draw:layer="layout" svg:x1="8.9cm" svg:y1="5.8cm" svg:x2="8.9cm" svg:y2="10.6cm">
                <text:p/>
              </draw:line>
              <draw:line draw:style-name="gr30" draw:text-style-name="P1" draw:layer="layout" svg:x1="9.3cm" svg:y1="5.8cm" svg:x2="9.3cm" svg:y2="10.6cm">
                <text:p/>
              </draw:line>
              <draw:line draw:style-name="gr30" draw:text-style-name="P1" draw:layer="layout" svg:x1="8.5cm" svg:y1="5.8cm" svg:x2="8.5cm" svg:y2="10.6cm">
                <text:p/>
              </draw:line>
              <draw:line draw:style-name="gr30" draw:text-style-name="P1" draw:layer="layout" svg:x1="8.1cm" svg:y1="5.8cm" svg:x2="8.1cm" svg:y2="10.6cm">
                <text:p/>
              </draw:line>
              <draw:line draw:style-name="gr30" draw:text-style-name="P1" draw:layer="layout" svg:x1="7.7cm" svg:y1="5.8cm" svg:x2="7.7cm" svg:y2="10.6cm">
                <text:p/>
              </draw:line>
              <draw:line draw:style-name="gr30" draw:text-style-name="P1" draw:layer="layout" svg:x1="7.3cm" svg:y1="5.8cm" svg:x2="7.3cm" svg:y2="10.6cm">
                <text:p/>
              </draw:line>
              <draw:line draw:style-name="gr30" draw:text-style-name="P1" draw:layer="layout" svg:x1="6.9cm" svg:y1="5.8cm" svg:x2="6.9cm" svg:y2="10.6cm">
                <text:p/>
              </draw:line>
              <draw:line draw:style-name="gr30" draw:text-style-name="P1" draw:layer="layout" svg:x1="6.5cm" svg:y1="5.8cm" svg:x2="6.5cm" svg:y2="10.6cm">
                <text:p/>
              </draw:line>
              <draw:line draw:style-name="gr30" draw:text-style-name="P1" draw:layer="layout" svg:x1="6.1cm" svg:y1="5.8cm" svg:x2="6.1cm" svg:y2="10.6cm">
                <text:p/>
              </draw:line>
              <draw:line draw:style-name="gr30" draw:text-style-name="P1" draw:layer="layout" svg:x1="5.7cm" svg:y1="5.8cm" svg:x2="5.7cm" svg:y2="10.6cm">
                <text:p/>
              </draw:line>
              <draw:line draw:style-name="gr30" draw:text-style-name="P1" draw:layer="layout" svg:x1="5.7cm" svg:y1="10.2cm" svg:x2="10.5cm" svg:y2="10.2cm">
                <text:p/>
              </draw:line>
              <draw:line draw:style-name="gr30" draw:text-style-name="P1" draw:layer="layout" svg:x1="5.7cm" svg:y1="9.8cm" svg:x2="10.5cm" svg:y2="9.8cm">
                <text:p/>
              </draw:line>
              <draw:line draw:style-name="gr30" draw:text-style-name="P1" draw:layer="layout" svg:x1="5.7cm" svg:y1="9.4cm" svg:x2="10.5cm" svg:y2="9.4cm">
                <text:p/>
              </draw:line>
              <draw:line draw:style-name="gr30" draw:text-style-name="P1" draw:layer="layout" svg:x1="5.7cm" svg:y1="9cm" svg:x2="10.5cm" svg:y2="9cm">
                <text:p/>
              </draw:line>
              <draw:line draw:style-name="gr30" draw:text-style-name="P1" draw:layer="layout" svg:x1="5.7cm" svg:y1="8.6cm" svg:x2="10.5cm" svg:y2="8.6cm">
                <text:p/>
              </draw:line>
              <draw:line draw:style-name="gr30" draw:text-style-name="P1" draw:layer="layout" svg:x1="5.7cm" svg:y1="8.2cm" svg:x2="10.5cm" svg:y2="8.2cm">
                <text:p/>
              </draw:line>
              <draw:line draw:style-name="gr30" draw:text-style-name="P1" draw:layer="layout" svg:x1="5.7cm" svg:y1="7.8cm" svg:x2="10.5cm" svg:y2="7.8cm">
                <text:p/>
              </draw:line>
              <draw:line draw:style-name="gr30" draw:text-style-name="P1" draw:layer="layout" svg:x1="5.7cm" svg:y1="7.4cm" svg:x2="10.5cm" svg:y2="7.4cm">
                <text:p/>
              </draw:line>
              <draw:line draw:style-name="gr30" draw:text-style-name="P1" draw:layer="layout" svg:x1="5.7cm" svg:y1="7cm" svg:x2="10.5cm" svg:y2="7cm">
                <text:p/>
              </draw:line>
            </draw:g>
            <draw:g>
              <draw:line draw:style-name="gr30" draw:text-style-name="P1" draw:layer="layout" svg:x1="10.5cm" svg:y1="5.8cm" svg:x2="15.3cm" svg:y2="5.8cm">
                <text:p/>
              </draw:line>
              <draw:line draw:style-name="gr30" draw:text-style-name="P1" draw:layer="layout" svg:x1="14.5cm" svg:y1="5.8cm" svg:x2="14.5cm" svg:y2="10.6cm">
                <text:p/>
              </draw:line>
              <draw:line draw:style-name="gr30" draw:text-style-name="P1" draw:layer="layout" svg:x1="10.5cm" svg:y1="6.2cm" svg:x2="15.3cm" svg:y2="6.2cm">
                <text:p/>
              </draw:line>
              <draw:line draw:style-name="gr30" draw:text-style-name="P1" draw:layer="layout" svg:x1="10.5cm" svg:y1="6.6cm" svg:x2="15.3cm" svg:y2="6.6cm">
                <text:p/>
              </draw:line>
              <draw:line draw:style-name="gr30" draw:text-style-name="P1" draw:layer="layout" svg:x1="14.9cm" svg:y1="5.8cm" svg:x2="14.9cm" svg:y2="10.6cm">
                <text:p/>
              </draw:line>
              <draw:line draw:style-name="gr30" draw:text-style-name="P1" draw:layer="layout" svg:x1="13.7cm" svg:y1="5.8cm" svg:x2="13.7cm" svg:y2="10.6cm">
                <text:p/>
              </draw:line>
              <draw:line draw:style-name="gr30" draw:text-style-name="P1" draw:layer="layout" svg:x1="14.1cm" svg:y1="5.8cm" svg:x2="14.1cm" svg:y2="10.6cm">
                <text:p/>
              </draw:line>
              <draw:line draw:style-name="gr30" draw:text-style-name="P1" draw:layer="layout" svg:x1="13.3cm" svg:y1="5.8cm" svg:x2="13.3cm" svg:y2="10.6cm">
                <text:p/>
              </draw:line>
              <draw:line draw:style-name="gr30" draw:text-style-name="P1" draw:layer="layout" svg:x1="12.9cm" svg:y1="5.8cm" svg:x2="12.9cm" svg:y2="10.6cm">
                <text:p/>
              </draw:line>
              <draw:line draw:style-name="gr30" draw:text-style-name="P1" draw:layer="layout" svg:x1="12.5cm" svg:y1="5.8cm" svg:x2="12.5cm" svg:y2="10.6cm">
                <text:p/>
              </draw:line>
              <draw:line draw:style-name="gr30" draw:text-style-name="P1" draw:layer="layout" svg:x1="12.1cm" svg:y1="5.8cm" svg:x2="12.1cm" svg:y2="10.6cm">
                <text:p/>
              </draw:line>
              <draw:line draw:style-name="gr30" draw:text-style-name="P1" draw:layer="layout" svg:x1="11.7cm" svg:y1="5.8cm" svg:x2="11.7cm" svg:y2="10.6cm">
                <text:p/>
              </draw:line>
              <draw:line draw:style-name="gr30" draw:text-style-name="P1" draw:layer="layout" svg:x1="11.3cm" svg:y1="5.8cm" svg:x2="11.3cm" svg:y2="10.6cm">
                <text:p/>
              </draw:line>
              <draw:line draw:style-name="gr30" draw:text-style-name="P1" draw:layer="layout" svg:x1="10.9cm" svg:y1="5.8cm" svg:x2="10.9cm" svg:y2="10.6cm">
                <text:p/>
              </draw:line>
              <draw:line draw:style-name="gr30" draw:text-style-name="P1" draw:layer="layout" svg:x1="10.5cm" svg:y1="5.8cm" svg:x2="10.5cm" svg:y2="10.6cm">
                <text:p/>
              </draw:line>
              <draw:line draw:style-name="gr30" draw:text-style-name="P1" draw:layer="layout" svg:x1="10.5cm" svg:y1="10.2cm" svg:x2="15.3cm" svg:y2="10.2cm">
                <text:p/>
              </draw:line>
              <draw:line draw:style-name="gr30" draw:text-style-name="P1" draw:layer="layout" svg:x1="10.5cm" svg:y1="9.8cm" svg:x2="15.3cm" svg:y2="9.8cm">
                <text:p/>
              </draw:line>
              <draw:line draw:style-name="gr30" draw:text-style-name="P1" draw:layer="layout" svg:x1="10.5cm" svg:y1="9.4cm" svg:x2="15.3cm" svg:y2="9.4cm">
                <text:p/>
              </draw:line>
              <draw:line draw:style-name="gr30" draw:text-style-name="P1" draw:layer="layout" svg:x1="10.5cm" svg:y1="9cm" svg:x2="15.3cm" svg:y2="9cm">
                <text:p/>
              </draw:line>
              <draw:line draw:style-name="gr30" draw:text-style-name="P1" draw:layer="layout" svg:x1="10.5cm" svg:y1="8.6cm" svg:x2="15.3cm" svg:y2="8.6cm">
                <text:p/>
              </draw:line>
              <draw:line draw:style-name="gr30" draw:text-style-name="P1" draw:layer="layout" svg:x1="10.5cm" svg:y1="8.2cm" svg:x2="15.3cm" svg:y2="8.2cm">
                <text:p/>
              </draw:line>
              <draw:line draw:style-name="gr30" draw:text-style-name="P1" draw:layer="layout" svg:x1="10.5cm" svg:y1="7.8cm" svg:x2="15.3cm" svg:y2="7.8cm">
                <text:p/>
              </draw:line>
              <draw:line draw:style-name="gr30" draw:text-style-name="P1" draw:layer="layout" svg:x1="10.5cm" svg:y1="7.4cm" svg:x2="15.3cm" svg:y2="7.4cm">
                <text:p/>
              </draw:line>
              <draw:line draw:style-name="gr30" draw:text-style-name="P1" draw:layer="layout" svg:x1="10.5cm" svg:y1="7cm" svg:x2="15.3cm" svg:y2="7cm">
                <text:p/>
              </draw:line>
            </draw:g>
            <draw:g>
              <draw:line draw:style-name="gr30" draw:text-style-name="P1" draw:layer="layout" svg:x1="15.3cm" svg:y1="5.8cm" svg:x2="20.1cm" svg:y2="5.8cm">
                <text:p/>
              </draw:line>
              <draw:line draw:style-name="gr30" draw:text-style-name="P1" draw:layer="layout" svg:x1="19.3cm" svg:y1="5.8cm" svg:x2="19.3cm" svg:y2="10.6cm">
                <text:p/>
              </draw:line>
              <draw:line draw:style-name="gr30" draw:text-style-name="P1" draw:layer="layout" svg:x1="15.3cm" svg:y1="6.2cm" svg:x2="20.1cm" svg:y2="6.2cm">
                <text:p/>
              </draw:line>
              <draw:line draw:style-name="gr30" draw:text-style-name="P1" draw:layer="layout" svg:x1="15.3cm" svg:y1="6.6cm" svg:x2="20.1cm" svg:y2="6.6cm">
                <text:p/>
              </draw:line>
              <draw:line draw:style-name="gr30" draw:text-style-name="P1" draw:layer="layout" svg:x1="19.7cm" svg:y1="5.8cm" svg:x2="19.7cm" svg:y2="10.6cm">
                <text:p/>
              </draw:line>
              <draw:line draw:style-name="gr30" draw:text-style-name="P1" draw:layer="layout" svg:x1="18.5cm" svg:y1="5.8cm" svg:x2="18.5cm" svg:y2="10.6cm">
                <text:p/>
              </draw:line>
              <draw:line draw:style-name="gr30" draw:text-style-name="P1" draw:layer="layout" svg:x1="18.9cm" svg:y1="5.8cm" svg:x2="18.9cm" svg:y2="10.6cm">
                <text:p/>
              </draw:line>
              <draw:line draw:style-name="gr30" draw:text-style-name="P1" draw:layer="layout" svg:x1="18.1cm" svg:y1="5.8cm" svg:x2="18.1cm" svg:y2="10.6cm">
                <text:p/>
              </draw:line>
              <draw:line draw:style-name="gr30" draw:text-style-name="P1" draw:layer="layout" svg:x1="17.7cm" svg:y1="5.8cm" svg:x2="17.7cm" svg:y2="10.6cm">
                <text:p/>
              </draw:line>
              <draw:line draw:style-name="gr30" draw:text-style-name="P1" draw:layer="layout" svg:x1="17.3cm" svg:y1="5.8cm" svg:x2="17.3cm" svg:y2="10.6cm">
                <text:p/>
              </draw:line>
              <draw:line draw:style-name="gr30" draw:text-style-name="P1" draw:layer="layout" svg:x1="16.9cm" svg:y1="5.8cm" svg:x2="16.9cm" svg:y2="10.6cm">
                <text:p/>
              </draw:line>
              <draw:line draw:style-name="gr30" draw:text-style-name="P1" draw:layer="layout" svg:x1="16.5cm" svg:y1="5.8cm" svg:x2="16.5cm" svg:y2="10.6cm">
                <text:p/>
              </draw:line>
              <draw:line draw:style-name="gr30" draw:text-style-name="P1" draw:layer="layout" svg:x1="16.1cm" svg:y1="5.8cm" svg:x2="16.1cm" svg:y2="10.6cm">
                <text:p/>
              </draw:line>
              <draw:line draw:style-name="gr30" draw:text-style-name="P1" draw:layer="layout" svg:x1="15.7cm" svg:y1="5.8cm" svg:x2="15.7cm" svg:y2="10.6cm">
                <text:p/>
              </draw:line>
              <draw:line draw:style-name="gr30" draw:text-style-name="P1" draw:layer="layout" svg:x1="15.3cm" svg:y1="5.8cm" svg:x2="15.3cm" svg:y2="10.6cm">
                <text:p/>
              </draw:line>
              <draw:line draw:style-name="gr30" draw:text-style-name="P1" draw:layer="layout" svg:x1="15.3cm" svg:y1="10.2cm" svg:x2="20.1cm" svg:y2="10.2cm">
                <text:p/>
              </draw:line>
              <draw:line draw:style-name="gr30" draw:text-style-name="P1" draw:layer="layout" svg:x1="15.3cm" svg:y1="9.8cm" svg:x2="20.1cm" svg:y2="9.8cm">
                <text:p/>
              </draw:line>
              <draw:line draw:style-name="gr30" draw:text-style-name="P1" draw:layer="layout" svg:x1="15.3cm" svg:y1="9.4cm" svg:x2="20.1cm" svg:y2="9.4cm">
                <text:p/>
              </draw:line>
              <draw:line draw:style-name="gr30" draw:text-style-name="P1" draw:layer="layout" svg:x1="15.3cm" svg:y1="9cm" svg:x2="20.1cm" svg:y2="9cm">
                <text:p/>
              </draw:line>
              <draw:line draw:style-name="gr30" draw:text-style-name="P1" draw:layer="layout" svg:x1="15.3cm" svg:y1="8.6cm" svg:x2="20.1cm" svg:y2="8.6cm">
                <text:p/>
              </draw:line>
              <draw:line draw:style-name="gr30" draw:text-style-name="P1" draw:layer="layout" svg:x1="15.3cm" svg:y1="8.2cm" svg:x2="20.1cm" svg:y2="8.2cm">
                <text:p/>
              </draw:line>
              <draw:line draw:style-name="gr30" draw:text-style-name="P1" draw:layer="layout" svg:x1="15.3cm" svg:y1="7.8cm" svg:x2="20.1cm" svg:y2="7.8cm">
                <text:p/>
              </draw:line>
              <draw:line draw:style-name="gr30" draw:text-style-name="P1" draw:layer="layout" svg:x1="15.3cm" svg:y1="7.4cm" svg:x2="20.1cm" svg:y2="7.4cm">
                <text:p/>
              </draw:line>
              <draw:line draw:style-name="gr30" draw:text-style-name="P1" draw:layer="layout" svg:x1="15.3cm" svg:y1="7cm" svg:x2="20.1cm" svg:y2="7cm">
                <text:p/>
              </draw:line>
            </draw:g>
          </draw:g>
          <draw:g>
            <draw:g>
              <draw:line draw:style-name="gr30" draw:text-style-name="P1" draw:layer="layout" svg:x1="0.9cm" svg:y1="10.6cm" svg:x2="5.7cm" svg:y2="10.6cm">
                <text:p/>
              </draw:line>
              <draw:line draw:style-name="gr30" draw:text-style-name="P1" draw:layer="layout" svg:x1="4.9cm" svg:y1="10.6cm" svg:x2="4.9cm" svg:y2="15.4cm">
                <text:p/>
              </draw:line>
              <draw:line draw:style-name="gr30" draw:text-style-name="P1" draw:layer="layout" svg:x1="0.9cm" svg:y1="11cm" svg:x2="5.7cm" svg:y2="11cm">
                <text:p/>
              </draw:line>
              <draw:line draw:style-name="gr30" draw:text-style-name="P1" draw:layer="layout" svg:x1="0.9cm" svg:y1="11.4cm" svg:x2="5.7cm" svg:y2="11.4cm">
                <text:p/>
              </draw:line>
              <draw:line draw:style-name="gr30" draw:text-style-name="P1" draw:layer="layout" svg:x1="5.3cm" svg:y1="10.6cm" svg:x2="5.3cm" svg:y2="15.4cm">
                <text:p/>
              </draw:line>
              <draw:line draw:style-name="gr30" draw:text-style-name="P1" draw:layer="layout" svg:x1="4.1cm" svg:y1="10.6cm" svg:x2="4.1cm" svg:y2="15.4cm">
                <text:p/>
              </draw:line>
              <draw:line draw:style-name="gr30" draw:text-style-name="P1" draw:layer="layout" svg:x1="4.5cm" svg:y1="10.6cm" svg:x2="4.5cm" svg:y2="15.4cm">
                <text:p/>
              </draw:line>
              <draw:line draw:style-name="gr30" draw:text-style-name="P1" draw:layer="layout" svg:x1="3.7cm" svg:y1="10.6cm" svg:x2="3.7cm" svg:y2="15.4cm">
                <text:p/>
              </draw:line>
              <draw:line draw:style-name="gr30" draw:text-style-name="P1" draw:layer="layout" svg:x1="3.3cm" svg:y1="10.6cm" svg:x2="3.3cm" svg:y2="15.4cm">
                <text:p/>
              </draw:line>
              <draw:line draw:style-name="gr30" draw:text-style-name="P1" draw:layer="layout" svg:x1="2.9cm" svg:y1="10.6cm" svg:x2="2.9cm" svg:y2="15.4cm">
                <text:p/>
              </draw:line>
              <draw:line draw:style-name="gr30" draw:text-style-name="P1" draw:layer="layout" svg:x1="2.5cm" svg:y1="10.6cm" svg:x2="2.5cm" svg:y2="15.4cm">
                <text:p/>
              </draw:line>
              <draw:line draw:style-name="gr30" draw:text-style-name="P1" draw:layer="layout" svg:x1="2.1cm" svg:y1="10.6cm" svg:x2="2.1cm" svg:y2="15.4cm">
                <text:p/>
              </draw:line>
              <draw:line draw:style-name="gr30" draw:text-style-name="P1" draw:layer="layout" svg:x1="1.7cm" svg:y1="10.6cm" svg:x2="1.7cm" svg:y2="15.4cm">
                <text:p/>
              </draw:line>
              <draw:line draw:style-name="gr30" draw:text-style-name="P1" draw:layer="layout" svg:x1="1.3cm" svg:y1="10.6cm" svg:x2="1.3cm" svg:y2="15.4cm">
                <text:p/>
              </draw:line>
              <draw:line draw:style-name="gr30" draw:text-style-name="P1" draw:layer="layout" svg:x1="0.9cm" svg:y1="10.6cm" svg:x2="0.9cm" svg:y2="15.4cm">
                <text:p/>
              </draw:line>
              <draw:line draw:style-name="gr30" draw:text-style-name="P1" draw:layer="layout" svg:x1="0.9cm" svg:y1="15cm" svg:x2="5.7cm" svg:y2="15cm">
                <text:p/>
              </draw:line>
              <draw:line draw:style-name="gr30" draw:text-style-name="P1" draw:layer="layout" svg:x1="0.9cm" svg:y1="14.6cm" svg:x2="5.7cm" svg:y2="14.6cm">
                <text:p/>
              </draw:line>
              <draw:line draw:style-name="gr30" draw:text-style-name="P1" draw:layer="layout" svg:x1="0.9cm" svg:y1="14.2cm" svg:x2="5.7cm" svg:y2="14.2cm">
                <text:p/>
              </draw:line>
              <draw:line draw:style-name="gr30" draw:text-style-name="P1" draw:layer="layout" svg:x1="0.9cm" svg:y1="13.8cm" svg:x2="5.7cm" svg:y2="13.8cm">
                <text:p/>
              </draw:line>
              <draw:line draw:style-name="gr30" draw:text-style-name="P1" draw:layer="layout" svg:x1="0.9cm" svg:y1="13.4cm" svg:x2="5.7cm" svg:y2="13.4cm">
                <text:p/>
              </draw:line>
              <draw:line draw:style-name="gr30" draw:text-style-name="P1" draw:layer="layout" svg:x1="0.9cm" svg:y1="13cm" svg:x2="5.7cm" svg:y2="13cm">
                <text:p/>
              </draw:line>
              <draw:line draw:style-name="gr30" draw:text-style-name="P1" draw:layer="layout" svg:x1="0.9cm" svg:y1="12.6cm" svg:x2="5.7cm" svg:y2="12.6cm">
                <text:p/>
              </draw:line>
              <draw:line draw:style-name="gr30" draw:text-style-name="P1" draw:layer="layout" svg:x1="0.9cm" svg:y1="12.2cm" svg:x2="5.7cm" svg:y2="12.2cm">
                <text:p/>
              </draw:line>
              <draw:line draw:style-name="gr30" draw:text-style-name="P1" draw:layer="layout" svg:x1="0.9cm" svg:y1="11.8cm" svg:x2="5.7cm" svg:y2="11.8cm">
                <text:p/>
              </draw:line>
            </draw:g>
            <draw:g>
              <draw:line draw:style-name="gr30" draw:text-style-name="P1" draw:layer="layout" svg:x1="5.7cm" svg:y1="10.6cm" svg:x2="10.5cm" svg:y2="10.6cm">
                <text:p/>
              </draw:line>
              <draw:line draw:style-name="gr30" draw:text-style-name="P1" draw:layer="layout" svg:x1="9.7cm" svg:y1="10.6cm" svg:x2="9.7cm" svg:y2="15.4cm">
                <text:p/>
              </draw:line>
              <draw:line draw:style-name="gr30" draw:text-style-name="P1" draw:layer="layout" svg:x1="5.7cm" svg:y1="11cm" svg:x2="10.5cm" svg:y2="11cm">
                <text:p/>
              </draw:line>
              <draw:line draw:style-name="gr30" draw:text-style-name="P1" draw:layer="layout" svg:x1="5.7cm" svg:y1="11.4cm" svg:x2="10.5cm" svg:y2="11.4cm">
                <text:p/>
              </draw:line>
              <draw:line draw:style-name="gr30" draw:text-style-name="P1" draw:layer="layout" svg:x1="10.1cm" svg:y1="10.6cm" svg:x2="10.1cm" svg:y2="15.4cm">
                <text:p/>
              </draw:line>
              <draw:line draw:style-name="gr30" draw:text-style-name="P1" draw:layer="layout" svg:x1="8.9cm" svg:y1="10.6cm" svg:x2="8.9cm" svg:y2="15.4cm">
                <text:p/>
              </draw:line>
              <draw:line draw:style-name="gr30" draw:text-style-name="P1" draw:layer="layout" svg:x1="9.3cm" svg:y1="10.6cm" svg:x2="9.3cm" svg:y2="15.4cm">
                <text:p/>
              </draw:line>
              <draw:line draw:style-name="gr30" draw:text-style-name="P1" draw:layer="layout" svg:x1="8.5cm" svg:y1="10.6cm" svg:x2="8.5cm" svg:y2="15.4cm">
                <text:p/>
              </draw:line>
              <draw:line draw:style-name="gr30" draw:text-style-name="P1" draw:layer="layout" svg:x1="8.1cm" svg:y1="10.6cm" svg:x2="8.1cm" svg:y2="15.4cm">
                <text:p/>
              </draw:line>
              <draw:line draw:style-name="gr30" draw:text-style-name="P1" draw:layer="layout" svg:x1="7.7cm" svg:y1="10.6cm" svg:x2="7.7cm" svg:y2="15.4cm">
                <text:p/>
              </draw:line>
              <draw:line draw:style-name="gr30" draw:text-style-name="P1" draw:layer="layout" svg:x1="7.3cm" svg:y1="10.6cm" svg:x2="7.3cm" svg:y2="15.4cm">
                <text:p/>
              </draw:line>
              <draw:line draw:style-name="gr30" draw:text-style-name="P1" draw:layer="layout" svg:x1="6.9cm" svg:y1="10.6cm" svg:x2="6.9cm" svg:y2="15.4cm">
                <text:p/>
              </draw:line>
              <draw:line draw:style-name="gr30" draw:text-style-name="P1" draw:layer="layout" svg:x1="6.5cm" svg:y1="10.6cm" svg:x2="6.5cm" svg:y2="15.4cm">
                <text:p/>
              </draw:line>
              <draw:line draw:style-name="gr30" draw:text-style-name="P1" draw:layer="layout" svg:x1="6.1cm" svg:y1="10.6cm" svg:x2="6.1cm" svg:y2="15.4cm">
                <text:p/>
              </draw:line>
              <draw:line draw:style-name="gr30" draw:text-style-name="P1" draw:layer="layout" svg:x1="5.7cm" svg:y1="10.6cm" svg:x2="5.7cm" svg:y2="15.4cm">
                <text:p/>
              </draw:line>
              <draw:line draw:style-name="gr30" draw:text-style-name="P1" draw:layer="layout" svg:x1="5.7cm" svg:y1="15cm" svg:x2="10.5cm" svg:y2="15cm">
                <text:p/>
              </draw:line>
              <draw:line draw:style-name="gr30" draw:text-style-name="P1" draw:layer="layout" svg:x1="5.7cm" svg:y1="14.6cm" svg:x2="10.5cm" svg:y2="14.6cm">
                <text:p/>
              </draw:line>
              <draw:line draw:style-name="gr30" draw:text-style-name="P1" draw:layer="layout" svg:x1="5.7cm" svg:y1="14.2cm" svg:x2="10.5cm" svg:y2="14.2cm">
                <text:p/>
              </draw:line>
              <draw:line draw:style-name="gr30" draw:text-style-name="P1" draw:layer="layout" svg:x1="5.7cm" svg:y1="13.8cm" svg:x2="10.5cm" svg:y2="13.8cm">
                <text:p/>
              </draw:line>
              <draw:line draw:style-name="gr30" draw:text-style-name="P1" draw:layer="layout" svg:x1="5.7cm" svg:y1="13.4cm" svg:x2="10.5cm" svg:y2="13.4cm">
                <text:p/>
              </draw:line>
              <draw:line draw:style-name="gr30" draw:text-style-name="P1" draw:layer="layout" svg:x1="5.7cm" svg:y1="13cm" svg:x2="10.5cm" svg:y2="13cm">
                <text:p/>
              </draw:line>
              <draw:line draw:style-name="gr30" draw:text-style-name="P1" draw:layer="layout" svg:x1="5.7cm" svg:y1="12.6cm" svg:x2="10.5cm" svg:y2="12.6cm">
                <text:p/>
              </draw:line>
              <draw:line draw:style-name="gr30" draw:text-style-name="P1" draw:layer="layout" svg:x1="5.7cm" svg:y1="12.2cm" svg:x2="10.5cm" svg:y2="12.2cm">
                <text:p/>
              </draw:line>
              <draw:line draw:style-name="gr30" draw:text-style-name="P1" draw:layer="layout" svg:x1="5.7cm" svg:y1="11.8cm" svg:x2="10.5cm" svg:y2="11.8cm">
                <text:p/>
              </draw:line>
            </draw:g>
            <draw:g>
              <draw:line draw:style-name="gr30" draw:text-style-name="P1" draw:layer="layout" svg:x1="10.5cm" svg:y1="10.6cm" svg:x2="15.3cm" svg:y2="10.6cm">
                <text:p/>
              </draw:line>
              <draw:line draw:style-name="gr30" draw:text-style-name="P1" draw:layer="layout" svg:x1="14.5cm" svg:y1="10.6cm" svg:x2="14.5cm" svg:y2="15.4cm">
                <text:p/>
              </draw:line>
              <draw:line draw:style-name="gr30" draw:text-style-name="P1" draw:layer="layout" svg:x1="10.5cm" svg:y1="11cm" svg:x2="15.3cm" svg:y2="11cm">
                <text:p/>
              </draw:line>
              <draw:line draw:style-name="gr30" draw:text-style-name="P1" draw:layer="layout" svg:x1="10.5cm" svg:y1="11.4cm" svg:x2="15.3cm" svg:y2="11.4cm">
                <text:p/>
              </draw:line>
              <draw:line draw:style-name="gr30" draw:text-style-name="P1" draw:layer="layout" svg:x1="14.9cm" svg:y1="10.6cm" svg:x2="14.9cm" svg:y2="15.4cm">
                <text:p/>
              </draw:line>
              <draw:line draw:style-name="gr30" draw:text-style-name="P1" draw:layer="layout" svg:x1="13.7cm" svg:y1="10.6cm" svg:x2="13.7cm" svg:y2="15.4cm">
                <text:p/>
              </draw:line>
              <draw:line draw:style-name="gr30" draw:text-style-name="P1" draw:layer="layout" svg:x1="14.1cm" svg:y1="10.6cm" svg:x2="14.1cm" svg:y2="15.4cm">
                <text:p/>
              </draw:line>
              <draw:line draw:style-name="gr30" draw:text-style-name="P1" draw:layer="layout" svg:x1="13.3cm" svg:y1="10.6cm" svg:x2="13.3cm" svg:y2="15.4cm">
                <text:p/>
              </draw:line>
              <draw:line draw:style-name="gr30" draw:text-style-name="P1" draw:layer="layout" svg:x1="12.9cm" svg:y1="10.6cm" svg:x2="12.9cm" svg:y2="15.4cm">
                <text:p/>
              </draw:line>
              <draw:line draw:style-name="gr30" draw:text-style-name="P1" draw:layer="layout" svg:x1="12.5cm" svg:y1="10.6cm" svg:x2="12.5cm" svg:y2="15.4cm">
                <text:p/>
              </draw:line>
              <draw:line draw:style-name="gr30" draw:text-style-name="P1" draw:layer="layout" svg:x1="12.1cm" svg:y1="10.6cm" svg:x2="12.1cm" svg:y2="15.4cm">
                <text:p/>
              </draw:line>
              <draw:line draw:style-name="gr30" draw:text-style-name="P1" draw:layer="layout" svg:x1="11.7cm" svg:y1="10.6cm" svg:x2="11.7cm" svg:y2="15.4cm">
                <text:p/>
              </draw:line>
              <draw:line draw:style-name="gr30" draw:text-style-name="P1" draw:layer="layout" svg:x1="11.3cm" svg:y1="10.6cm" svg:x2="11.3cm" svg:y2="15.4cm">
                <text:p/>
              </draw:line>
              <draw:line draw:style-name="gr30" draw:text-style-name="P1" draw:layer="layout" svg:x1="10.9cm" svg:y1="10.6cm" svg:x2="10.9cm" svg:y2="15.4cm">
                <text:p/>
              </draw:line>
              <draw:line draw:style-name="gr30" draw:text-style-name="P1" draw:layer="layout" svg:x1="10.5cm" svg:y1="10.6cm" svg:x2="10.5cm" svg:y2="15.4cm">
                <text:p/>
              </draw:line>
              <draw:line draw:style-name="gr30" draw:text-style-name="P1" draw:layer="layout" svg:x1="10.5cm" svg:y1="15cm" svg:x2="15.3cm" svg:y2="15cm">
                <text:p/>
              </draw:line>
              <draw:line draw:style-name="gr30" draw:text-style-name="P1" draw:layer="layout" svg:x1="10.5cm" svg:y1="14.6cm" svg:x2="15.3cm" svg:y2="14.6cm">
                <text:p/>
              </draw:line>
              <draw:line draw:style-name="gr30" draw:text-style-name="P1" draw:layer="layout" svg:x1="10.5cm" svg:y1="14.2cm" svg:x2="15.3cm" svg:y2="14.2cm">
                <text:p/>
              </draw:line>
              <draw:line draw:style-name="gr30" draw:text-style-name="P1" draw:layer="layout" svg:x1="10.5cm" svg:y1="13.8cm" svg:x2="15.3cm" svg:y2="13.8cm">
                <text:p/>
              </draw:line>
              <draw:line draw:style-name="gr30" draw:text-style-name="P1" draw:layer="layout" svg:x1="10.5cm" svg:y1="13.4cm" svg:x2="15.3cm" svg:y2="13.4cm">
                <text:p/>
              </draw:line>
              <draw:line draw:style-name="gr30" draw:text-style-name="P1" draw:layer="layout" svg:x1="10.5cm" svg:y1="13cm" svg:x2="15.3cm" svg:y2="13cm">
                <text:p/>
              </draw:line>
              <draw:line draw:style-name="gr30" draw:text-style-name="P1" draw:layer="layout" svg:x1="10.5cm" svg:y1="12.6cm" svg:x2="15.3cm" svg:y2="12.6cm">
                <text:p/>
              </draw:line>
              <draw:line draw:style-name="gr30" draw:text-style-name="P1" draw:layer="layout" svg:x1="10.5cm" svg:y1="12.2cm" svg:x2="15.3cm" svg:y2="12.2cm">
                <text:p/>
              </draw:line>
              <draw:line draw:style-name="gr30" draw:text-style-name="P1" draw:layer="layout" svg:x1="10.5cm" svg:y1="11.8cm" svg:x2="15.3cm" svg:y2="11.8cm">
                <text:p/>
              </draw:line>
            </draw:g>
            <draw:g>
              <draw:line draw:style-name="gr30" draw:text-style-name="P1" draw:layer="layout" svg:x1="15.3cm" svg:y1="10.6cm" svg:x2="20.1cm" svg:y2="10.6cm">
                <text:p/>
              </draw:line>
              <draw:line draw:style-name="gr30" draw:text-style-name="P1" draw:layer="layout" svg:x1="19.3cm" svg:y1="10.6cm" svg:x2="19.3cm" svg:y2="15.4cm">
                <text:p/>
              </draw:line>
              <draw:line draw:style-name="gr30" draw:text-style-name="P1" draw:layer="layout" svg:x1="15.3cm" svg:y1="11cm" svg:x2="20.1cm" svg:y2="11cm">
                <text:p/>
              </draw:line>
              <draw:line draw:style-name="gr30" draw:text-style-name="P1" draw:layer="layout" svg:x1="15.3cm" svg:y1="11.4cm" svg:x2="20.1cm" svg:y2="11.4cm">
                <text:p/>
              </draw:line>
              <draw:line draw:style-name="gr30" draw:text-style-name="P1" draw:layer="layout" svg:x1="19.7cm" svg:y1="10.6cm" svg:x2="19.7cm" svg:y2="15.4cm">
                <text:p/>
              </draw:line>
              <draw:line draw:style-name="gr30" draw:text-style-name="P1" draw:layer="layout" svg:x1="18.5cm" svg:y1="10.6cm" svg:x2="18.5cm" svg:y2="15.4cm">
                <text:p/>
              </draw:line>
              <draw:line draw:style-name="gr30" draw:text-style-name="P1" draw:layer="layout" svg:x1="18.9cm" svg:y1="10.6cm" svg:x2="18.9cm" svg:y2="15.4cm">
                <text:p/>
              </draw:line>
              <draw:line draw:style-name="gr30" draw:text-style-name="P1" draw:layer="layout" svg:x1="18.1cm" svg:y1="10.6cm" svg:x2="18.1cm" svg:y2="15.4cm">
                <text:p/>
              </draw:line>
              <draw:line draw:style-name="gr30" draw:text-style-name="P1" draw:layer="layout" svg:x1="17.7cm" svg:y1="10.6cm" svg:x2="17.7cm" svg:y2="15.4cm">
                <text:p/>
              </draw:line>
              <draw:line draw:style-name="gr30" draw:text-style-name="P1" draw:layer="layout" svg:x1="17.3cm" svg:y1="10.6cm" svg:x2="17.3cm" svg:y2="15.4cm">
                <text:p/>
              </draw:line>
              <draw:line draw:style-name="gr30" draw:text-style-name="P1" draw:layer="layout" svg:x1="16.9cm" svg:y1="10.6cm" svg:x2="16.9cm" svg:y2="15.4cm">
                <text:p/>
              </draw:line>
              <draw:line draw:style-name="gr30" draw:text-style-name="P1" draw:layer="layout" svg:x1="16.5cm" svg:y1="10.6cm" svg:x2="16.5cm" svg:y2="15.4cm">
                <text:p/>
              </draw:line>
              <draw:line draw:style-name="gr30" draw:text-style-name="P1" draw:layer="layout" svg:x1="16.1cm" svg:y1="10.6cm" svg:x2="16.1cm" svg:y2="15.4cm">
                <text:p/>
              </draw:line>
              <draw:line draw:style-name="gr30" draw:text-style-name="P1" draw:layer="layout" svg:x1="15.7cm" svg:y1="10.6cm" svg:x2="15.7cm" svg:y2="15.4cm">
                <text:p/>
              </draw:line>
              <draw:line draw:style-name="gr30" draw:text-style-name="P1" draw:layer="layout" svg:x1="15.3cm" svg:y1="10.6cm" svg:x2="15.3cm" svg:y2="15.4cm">
                <text:p/>
              </draw:line>
              <draw:line draw:style-name="gr30" draw:text-style-name="P1" draw:layer="layout" svg:x1="15.3cm" svg:y1="15cm" svg:x2="20.1cm" svg:y2="15cm">
                <text:p/>
              </draw:line>
              <draw:line draw:style-name="gr30" draw:text-style-name="P1" draw:layer="layout" svg:x1="15.3cm" svg:y1="14.6cm" svg:x2="20.1cm" svg:y2="14.6cm">
                <text:p/>
              </draw:line>
              <draw:line draw:style-name="gr30" draw:text-style-name="P1" draw:layer="layout" svg:x1="15.3cm" svg:y1="14.2cm" svg:x2="20.1cm" svg:y2="14.2cm">
                <text:p/>
              </draw:line>
              <draw:line draw:style-name="gr30" draw:text-style-name="P1" draw:layer="layout" svg:x1="15.3cm" svg:y1="13.8cm" svg:x2="20.1cm" svg:y2="13.8cm">
                <text:p/>
              </draw:line>
              <draw:line draw:style-name="gr30" draw:text-style-name="P1" draw:layer="layout" svg:x1="15.3cm" svg:y1="13.4cm" svg:x2="20.1cm" svg:y2="13.4cm">
                <text:p/>
              </draw:line>
              <draw:line draw:style-name="gr30" draw:text-style-name="P1" draw:layer="layout" svg:x1="15.3cm" svg:y1="13cm" svg:x2="20.1cm" svg:y2="13cm">
                <text:p/>
              </draw:line>
              <draw:line draw:style-name="gr30" draw:text-style-name="P1" draw:layer="layout" svg:x1="15.3cm" svg:y1="12.6cm" svg:x2="20.1cm" svg:y2="12.6cm">
                <text:p/>
              </draw:line>
              <draw:line draw:style-name="gr30" draw:text-style-name="P1" draw:layer="layout" svg:x1="15.3cm" svg:y1="12.2cm" svg:x2="20.1cm" svg:y2="12.2cm">
                <text:p/>
              </draw:line>
              <draw:line draw:style-name="gr30" draw:text-style-name="P1" draw:layer="layout" svg:x1="15.3cm" svg:y1="11.8cm" svg:x2="20.1cm" svg:y2="11.8cm">
                <text:p/>
              </draw:line>
            </draw:g>
          </draw:g>
          <draw:g>
            <draw:g>
              <draw:line draw:style-name="gr30" draw:text-style-name="P1" draw:layer="layout" svg:x1="0.9cm" svg:y1="15.4cm" svg:x2="5.7cm" svg:y2="15.4cm">
                <text:p/>
              </draw:line>
              <draw:line draw:style-name="gr30" draw:text-style-name="P1" draw:layer="layout" svg:x1="4.9cm" svg:y1="15.4cm" svg:x2="4.9cm" svg:y2="20.2cm">
                <text:p/>
              </draw:line>
              <draw:line draw:style-name="gr30" draw:text-style-name="P1" draw:layer="layout" svg:x1="0.9cm" svg:y1="15.8cm" svg:x2="5.7cm" svg:y2="15.8cm">
                <text:p/>
              </draw:line>
              <draw:line draw:style-name="gr30" draw:text-style-name="P1" draw:layer="layout" svg:x1="0.9cm" svg:y1="16.2cm" svg:x2="5.7cm" svg:y2="16.2cm">
                <text:p/>
              </draw:line>
              <draw:line draw:style-name="gr30" draw:text-style-name="P1" draw:layer="layout" svg:x1="5.3cm" svg:y1="15.4cm" svg:x2="5.3cm" svg:y2="20.2cm">
                <text:p/>
              </draw:line>
              <draw:line draw:style-name="gr30" draw:text-style-name="P1" draw:layer="layout" svg:x1="4.1cm" svg:y1="15.4cm" svg:x2="4.1cm" svg:y2="20.2cm">
                <text:p/>
              </draw:line>
              <draw:line draw:style-name="gr30" draw:text-style-name="P1" draw:layer="layout" svg:x1="4.5cm" svg:y1="15.4cm" svg:x2="4.5cm" svg:y2="20.2cm">
                <text:p/>
              </draw:line>
              <draw:line draw:style-name="gr30" draw:text-style-name="P1" draw:layer="layout" svg:x1="3.7cm" svg:y1="15.4cm" svg:x2="3.7cm" svg:y2="20.2cm">
                <text:p/>
              </draw:line>
              <draw:line draw:style-name="gr30" draw:text-style-name="P1" draw:layer="layout" svg:x1="3.3cm" svg:y1="15.4cm" svg:x2="3.3cm" svg:y2="20.2cm">
                <text:p/>
              </draw:line>
              <draw:line draw:style-name="gr30" draw:text-style-name="P1" draw:layer="layout" svg:x1="2.9cm" svg:y1="15.4cm" svg:x2="2.9cm" svg:y2="20.2cm">
                <text:p/>
              </draw:line>
              <draw:line draw:style-name="gr30" draw:text-style-name="P1" draw:layer="layout" svg:x1="2.5cm" svg:y1="15.4cm" svg:x2="2.5cm" svg:y2="20.2cm">
                <text:p/>
              </draw:line>
              <draw:line draw:style-name="gr30" draw:text-style-name="P1" draw:layer="layout" svg:x1="2.1cm" svg:y1="15.4cm" svg:x2="2.1cm" svg:y2="20.2cm">
                <text:p/>
              </draw:line>
              <draw:line draw:style-name="gr30" draw:text-style-name="P1" draw:layer="layout" svg:x1="1.7cm" svg:y1="15.4cm" svg:x2="1.7cm" svg:y2="20.2cm">
                <text:p/>
              </draw:line>
              <draw:line draw:style-name="gr30" draw:text-style-name="P1" draw:layer="layout" svg:x1="1.3cm" svg:y1="15.4cm" svg:x2="1.3cm" svg:y2="20.2cm">
                <text:p/>
              </draw:line>
              <draw:line draw:style-name="gr30" draw:text-style-name="P1" draw:layer="layout" svg:x1="0.9cm" svg:y1="15.4cm" svg:x2="0.9cm" svg:y2="20.2cm">
                <text:p/>
              </draw:line>
              <draw:line draw:style-name="gr30" draw:text-style-name="P1" draw:layer="layout" svg:x1="0.9cm" svg:y1="19.8cm" svg:x2="5.7cm" svg:y2="19.8cm">
                <text:p/>
              </draw:line>
              <draw:line draw:style-name="gr30" draw:text-style-name="P1" draw:layer="layout" svg:x1="0.9cm" svg:y1="19.4cm" svg:x2="5.7cm" svg:y2="19.4cm">
                <text:p/>
              </draw:line>
              <draw:line draw:style-name="gr30" draw:text-style-name="P1" draw:layer="layout" svg:x1="0.9cm" svg:y1="19cm" svg:x2="5.7cm" svg:y2="19cm">
                <text:p/>
              </draw:line>
              <draw:line draw:style-name="gr30" draw:text-style-name="P1" draw:layer="layout" svg:x1="0.9cm" svg:y1="18.6cm" svg:x2="5.7cm" svg:y2="18.6cm">
                <text:p/>
              </draw:line>
              <draw:line draw:style-name="gr30" draw:text-style-name="P1" draw:layer="layout" svg:x1="0.9cm" svg:y1="18.2cm" svg:x2="5.7cm" svg:y2="18.2cm">
                <text:p/>
              </draw:line>
              <draw:line draw:style-name="gr30" draw:text-style-name="P1" draw:layer="layout" svg:x1="0.9cm" svg:y1="17.8cm" svg:x2="5.7cm" svg:y2="17.8cm">
                <text:p/>
              </draw:line>
              <draw:line draw:style-name="gr30" draw:text-style-name="P1" draw:layer="layout" svg:x1="0.9cm" svg:y1="17.4cm" svg:x2="5.7cm" svg:y2="17.4cm">
                <text:p/>
              </draw:line>
              <draw:line draw:style-name="gr30" draw:text-style-name="P1" draw:layer="layout" svg:x1="0.9cm" svg:y1="17cm" svg:x2="5.7cm" svg:y2="17cm">
                <text:p/>
              </draw:line>
              <draw:line draw:style-name="gr30" draw:text-style-name="P1" draw:layer="layout" svg:x1="0.9cm" svg:y1="16.6cm" svg:x2="5.7cm" svg:y2="16.6cm">
                <text:p/>
              </draw:line>
            </draw:g>
            <draw:g>
              <draw:line draw:style-name="gr30" draw:text-style-name="P1" draw:layer="layout" svg:x1="5.7cm" svg:y1="15.4cm" svg:x2="10.5cm" svg:y2="15.4cm">
                <text:p/>
              </draw:line>
              <draw:line draw:style-name="gr30" draw:text-style-name="P1" draw:layer="layout" svg:x1="9.7cm" svg:y1="15.4cm" svg:x2="9.7cm" svg:y2="20.2cm">
                <text:p/>
              </draw:line>
              <draw:line draw:style-name="gr30" draw:text-style-name="P1" draw:layer="layout" svg:x1="5.7cm" svg:y1="15.8cm" svg:x2="10.5cm" svg:y2="15.8cm">
                <text:p/>
              </draw:line>
              <draw:line draw:style-name="gr30" draw:text-style-name="P1" draw:layer="layout" svg:x1="5.7cm" svg:y1="16.2cm" svg:x2="10.5cm" svg:y2="16.2cm">
                <text:p/>
              </draw:line>
              <draw:line draw:style-name="gr30" draw:text-style-name="P1" draw:layer="layout" svg:x1="10.1cm" svg:y1="15.4cm" svg:x2="10.1cm" svg:y2="20.2cm">
                <text:p/>
              </draw:line>
              <draw:line draw:style-name="gr30" draw:text-style-name="P1" draw:layer="layout" svg:x1="8.9cm" svg:y1="15.4cm" svg:x2="8.9cm" svg:y2="20.2cm">
                <text:p/>
              </draw:line>
              <draw:line draw:style-name="gr30" draw:text-style-name="P1" draw:layer="layout" svg:x1="9.3cm" svg:y1="15.4cm" svg:x2="9.3cm" svg:y2="20.2cm">
                <text:p/>
              </draw:line>
              <draw:line draw:style-name="gr30" draw:text-style-name="P1" draw:layer="layout" svg:x1="8.5cm" svg:y1="15.4cm" svg:x2="8.5cm" svg:y2="20.2cm">
                <text:p/>
              </draw:line>
              <draw:line draw:style-name="gr30" draw:text-style-name="P1" draw:layer="layout" svg:x1="8.1cm" svg:y1="15.4cm" svg:x2="8.1cm" svg:y2="20.2cm">
                <text:p/>
              </draw:line>
              <draw:line draw:style-name="gr30" draw:text-style-name="P1" draw:layer="layout" svg:x1="7.7cm" svg:y1="15.4cm" svg:x2="7.7cm" svg:y2="20.2cm">
                <text:p/>
              </draw:line>
              <draw:line draw:style-name="gr30" draw:text-style-name="P1" draw:layer="layout" svg:x1="7.3cm" svg:y1="15.4cm" svg:x2="7.3cm" svg:y2="20.2cm">
                <text:p/>
              </draw:line>
              <draw:line draw:style-name="gr30" draw:text-style-name="P1" draw:layer="layout" svg:x1="6.9cm" svg:y1="15.4cm" svg:x2="6.9cm" svg:y2="20.2cm">
                <text:p/>
              </draw:line>
              <draw:line draw:style-name="gr30" draw:text-style-name="P1" draw:layer="layout" svg:x1="6.5cm" svg:y1="15.4cm" svg:x2="6.5cm" svg:y2="20.2cm">
                <text:p/>
              </draw:line>
              <draw:line draw:style-name="gr30" draw:text-style-name="P1" draw:layer="layout" svg:x1="6.1cm" svg:y1="15.4cm" svg:x2="6.1cm" svg:y2="20.2cm">
                <text:p/>
              </draw:line>
              <draw:line draw:style-name="gr30" draw:text-style-name="P1" draw:layer="layout" svg:x1="5.7cm" svg:y1="15.4cm" svg:x2="5.7cm" svg:y2="20.2cm">
                <text:p/>
              </draw:line>
              <draw:line draw:style-name="gr30" draw:text-style-name="P1" draw:layer="layout" svg:x1="5.7cm" svg:y1="19.8cm" svg:x2="10.5cm" svg:y2="19.8cm">
                <text:p/>
              </draw:line>
              <draw:line draw:style-name="gr30" draw:text-style-name="P1" draw:layer="layout" svg:x1="5.7cm" svg:y1="19.4cm" svg:x2="10.5cm" svg:y2="19.4cm">
                <text:p/>
              </draw:line>
              <draw:line draw:style-name="gr30" draw:text-style-name="P1" draw:layer="layout" svg:x1="5.7cm" svg:y1="19cm" svg:x2="10.5cm" svg:y2="19cm">
                <text:p/>
              </draw:line>
              <draw:line draw:style-name="gr30" draw:text-style-name="P1" draw:layer="layout" svg:x1="5.7cm" svg:y1="18.6cm" svg:x2="10.5cm" svg:y2="18.6cm">
                <text:p/>
              </draw:line>
              <draw:line draw:style-name="gr30" draw:text-style-name="P1" draw:layer="layout" svg:x1="5.7cm" svg:y1="18.2cm" svg:x2="10.5cm" svg:y2="18.2cm">
                <text:p/>
              </draw:line>
              <draw:line draw:style-name="gr30" draw:text-style-name="P1" draw:layer="layout" svg:x1="5.7cm" svg:y1="17.8cm" svg:x2="10.5cm" svg:y2="17.8cm">
                <text:p/>
              </draw:line>
              <draw:line draw:style-name="gr30" draw:text-style-name="P1" draw:layer="layout" svg:x1="5.7cm" svg:y1="17.4cm" svg:x2="10.5cm" svg:y2="17.4cm">
                <text:p/>
              </draw:line>
              <draw:line draw:style-name="gr30" draw:text-style-name="P1" draw:layer="layout" svg:x1="5.7cm" svg:y1="17cm" svg:x2="10.5cm" svg:y2="17cm">
                <text:p/>
              </draw:line>
              <draw:line draw:style-name="gr30" draw:text-style-name="P1" draw:layer="layout" svg:x1="5.7cm" svg:y1="16.6cm" svg:x2="10.5cm" svg:y2="16.6cm">
                <text:p/>
              </draw:line>
            </draw:g>
            <draw:g>
              <draw:line draw:style-name="gr30" draw:text-style-name="P1" draw:layer="layout" svg:x1="10.5cm" svg:y1="15.4cm" svg:x2="15.3cm" svg:y2="15.4cm">
                <text:p/>
              </draw:line>
              <draw:line draw:style-name="gr30" draw:text-style-name="P1" draw:layer="layout" svg:x1="14.5cm" svg:y1="15.4cm" svg:x2="14.5cm" svg:y2="20.2cm">
                <text:p/>
              </draw:line>
              <draw:line draw:style-name="gr30" draw:text-style-name="P1" draw:layer="layout" svg:x1="10.5cm" svg:y1="15.8cm" svg:x2="15.3cm" svg:y2="15.8cm">
                <text:p/>
              </draw:line>
              <draw:line draw:style-name="gr30" draw:text-style-name="P1" draw:layer="layout" svg:x1="10.5cm" svg:y1="16.2cm" svg:x2="15.3cm" svg:y2="16.2cm">
                <text:p/>
              </draw:line>
              <draw:line draw:style-name="gr30" draw:text-style-name="P1" draw:layer="layout" svg:x1="14.9cm" svg:y1="15.4cm" svg:x2="14.9cm" svg:y2="20.2cm">
                <text:p/>
              </draw:line>
              <draw:line draw:style-name="gr30" draw:text-style-name="P1" draw:layer="layout" svg:x1="13.7cm" svg:y1="15.4cm" svg:x2="13.7cm" svg:y2="20.2cm">
                <text:p/>
              </draw:line>
              <draw:line draw:style-name="gr30" draw:text-style-name="P1" draw:layer="layout" svg:x1="14.1cm" svg:y1="15.4cm" svg:x2="14.1cm" svg:y2="20.2cm">
                <text:p/>
              </draw:line>
              <draw:line draw:style-name="gr30" draw:text-style-name="P1" draw:layer="layout" svg:x1="13.3cm" svg:y1="15.4cm" svg:x2="13.3cm" svg:y2="20.2cm">
                <text:p/>
              </draw:line>
              <draw:line draw:style-name="gr30" draw:text-style-name="P1" draw:layer="layout" svg:x1="12.9cm" svg:y1="15.4cm" svg:x2="12.9cm" svg:y2="20.2cm">
                <text:p/>
              </draw:line>
              <draw:line draw:style-name="gr30" draw:text-style-name="P1" draw:layer="layout" svg:x1="12.5cm" svg:y1="15.4cm" svg:x2="12.5cm" svg:y2="20.2cm">
                <text:p/>
              </draw:line>
              <draw:line draw:style-name="gr30" draw:text-style-name="P1" draw:layer="layout" svg:x1="12.1cm" svg:y1="15.4cm" svg:x2="12.1cm" svg:y2="20.2cm">
                <text:p/>
              </draw:line>
              <draw:line draw:style-name="gr30" draw:text-style-name="P1" draw:layer="layout" svg:x1="11.7cm" svg:y1="15.4cm" svg:x2="11.7cm" svg:y2="20.2cm">
                <text:p/>
              </draw:line>
              <draw:line draw:style-name="gr30" draw:text-style-name="P1" draw:layer="layout" svg:x1="11.3cm" svg:y1="15.4cm" svg:x2="11.3cm" svg:y2="20.2cm">
                <text:p/>
              </draw:line>
              <draw:line draw:style-name="gr30" draw:text-style-name="P1" draw:layer="layout" svg:x1="10.9cm" svg:y1="15.4cm" svg:x2="10.9cm" svg:y2="20.2cm">
                <text:p/>
              </draw:line>
              <draw:line draw:style-name="gr30" draw:text-style-name="P1" draw:layer="layout" svg:x1="10.5cm" svg:y1="15.4cm" svg:x2="10.5cm" svg:y2="20.2cm">
                <text:p/>
              </draw:line>
              <draw:line draw:style-name="gr30" draw:text-style-name="P1" draw:layer="layout" svg:x1="10.5cm" svg:y1="19.8cm" svg:x2="15.3cm" svg:y2="19.8cm">
                <text:p/>
              </draw:line>
              <draw:line draw:style-name="gr30" draw:text-style-name="P1" draw:layer="layout" svg:x1="10.5cm" svg:y1="19.4cm" svg:x2="15.3cm" svg:y2="19.4cm">
                <text:p/>
              </draw:line>
              <draw:line draw:style-name="gr30" draw:text-style-name="P1" draw:layer="layout" svg:x1="10.5cm" svg:y1="19cm" svg:x2="15.3cm" svg:y2="19cm">
                <text:p/>
              </draw:line>
              <draw:line draw:style-name="gr30" draw:text-style-name="P1" draw:layer="layout" svg:x1="10.5cm" svg:y1="18.6cm" svg:x2="15.3cm" svg:y2="18.6cm">
                <text:p/>
              </draw:line>
              <draw:line draw:style-name="gr30" draw:text-style-name="P1" draw:layer="layout" svg:x1="10.5cm" svg:y1="18.2cm" svg:x2="15.3cm" svg:y2="18.2cm">
                <text:p/>
              </draw:line>
              <draw:line draw:style-name="gr30" draw:text-style-name="P1" draw:layer="layout" svg:x1="10.5cm" svg:y1="17.8cm" svg:x2="15.3cm" svg:y2="17.8cm">
                <text:p/>
              </draw:line>
              <draw:line draw:style-name="gr30" draw:text-style-name="P1" draw:layer="layout" svg:x1="10.5cm" svg:y1="17.4cm" svg:x2="15.3cm" svg:y2="17.4cm">
                <text:p/>
              </draw:line>
              <draw:line draw:style-name="gr30" draw:text-style-name="P1" draw:layer="layout" svg:x1="10.5cm" svg:y1="17cm" svg:x2="15.3cm" svg:y2="17cm">
                <text:p/>
              </draw:line>
              <draw:line draw:style-name="gr30" draw:text-style-name="P1" draw:layer="layout" svg:x1="10.5cm" svg:y1="16.6cm" svg:x2="15.3cm" svg:y2="16.6cm">
                <text:p/>
              </draw:line>
            </draw:g>
            <draw:g>
              <draw:line draw:style-name="gr30" draw:text-style-name="P1" draw:layer="layout" svg:x1="15.3cm" svg:y1="15.4cm" svg:x2="20.1cm" svg:y2="15.4cm">
                <text:p/>
              </draw:line>
              <draw:line draw:style-name="gr30" draw:text-style-name="P1" draw:layer="layout" svg:x1="19.3cm" svg:y1="15.4cm" svg:x2="19.3cm" svg:y2="20.2cm">
                <text:p/>
              </draw:line>
              <draw:line draw:style-name="gr30" draw:text-style-name="P1" draw:layer="layout" svg:x1="15.3cm" svg:y1="15.8cm" svg:x2="20.1cm" svg:y2="15.8cm">
                <text:p/>
              </draw:line>
              <draw:line draw:style-name="gr30" draw:text-style-name="P1" draw:layer="layout" svg:x1="15.3cm" svg:y1="16.2cm" svg:x2="20.1cm" svg:y2="16.2cm">
                <text:p/>
              </draw:line>
              <draw:line draw:style-name="gr30" draw:text-style-name="P1" draw:layer="layout" svg:x1="19.7cm" svg:y1="15.4cm" svg:x2="19.7cm" svg:y2="20.2cm">
                <text:p/>
              </draw:line>
              <draw:line draw:style-name="gr30" draw:text-style-name="P1" draw:layer="layout" svg:x1="18.5cm" svg:y1="15.4cm" svg:x2="18.5cm" svg:y2="20.2cm">
                <text:p/>
              </draw:line>
              <draw:line draw:style-name="gr30" draw:text-style-name="P1" draw:layer="layout" svg:x1="18.9cm" svg:y1="15.4cm" svg:x2="18.9cm" svg:y2="20.2cm">
                <text:p/>
              </draw:line>
              <draw:line draw:style-name="gr30" draw:text-style-name="P1" draw:layer="layout" svg:x1="18.1cm" svg:y1="15.4cm" svg:x2="18.1cm" svg:y2="20.2cm">
                <text:p/>
              </draw:line>
              <draw:line draw:style-name="gr30" draw:text-style-name="P1" draw:layer="layout" svg:x1="17.7cm" svg:y1="15.4cm" svg:x2="17.7cm" svg:y2="20.2cm">
                <text:p/>
              </draw:line>
              <draw:line draw:style-name="gr30" draw:text-style-name="P1" draw:layer="layout" svg:x1="17.3cm" svg:y1="15.4cm" svg:x2="17.3cm" svg:y2="20.2cm">
                <text:p/>
              </draw:line>
              <draw:line draw:style-name="gr30" draw:text-style-name="P1" draw:layer="layout" svg:x1="16.9cm" svg:y1="15.4cm" svg:x2="16.9cm" svg:y2="20.2cm">
                <text:p/>
              </draw:line>
              <draw:line draw:style-name="gr30" draw:text-style-name="P1" draw:layer="layout" svg:x1="16.5cm" svg:y1="15.4cm" svg:x2="16.5cm" svg:y2="20.2cm">
                <text:p/>
              </draw:line>
              <draw:line draw:style-name="gr30" draw:text-style-name="P1" draw:layer="layout" svg:x1="16.1cm" svg:y1="15.4cm" svg:x2="16.1cm" svg:y2="20.2cm">
                <text:p/>
              </draw:line>
              <draw:line draw:style-name="gr30" draw:text-style-name="P1" draw:layer="layout" svg:x1="15.7cm" svg:y1="15.4cm" svg:x2="15.7cm" svg:y2="20.2cm">
                <text:p/>
              </draw:line>
              <draw:line draw:style-name="gr30" draw:text-style-name="P1" draw:layer="layout" svg:x1="15.3cm" svg:y1="15.4cm" svg:x2="15.3cm" svg:y2="20.2cm">
                <text:p/>
              </draw:line>
              <draw:line draw:style-name="gr30" draw:text-style-name="P1" draw:layer="layout" svg:x1="15.3cm" svg:y1="19.8cm" svg:x2="20.1cm" svg:y2="19.8cm">
                <text:p/>
              </draw:line>
              <draw:line draw:style-name="gr30" draw:text-style-name="P1" draw:layer="layout" svg:x1="15.3cm" svg:y1="19.4cm" svg:x2="20.1cm" svg:y2="19.4cm">
                <text:p/>
              </draw:line>
              <draw:line draw:style-name="gr30" draw:text-style-name="P1" draw:layer="layout" svg:x1="15.3cm" svg:y1="19cm" svg:x2="20.1cm" svg:y2="19cm">
                <text:p/>
              </draw:line>
              <draw:line draw:style-name="gr30" draw:text-style-name="P1" draw:layer="layout" svg:x1="15.3cm" svg:y1="18.6cm" svg:x2="20.1cm" svg:y2="18.6cm">
                <text:p/>
              </draw:line>
              <draw:line draw:style-name="gr30" draw:text-style-name="P1" draw:layer="layout" svg:x1="15.3cm" svg:y1="18.2cm" svg:x2="20.1cm" svg:y2="18.2cm">
                <text:p/>
              </draw:line>
              <draw:line draw:style-name="gr30" draw:text-style-name="P1" draw:layer="layout" svg:x1="15.3cm" svg:y1="17.8cm" svg:x2="20.1cm" svg:y2="17.8cm">
                <text:p/>
              </draw:line>
              <draw:line draw:style-name="gr30" draw:text-style-name="P1" draw:layer="layout" svg:x1="15.3cm" svg:y1="17.4cm" svg:x2="20.1cm" svg:y2="17.4cm">
                <text:p/>
              </draw:line>
              <draw:line draw:style-name="gr30" draw:text-style-name="P1" draw:layer="layout" svg:x1="15.3cm" svg:y1="17cm" svg:x2="20.1cm" svg:y2="17cm">
                <text:p/>
              </draw:line>
              <draw:line draw:style-name="gr30" draw:text-style-name="P1" draw:layer="layout" svg:x1="15.3cm" svg:y1="16.6cm" svg:x2="20.1cm" svg:y2="16.6cm">
                <text:p/>
              </draw:line>
            </draw:g>
          </draw:g>
          <draw:g>
            <draw:g>
              <draw:line draw:style-name="gr30" draw:text-style-name="P1" draw:layer="layout" svg:x1="0.9cm" svg:y1="20.2cm" svg:x2="5.7cm" svg:y2="20.2cm">
                <text:p/>
              </draw:line>
              <draw:line draw:style-name="gr30" draw:text-style-name="P1" draw:layer="layout" svg:x1="4.9cm" svg:y1="20.2cm" svg:x2="4.9cm" svg:y2="25cm">
                <text:p/>
              </draw:line>
              <draw:line draw:style-name="gr30" draw:text-style-name="P1" draw:layer="layout" svg:x1="0.9cm" svg:y1="20.6cm" svg:x2="5.7cm" svg:y2="20.6cm">
                <text:p/>
              </draw:line>
              <draw:line draw:style-name="gr30" draw:text-style-name="P1" draw:layer="layout" svg:x1="0.9cm" svg:y1="21cm" svg:x2="5.7cm" svg:y2="21cm">
                <text:p/>
              </draw:line>
              <draw:line draw:style-name="gr30" draw:text-style-name="P1" draw:layer="layout" svg:x1="5.3cm" svg:y1="20.2cm" svg:x2="5.3cm" svg:y2="25cm">
                <text:p/>
              </draw:line>
              <draw:line draw:style-name="gr30" draw:text-style-name="P1" draw:layer="layout" svg:x1="4.1cm" svg:y1="20.2cm" svg:x2="4.1cm" svg:y2="25cm">
                <text:p/>
              </draw:line>
              <draw:line draw:style-name="gr30" draw:text-style-name="P1" draw:layer="layout" svg:x1="4.5cm" svg:y1="20.2cm" svg:x2="4.5cm" svg:y2="25cm">
                <text:p/>
              </draw:line>
              <draw:line draw:style-name="gr30" draw:text-style-name="P1" draw:layer="layout" svg:x1="3.7cm" svg:y1="20.2cm" svg:x2="3.7cm" svg:y2="25cm">
                <text:p/>
              </draw:line>
              <draw:line draw:style-name="gr30" draw:text-style-name="P1" draw:layer="layout" svg:x1="3.3cm" svg:y1="20.2cm" svg:x2="3.3cm" svg:y2="25cm">
                <text:p/>
              </draw:line>
              <draw:line draw:style-name="gr30" draw:text-style-name="P1" draw:layer="layout" svg:x1="2.9cm" svg:y1="20.2cm" svg:x2="2.9cm" svg:y2="25cm">
                <text:p/>
              </draw:line>
              <draw:line draw:style-name="gr30" draw:text-style-name="P1" draw:layer="layout" svg:x1="2.5cm" svg:y1="20.2cm" svg:x2="2.5cm" svg:y2="25cm">
                <text:p/>
              </draw:line>
              <draw:line draw:style-name="gr30" draw:text-style-name="P1" draw:layer="layout" svg:x1="2.1cm" svg:y1="20.2cm" svg:x2="2.1cm" svg:y2="25cm">
                <text:p/>
              </draw:line>
              <draw:line draw:style-name="gr30" draw:text-style-name="P1" draw:layer="layout" svg:x1="1.7cm" svg:y1="20.2cm" svg:x2="1.7cm" svg:y2="25cm">
                <text:p/>
              </draw:line>
              <draw:line draw:style-name="gr30" draw:text-style-name="P1" draw:layer="layout" svg:x1="1.3cm" svg:y1="20.2cm" svg:x2="1.3cm" svg:y2="25cm">
                <text:p/>
              </draw:line>
              <draw:line draw:style-name="gr30" draw:text-style-name="P1" draw:layer="layout" svg:x1="0.9cm" svg:y1="20.2cm" svg:x2="0.9cm" svg:y2="25cm">
                <text:p/>
              </draw:line>
              <draw:line draw:style-name="gr30" draw:text-style-name="P1" draw:layer="layout" svg:x1="0.9cm" svg:y1="24.6cm" svg:x2="5.7cm" svg:y2="24.6cm">
                <text:p/>
              </draw:line>
              <draw:line draw:style-name="gr30" draw:text-style-name="P1" draw:layer="layout" svg:x1="0.9cm" svg:y1="24.2cm" svg:x2="5.7cm" svg:y2="24.2cm">
                <text:p/>
              </draw:line>
              <draw:line draw:style-name="gr30" draw:text-style-name="P1" draw:layer="layout" svg:x1="0.9cm" svg:y1="23.8cm" svg:x2="5.7cm" svg:y2="23.8cm">
                <text:p/>
              </draw:line>
              <draw:line draw:style-name="gr30" draw:text-style-name="P1" draw:layer="layout" svg:x1="0.9cm" svg:y1="23.4cm" svg:x2="5.7cm" svg:y2="23.4cm">
                <text:p/>
              </draw:line>
              <draw:line draw:style-name="gr30" draw:text-style-name="P1" draw:layer="layout" svg:x1="0.9cm" svg:y1="23cm" svg:x2="5.7cm" svg:y2="23cm">
                <text:p/>
              </draw:line>
              <draw:line draw:style-name="gr30" draw:text-style-name="P1" draw:layer="layout" svg:x1="0.9cm" svg:y1="22.6cm" svg:x2="5.7cm" svg:y2="22.6cm">
                <text:p/>
              </draw:line>
              <draw:line draw:style-name="gr30" draw:text-style-name="P1" draw:layer="layout" svg:x1="0.9cm" svg:y1="22.2cm" svg:x2="5.7cm" svg:y2="22.2cm">
                <text:p/>
              </draw:line>
              <draw:line draw:style-name="gr30" draw:text-style-name="P1" draw:layer="layout" svg:x1="0.9cm" svg:y1="21.8cm" svg:x2="5.7cm" svg:y2="21.8cm">
                <text:p/>
              </draw:line>
              <draw:line draw:style-name="gr30" draw:text-style-name="P1" draw:layer="layout" svg:x1="0.9cm" svg:y1="21.4cm" svg:x2="5.7cm" svg:y2="21.4cm">
                <text:p/>
              </draw:line>
            </draw:g>
            <draw:g>
              <draw:line draw:style-name="gr30" draw:text-style-name="P1" draw:layer="layout" svg:x1="5.7cm" svg:y1="20.2cm" svg:x2="10.5cm" svg:y2="20.2cm">
                <text:p/>
              </draw:line>
              <draw:line draw:style-name="gr30" draw:text-style-name="P1" draw:layer="layout" svg:x1="9.7cm" svg:y1="20.2cm" svg:x2="9.7cm" svg:y2="25cm">
                <text:p/>
              </draw:line>
              <draw:line draw:style-name="gr30" draw:text-style-name="P1" draw:layer="layout" svg:x1="5.7cm" svg:y1="20.6cm" svg:x2="10.5cm" svg:y2="20.6cm">
                <text:p/>
              </draw:line>
              <draw:line draw:style-name="gr30" draw:text-style-name="P1" draw:layer="layout" svg:x1="5.7cm" svg:y1="21cm" svg:x2="10.5cm" svg:y2="21cm">
                <text:p/>
              </draw:line>
              <draw:line draw:style-name="gr30" draw:text-style-name="P1" draw:layer="layout" svg:x1="10.1cm" svg:y1="20.2cm" svg:x2="10.1cm" svg:y2="25cm">
                <text:p/>
              </draw:line>
              <draw:line draw:style-name="gr30" draw:text-style-name="P1" draw:layer="layout" svg:x1="8.9cm" svg:y1="20.2cm" svg:x2="8.9cm" svg:y2="25cm">
                <text:p/>
              </draw:line>
              <draw:line draw:style-name="gr30" draw:text-style-name="P1" draw:layer="layout" svg:x1="9.3cm" svg:y1="20.2cm" svg:x2="9.3cm" svg:y2="25cm">
                <text:p/>
              </draw:line>
              <draw:line draw:style-name="gr30" draw:text-style-name="P1" draw:layer="layout" svg:x1="8.5cm" svg:y1="20.2cm" svg:x2="8.5cm" svg:y2="25cm">
                <text:p/>
              </draw:line>
              <draw:line draw:style-name="gr30" draw:text-style-name="P1" draw:layer="layout" svg:x1="8.1cm" svg:y1="20.2cm" svg:x2="8.1cm" svg:y2="25cm">
                <text:p/>
              </draw:line>
              <draw:line draw:style-name="gr30" draw:text-style-name="P1" draw:layer="layout" svg:x1="7.7cm" svg:y1="20.2cm" svg:x2="7.7cm" svg:y2="25cm">
                <text:p/>
              </draw:line>
              <draw:line draw:style-name="gr30" draw:text-style-name="P1" draw:layer="layout" svg:x1="7.3cm" svg:y1="20.2cm" svg:x2="7.3cm" svg:y2="25cm">
                <text:p/>
              </draw:line>
              <draw:line draw:style-name="gr30" draw:text-style-name="P1" draw:layer="layout" svg:x1="6.9cm" svg:y1="20.2cm" svg:x2="6.9cm" svg:y2="25cm">
                <text:p/>
              </draw:line>
              <draw:line draw:style-name="gr30" draw:text-style-name="P1" draw:layer="layout" svg:x1="6.5cm" svg:y1="20.2cm" svg:x2="6.5cm" svg:y2="25cm">
                <text:p/>
              </draw:line>
              <draw:line draw:style-name="gr30" draw:text-style-name="P1" draw:layer="layout" svg:x1="6.1cm" svg:y1="20.2cm" svg:x2="6.1cm" svg:y2="25cm">
                <text:p/>
              </draw:line>
              <draw:line draw:style-name="gr30" draw:text-style-name="P1" draw:layer="layout" svg:x1="5.7cm" svg:y1="20.2cm" svg:x2="5.7cm" svg:y2="25cm">
                <text:p/>
              </draw:line>
              <draw:line draw:style-name="gr30" draw:text-style-name="P1" draw:layer="layout" svg:x1="5.7cm" svg:y1="24.6cm" svg:x2="10.5cm" svg:y2="24.6cm">
                <text:p/>
              </draw:line>
              <draw:line draw:style-name="gr30" draw:text-style-name="P1" draw:layer="layout" svg:x1="5.7cm" svg:y1="24.2cm" svg:x2="10.5cm" svg:y2="24.2cm">
                <text:p/>
              </draw:line>
              <draw:line draw:style-name="gr30" draw:text-style-name="P1" draw:layer="layout" svg:x1="5.7cm" svg:y1="23.8cm" svg:x2="10.5cm" svg:y2="23.8cm">
                <text:p/>
              </draw:line>
              <draw:line draw:style-name="gr30" draw:text-style-name="P1" draw:layer="layout" svg:x1="5.7cm" svg:y1="23.4cm" svg:x2="10.5cm" svg:y2="23.4cm">
                <text:p/>
              </draw:line>
              <draw:line draw:style-name="gr30" draw:text-style-name="P1" draw:layer="layout" svg:x1="5.7cm" svg:y1="23cm" svg:x2="10.5cm" svg:y2="23cm">
                <text:p/>
              </draw:line>
              <draw:line draw:style-name="gr30" draw:text-style-name="P1" draw:layer="layout" svg:x1="5.7cm" svg:y1="22.6cm" svg:x2="10.5cm" svg:y2="22.6cm">
                <text:p/>
              </draw:line>
              <draw:line draw:style-name="gr30" draw:text-style-name="P1" draw:layer="layout" svg:x1="5.7cm" svg:y1="22.2cm" svg:x2="10.5cm" svg:y2="22.2cm">
                <text:p/>
              </draw:line>
              <draw:line draw:style-name="gr30" draw:text-style-name="P1" draw:layer="layout" svg:x1="5.7cm" svg:y1="21.8cm" svg:x2="10.5cm" svg:y2="21.8cm">
                <text:p/>
              </draw:line>
              <draw:line draw:style-name="gr30" draw:text-style-name="P1" draw:layer="layout" svg:x1="5.7cm" svg:y1="21.4cm" svg:x2="10.5cm" svg:y2="21.4cm">
                <text:p/>
              </draw:line>
            </draw:g>
            <draw:g>
              <draw:line draw:style-name="gr30" draw:text-style-name="P1" draw:layer="layout" svg:x1="10.5cm" svg:y1="20.2cm" svg:x2="15.3cm" svg:y2="20.2cm">
                <text:p/>
              </draw:line>
              <draw:line draw:style-name="gr30" draw:text-style-name="P1" draw:layer="layout" svg:x1="14.5cm" svg:y1="20.2cm" svg:x2="14.5cm" svg:y2="25cm">
                <text:p/>
              </draw:line>
              <draw:line draw:style-name="gr30" draw:text-style-name="P1" draw:layer="layout" svg:x1="10.5cm" svg:y1="20.6cm" svg:x2="15.3cm" svg:y2="20.6cm">
                <text:p/>
              </draw:line>
              <draw:line draw:style-name="gr30" draw:text-style-name="P1" draw:layer="layout" svg:x1="10.5cm" svg:y1="21cm" svg:x2="15.3cm" svg:y2="21cm">
                <text:p/>
              </draw:line>
              <draw:line draw:style-name="gr30" draw:text-style-name="P1" draw:layer="layout" svg:x1="14.9cm" svg:y1="20.2cm" svg:x2="14.9cm" svg:y2="25cm">
                <text:p/>
              </draw:line>
              <draw:line draw:style-name="gr30" draw:text-style-name="P1" draw:layer="layout" svg:x1="13.7cm" svg:y1="20.2cm" svg:x2="13.7cm" svg:y2="25cm">
                <text:p/>
              </draw:line>
              <draw:line draw:style-name="gr30" draw:text-style-name="P1" draw:layer="layout" svg:x1="14.1cm" svg:y1="20.2cm" svg:x2="14.1cm" svg:y2="25cm">
                <text:p/>
              </draw:line>
              <draw:line draw:style-name="gr30" draw:text-style-name="P1" draw:layer="layout" svg:x1="13.3cm" svg:y1="20.2cm" svg:x2="13.3cm" svg:y2="25cm">
                <text:p/>
              </draw:line>
              <draw:line draw:style-name="gr30" draw:text-style-name="P1" draw:layer="layout" svg:x1="12.9cm" svg:y1="20.2cm" svg:x2="12.9cm" svg:y2="25cm">
                <text:p/>
              </draw:line>
              <draw:line draw:style-name="gr30" draw:text-style-name="P1" draw:layer="layout" svg:x1="12.5cm" svg:y1="20.2cm" svg:x2="12.5cm" svg:y2="25cm">
                <text:p/>
              </draw:line>
              <draw:line draw:style-name="gr30" draw:text-style-name="P1" draw:layer="layout" svg:x1="12.1cm" svg:y1="20.2cm" svg:x2="12.1cm" svg:y2="25cm">
                <text:p/>
              </draw:line>
              <draw:line draw:style-name="gr30" draw:text-style-name="P1" draw:layer="layout" svg:x1="11.7cm" svg:y1="20.2cm" svg:x2="11.7cm" svg:y2="25cm">
                <text:p/>
              </draw:line>
              <draw:line draw:style-name="gr30" draw:text-style-name="P1" draw:layer="layout" svg:x1="11.3cm" svg:y1="20.2cm" svg:x2="11.3cm" svg:y2="25cm">
                <text:p/>
              </draw:line>
              <draw:line draw:style-name="gr30" draw:text-style-name="P1" draw:layer="layout" svg:x1="10.9cm" svg:y1="20.2cm" svg:x2="10.9cm" svg:y2="25cm">
                <text:p/>
              </draw:line>
              <draw:line draw:style-name="gr30" draw:text-style-name="P1" draw:layer="layout" svg:x1="10.5cm" svg:y1="20.2cm" svg:x2="10.5cm" svg:y2="25cm">
                <text:p/>
              </draw:line>
              <draw:line draw:style-name="gr30" draw:text-style-name="P1" draw:layer="layout" svg:x1="10.5cm" svg:y1="24.6cm" svg:x2="15.3cm" svg:y2="24.6cm">
                <text:p/>
              </draw:line>
              <draw:line draw:style-name="gr30" draw:text-style-name="P1" draw:layer="layout" svg:x1="10.5cm" svg:y1="24.2cm" svg:x2="15.3cm" svg:y2="24.2cm">
                <text:p/>
              </draw:line>
              <draw:line draw:style-name="gr30" draw:text-style-name="P1" draw:layer="layout" svg:x1="10.5cm" svg:y1="23.8cm" svg:x2="15.3cm" svg:y2="23.8cm">
                <text:p/>
              </draw:line>
              <draw:line draw:style-name="gr30" draw:text-style-name="P1" draw:layer="layout" svg:x1="10.5cm" svg:y1="23.4cm" svg:x2="15.3cm" svg:y2="23.4cm">
                <text:p/>
              </draw:line>
              <draw:line draw:style-name="gr30" draw:text-style-name="P1" draw:layer="layout" svg:x1="10.5cm" svg:y1="23cm" svg:x2="15.3cm" svg:y2="23cm">
                <text:p/>
              </draw:line>
              <draw:line draw:style-name="gr30" draw:text-style-name="P1" draw:layer="layout" svg:x1="10.5cm" svg:y1="22.6cm" svg:x2="15.3cm" svg:y2="22.6cm">
                <text:p/>
              </draw:line>
              <draw:line draw:style-name="gr30" draw:text-style-name="P1" draw:layer="layout" svg:x1="10.5cm" svg:y1="22.2cm" svg:x2="15.3cm" svg:y2="22.2cm">
                <text:p/>
              </draw:line>
              <draw:line draw:style-name="gr30" draw:text-style-name="P1" draw:layer="layout" svg:x1="10.5cm" svg:y1="21.8cm" svg:x2="15.3cm" svg:y2="21.8cm">
                <text:p/>
              </draw:line>
              <draw:line draw:style-name="gr30" draw:text-style-name="P1" draw:layer="layout" svg:x1="10.5cm" svg:y1="21.4cm" svg:x2="15.3cm" svg:y2="21.4cm">
                <text:p/>
              </draw:line>
            </draw:g>
            <draw:g>
              <draw:line draw:style-name="gr30" draw:text-style-name="P1" draw:layer="layout" svg:x1="15.3cm" svg:y1="20.2cm" svg:x2="20.1cm" svg:y2="20.2cm">
                <text:p/>
              </draw:line>
              <draw:line draw:style-name="gr30" draw:text-style-name="P1" draw:layer="layout" svg:x1="19.3cm" svg:y1="20.2cm" svg:x2="19.3cm" svg:y2="25cm">
                <text:p/>
              </draw:line>
              <draw:line draw:style-name="gr30" draw:text-style-name="P1" draw:layer="layout" svg:x1="15.3cm" svg:y1="20.6cm" svg:x2="20.1cm" svg:y2="20.6cm">
                <text:p/>
              </draw:line>
              <draw:line draw:style-name="gr30" draw:text-style-name="P1" draw:layer="layout" svg:x1="15.3cm" svg:y1="21cm" svg:x2="20.1cm" svg:y2="21cm">
                <text:p/>
              </draw:line>
              <draw:line draw:style-name="gr30" draw:text-style-name="P1" draw:layer="layout" svg:x1="19.7cm" svg:y1="20.2cm" svg:x2="19.7cm" svg:y2="25cm">
                <text:p/>
              </draw:line>
              <draw:line draw:style-name="gr30" draw:text-style-name="P1" draw:layer="layout" svg:x1="18.5cm" svg:y1="20.2cm" svg:x2="18.5cm" svg:y2="25cm">
                <text:p/>
              </draw:line>
              <draw:line draw:style-name="gr30" draw:text-style-name="P1" draw:layer="layout" svg:x1="18.9cm" svg:y1="20.2cm" svg:x2="18.9cm" svg:y2="25cm">
                <text:p/>
              </draw:line>
              <draw:line draw:style-name="gr30" draw:text-style-name="P1" draw:layer="layout" svg:x1="18.1cm" svg:y1="20.2cm" svg:x2="18.1cm" svg:y2="25cm">
                <text:p/>
              </draw:line>
              <draw:line draw:style-name="gr30" draw:text-style-name="P1" draw:layer="layout" svg:x1="17.7cm" svg:y1="20.2cm" svg:x2="17.7cm" svg:y2="25cm">
                <text:p/>
              </draw:line>
              <draw:line draw:style-name="gr30" draw:text-style-name="P1" draw:layer="layout" svg:x1="17.3cm" svg:y1="20.2cm" svg:x2="17.3cm" svg:y2="25cm">
                <text:p/>
              </draw:line>
              <draw:line draw:style-name="gr30" draw:text-style-name="P1" draw:layer="layout" svg:x1="16.9cm" svg:y1="20.2cm" svg:x2="16.9cm" svg:y2="25cm">
                <text:p/>
              </draw:line>
              <draw:line draw:style-name="gr30" draw:text-style-name="P1" draw:layer="layout" svg:x1="16.5cm" svg:y1="20.2cm" svg:x2="16.5cm" svg:y2="25cm">
                <text:p/>
              </draw:line>
              <draw:line draw:style-name="gr30" draw:text-style-name="P1" draw:layer="layout" svg:x1="16.1cm" svg:y1="20.2cm" svg:x2="16.1cm" svg:y2="25cm">
                <text:p/>
              </draw:line>
              <draw:line draw:style-name="gr30" draw:text-style-name="P1" draw:layer="layout" svg:x1="15.7cm" svg:y1="20.2cm" svg:x2="15.7cm" svg:y2="25cm">
                <text:p/>
              </draw:line>
              <draw:line draw:style-name="gr30" draw:text-style-name="P1" draw:layer="layout" svg:x1="15.3cm" svg:y1="20.2cm" svg:x2="15.3cm" svg:y2="25cm">
                <text:p/>
              </draw:line>
              <draw:line draw:style-name="gr30" draw:text-style-name="P1" draw:layer="layout" svg:x1="15.3cm" svg:y1="24.6cm" svg:x2="20.1cm" svg:y2="24.6cm">
                <text:p/>
              </draw:line>
              <draw:line draw:style-name="gr30" draw:text-style-name="P1" draw:layer="layout" svg:x1="15.3cm" svg:y1="24.2cm" svg:x2="20.1cm" svg:y2="24.2cm">
                <text:p/>
              </draw:line>
              <draw:line draw:style-name="gr30" draw:text-style-name="P1" draw:layer="layout" svg:x1="15.3cm" svg:y1="23.8cm" svg:x2="20.1cm" svg:y2="23.8cm">
                <text:p/>
              </draw:line>
              <draw:line draw:style-name="gr30" draw:text-style-name="P1" draw:layer="layout" svg:x1="15.3cm" svg:y1="23.4cm" svg:x2="20.1cm" svg:y2="23.4cm">
                <text:p/>
              </draw:line>
              <draw:line draw:style-name="gr30" draw:text-style-name="P1" draw:layer="layout" svg:x1="15.3cm" svg:y1="23cm" svg:x2="20.1cm" svg:y2="23cm">
                <text:p/>
              </draw:line>
              <draw:line draw:style-name="gr30" draw:text-style-name="P1" draw:layer="layout" svg:x1="15.3cm" svg:y1="22.6cm" svg:x2="20.1cm" svg:y2="22.6cm">
                <text:p/>
              </draw:line>
              <draw:line draw:style-name="gr30" draw:text-style-name="P1" draw:layer="layout" svg:x1="15.3cm" svg:y1="22.2cm" svg:x2="20.1cm" svg:y2="22.2cm">
                <text:p/>
              </draw:line>
              <draw:line draw:style-name="gr30" draw:text-style-name="P1" draw:layer="layout" svg:x1="15.3cm" svg:y1="21.8cm" svg:x2="20.1cm" svg:y2="21.8cm">
                <text:p/>
              </draw:line>
              <draw:line draw:style-name="gr30" draw:text-style-name="P1" draw:layer="layout" svg:x1="15.3cm" svg:y1="21.4cm" svg:x2="20.1cm" svg:y2="21.4cm">
                <text:p/>
              </draw:line>
            </draw:g>
          </draw:g>
          <draw:g>
            <draw:g>
              <draw:line draw:style-name="gr30" draw:text-style-name="P1" draw:layer="layout" svg:x1="0.9cm" svg:y1="25cm" svg:x2="5.7cm" svg:y2="25cm">
                <text:p/>
              </draw:line>
              <draw:line draw:style-name="gr30" draw:text-style-name="P1" draw:layer="layout" svg:x1="4.9cm" svg:y1="25cm" svg:x2="4.9cm" svg:y2="29.8cm">
                <text:p/>
              </draw:line>
              <draw:line draw:style-name="gr30" draw:text-style-name="P1" draw:layer="layout" svg:x1="0.9cm" svg:y1="25.4cm" svg:x2="5.7cm" svg:y2="25.4cm">
                <text:p/>
              </draw:line>
              <draw:line draw:style-name="gr30" draw:text-style-name="P1" draw:layer="layout" svg:x1="0.9cm" svg:y1="25.8cm" svg:x2="5.7cm" svg:y2="25.8cm">
                <text:p/>
              </draw:line>
              <draw:line draw:style-name="gr30" draw:text-style-name="P1" draw:layer="layout" svg:x1="5.3cm" svg:y1="25cm" svg:x2="5.3cm" svg:y2="29.8cm">
                <text:p/>
              </draw:line>
              <draw:line draw:style-name="gr30" draw:text-style-name="P1" draw:layer="layout" svg:x1="4.1cm" svg:y1="25cm" svg:x2="4.1cm" svg:y2="29.8cm">
                <text:p/>
              </draw:line>
              <draw:line draw:style-name="gr30" draw:text-style-name="P1" draw:layer="layout" svg:x1="4.5cm" svg:y1="25cm" svg:x2="4.5cm" svg:y2="29.8cm">
                <text:p/>
              </draw:line>
              <draw:line draw:style-name="gr30" draw:text-style-name="P1" draw:layer="layout" svg:x1="3.7cm" svg:y1="25cm" svg:x2="3.7cm" svg:y2="29.8cm">
                <text:p/>
              </draw:line>
              <draw:line draw:style-name="gr30" draw:text-style-name="P1" draw:layer="layout" svg:x1="3.3cm" svg:y1="25cm" svg:x2="3.3cm" svg:y2="29.8cm">
                <text:p/>
              </draw:line>
              <draw:line draw:style-name="gr30" draw:text-style-name="P1" draw:layer="layout" svg:x1="2.9cm" svg:y1="25cm" svg:x2="2.9cm" svg:y2="29.8cm">
                <text:p/>
              </draw:line>
              <draw:line draw:style-name="gr30" draw:text-style-name="P1" draw:layer="layout" svg:x1="2.5cm" svg:y1="25cm" svg:x2="2.5cm" svg:y2="29.8cm">
                <text:p/>
              </draw:line>
              <draw:line draw:style-name="gr30" draw:text-style-name="P1" draw:layer="layout" svg:x1="2.1cm" svg:y1="25cm" svg:x2="2.1cm" svg:y2="29.8cm">
                <text:p/>
              </draw:line>
              <draw:line draw:style-name="gr30" draw:text-style-name="P1" draw:layer="layout" svg:x1="1.7cm" svg:y1="25cm" svg:x2="1.7cm" svg:y2="29.8cm">
                <text:p/>
              </draw:line>
              <draw:line draw:style-name="gr30" draw:text-style-name="P1" draw:layer="layout" svg:x1="1.3cm" svg:y1="25cm" svg:x2="1.3cm" svg:y2="29.8cm">
                <text:p/>
              </draw:line>
              <draw:line draw:style-name="gr30" draw:text-style-name="P1" draw:layer="layout" svg:x1="0.9cm" svg:y1="25cm" svg:x2="0.9cm" svg:y2="29.8cm">
                <text:p/>
              </draw:line>
              <draw:line draw:style-name="gr30" draw:text-style-name="P1" draw:layer="layout" svg:x1="0.9cm" svg:y1="29.4cm" svg:x2="5.7cm" svg:y2="29.4cm">
                <text:p/>
              </draw:line>
              <draw:line draw:style-name="gr30" draw:text-style-name="P1" draw:layer="layout" svg:x1="0.9cm" svg:y1="29cm" svg:x2="5.7cm" svg:y2="29cm">
                <text:p/>
              </draw:line>
              <draw:line draw:style-name="gr30" draw:text-style-name="P1" draw:layer="layout" svg:x1="0.9cm" svg:y1="28.6cm" svg:x2="5.7cm" svg:y2="28.6cm">
                <text:p/>
              </draw:line>
              <draw:line draw:style-name="gr30" draw:text-style-name="P1" draw:layer="layout" svg:x1="0.9cm" svg:y1="28.2cm" svg:x2="5.7cm" svg:y2="28.2cm">
                <text:p/>
              </draw:line>
              <draw:line draw:style-name="gr30" draw:text-style-name="P1" draw:layer="layout" svg:x1="0.9cm" svg:y1="27.8cm" svg:x2="5.7cm" svg:y2="27.8cm">
                <text:p/>
              </draw:line>
              <draw:line draw:style-name="gr30" draw:text-style-name="P1" draw:layer="layout" svg:x1="0.9cm" svg:y1="27.4cm" svg:x2="5.7cm" svg:y2="27.4cm">
                <text:p/>
              </draw:line>
              <draw:line draw:style-name="gr30" draw:text-style-name="P1" draw:layer="layout" svg:x1="0.9cm" svg:y1="27cm" svg:x2="5.7cm" svg:y2="27cm">
                <text:p/>
              </draw:line>
              <draw:line draw:style-name="gr30" draw:text-style-name="P1" draw:layer="layout" svg:x1="0.9cm" svg:y1="26.6cm" svg:x2="5.7cm" svg:y2="26.6cm">
                <text:p/>
              </draw:line>
              <draw:line draw:style-name="gr30" draw:text-style-name="P1" draw:layer="layout" svg:x1="0.9cm" svg:y1="26.2cm" svg:x2="5.7cm" svg:y2="26.2cm">
                <text:p/>
              </draw:line>
            </draw:g>
            <draw:g>
              <draw:line draw:style-name="gr30" draw:text-style-name="P1" draw:layer="layout" svg:x1="5.7cm" svg:y1="25cm" svg:x2="10.5cm" svg:y2="25cm">
                <text:p/>
              </draw:line>
              <draw:line draw:style-name="gr30" draw:text-style-name="P1" draw:layer="layout" svg:x1="9.7cm" svg:y1="25cm" svg:x2="9.7cm" svg:y2="29.8cm">
                <text:p/>
              </draw:line>
              <draw:line draw:style-name="gr30" draw:text-style-name="P1" draw:layer="layout" svg:x1="5.7cm" svg:y1="25.4cm" svg:x2="10.5cm" svg:y2="25.4cm">
                <text:p/>
              </draw:line>
              <draw:line draw:style-name="gr30" draw:text-style-name="P1" draw:layer="layout" svg:x1="5.7cm" svg:y1="25.8cm" svg:x2="10.5cm" svg:y2="25.8cm">
                <text:p/>
              </draw:line>
              <draw:line draw:style-name="gr30" draw:text-style-name="P1" draw:layer="layout" svg:x1="10.1cm" svg:y1="25cm" svg:x2="10.1cm" svg:y2="29.8cm">
                <text:p/>
              </draw:line>
              <draw:line draw:style-name="gr30" draw:text-style-name="P1" draw:layer="layout" svg:x1="8.9cm" svg:y1="25cm" svg:x2="8.9cm" svg:y2="29.8cm">
                <text:p/>
              </draw:line>
              <draw:line draw:style-name="gr30" draw:text-style-name="P1" draw:layer="layout" svg:x1="9.3cm" svg:y1="25cm" svg:x2="9.3cm" svg:y2="29.8cm">
                <text:p/>
              </draw:line>
              <draw:line draw:style-name="gr30" draw:text-style-name="P1" draw:layer="layout" svg:x1="8.5cm" svg:y1="25cm" svg:x2="8.5cm" svg:y2="29.8cm">
                <text:p/>
              </draw:line>
              <draw:line draw:style-name="gr30" draw:text-style-name="P1" draw:layer="layout" svg:x1="8.1cm" svg:y1="25cm" svg:x2="8.1cm" svg:y2="29.8cm">
                <text:p/>
              </draw:line>
              <draw:line draw:style-name="gr30" draw:text-style-name="P1" draw:layer="layout" svg:x1="7.7cm" svg:y1="25cm" svg:x2="7.7cm" svg:y2="29.8cm">
                <text:p/>
              </draw:line>
              <draw:line draw:style-name="gr30" draw:text-style-name="P1" draw:layer="layout" svg:x1="7.3cm" svg:y1="25cm" svg:x2="7.3cm" svg:y2="29.8cm">
                <text:p/>
              </draw:line>
              <draw:line draw:style-name="gr30" draw:text-style-name="P1" draw:layer="layout" svg:x1="6.9cm" svg:y1="25cm" svg:x2="6.9cm" svg:y2="29.8cm">
                <text:p/>
              </draw:line>
              <draw:line draw:style-name="gr30" draw:text-style-name="P1" draw:layer="layout" svg:x1="6.5cm" svg:y1="25cm" svg:x2="6.5cm" svg:y2="29.8cm">
                <text:p/>
              </draw:line>
              <draw:line draw:style-name="gr30" draw:text-style-name="P1" draw:layer="layout" svg:x1="6.1cm" svg:y1="25cm" svg:x2="6.1cm" svg:y2="29.8cm">
                <text:p/>
              </draw:line>
              <draw:line draw:style-name="gr30" draw:text-style-name="P1" draw:layer="layout" svg:x1="5.7cm" svg:y1="25cm" svg:x2="5.7cm" svg:y2="29.8cm">
                <text:p/>
              </draw:line>
              <draw:line draw:style-name="gr30" draw:text-style-name="P1" draw:layer="layout" svg:x1="5.7cm" svg:y1="29.4cm" svg:x2="10.5cm" svg:y2="29.4cm">
                <text:p/>
              </draw:line>
              <draw:line draw:style-name="gr30" draw:text-style-name="P1" draw:layer="layout" svg:x1="5.7cm" svg:y1="29cm" svg:x2="10.5cm" svg:y2="29cm">
                <text:p/>
              </draw:line>
              <draw:line draw:style-name="gr30" draw:text-style-name="P1" draw:layer="layout" svg:x1="5.7cm" svg:y1="28.6cm" svg:x2="10.5cm" svg:y2="28.6cm">
                <text:p/>
              </draw:line>
              <draw:line draw:style-name="gr30" draw:text-style-name="P1" draw:layer="layout" svg:x1="5.7cm" svg:y1="28.2cm" svg:x2="10.5cm" svg:y2="28.2cm">
                <text:p/>
              </draw:line>
              <draw:line draw:style-name="gr30" draw:text-style-name="P1" draw:layer="layout" svg:x1="5.7cm" svg:y1="27.8cm" svg:x2="10.5cm" svg:y2="27.8cm">
                <text:p/>
              </draw:line>
              <draw:line draw:style-name="gr30" draw:text-style-name="P1" draw:layer="layout" svg:x1="5.7cm" svg:y1="27.4cm" svg:x2="10.5cm" svg:y2="27.4cm">
                <text:p/>
              </draw:line>
              <draw:line draw:style-name="gr30" draw:text-style-name="P1" draw:layer="layout" svg:x1="5.7cm" svg:y1="27cm" svg:x2="10.5cm" svg:y2="27cm">
                <text:p/>
              </draw:line>
              <draw:line draw:style-name="gr30" draw:text-style-name="P1" draw:layer="layout" svg:x1="5.7cm" svg:y1="26.6cm" svg:x2="10.5cm" svg:y2="26.6cm">
                <text:p/>
              </draw:line>
              <draw:line draw:style-name="gr30" draw:text-style-name="P1" draw:layer="layout" svg:x1="5.7cm" svg:y1="26.2cm" svg:x2="10.5cm" svg:y2="26.2cm">
                <text:p/>
              </draw:line>
            </draw:g>
            <draw:g>
              <draw:line draw:style-name="gr30" draw:text-style-name="P1" draw:layer="layout" svg:x1="10.5cm" svg:y1="25cm" svg:x2="15.3cm" svg:y2="25cm">
                <text:p/>
              </draw:line>
              <draw:line draw:style-name="gr30" draw:text-style-name="P1" draw:layer="layout" svg:x1="14.5cm" svg:y1="25cm" svg:x2="14.5cm" svg:y2="29.8cm">
                <text:p/>
              </draw:line>
              <draw:line draw:style-name="gr30" draw:text-style-name="P1" draw:layer="layout" svg:x1="10.5cm" svg:y1="25.4cm" svg:x2="15.3cm" svg:y2="25.4cm">
                <text:p/>
              </draw:line>
              <draw:line draw:style-name="gr30" draw:text-style-name="P1" draw:layer="layout" svg:x1="10.5cm" svg:y1="25.8cm" svg:x2="15.3cm" svg:y2="25.8cm">
                <text:p/>
              </draw:line>
              <draw:line draw:style-name="gr30" draw:text-style-name="P1" draw:layer="layout" svg:x1="14.9cm" svg:y1="25cm" svg:x2="14.9cm" svg:y2="29.8cm">
                <text:p/>
              </draw:line>
              <draw:line draw:style-name="gr30" draw:text-style-name="P1" draw:layer="layout" svg:x1="13.7cm" svg:y1="25cm" svg:x2="13.7cm" svg:y2="29.8cm">
                <text:p/>
              </draw:line>
              <draw:line draw:style-name="gr30" draw:text-style-name="P1" draw:layer="layout" svg:x1="14.1cm" svg:y1="25cm" svg:x2="14.1cm" svg:y2="29.8cm">
                <text:p/>
              </draw:line>
              <draw:line draw:style-name="gr30" draw:text-style-name="P1" draw:layer="layout" svg:x1="13.3cm" svg:y1="25cm" svg:x2="13.3cm" svg:y2="29.8cm">
                <text:p/>
              </draw:line>
              <draw:line draw:style-name="gr30" draw:text-style-name="P1" draw:layer="layout" svg:x1="12.9cm" svg:y1="25cm" svg:x2="12.9cm" svg:y2="29.8cm">
                <text:p/>
              </draw:line>
              <draw:line draw:style-name="gr30" draw:text-style-name="P1" draw:layer="layout" svg:x1="12.5cm" svg:y1="25cm" svg:x2="12.5cm" svg:y2="29.8cm">
                <text:p/>
              </draw:line>
              <draw:line draw:style-name="gr30" draw:text-style-name="P1" draw:layer="layout" svg:x1="12.1cm" svg:y1="25cm" svg:x2="12.1cm" svg:y2="29.8cm">
                <text:p/>
              </draw:line>
              <draw:line draw:style-name="gr30" draw:text-style-name="P1" draw:layer="layout" svg:x1="11.7cm" svg:y1="25cm" svg:x2="11.7cm" svg:y2="29.8cm">
                <text:p/>
              </draw:line>
              <draw:line draw:style-name="gr30" draw:text-style-name="P1" draw:layer="layout" svg:x1="11.3cm" svg:y1="25cm" svg:x2="11.3cm" svg:y2="29.8cm">
                <text:p/>
              </draw:line>
              <draw:line draw:style-name="gr30" draw:text-style-name="P1" draw:layer="layout" svg:x1="10.9cm" svg:y1="25cm" svg:x2="10.9cm" svg:y2="29.8cm">
                <text:p/>
              </draw:line>
              <draw:line draw:style-name="gr30" draw:text-style-name="P1" draw:layer="layout" svg:x1="10.5cm" svg:y1="25cm" svg:x2="10.5cm" svg:y2="29.8cm">
                <text:p/>
              </draw:line>
              <draw:line draw:style-name="gr30" draw:text-style-name="P1" draw:layer="layout" svg:x1="10.5cm" svg:y1="29.4cm" svg:x2="15.3cm" svg:y2="29.4cm">
                <text:p/>
              </draw:line>
              <draw:line draw:style-name="gr30" draw:text-style-name="P1" draw:layer="layout" svg:x1="10.5cm" svg:y1="29cm" svg:x2="15.3cm" svg:y2="29cm">
                <text:p/>
              </draw:line>
              <draw:line draw:style-name="gr30" draw:text-style-name="P1" draw:layer="layout" svg:x1="10.5cm" svg:y1="28.6cm" svg:x2="15.3cm" svg:y2="28.6cm">
                <text:p/>
              </draw:line>
              <draw:line draw:style-name="gr30" draw:text-style-name="P1" draw:layer="layout" svg:x1="10.5cm" svg:y1="28.2cm" svg:x2="15.3cm" svg:y2="28.2cm">
                <text:p/>
              </draw:line>
              <draw:line draw:style-name="gr30" draw:text-style-name="P1" draw:layer="layout" svg:x1="10.5cm" svg:y1="27.8cm" svg:x2="15.3cm" svg:y2="27.8cm">
                <text:p/>
              </draw:line>
              <draw:line draw:style-name="gr30" draw:text-style-name="P1" draw:layer="layout" svg:x1="10.5cm" svg:y1="27.4cm" svg:x2="15.3cm" svg:y2="27.4cm">
                <text:p/>
              </draw:line>
              <draw:line draw:style-name="gr30" draw:text-style-name="P1" draw:layer="layout" svg:x1="10.5cm" svg:y1="27cm" svg:x2="15.3cm" svg:y2="27cm">
                <text:p/>
              </draw:line>
              <draw:line draw:style-name="gr30" draw:text-style-name="P1" draw:layer="layout" svg:x1="10.5cm" svg:y1="26.6cm" svg:x2="15.3cm" svg:y2="26.6cm">
                <text:p/>
              </draw:line>
              <draw:line draw:style-name="gr30" draw:text-style-name="P1" draw:layer="layout" svg:x1="10.5cm" svg:y1="26.2cm" svg:x2="15.3cm" svg:y2="26.2cm">
                <text:p/>
              </draw:line>
            </draw:g>
            <draw:g>
              <draw:line draw:style-name="gr30" draw:text-style-name="P1" draw:layer="layout" svg:x1="15.3cm" svg:y1="25cm" svg:x2="20.1cm" svg:y2="25cm">
                <text:p/>
              </draw:line>
              <draw:line draw:style-name="gr30" draw:text-style-name="P1" draw:layer="layout" svg:x1="19.3cm" svg:y1="25cm" svg:x2="19.3cm" svg:y2="29.8cm">
                <text:p/>
              </draw:line>
              <draw:line draw:style-name="gr30" draw:text-style-name="P1" draw:layer="layout" svg:x1="15.3cm" svg:y1="25.4cm" svg:x2="20.1cm" svg:y2="25.4cm">
                <text:p/>
              </draw:line>
              <draw:line draw:style-name="gr30" draw:text-style-name="P1" draw:layer="layout" svg:x1="15.3cm" svg:y1="25.8cm" svg:x2="20.1cm" svg:y2="25.8cm">
                <text:p/>
              </draw:line>
              <draw:line draw:style-name="gr30" draw:text-style-name="P1" draw:layer="layout" svg:x1="19.7cm" svg:y1="25cm" svg:x2="19.7cm" svg:y2="29.8cm">
                <text:p/>
              </draw:line>
              <draw:line draw:style-name="gr30" draw:text-style-name="P1" draw:layer="layout" svg:x1="18.5cm" svg:y1="25cm" svg:x2="18.5cm" svg:y2="29.8cm">
                <text:p/>
              </draw:line>
              <draw:line draw:style-name="gr30" draw:text-style-name="P1" draw:layer="layout" svg:x1="18.9cm" svg:y1="25cm" svg:x2="18.9cm" svg:y2="29.8cm">
                <text:p/>
              </draw:line>
              <draw:line draw:style-name="gr30" draw:text-style-name="P1" draw:layer="layout" svg:x1="18.1cm" svg:y1="25cm" svg:x2="18.1cm" svg:y2="29.8cm">
                <text:p/>
              </draw:line>
              <draw:line draw:style-name="gr30" draw:text-style-name="P1" draw:layer="layout" svg:x1="17.7cm" svg:y1="25cm" svg:x2="17.7cm" svg:y2="29.8cm">
                <text:p/>
              </draw:line>
              <draw:line draw:style-name="gr30" draw:text-style-name="P1" draw:layer="layout" svg:x1="17.3cm" svg:y1="25cm" svg:x2="17.3cm" svg:y2="29.8cm">
                <text:p/>
              </draw:line>
              <draw:line draw:style-name="gr30" draw:text-style-name="P1" draw:layer="layout" svg:x1="16.9cm" svg:y1="25cm" svg:x2="16.9cm" svg:y2="29.8cm">
                <text:p/>
              </draw:line>
              <draw:line draw:style-name="gr30" draw:text-style-name="P1" draw:layer="layout" svg:x1="16.5cm" svg:y1="25cm" svg:x2="16.5cm" svg:y2="29.8cm">
                <text:p/>
              </draw:line>
              <draw:line draw:style-name="gr30" draw:text-style-name="P1" draw:layer="layout" svg:x1="16.1cm" svg:y1="25cm" svg:x2="16.1cm" svg:y2="29.8cm">
                <text:p/>
              </draw:line>
              <draw:line draw:style-name="gr30" draw:text-style-name="P1" draw:layer="layout" svg:x1="15.7cm" svg:y1="25cm" svg:x2="15.7cm" svg:y2="29.8cm">
                <text:p/>
              </draw:line>
              <draw:line draw:style-name="gr30" draw:text-style-name="P1" draw:layer="layout" svg:x1="15.3cm" svg:y1="25cm" svg:x2="15.3cm" svg:y2="29.8cm">
                <text:p/>
              </draw:line>
              <draw:line draw:style-name="gr30" draw:text-style-name="P1" draw:layer="layout" svg:x1="15.3cm" svg:y1="29.4cm" svg:x2="20.1cm" svg:y2="29.4cm">
                <text:p/>
              </draw:line>
              <draw:line draw:style-name="gr30" draw:text-style-name="P1" draw:layer="layout" svg:x1="15.3cm" svg:y1="29cm" svg:x2="20.1cm" svg:y2="29cm">
                <text:p/>
              </draw:line>
              <draw:line draw:style-name="gr30" draw:text-style-name="P1" draw:layer="layout" svg:x1="15.3cm" svg:y1="28.6cm" svg:x2="20.1cm" svg:y2="28.6cm">
                <text:p/>
              </draw:line>
              <draw:line draw:style-name="gr30" draw:text-style-name="P1" draw:layer="layout" svg:x1="15.3cm" svg:y1="28.2cm" svg:x2="20.1cm" svg:y2="28.2cm">
                <text:p/>
              </draw:line>
              <draw:line draw:style-name="gr30" draw:text-style-name="P1" draw:layer="layout" svg:x1="15.3cm" svg:y1="27.8cm" svg:x2="20.1cm" svg:y2="27.8cm">
                <text:p/>
              </draw:line>
              <draw:line draw:style-name="gr30" draw:text-style-name="P1" draw:layer="layout" svg:x1="15.3cm" svg:y1="27.4cm" svg:x2="20.1cm" svg:y2="27.4cm">
                <text:p/>
              </draw:line>
              <draw:line draw:style-name="gr30" draw:text-style-name="P1" draw:layer="layout" svg:x1="15.3cm" svg:y1="27cm" svg:x2="20.1cm" svg:y2="27cm">
                <text:p/>
              </draw:line>
              <draw:line draw:style-name="gr30" draw:text-style-name="P1" draw:layer="layout" svg:x1="15.3cm" svg:y1="26.6cm" svg:x2="20.1cm" svg:y2="26.6cm">
                <text:p/>
              </draw:line>
              <draw:line draw:style-name="gr30" draw:text-style-name="P1" draw:layer="layout" svg:x1="15.3cm" svg:y1="26.2cm" svg:x2="20.1cm" svg:y2="26.2cm">
                <text:p/>
              </draw:line>
            </draw:g>
          </draw:g>
        </draw:g>
        <draw:g>
          <draw:line draw:style-name="gr31" draw:text-style-name="P11" draw:layer="layout" svg:x1="2.1cm" svg:y1="3cm" svg:x2="1.3cm" svg:y2="4.6cm">
            <text:p/>
          </draw:line>
          <draw:line draw:style-name="gr32" draw:text-style-name="P11" draw:layer="layout" svg:x1="1.3cm" svg:y1="3cm" svg:x2="2.1cm" svg:y2="3cm">
            <text:p/>
          </draw:line>
          <draw:line draw:style-name="gr33" draw:text-style-name="P11" draw:layer="layout" svg:x1="2.5cm" svg:y1="1.8cm" svg:x2="1.3cm" svg:y2="3cm">
            <text:p/>
          </draw:line>
          <draw:line draw:style-name="gr34" draw:text-style-name="P11" draw:layer="layout" svg:x1="3.3cm" svg:y1="1.8cm" svg:x2="2.5cm" svg:y2="2.6cm">
            <text:p/>
          </draw:line>
          <draw:line draw:style-name="gr35" draw:text-style-name="P11" draw:layer="layout" svg:x1="2.5cm" svg:y1="2.6cm" svg:x2="3.3cm" svg:y2="2.6cm">
            <text:p/>
          </draw:line>
          <draw:line draw:style-name="gr36" draw:text-style-name="P11" draw:layer="layout" svg:x1="3.3cm" svg:y1="2.6cm" svg:x2="1.3cm" svg:y2="4.6cm">
            <text:p/>
          </draw:line>
          <draw:line draw:style-name="gr37" draw:text-style-name="P11" draw:layer="layout" svg:x1="2.5cm" svg:y1="1.8cm" svg:x2="3.3cm" svg:y2="1.8cm">
            <text:p/>
          </draw:line>
        </draw:g>
        <draw:g>
          <draw:line draw:style-name="gr38" draw:text-style-name="P11" draw:layer="layout" svg:x1="4.7cm" svg:y1="2.4cm" svg:x2="4.3cm" svg:y2="3.2cm">
            <text:p/>
          </draw:line>
          <draw:line draw:style-name="gr39" draw:text-style-name="P11" draw:layer="layout" svg:x1="4.3cm" svg:y1="2.4cm" svg:x2="4.7cm" svg:y2="2.4cm">
            <text:p/>
          </draw:line>
          <draw:line draw:style-name="gr40" draw:text-style-name="P11" draw:layer="layout" svg:x1="4.9cm" svg:y1="1.8cm" svg:x2="4.3cm" svg:y2="2.4cm">
            <text:p/>
          </draw:line>
          <draw:line draw:style-name="gr41" draw:text-style-name="P11" draw:layer="layout" svg:x1="5.3cm" svg:y1="1.8cm" svg:x2="4.9cm" svg:y2="2.2cm">
            <text:p/>
          </draw:line>
          <draw:line draw:style-name="gr42" draw:text-style-name="P11" draw:layer="layout" svg:x1="4.9cm" svg:y1="2.2cm" svg:x2="5.3cm" svg:y2="2.2cm">
            <text:p/>
          </draw:line>
          <draw:line draw:style-name="gr43" draw:text-style-name="P11" draw:layer="layout" svg:x1="5.3cm" svg:y1="2.2cm" svg:x2="4.3cm" svg:y2="3.2cm">
            <text:p/>
          </draw:line>
          <draw:line draw:style-name="gr44" draw:text-style-name="P11" draw:layer="layout" svg:x1="4.9cm" svg:y1="1.8cm" svg:x2="5.3cm" svg:y2="1.8cm">
            <text:p/>
          </draw:line>
        </draw:g>
        <draw:g>
          <draw:line draw:style-name="gr45" draw:text-style-name="P11" draw:layer="layout" svg:x1="3.3cm" svg:y1="6.6cm" svg:x2="1.7cm" svg:y2="9.8cm">
            <text:p/>
          </draw:line>
          <draw:line draw:style-name="gr46" draw:text-style-name="P11" draw:layer="layout" svg:x1="1.7cm" svg:y1="6.6cm" svg:x2="3.3cm" svg:y2="6.6cm">
            <text:p/>
          </draw:line>
          <draw:line draw:style-name="gr47" draw:text-style-name="P11" draw:layer="layout" svg:x1="4.1cm" svg:y1="4.2cm" svg:x2="1.7cm" svg:y2="6.6cm">
            <text:p/>
          </draw:line>
          <draw:line draw:style-name="gr48" draw:text-style-name="P11" draw:layer="layout" svg:x1="5.7cm" svg:y1="4.2cm" svg:x2="4.1cm" svg:y2="5.8cm">
            <text:p/>
          </draw:line>
          <draw:line draw:style-name="gr49" draw:text-style-name="P11" draw:layer="layout" svg:x1="4.1cm" svg:y1="5.8cm" svg:x2="5.7cm" svg:y2="5.8cm">
            <text:p/>
          </draw:line>
          <draw:line draw:style-name="gr50" draw:text-style-name="P11" draw:layer="layout" svg:x1="5.7cm" svg:y1="5.8cm" svg:x2="1.7cm" svg:y2="9.8cm">
            <text:p/>
          </draw:line>
          <draw:line draw:style-name="gr51" draw:text-style-name="P11" draw:layer="layout" svg:x1="4.1cm" svg:y1="4.2cm" svg:x2="5.7cm" svg:y2="4.2cm">
            <text:p/>
          </draw:line>
        </draw:g>
        <draw:line draw:style-name="gr52" draw:text-style-name="P1" draw:layer="layout" svg:x1="0.9cm" svg:y1="1.4cm" svg:x2="5.7cm" svg:y2="1.4cm">
          <text:p/>
        </draw:line>
        <draw:line draw:style-name="gr53" draw:text-style-name="P1" draw:layer="layout" svg:x1="0.9cm" svg:y1="1.4cm" svg:x2="0.9cm" svg:y2="10.6cm">
          <text:p/>
        </draw:line>
        <draw:line draw:style-name="gr53" draw:text-style-name="P1" draw:layer="layout" svg:x1="6.5cm" svg:y1="1.4cm" svg:x2="6.5cm" svg:y2="10.6cm">
          <text:p/>
        </draw:line>
        <draw:line draw:style-name="gr53" draw:text-style-name="P1" draw:layer="layout" svg:x1="0.9cm" svg:y1="1.4cm" svg:x2="6.5cm" svg:y2="1.4cm">
          <text:p/>
        </draw:line>
        <draw:line draw:style-name="gr53" draw:text-style-name="P1" draw:layer="layout" svg:x1="3.7cm" svg:y1="1.4cm" svg:x2="3.7cm" svg:y2="3.8cm">
          <text:p/>
        </draw:line>
        <draw:line draw:style-name="gr53" draw:text-style-name="P1" draw:layer="layout" svg:x1="6.5cm" svg:y1="3.8cm" svg:x2="3.7cm" svg:y2="3.8cm">
          <text:p/>
        </draw:line>
        <draw:line draw:style-name="gr53" draw:text-style-name="P1" draw:layer="layout" svg:x1="3.7cm" svg:y1="3.8cm" svg:x2="1.7cm" svg:y2="5cm">
          <text:p/>
        </draw:line>
        <draw:line draw:style-name="gr53" draw:text-style-name="P1" draw:layer="layout" svg:x1="6.5cm" svg:y1="10.6cm" svg:x2="0.9cm" svg:y2="10.6cm">
          <text:p/>
        </draw:line>
        <draw:g>
          <draw:line draw:style-name="gr7" draw:text-style-name="P1" draw:layer="layout" svg:x1="8.9cm" svg:y1="1.8cm" svg:x2="8.9cm" svg:y2="2.6cm">
            <text:p/>
          </draw:line>
          <draw:line draw:style-name="gr7" draw:text-style-name="P1" draw:layer="layout" svg:x1="8.9cm" svg:y1="1.8cm" svg:x2="9.7cm" svg:y2="2.6cm">
            <text:p/>
          </draw:line>
          <draw:line draw:style-name="gr7" draw:text-style-name="P1" draw:layer="layout" svg:x1="8.9cm" svg:y1="1.8cm" svg:x2="8.1cm" svg:y2="2.6cm">
            <text:p/>
          </draw:line>
          <draw:line draw:style-name="gr7" draw:text-style-name="P1" draw:layer="layout" svg:x1="9.7cm" svg:y1="1.8cm" svg:x2="9.7cm" svg:y2="2.6cm">
            <text:p/>
          </draw:line>
          <draw:line draw:style-name="gr7" draw:text-style-name="P1" draw:layer="layout" svg:x1="8.1cm" svg:y1="1.8cm" svg:x2="8.1cm" svg:y2="2.6cm">
            <text:p/>
          </draw:line>
          <draw:line draw:style-name="gr7" draw:text-style-name="P1" draw:layer="layout" svg:x1="10.5cm" svg:y1="2.6cm" svg:x2="7.3cm" svg:y2="2.6cm">
            <text:p/>
          </draw:line>
          <draw:line draw:style-name="gr7" draw:text-style-name="P1" draw:layer="layout" svg:x1="9.7cm" svg:y1="2.6cm" svg:x2="8.9cm" svg:y2="3.8cm">
            <text:p/>
          </draw:line>
          <draw:line draw:style-name="gr7" draw:text-style-name="P1" draw:layer="layout" svg:x1="8.9cm" svg:y1="2.6cm" svg:x2="8.9cm" svg:y2="3.8cm">
            <text:p/>
          </draw:line>
          <draw:line draw:style-name="gr7" draw:text-style-name="P1" draw:layer="layout" svg:x1="10.5cm" svg:y1="2.6cm" svg:x2="8.9cm" svg:y2="3.8cm">
            <text:p/>
          </draw:line>
          <draw:line draw:style-name="gr7" draw:text-style-name="P1" draw:layer="layout" svg:x1="7.3cm" svg:y1="2.6cm" svg:x2="8.9cm" svg:y2="3.8cm">
            <text:p/>
          </draw:line>
          <draw:line draw:style-name="gr7" draw:text-style-name="P1" draw:layer="layout" svg:x1="9.7cm" svg:y1="1.8cm" svg:x2="10.5cm" svg:y2="2.6cm">
            <text:p/>
          </draw:line>
          <draw:line draw:style-name="gr7" draw:text-style-name="P1" draw:layer="layout" svg:x1="8.1cm" svg:y1="1.8cm" svg:x2="9.7cm" svg:y2="1.8cm">
            <text:p/>
          </draw:line>
          <draw:line draw:style-name="gr7" draw:text-style-name="P1" draw:layer="layout" svg:x1="8.1cm" svg:y1="1.8cm" svg:x2="7.3cm" svg:y2="2.6cm">
            <text:p/>
          </draw:line>
          <draw:line draw:style-name="gr7" draw:text-style-name="P1" draw:layer="layout" svg:x1="8.1cm" svg:y1="2.6cm" svg:x2="8.9cm" svg:y2="3.8cm">
            <text:p/>
          </draw:line>
        </draw:g>
        <draw:line draw:style-name="gr53" draw:text-style-name="P1" draw:layer="layout" svg:x1="6.9cm" svg:y1="1.4cm" svg:x2="14.9cm" svg:y2="1.4cm">
          <text:p/>
        </draw:line>
        <draw:g>
          <draw:line draw:style-name="gr54" draw:text-style-name="P1" draw:layer="layout" svg:x1="12.9cm" svg:y1="2.2cm" svg:x2="12.9cm" svg:y2="2.6cm">
            <text:p/>
          </draw:line>
          <draw:line draw:style-name="gr54" draw:text-style-name="P1" draw:layer="layout" svg:x1="12.9cm" svg:y1="2.2cm" svg:x2="13.3cm" svg:y2="2.6cm">
            <text:p/>
          </draw:line>
          <draw:line draw:style-name="gr54" draw:text-style-name="P1" draw:layer="layout" svg:x1="12.9cm" svg:y1="2.2cm" svg:x2="12.5cm" svg:y2="2.6cm">
            <text:p/>
          </draw:line>
          <draw:line draw:style-name="gr54" draw:text-style-name="P1" draw:layer="layout" svg:x1="13.3cm" svg:y1="2.2cm" svg:x2="13.3cm" svg:y2="2.6cm">
            <text:p/>
          </draw:line>
          <draw:line draw:style-name="gr54" draw:text-style-name="P1" draw:layer="layout" svg:x1="12.5cm" svg:y1="2.2cm" svg:x2="12.5cm" svg:y2="2.6cm">
            <text:p/>
          </draw:line>
          <draw:line draw:style-name="gr54" draw:text-style-name="P1" draw:layer="layout" svg:x1="13.7cm" svg:y1="2.6cm" svg:x2="12.1cm" svg:y2="2.6cm">
            <text:p/>
          </draw:line>
          <draw:line draw:style-name="gr54" draw:text-style-name="P1" draw:layer="layout" svg:x1="13.3cm" svg:y1="2.6cm" svg:x2="12.9cm" svg:y2="3.2cm">
            <text:p/>
          </draw:line>
          <draw:line draw:style-name="gr54" draw:text-style-name="P1" draw:layer="layout" svg:x1="12.9cm" svg:y1="2.6cm" svg:x2="12.9cm" svg:y2="3.2cm">
            <text:p/>
          </draw:line>
          <draw:line draw:style-name="gr54" draw:text-style-name="P1" draw:layer="layout" svg:x1="13.7cm" svg:y1="2.6cm" svg:x2="12.9cm" svg:y2="3.2cm">
            <text:p/>
          </draw:line>
          <draw:line draw:style-name="gr54" draw:text-style-name="P1" draw:layer="layout" svg:x1="12.1cm" svg:y1="2.6cm" svg:x2="12.9cm" svg:y2="3.2cm">
            <text:p/>
          </draw:line>
          <draw:line draw:style-name="gr54" draw:text-style-name="P1" draw:layer="layout" svg:x1="13.3cm" svg:y1="2.2cm" svg:x2="13.7cm" svg:y2="2.6cm">
            <text:p/>
          </draw:line>
          <draw:line draw:style-name="gr54" draw:text-style-name="P1" draw:layer="layout" svg:x1="12.5cm" svg:y1="2.2cm" svg:x2="13.3cm" svg:y2="2.2cm">
            <text:p/>
          </draw:line>
          <draw:line draw:style-name="gr54" draw:text-style-name="P1" draw:layer="layout" svg:x1="12.5cm" svg:y1="2.2cm" svg:x2="12.1cm" svg:y2="2.6cm">
            <text:p/>
          </draw:line>
          <draw:line draw:style-name="gr54" draw:text-style-name="P1" draw:layer="layout" svg:x1="12.5cm" svg:y1="2.6cm" svg:x2="12.9cm" svg:y2="3.2cm">
            <text:p/>
          </draw:line>
        </draw:g>
        <draw:line draw:style-name="gr53" draw:text-style-name="P1" draw:layer="layout" svg:x1="14.9cm" svg:y1="1.4cm" svg:x2="14.9cm" svg:y2="9.8cm">
          <text:p/>
        </draw:line>
        <draw:line draw:style-name="gr53" draw:text-style-name="P1" draw:layer="layout" svg:x1="10.9cm" svg:y1="1.4cm" svg:x2="10.9cm" svg:y2="4.2cm">
          <text:p/>
        </draw:line>
        <draw:line draw:style-name="gr53" draw:text-style-name="P1" draw:layer="layout" svg:x1="14.9cm" svg:y1="4.2cm" svg:x2="6.9cm" svg:y2="4.2cm">
          <text:p/>
        </draw:line>
        <draw:line draw:style-name="gr53" draw:text-style-name="P1" draw:layer="layout" svg:x1="14.9cm" svg:y1="9.8cm" svg:x2="6.9cm" svg:y2="9.8cm">
          <text:p/>
        </draw:line>
        <draw:line draw:style-name="gr7" draw:text-style-name="P1" draw:layer="layout" svg:x1="4.5cm" svg:y1="11.4cm" svg:x2="3.7cm" svg:y2="13cm">
          <text:p/>
        </draw:line>
        <draw:line draw:style-name="gr7" draw:text-style-name="P1" draw:layer="layout" svg:x1="2.9cm" svg:y1="11.4cm" svg:x2="2.5cm" svg:y2="12.2cm">
          <text:p/>
        </draw:line>
        <draw:line draw:style-name="gr7" draw:text-style-name="P1" draw:layer="layout" svg:x1="2.1cm" svg:y1="11.4cm" svg:x2="2.5cm" svg:y2="12.2cm">
          <text:p/>
        </draw:line>
        <draw:line draw:style-name="gr7" draw:text-style-name="P1" draw:layer="layout" svg:x1="1.3cm" svg:y1="11.4cm" svg:x2="2.1cm" svg:y2="13cm">
          <text:p/>
        </draw:line>
        <draw:line draw:style-name="gr7" draw:text-style-name="P1" draw:layer="layout" svg:x1="3.7cm" svg:y1="11.4cm" svg:x2="4.5cm" svg:y2="11.4cm">
          <text:p/>
        </draw:line>
        <draw:line draw:style-name="gr7" draw:text-style-name="P1" draw:layer="layout" svg:x1="2.1cm" svg:y1="13cm" svg:x2="3.7cm" svg:y2="13cm">
          <text:p/>
        </draw:line>
        <draw:line draw:style-name="gr7" draw:text-style-name="P1" draw:layer="layout" svg:x1="1.3cm" svg:y1="11.4cm" svg:x2="2.1cm" svg:y2="11.4cm">
          <text:p/>
        </draw:line>
        <draw:line draw:style-name="gr7" draw:text-style-name="P1" draw:layer="layout" svg:x1="3.7cm" svg:y1="11.4cm" svg:x2="3.3cm" svg:y2="12.2cm">
          <text:p/>
        </draw:line>
        <draw:line draw:style-name="gr7" draw:text-style-name="P1" draw:layer="layout" svg:x1="2.9cm" svg:y1="11.4cm" svg:x2="3.3cm" svg:y2="12.2cm">
          <text:p/>
        </draw:line>
        <draw:line draw:style-name="gr53" draw:text-style-name="P1" draw:layer="layout" svg:x1="0.9cm" svg:y1="11cm" svg:x2="8.9cm" svg:y2="11cm">
          <text:p/>
        </draw:line>
        <draw:line draw:style-name="gr53" draw:text-style-name="P1" draw:layer="layout" svg:x1="0.9cm" svg:y1="11cm" svg:x2="0.9cm" svg:y2="17.8cm">
          <text:p/>
        </draw:line>
        <draw:line draw:style-name="gr53" draw:text-style-name="P1" draw:layer="layout" svg:x1="4.9cm" svg:y1="11cm" svg:x2="4.9cm" svg:y2="13.4cm">
          <text:p/>
        </draw:line>
        <draw:line draw:style-name="gr53" draw:text-style-name="P1" draw:layer="layout" svg:x1="8.9cm" svg:y1="11cm" svg:x2="8.9cm" svg:y2="17.8cm">
          <text:p/>
        </draw:line>
        <draw:line draw:style-name="gr53" draw:text-style-name="P1" draw:layer="layout" svg:x1="0.9cm" svg:y1="13.4cm" svg:x2="4.9cm" svg:y2="13.4cm">
          <text:p/>
        </draw:line>
        <draw:line draw:style-name="gr53" draw:text-style-name="P1" draw:layer="layout" svg:x1="0.9cm" svg:y1="17.8cm" svg:x2="8.9cm" svg:y2="17.8cm">
          <text:p/>
        </draw:line>
        <draw:line draw:style-name="gr7" draw:text-style-name="P1" draw:layer="layout" svg:x1="11.7cm" svg:y1="18.6cm" svg:x2="11.7cm" svg:y2="20.2cm">
          <text:p/>
        </draw:line>
        <draw:line draw:style-name="gr7" draw:text-style-name="P1" draw:layer="layout" svg:x1="12.5cm" svg:y1="19cm" svg:x2="12.5cm" svg:y2="19.8cm">
          <text:p/>
        </draw:line>
        <draw:line draw:style-name="gr7" draw:text-style-name="P1" draw:layer="layout" svg:x1="11.3cm" svg:y1="20.2cm" svg:x2="11.7cm" svg:y2="20.2cm">
          <text:p/>
        </draw:line>
        <draw:line draw:style-name="gr7" draw:text-style-name="P1" draw:layer="layout" svg:x1="11.3cm" svg:y1="18.6cm" svg:x2="11.3cm" svg:y2="20.2cm">
          <text:p/>
        </draw:line>
        <draw:line draw:style-name="gr7" draw:text-style-name="P1" draw:layer="layout" svg:x1="11.3cm" svg:y1="18.6cm" svg:x2="11.7cm" svg:y2="18.6cm">
          <text:p/>
        </draw:line>
        <draw:line draw:style-name="gr7" draw:text-style-name="P1" draw:layer="layout" svg:x1="12.5cm" svg:y1="19.8cm" svg:x2="11.7cm" svg:y2="20.2cm">
          <text:p/>
        </draw:line>
        <draw:line draw:style-name="gr7" draw:text-style-name="P1" draw:layer="layout" svg:x1="11.7cm" svg:y1="18.6cm" svg:x2="12.5cm" svg:y2="19cm">
          <text:p/>
        </draw:line>
        <draw:line draw:style-name="gr7" draw:text-style-name="P1" draw:layer="layout" svg:x1="14.9cm" svg:y1="19cm" svg:x2="14.9cm" svg:y2="19.8cm">
          <text:p/>
        </draw:line>
        <draw:line draw:style-name="gr7" draw:text-style-name="P1" draw:layer="layout" svg:x1="12.5cm" svg:y1="19cm" svg:x2="14.9cm" svg:y2="19cm">
          <text:p/>
        </draw:line>
        <draw:line draw:style-name="gr7" draw:text-style-name="P1" draw:layer="layout" svg:x1="12.5cm" svg:y1="19.8cm" svg:x2="14.9cm" svg:y2="19.8cm">
          <text:p/>
        </draw:line>
        <draw:line draw:style-name="gr53" draw:text-style-name="P1" draw:layer="layout" svg:x1="10.9cm" svg:y1="18.2cm" svg:x2="19.7cm" svg:y2="18.2cm">
          <text:p/>
        </draw:line>
        <draw:line draw:style-name="gr53" draw:text-style-name="P1" draw:layer="layout" svg:x1="10.9cm" svg:y1="18.2cm" svg:x2="10.9cm" svg:y2="25cm">
          <text:p/>
        </draw:line>
        <draw:line draw:style-name="gr53" draw:text-style-name="P1" draw:layer="layout" svg:x1="15.3cm" svg:y1="20.6cm" svg:x2="19.7cm" svg:y2="20.6cm">
          <text:p/>
        </draw:line>
        <draw:line draw:style-name="gr53" draw:text-style-name="P1" draw:layer="layout" svg:x1="15.3cm" svg:y1="18.2cm" svg:x2="15.3cm" svg:y2="20.6cm">
          <text:p/>
        </draw:line>
        <draw:line draw:style-name="gr53" draw:text-style-name="P1" draw:layer="layout" svg:x1="19.7cm" svg:y1="18.2cm" svg:x2="19.7cm" svg:y2="25cm">
          <text:p/>
        </draw:line>
        <draw:line draw:style-name="gr53" draw:text-style-name="P1" draw:layer="layout" svg:x1="10.9cm" svg:y1="25cm" svg:x2="19.7cm" svg:y2="25cm">
          <text:p/>
        </draw:line>
        <draw:line draw:style-name="gr7" draw:text-style-name="P1" draw:layer="layout" svg:x1="5.3cm" svg:y1="19cm" svg:x2="5.3cm" svg:y2="19.8cm">
          <text:p/>
        </draw:line>
        <draw:line draw:style-name="gr7" draw:text-style-name="P1" draw:layer="layout" svg:x1="2.1cm" svg:y1="18.6cm" svg:x2="2.1cm" svg:y2="20.2cm">
          <text:p/>
        </draw:line>
        <draw:line draw:style-name="gr7" draw:text-style-name="P1" draw:layer="layout" svg:x1="2.1cm" svg:y1="19.8cm" svg:x2="5.3cm" svg:y2="19.8cm">
          <text:p/>
        </draw:line>
        <draw:line draw:style-name="gr7" draw:text-style-name="P1" draw:layer="layout" svg:x1="1.3cm" svg:y1="18.6cm" svg:x2="1.3cm" svg:y2="20.2cm">
          <text:p/>
        </draw:line>
        <draw:line draw:style-name="gr7" draw:text-style-name="P1" draw:layer="layout" svg:x1="2.1cm" svg:y1="19cm" svg:x2="5.3cm" svg:y2="19cm">
          <text:p/>
        </draw:line>
        <draw:line draw:style-name="gr7" draw:text-style-name="P1" draw:layer="layout" svg:x1="1.3cm" svg:y1="20.2cm" svg:x2="2.1cm" svg:y2="20.2cm">
          <text:p/>
        </draw:line>
        <draw:line draw:style-name="gr7" draw:text-style-name="P1" draw:layer="layout" svg:x1="1.3cm" svg:y1="18.6cm" svg:x2="2.1cm" svg:y2="18.6cm">
          <text:p/>
        </draw:line>
        <draw:line draw:style-name="gr7" draw:text-style-name="P1" draw:layer="layout" svg:x1="3.3cm" svg:y1="19cm" svg:x2="2.9cm" svg:y2="19.8cm">
          <text:p/>
        </draw:line>
        <draw:line draw:style-name="gr7" draw:text-style-name="P1" draw:layer="layout" svg:x1="3.7cm" svg:y1="19cm" svg:x2="3.3cm" svg:y2="19.8cm">
          <text:p/>
        </draw:line>
        <draw:line draw:style-name="gr7" draw:text-style-name="P1" draw:layer="layout" svg:x1="4.1cm" svg:y1="19cm" svg:x2="3.7cm" svg:y2="19.8cm">
          <text:p/>
        </draw:line>
        <draw:line draw:style-name="gr7" draw:text-style-name="P1" draw:layer="layout" svg:x1="4.5cm" svg:y1="19cm" svg:x2="4.1cm" svg:y2="19.8cm">
          <text:p/>
        </draw:line>
        <draw:line draw:style-name="gr7" draw:text-style-name="P1" draw:layer="layout" svg:x1="4.9cm" svg:y1="19cm" svg:x2="4.5cm" svg:y2="19.8cm">
          <text:p/>
        </draw:line>
        <draw:line draw:style-name="gr7" draw:text-style-name="P1" draw:layer="layout" svg:x1="5.3cm" svg:y1="19cm" svg:x2="4.9cm" svg:y2="19.8cm">
          <text:p/>
        </draw:line>
        <draw:ellipse draw:style-name="gr8" draw:text-style-name="P9" draw:layer="layout" svg:width="1.05cm" svg:height="0.584cm" svg:x="1.164cm" svg:y="19.216cm" draw:kind="arc" draw:start-angle="222.22" draw:end-angle="318.94">
          <text:p/>
        </draw:ellipse>
        <draw:ellipse draw:style-name="gr8" draw:text-style-name="P9" draw:layer="layout" svg:width="1.05cm" svg:height="0.584cm" svg:x="1.164cm" svg:y="18.416cm" draw:kind="arc" draw:start-angle="222.22" draw:end-angle="318.94">
          <text:p/>
        </draw:ellipse>
        <draw:ellipse draw:style-name="gr8" draw:text-style-name="P9" draw:layer="layout" svg:width="1.05cm" svg:height="0.584cm" draw:transform="rotate (-3.14159265358979) translate (2.229cm 19.584cm)" draw:kind="arc" draw:start-angle="221.06" draw:end-angle="317.77">
          <text:p/>
        </draw:ellipse>
        <draw:ellipse draw:style-name="gr8" draw:text-style-name="P9" draw:layer="layout" svg:width="1.05cm" svg:height="0.584cm" draw:transform="rotate (-3.14159265358979) translate (2.214cm 20.384cm)" draw:kind="arc" draw:start-angle="221.06" draw:end-angle="317.77">
          <text:p/>
        </draw:ellipse>
        <draw:line draw:style-name="gr53" draw:text-style-name="P1" draw:layer="layout" svg:x1="0.9cm" svg:y1="18.2cm" svg:x2="10.5cm" svg:y2="18.2cm">
          <text:p/>
        </draw:line>
        <draw:line draw:style-name="gr53" draw:text-style-name="P1" draw:layer="layout" svg:x1="0.9cm" svg:y1="18.2cm" svg:x2="0.9cm" svg:y2="25cm">
          <text:p/>
        </draw:line>
        <draw:line draw:style-name="gr53" draw:text-style-name="P1" draw:layer="layout" svg:x1="0.9cm" svg:y1="20.6cm" svg:x2="5.7cm" svg:y2="20.6cm">
          <text:p/>
        </draw:line>
        <draw:line draw:style-name="gr53" draw:text-style-name="P1" draw:layer="layout" svg:x1="5.7cm" svg:y1="18.2cm" svg:x2="5.7cm" svg:y2="20.6cm">
          <text:p/>
        </draw:line>
        <draw:line draw:style-name="gr53" draw:text-style-name="P1" draw:layer="layout" svg:x1="10.5cm" svg:y1="18.2cm" svg:x2="10.5cm" svg:y2="25cm">
          <text:p/>
        </draw:line>
        <draw:line draw:style-name="gr53" draw:text-style-name="P1" draw:layer="layout" svg:x1="0.9cm" svg:y1="25cm" svg:x2="10.5cm" svg:y2="25cm">
          <text:p/>
        </draw:line>
        <draw:line draw:style-name="gr7" draw:text-style-name="P1" draw:layer="layout" svg:x1="12.9cm" svg:y1="12.2cm" svg:x2="12.9cm" svg:y2="13cm">
          <text:p/>
        </draw:line>
        <draw:line draw:style-name="gr7" draw:text-style-name="P1" draw:layer="layout" svg:x1="9.7cm" svg:y1="12.2cm" svg:x2="9.7cm" svg:y2="13cm">
          <text:p/>
        </draw:line>
        <draw:line draw:style-name="gr7" draw:text-style-name="P1" draw:layer="layout" svg:x1="9.7cm" svg:y1="13cm" svg:x2="12.9cm" svg:y2="13cm">
          <text:p/>
        </draw:line>
        <draw:line draw:style-name="gr7" draw:text-style-name="P1" draw:layer="layout" svg:x1="12.1cm" svg:y1="11.4cm" svg:x2="11.3cm" svg:y2="12.2cm">
          <text:p/>
        </draw:line>
        <draw:line draw:style-name="gr7" draw:text-style-name="P1" draw:layer="layout" svg:x1="12.1cm" svg:y1="11.4cm" svg:x2="12.9cm" svg:y2="12.2cm">
          <text:p/>
        </draw:line>
        <draw:line draw:style-name="gr7" draw:text-style-name="P1" draw:layer="layout" svg:x1="10.5cm" svg:y1="11.4cm" svg:x2="9.7cm" svg:y2="12.2cm">
          <text:p/>
        </draw:line>
        <draw:line draw:style-name="gr7" draw:text-style-name="P1" draw:layer="layout" svg:x1="10.5cm" svg:y1="11.4cm" svg:x2="11.3cm" svg:y2="12.2cm">
          <text:p/>
        </draw:line>
        <draw:line draw:style-name="gr7" draw:text-style-name="P1" draw:layer="layout" svg:x1="10.1cm" svg:y1="12.2cm" svg:x2="10.1cm" svg:y2="13cm">
          <text:p/>
        </draw:line>
        <draw:line draw:style-name="gr7" draw:text-style-name="P1" draw:layer="layout" svg:x1="10.9cm" svg:y1="12.2cm" svg:x2="10.9cm" svg:y2="13cm">
          <text:p/>
        </draw:line>
        <draw:line draw:style-name="gr7" draw:text-style-name="P1" draw:layer="layout" svg:x1="11.7cm" svg:y1="12.2cm" svg:x2="11.7cm" svg:y2="13cm">
          <text:p/>
        </draw:line>
        <draw:line draw:style-name="gr7" draw:text-style-name="P1" draw:layer="layout" svg:x1="12.5cm" svg:y1="12.2cm" svg:x2="12.5cm" svg:y2="13cm">
          <text:p/>
        </draw:line>
        <draw:line draw:style-name="gr7" draw:text-style-name="P1" draw:layer="layout" svg:x1="10.1cm" svg:y1="12.2cm" svg:x2="10.9cm" svg:y2="12.2cm">
          <text:p/>
        </draw:line>
        <draw:line draw:style-name="gr7" draw:text-style-name="P1" draw:layer="layout" svg:x1="11.7cm" svg:y1="12.2cm" svg:x2="12.5cm" svg:y2="12.2cm">
          <text:p/>
        </draw:line>
        <draw:line draw:style-name="gr53" draw:text-style-name="P1" draw:layer="layout" svg:x1="9.3cm" svg:y1="11cm" svg:x2="17.3cm" svg:y2="11cm">
          <text:p/>
        </draw:line>
        <draw:line draw:style-name="gr53" draw:text-style-name="P1" draw:layer="layout" svg:x1="9.3cm" svg:y1="11cm" svg:x2="9.3cm" svg:y2="17.8cm">
          <text:p/>
        </draw:line>
        <draw:line draw:style-name="gr53" draw:text-style-name="P1" draw:layer="layout" svg:x1="13.3cm" svg:y1="11cm" svg:x2="13.3cm" svg:y2="13.4cm">
          <text:p/>
        </draw:line>
        <draw:line draw:style-name="gr53" draw:text-style-name="P1" draw:layer="layout" svg:x1="17.3cm" svg:y1="11cm" svg:x2="17.3cm" svg:y2="17.8cm">
          <text:p/>
        </draw:line>
        <draw:line draw:style-name="gr53" draw:text-style-name="P1" draw:layer="layout" svg:x1="9.3cm" svg:y1="13.4cm" svg:x2="13.3cm" svg:y2="13.4cm">
          <text:p/>
        </draw:line>
        <draw:line draw:style-name="gr53" draw:text-style-name="P1" draw:layer="layout" svg:x1="9.3cm" svg:y1="17.8cm" svg:x2="17.3cm" svg:y2="17.8cm">
          <text:p/>
        </draw:line>
        <draw:line draw:style-name="gr53" draw:text-style-name="P1" draw:layer="layout" svg:x1="1.7cm" svg:y1="5cm" svg:x2="0.9cm" svg:y2="5cm">
          <text:p/>
        </draw:line>
        <draw:line draw:style-name="gr53" draw:text-style-name="P1" draw:layer="layout" svg:x1="4.9cm" svg:y1="13.4cm" svg:x2="8.9cm" svg:y2="13.4cm">
          <text:p/>
        </draw:line>
        <draw:line draw:style-name="gr53" draw:text-style-name="P1" draw:layer="layout" svg:x1="10.9cm" svg:y1="20.6cm" svg:x2="15.3cm" svg:y2="20.6cm">
          <text:p/>
        </draw:line>
        <draw:line draw:style-name="gr53" draw:text-style-name="P1" draw:layer="layout" svg:x1="5.7cm" svg:y1="20.6cm" svg:x2="10.5cm" svg:y2="20.6cm">
          <text:p/>
        </draw:line>
        <draw:line draw:style-name="gr53" draw:text-style-name="P1" draw:layer="layout" svg:x1="13.3cm" svg:y1="13.4cm" svg:x2="17.3cm" svg:y2="13.4cm">
          <text:p/>
        </draw:line>
        <draw:line draw:style-name="gr53" draw:text-style-name="P1" draw:layer="layout" svg:x1="6.9cm" svg:y1="1.4cm" svg:x2="6.9cm" svg:y2="9.8cm">
          <text:p/>
        </draw:line>
      </draw:page>
      <draw:page draw:name="page3" draw:style-name="dp1" draw:master-page-name="Predeterminado">
        <draw:g>
          <draw:g>
            <draw:g>
              <draw:line draw:style-name="gr30" draw:text-style-name="P1" draw:layer="layout" svg:x1="0.9cm" svg:y1="1cm" svg:x2="5.7cm" svg:y2="1cm">
                <text:p/>
              </draw:line>
              <draw:line draw:style-name="gr30" draw:text-style-name="P1" draw:layer="layout" svg:x1="4.9cm" svg:y1="1cm" svg:x2="4.9cm" svg:y2="5.8cm">
                <text:p/>
              </draw:line>
              <draw:line draw:style-name="gr30" draw:text-style-name="P1" draw:layer="layout" svg:x1="0.9cm" svg:y1="1.4cm" svg:x2="5.7cm" svg:y2="1.4cm">
                <text:p/>
              </draw:line>
              <draw:line draw:style-name="gr30" draw:text-style-name="P1" draw:layer="layout" svg:x1="0.9cm" svg:y1="1.8cm" svg:x2="5.7cm" svg:y2="1.8cm">
                <text:p/>
              </draw:line>
              <draw:line draw:style-name="gr30" draw:text-style-name="P1" draw:layer="layout" svg:x1="5.3cm" svg:y1="1cm" svg:x2="5.3cm" svg:y2="5.8cm">
                <text:p/>
              </draw:line>
              <draw:line draw:style-name="gr30" draw:text-style-name="P1" draw:layer="layout" svg:x1="4.1cm" svg:y1="1cm" svg:x2="4.1cm" svg:y2="5.8cm">
                <text:p/>
              </draw:line>
              <draw:line draw:style-name="gr30" draw:text-style-name="P1" draw:layer="layout" svg:x1="4.5cm" svg:y1="1cm" svg:x2="4.5cm" svg:y2="5.8cm">
                <text:p/>
              </draw:line>
              <draw:line draw:style-name="gr30" draw:text-style-name="P1" draw:layer="layout" svg:x1="3.7cm" svg:y1="1cm" svg:x2="3.7cm" svg:y2="5.8cm">
                <text:p/>
              </draw:line>
              <draw:line draw:style-name="gr30" draw:text-style-name="P1" draw:layer="layout" svg:x1="3.3cm" svg:y1="1cm" svg:x2="3.3cm" svg:y2="5.8cm">
                <text:p/>
              </draw:line>
              <draw:line draw:style-name="gr30" draw:text-style-name="P1" draw:layer="layout" svg:x1="2.9cm" svg:y1="1cm" svg:x2="2.9cm" svg:y2="5.8cm">
                <text:p/>
              </draw:line>
              <draw:line draw:style-name="gr30" draw:text-style-name="P1" draw:layer="layout" svg:x1="2.5cm" svg:y1="1cm" svg:x2="2.5cm" svg:y2="5.8cm">
                <text:p/>
              </draw:line>
              <draw:line draw:style-name="gr30" draw:text-style-name="P1" draw:layer="layout" svg:x1="2.1cm" svg:y1="1cm" svg:x2="2.1cm" svg:y2="5.8cm">
                <text:p/>
              </draw:line>
              <draw:line draw:style-name="gr30" draw:text-style-name="P1" draw:layer="layout" svg:x1="1.7cm" svg:y1="1cm" svg:x2="1.7cm" svg:y2="5.8cm">
                <text:p/>
              </draw:line>
              <draw:line draw:style-name="gr30" draw:text-style-name="P1" draw:layer="layout" svg:x1="1.3cm" svg:y1="1cm" svg:x2="1.3cm" svg:y2="5.8cm">
                <text:p/>
              </draw:line>
              <draw:line draw:style-name="gr30" draw:text-style-name="P1" draw:layer="layout" svg:x1="0.9cm" svg:y1="1cm" svg:x2="0.9cm" svg:y2="5.8cm">
                <text:p/>
              </draw:line>
              <draw:line draw:style-name="gr30" draw:text-style-name="P1" draw:layer="layout" svg:x1="0.9cm" svg:y1="5.4cm" svg:x2="5.7cm" svg:y2="5.4cm">
                <text:p/>
              </draw:line>
              <draw:line draw:style-name="gr30" draw:text-style-name="P1" draw:layer="layout" svg:x1="0.9cm" svg:y1="5cm" svg:x2="5.7cm" svg:y2="5cm">
                <text:p/>
              </draw:line>
              <draw:line draw:style-name="gr30" draw:text-style-name="P1" draw:layer="layout" svg:x1="0.9cm" svg:y1="4.6cm" svg:x2="5.7cm" svg:y2="4.6cm">
                <text:p/>
              </draw:line>
              <draw:line draw:style-name="gr30" draw:text-style-name="P1" draw:layer="layout" svg:x1="0.9cm" svg:y1="4.2cm" svg:x2="5.7cm" svg:y2="4.2cm">
                <text:p/>
              </draw:line>
              <draw:line draw:style-name="gr30" draw:text-style-name="P1" draw:layer="layout" svg:x1="0.9cm" svg:y1="3.8cm" svg:x2="5.7cm" svg:y2="3.8cm">
                <text:p/>
              </draw:line>
              <draw:line draw:style-name="gr30" draw:text-style-name="P1" draw:layer="layout" svg:x1="0.9cm" svg:y1="3.4cm" svg:x2="5.7cm" svg:y2="3.4cm">
                <text:p/>
              </draw:line>
              <draw:line draw:style-name="gr30" draw:text-style-name="P1" draw:layer="layout" svg:x1="0.9cm" svg:y1="3cm" svg:x2="5.7cm" svg:y2="3cm">
                <text:p/>
              </draw:line>
              <draw:line draw:style-name="gr30" draw:text-style-name="P1" draw:layer="layout" svg:x1="0.9cm" svg:y1="2.6cm" svg:x2="5.7cm" svg:y2="2.6cm">
                <text:p/>
              </draw:line>
              <draw:line draw:style-name="gr30" draw:text-style-name="P1" draw:layer="layout" svg:x1="0.9cm" svg:y1="2.2cm" svg:x2="5.7cm" svg:y2="2.2cm">
                <text:p/>
              </draw:line>
            </draw:g>
            <draw:g>
              <draw:line draw:style-name="gr30" draw:text-style-name="P1" draw:layer="layout" svg:x1="5.7cm" svg:y1="1cm" svg:x2="10.5cm" svg:y2="1cm">
                <text:p/>
              </draw:line>
              <draw:line draw:style-name="gr30" draw:text-style-name="P1" draw:layer="layout" svg:x1="9.7cm" svg:y1="1cm" svg:x2="9.7cm" svg:y2="5.8cm">
                <text:p/>
              </draw:line>
              <draw:line draw:style-name="gr30" draw:text-style-name="P1" draw:layer="layout" svg:x1="5.7cm" svg:y1="1.4cm" svg:x2="10.5cm" svg:y2="1.4cm">
                <text:p/>
              </draw:line>
              <draw:line draw:style-name="gr30" draw:text-style-name="P1" draw:layer="layout" svg:x1="5.7cm" svg:y1="1.8cm" svg:x2="10.5cm" svg:y2="1.8cm">
                <text:p/>
              </draw:line>
              <draw:line draw:style-name="gr30" draw:text-style-name="P1" draw:layer="layout" svg:x1="10.1cm" svg:y1="1cm" svg:x2="10.1cm" svg:y2="5.8cm">
                <text:p/>
              </draw:line>
              <draw:line draw:style-name="gr30" draw:text-style-name="P1" draw:layer="layout" svg:x1="8.9cm" svg:y1="1cm" svg:x2="8.9cm" svg:y2="5.8cm">
                <text:p/>
              </draw:line>
              <draw:line draw:style-name="gr30" draw:text-style-name="P1" draw:layer="layout" svg:x1="9.3cm" svg:y1="1cm" svg:x2="9.3cm" svg:y2="5.8cm">
                <text:p/>
              </draw:line>
              <draw:line draw:style-name="gr30" draw:text-style-name="P1" draw:layer="layout" svg:x1="8.5cm" svg:y1="1cm" svg:x2="8.5cm" svg:y2="5.8cm">
                <text:p/>
              </draw:line>
              <draw:line draw:style-name="gr30" draw:text-style-name="P1" draw:layer="layout" svg:x1="8.1cm" svg:y1="1cm" svg:x2="8.1cm" svg:y2="5.8cm">
                <text:p/>
              </draw:line>
              <draw:line draw:style-name="gr30" draw:text-style-name="P1" draw:layer="layout" svg:x1="7.7cm" svg:y1="1cm" svg:x2="7.7cm" svg:y2="5.8cm">
                <text:p/>
              </draw:line>
              <draw:line draw:style-name="gr30" draw:text-style-name="P1" draw:layer="layout" svg:x1="7.3cm" svg:y1="1cm" svg:x2="7.3cm" svg:y2="5.8cm">
                <text:p/>
              </draw:line>
              <draw:line draw:style-name="gr30" draw:text-style-name="P1" draw:layer="layout" svg:x1="6.9cm" svg:y1="1cm" svg:x2="6.9cm" svg:y2="5.8cm">
                <text:p/>
              </draw:line>
              <draw:line draw:style-name="gr30" draw:text-style-name="P1" draw:layer="layout" svg:x1="6.5cm" svg:y1="1cm" svg:x2="6.5cm" svg:y2="5.8cm">
                <text:p/>
              </draw:line>
              <draw:line draw:style-name="gr30" draw:text-style-name="P1" draw:layer="layout" svg:x1="6.1cm" svg:y1="1cm" svg:x2="6.1cm" svg:y2="5.8cm">
                <text:p/>
              </draw:line>
              <draw:line draw:style-name="gr30" draw:text-style-name="P1" draw:layer="layout" svg:x1="5.7cm" svg:y1="1cm" svg:x2="5.7cm" svg:y2="5.8cm">
                <text:p/>
              </draw:line>
              <draw:line draw:style-name="gr30" draw:text-style-name="P1" draw:layer="layout" svg:x1="5.7cm" svg:y1="5.4cm" svg:x2="10.5cm" svg:y2="5.4cm">
                <text:p/>
              </draw:line>
              <draw:line draw:style-name="gr30" draw:text-style-name="P1" draw:layer="layout" svg:x1="5.7cm" svg:y1="5cm" svg:x2="10.5cm" svg:y2="5cm">
                <text:p/>
              </draw:line>
              <draw:line draw:style-name="gr30" draw:text-style-name="P1" draw:layer="layout" svg:x1="5.7cm" svg:y1="4.6cm" svg:x2="10.5cm" svg:y2="4.6cm">
                <text:p/>
              </draw:line>
              <draw:line draw:style-name="gr30" draw:text-style-name="P1" draw:layer="layout" svg:x1="5.7cm" svg:y1="4.2cm" svg:x2="10.5cm" svg:y2="4.2cm">
                <text:p/>
              </draw:line>
              <draw:line draw:style-name="gr30" draw:text-style-name="P1" draw:layer="layout" svg:x1="5.7cm" svg:y1="3.8cm" svg:x2="10.5cm" svg:y2="3.8cm">
                <text:p/>
              </draw:line>
              <draw:line draw:style-name="gr30" draw:text-style-name="P1" draw:layer="layout" svg:x1="5.7cm" svg:y1="3.4cm" svg:x2="10.5cm" svg:y2="3.4cm">
                <text:p/>
              </draw:line>
              <draw:line draw:style-name="gr30" draw:text-style-name="P1" draw:layer="layout" svg:x1="5.7cm" svg:y1="3cm" svg:x2="10.5cm" svg:y2="3cm">
                <text:p/>
              </draw:line>
              <draw:line draw:style-name="gr30" draw:text-style-name="P1" draw:layer="layout" svg:x1="5.7cm" svg:y1="2.6cm" svg:x2="10.5cm" svg:y2="2.6cm">
                <text:p/>
              </draw:line>
              <draw:line draw:style-name="gr30" draw:text-style-name="P1" draw:layer="layout" svg:x1="5.7cm" svg:y1="2.2cm" svg:x2="10.5cm" svg:y2="2.2cm">
                <text:p/>
              </draw:line>
            </draw:g>
            <draw:g>
              <draw:line draw:style-name="gr30" draw:text-style-name="P1" draw:layer="layout" svg:x1="10.5cm" svg:y1="1cm" svg:x2="15.3cm" svg:y2="1cm">
                <text:p/>
              </draw:line>
              <draw:line draw:style-name="gr30" draw:text-style-name="P1" draw:layer="layout" svg:x1="14.5cm" svg:y1="1cm" svg:x2="14.5cm" svg:y2="5.8cm">
                <text:p/>
              </draw:line>
              <draw:line draw:style-name="gr30" draw:text-style-name="P1" draw:layer="layout" svg:x1="10.5cm" svg:y1="1.4cm" svg:x2="15.3cm" svg:y2="1.4cm">
                <text:p/>
              </draw:line>
              <draw:line draw:style-name="gr30" draw:text-style-name="P1" draw:layer="layout" svg:x1="10.5cm" svg:y1="1.8cm" svg:x2="15.3cm" svg:y2="1.8cm">
                <text:p/>
              </draw:line>
              <draw:line draw:style-name="gr30" draw:text-style-name="P1" draw:layer="layout" svg:x1="14.9cm" svg:y1="1cm" svg:x2="14.9cm" svg:y2="5.8cm">
                <text:p/>
              </draw:line>
              <draw:line draw:style-name="gr30" draw:text-style-name="P1" draw:layer="layout" svg:x1="13.7cm" svg:y1="1cm" svg:x2="13.7cm" svg:y2="5.8cm">
                <text:p/>
              </draw:line>
              <draw:line draw:style-name="gr30" draw:text-style-name="P1" draw:layer="layout" svg:x1="14.1cm" svg:y1="1cm" svg:x2="14.1cm" svg:y2="5.8cm">
                <text:p/>
              </draw:line>
              <draw:line draw:style-name="gr30" draw:text-style-name="P1" draw:layer="layout" svg:x1="13.3cm" svg:y1="1cm" svg:x2="13.3cm" svg:y2="5.8cm">
                <text:p/>
              </draw:line>
              <draw:line draw:style-name="gr30" draw:text-style-name="P1" draw:layer="layout" svg:x1="12.9cm" svg:y1="1cm" svg:x2="12.9cm" svg:y2="5.8cm">
                <text:p/>
              </draw:line>
              <draw:line draw:style-name="gr30" draw:text-style-name="P1" draw:layer="layout" svg:x1="12.5cm" svg:y1="1cm" svg:x2="12.5cm" svg:y2="5.8cm">
                <text:p/>
              </draw:line>
              <draw:line draw:style-name="gr30" draw:text-style-name="P1" draw:layer="layout" svg:x1="12.1cm" svg:y1="1cm" svg:x2="12.1cm" svg:y2="5.8cm">
                <text:p/>
              </draw:line>
              <draw:line draw:style-name="gr30" draw:text-style-name="P1" draw:layer="layout" svg:x1="11.7cm" svg:y1="1cm" svg:x2="11.7cm" svg:y2="5.8cm">
                <text:p/>
              </draw:line>
              <draw:line draw:style-name="gr30" draw:text-style-name="P1" draw:layer="layout" svg:x1="11.3cm" svg:y1="1cm" svg:x2="11.3cm" svg:y2="5.8cm">
                <text:p/>
              </draw:line>
              <draw:line draw:style-name="gr30" draw:text-style-name="P1" draw:layer="layout" svg:x1="10.9cm" svg:y1="1cm" svg:x2="10.9cm" svg:y2="5.8cm">
                <text:p/>
              </draw:line>
              <draw:line draw:style-name="gr30" draw:text-style-name="P1" draw:layer="layout" svg:x1="10.5cm" svg:y1="1cm" svg:x2="10.5cm" svg:y2="5.8cm">
                <text:p/>
              </draw:line>
              <draw:line draw:style-name="gr30" draw:text-style-name="P1" draw:layer="layout" svg:x1="10.5cm" svg:y1="5.4cm" svg:x2="15.3cm" svg:y2="5.4cm">
                <text:p/>
              </draw:line>
              <draw:line draw:style-name="gr30" draw:text-style-name="P1" draw:layer="layout" svg:x1="10.5cm" svg:y1="5cm" svg:x2="15.3cm" svg:y2="5cm">
                <text:p/>
              </draw:line>
              <draw:line draw:style-name="gr30" draw:text-style-name="P1" draw:layer="layout" svg:x1="10.5cm" svg:y1="4.6cm" svg:x2="15.3cm" svg:y2="4.6cm">
                <text:p/>
              </draw:line>
              <draw:line draw:style-name="gr30" draw:text-style-name="P1" draw:layer="layout" svg:x1="10.5cm" svg:y1="4.2cm" svg:x2="15.3cm" svg:y2="4.2cm">
                <text:p/>
              </draw:line>
              <draw:line draw:style-name="gr30" draw:text-style-name="P1" draw:layer="layout" svg:x1="10.5cm" svg:y1="3.8cm" svg:x2="15.3cm" svg:y2="3.8cm">
                <text:p/>
              </draw:line>
              <draw:line draw:style-name="gr30" draw:text-style-name="P1" draw:layer="layout" svg:x1="10.5cm" svg:y1="3.4cm" svg:x2="15.3cm" svg:y2="3.4cm">
                <text:p/>
              </draw:line>
              <draw:line draw:style-name="gr30" draw:text-style-name="P1" draw:layer="layout" svg:x1="10.5cm" svg:y1="3cm" svg:x2="15.3cm" svg:y2="3cm">
                <text:p/>
              </draw:line>
              <draw:line draw:style-name="gr30" draw:text-style-name="P1" draw:layer="layout" svg:x1="10.5cm" svg:y1="2.6cm" svg:x2="15.3cm" svg:y2="2.6cm">
                <text:p/>
              </draw:line>
              <draw:line draw:style-name="gr30" draw:text-style-name="P1" draw:layer="layout" svg:x1="10.5cm" svg:y1="2.2cm" svg:x2="15.3cm" svg:y2="2.2cm">
                <text:p/>
              </draw:line>
            </draw:g>
            <draw:g>
              <draw:line draw:style-name="gr30" draw:text-style-name="P1" draw:layer="layout" svg:x1="15.3cm" svg:y1="1cm" svg:x2="20.1cm" svg:y2="1cm">
                <text:p/>
              </draw:line>
              <draw:line draw:style-name="gr30" draw:text-style-name="P1" draw:layer="layout" svg:x1="19.3cm" svg:y1="1cm" svg:x2="19.3cm" svg:y2="5.8cm">
                <text:p/>
              </draw:line>
              <draw:line draw:style-name="gr30" draw:text-style-name="P1" draw:layer="layout" svg:x1="15.3cm" svg:y1="1.4cm" svg:x2="20.1cm" svg:y2="1.4cm">
                <text:p/>
              </draw:line>
              <draw:line draw:style-name="gr30" draw:text-style-name="P1" draw:layer="layout" svg:x1="15.3cm" svg:y1="1.8cm" svg:x2="20.1cm" svg:y2="1.8cm">
                <text:p/>
              </draw:line>
              <draw:line draw:style-name="gr30" draw:text-style-name="P1" draw:layer="layout" svg:x1="19.7cm" svg:y1="1cm" svg:x2="19.7cm" svg:y2="5.8cm">
                <text:p/>
              </draw:line>
              <draw:line draw:style-name="gr30" draw:text-style-name="P1" draw:layer="layout" svg:x1="18.5cm" svg:y1="1cm" svg:x2="18.5cm" svg:y2="5.8cm">
                <text:p/>
              </draw:line>
              <draw:line draw:style-name="gr30" draw:text-style-name="P1" draw:layer="layout" svg:x1="18.9cm" svg:y1="1cm" svg:x2="18.9cm" svg:y2="5.8cm">
                <text:p/>
              </draw:line>
              <draw:line draw:style-name="gr30" draw:text-style-name="P1" draw:layer="layout" svg:x1="18.1cm" svg:y1="1cm" svg:x2="18.1cm" svg:y2="5.8cm">
                <text:p/>
              </draw:line>
              <draw:line draw:style-name="gr30" draw:text-style-name="P1" draw:layer="layout" svg:x1="17.7cm" svg:y1="1cm" svg:x2="17.7cm" svg:y2="5.8cm">
                <text:p/>
              </draw:line>
              <draw:line draw:style-name="gr30" draw:text-style-name="P1" draw:layer="layout" svg:x1="17.3cm" svg:y1="1cm" svg:x2="17.3cm" svg:y2="5.8cm">
                <text:p/>
              </draw:line>
              <draw:line draw:style-name="gr30" draw:text-style-name="P1" draw:layer="layout" svg:x1="16.9cm" svg:y1="1cm" svg:x2="16.9cm" svg:y2="5.8cm">
                <text:p/>
              </draw:line>
              <draw:line draw:style-name="gr30" draw:text-style-name="P1" draw:layer="layout" svg:x1="16.5cm" svg:y1="1cm" svg:x2="16.5cm" svg:y2="5.8cm">
                <text:p/>
              </draw:line>
              <draw:line draw:style-name="gr30" draw:text-style-name="P1" draw:layer="layout" svg:x1="16.1cm" svg:y1="1cm" svg:x2="16.1cm" svg:y2="5.8cm">
                <text:p/>
              </draw:line>
              <draw:line draw:style-name="gr30" draw:text-style-name="P1" draw:layer="layout" svg:x1="15.7cm" svg:y1="1cm" svg:x2="15.7cm" svg:y2="5.8cm">
                <text:p/>
              </draw:line>
              <draw:line draw:style-name="gr30" draw:text-style-name="P1" draw:layer="layout" svg:x1="15.3cm" svg:y1="1cm" svg:x2="15.3cm" svg:y2="5.8cm">
                <text:p/>
              </draw:line>
              <draw:line draw:style-name="gr30" draw:text-style-name="P1" draw:layer="layout" svg:x1="15.3cm" svg:y1="5.4cm" svg:x2="20.1cm" svg:y2="5.4cm">
                <text:p/>
              </draw:line>
              <draw:line draw:style-name="gr30" draw:text-style-name="P1" draw:layer="layout" svg:x1="15.3cm" svg:y1="5cm" svg:x2="20.1cm" svg:y2="5cm">
                <text:p/>
              </draw:line>
              <draw:line draw:style-name="gr30" draw:text-style-name="P1" draw:layer="layout" svg:x1="15.3cm" svg:y1="4.6cm" svg:x2="20.1cm" svg:y2="4.6cm">
                <text:p/>
              </draw:line>
              <draw:line draw:style-name="gr30" draw:text-style-name="P1" draw:layer="layout" svg:x1="15.3cm" svg:y1="4.2cm" svg:x2="20.1cm" svg:y2="4.2cm">
                <text:p/>
              </draw:line>
              <draw:line draw:style-name="gr30" draw:text-style-name="P1" draw:layer="layout" svg:x1="15.3cm" svg:y1="3.8cm" svg:x2="20.1cm" svg:y2="3.8cm">
                <text:p/>
              </draw:line>
              <draw:line draw:style-name="gr30" draw:text-style-name="P1" draw:layer="layout" svg:x1="15.3cm" svg:y1="3.4cm" svg:x2="20.1cm" svg:y2="3.4cm">
                <text:p/>
              </draw:line>
              <draw:line draw:style-name="gr30" draw:text-style-name="P1" draw:layer="layout" svg:x1="15.3cm" svg:y1="3cm" svg:x2="20.1cm" svg:y2="3cm">
                <text:p/>
              </draw:line>
              <draw:line draw:style-name="gr30" draw:text-style-name="P1" draw:layer="layout" svg:x1="15.3cm" svg:y1="2.6cm" svg:x2="20.1cm" svg:y2="2.6cm">
                <text:p/>
              </draw:line>
              <draw:line draw:style-name="gr30" draw:text-style-name="P1" draw:layer="layout" svg:x1="15.3cm" svg:y1="2.2cm" svg:x2="20.1cm" svg:y2="2.2cm">
                <text:p/>
              </draw:line>
            </draw:g>
          </draw:g>
          <draw:g>
            <draw:g>
              <draw:line draw:style-name="gr30" draw:text-style-name="P1" draw:layer="layout" svg:x1="0.9cm" svg:y1="5.8cm" svg:x2="5.7cm" svg:y2="5.8cm">
                <text:p/>
              </draw:line>
              <draw:line draw:style-name="gr30" draw:text-style-name="P1" draw:layer="layout" svg:x1="4.9cm" svg:y1="5.8cm" svg:x2="4.9cm" svg:y2="10.6cm">
                <text:p/>
              </draw:line>
              <draw:line draw:style-name="gr30" draw:text-style-name="P1" draw:layer="layout" svg:x1="0.9cm" svg:y1="6.2cm" svg:x2="5.7cm" svg:y2="6.2cm">
                <text:p/>
              </draw:line>
              <draw:line draw:style-name="gr30" draw:text-style-name="P1" draw:layer="layout" svg:x1="0.9cm" svg:y1="6.6cm" svg:x2="5.7cm" svg:y2="6.6cm">
                <text:p/>
              </draw:line>
              <draw:line draw:style-name="gr30" draw:text-style-name="P1" draw:layer="layout" svg:x1="5.3cm" svg:y1="5.8cm" svg:x2="5.3cm" svg:y2="10.6cm">
                <text:p/>
              </draw:line>
              <draw:line draw:style-name="gr30" draw:text-style-name="P1" draw:layer="layout" svg:x1="4.1cm" svg:y1="5.8cm" svg:x2="4.1cm" svg:y2="10.6cm">
                <text:p/>
              </draw:line>
              <draw:line draw:style-name="gr30" draw:text-style-name="P1" draw:layer="layout" svg:x1="4.5cm" svg:y1="5.8cm" svg:x2="4.5cm" svg:y2="10.6cm">
                <text:p/>
              </draw:line>
              <draw:line draw:style-name="gr30" draw:text-style-name="P1" draw:layer="layout" svg:x1="3.7cm" svg:y1="5.8cm" svg:x2="3.7cm" svg:y2="10.6cm">
                <text:p/>
              </draw:line>
              <draw:line draw:style-name="gr30" draw:text-style-name="P1" draw:layer="layout" svg:x1="3.3cm" svg:y1="5.8cm" svg:x2="3.3cm" svg:y2="10.6cm">
                <text:p/>
              </draw:line>
              <draw:line draw:style-name="gr30" draw:text-style-name="P1" draw:layer="layout" svg:x1="2.9cm" svg:y1="5.8cm" svg:x2="2.9cm" svg:y2="10.6cm">
                <text:p/>
              </draw:line>
              <draw:line draw:style-name="gr30" draw:text-style-name="P1" draw:layer="layout" svg:x1="2.5cm" svg:y1="5.8cm" svg:x2="2.5cm" svg:y2="10.6cm">
                <text:p/>
              </draw:line>
              <draw:line draw:style-name="gr30" draw:text-style-name="P1" draw:layer="layout" svg:x1="2.1cm" svg:y1="5.8cm" svg:x2="2.1cm" svg:y2="10.6cm">
                <text:p/>
              </draw:line>
              <draw:line draw:style-name="gr30" draw:text-style-name="P1" draw:layer="layout" svg:x1="1.7cm" svg:y1="5.8cm" svg:x2="1.7cm" svg:y2="10.6cm">
                <text:p/>
              </draw:line>
              <draw:line draw:style-name="gr30" draw:text-style-name="P1" draw:layer="layout" svg:x1="1.3cm" svg:y1="5.8cm" svg:x2="1.3cm" svg:y2="10.6cm">
                <text:p/>
              </draw:line>
              <draw:line draw:style-name="gr30" draw:text-style-name="P1" draw:layer="layout" svg:x1="0.9cm" svg:y1="5.8cm" svg:x2="0.9cm" svg:y2="10.6cm">
                <text:p/>
              </draw:line>
              <draw:line draw:style-name="gr30" draw:text-style-name="P1" draw:layer="layout" svg:x1="0.9cm" svg:y1="10.2cm" svg:x2="5.7cm" svg:y2="10.2cm">
                <text:p/>
              </draw:line>
              <draw:line draw:style-name="gr30" draw:text-style-name="P1" draw:layer="layout" svg:x1="0.9cm" svg:y1="9.8cm" svg:x2="5.7cm" svg:y2="9.8cm">
                <text:p/>
              </draw:line>
              <draw:line draw:style-name="gr30" draw:text-style-name="P1" draw:layer="layout" svg:x1="0.9cm" svg:y1="9.4cm" svg:x2="5.7cm" svg:y2="9.4cm">
                <text:p/>
              </draw:line>
              <draw:line draw:style-name="gr30" draw:text-style-name="P1" draw:layer="layout" svg:x1="0.9cm" svg:y1="9cm" svg:x2="5.7cm" svg:y2="9cm">
                <text:p/>
              </draw:line>
              <draw:line draw:style-name="gr30" draw:text-style-name="P1" draw:layer="layout" svg:x1="0.9cm" svg:y1="8.6cm" svg:x2="5.7cm" svg:y2="8.6cm">
                <text:p/>
              </draw:line>
              <draw:line draw:style-name="gr30" draw:text-style-name="P1" draw:layer="layout" svg:x1="0.9cm" svg:y1="8.2cm" svg:x2="5.7cm" svg:y2="8.2cm">
                <text:p/>
              </draw:line>
              <draw:line draw:style-name="gr30" draw:text-style-name="P1" draw:layer="layout" svg:x1="0.9cm" svg:y1="7.8cm" svg:x2="5.7cm" svg:y2="7.8cm">
                <text:p/>
              </draw:line>
              <draw:line draw:style-name="gr30" draw:text-style-name="P1" draw:layer="layout" svg:x1="0.9cm" svg:y1="7.4cm" svg:x2="5.7cm" svg:y2="7.4cm">
                <text:p/>
              </draw:line>
              <draw:line draw:style-name="gr30" draw:text-style-name="P1" draw:layer="layout" svg:x1="0.9cm" svg:y1="7cm" svg:x2="5.7cm" svg:y2="7cm">
                <text:p/>
              </draw:line>
            </draw:g>
            <draw:g>
              <draw:line draw:style-name="gr30" draw:text-style-name="P1" draw:layer="layout" svg:x1="5.7cm" svg:y1="5.8cm" svg:x2="10.5cm" svg:y2="5.8cm">
                <text:p/>
              </draw:line>
              <draw:line draw:style-name="gr30" draw:text-style-name="P1" draw:layer="layout" svg:x1="9.7cm" svg:y1="5.8cm" svg:x2="9.7cm" svg:y2="10.6cm">
                <text:p/>
              </draw:line>
              <draw:line draw:style-name="gr30" draw:text-style-name="P1" draw:layer="layout" svg:x1="5.7cm" svg:y1="6.2cm" svg:x2="10.5cm" svg:y2="6.2cm">
                <text:p/>
              </draw:line>
              <draw:line draw:style-name="gr30" draw:text-style-name="P1" draw:layer="layout" svg:x1="5.7cm" svg:y1="6.6cm" svg:x2="10.5cm" svg:y2="6.6cm">
                <text:p/>
              </draw:line>
              <draw:line draw:style-name="gr30" draw:text-style-name="P1" draw:layer="layout" svg:x1="10.1cm" svg:y1="5.8cm" svg:x2="10.1cm" svg:y2="10.6cm">
                <text:p/>
              </draw:line>
              <draw:line draw:style-name="gr30" draw:text-style-name="P1" draw:layer="layout" svg:x1="8.9cm" svg:y1="5.8cm" svg:x2="8.9cm" svg:y2="10.6cm">
                <text:p/>
              </draw:line>
              <draw:line draw:style-name="gr30" draw:text-style-name="P1" draw:layer="layout" svg:x1="9.3cm" svg:y1="5.8cm" svg:x2="9.3cm" svg:y2="10.6cm">
                <text:p/>
              </draw:line>
              <draw:line draw:style-name="gr30" draw:text-style-name="P1" draw:layer="layout" svg:x1="8.5cm" svg:y1="5.8cm" svg:x2="8.5cm" svg:y2="10.6cm">
                <text:p/>
              </draw:line>
              <draw:line draw:style-name="gr30" draw:text-style-name="P1" draw:layer="layout" svg:x1="8.1cm" svg:y1="5.8cm" svg:x2="8.1cm" svg:y2="10.6cm">
                <text:p/>
              </draw:line>
              <draw:line draw:style-name="gr30" draw:text-style-name="P1" draw:layer="layout" svg:x1="7.7cm" svg:y1="5.8cm" svg:x2="7.7cm" svg:y2="10.6cm">
                <text:p/>
              </draw:line>
              <draw:line draw:style-name="gr30" draw:text-style-name="P1" draw:layer="layout" svg:x1="7.3cm" svg:y1="5.8cm" svg:x2="7.3cm" svg:y2="10.6cm">
                <text:p/>
              </draw:line>
              <draw:line draw:style-name="gr30" draw:text-style-name="P1" draw:layer="layout" svg:x1="6.9cm" svg:y1="5.8cm" svg:x2="6.9cm" svg:y2="10.6cm">
                <text:p/>
              </draw:line>
              <draw:line draw:style-name="gr30" draw:text-style-name="P1" draw:layer="layout" svg:x1="6.5cm" svg:y1="5.8cm" svg:x2="6.5cm" svg:y2="10.6cm">
                <text:p/>
              </draw:line>
              <draw:line draw:style-name="gr30" draw:text-style-name="P1" draw:layer="layout" svg:x1="6.1cm" svg:y1="5.8cm" svg:x2="6.1cm" svg:y2="10.6cm">
                <text:p/>
              </draw:line>
              <draw:line draw:style-name="gr30" draw:text-style-name="P1" draw:layer="layout" svg:x1="5.7cm" svg:y1="5.8cm" svg:x2="5.7cm" svg:y2="10.6cm">
                <text:p/>
              </draw:line>
              <draw:line draw:style-name="gr30" draw:text-style-name="P1" draw:layer="layout" svg:x1="5.7cm" svg:y1="10.2cm" svg:x2="10.5cm" svg:y2="10.2cm">
                <text:p/>
              </draw:line>
              <draw:line draw:style-name="gr30" draw:text-style-name="P1" draw:layer="layout" svg:x1="5.7cm" svg:y1="9.8cm" svg:x2="10.5cm" svg:y2="9.8cm">
                <text:p/>
              </draw:line>
              <draw:line draw:style-name="gr30" draw:text-style-name="P1" draw:layer="layout" svg:x1="5.7cm" svg:y1="9.4cm" svg:x2="10.5cm" svg:y2="9.4cm">
                <text:p/>
              </draw:line>
              <draw:line draw:style-name="gr30" draw:text-style-name="P1" draw:layer="layout" svg:x1="5.7cm" svg:y1="9cm" svg:x2="10.5cm" svg:y2="9cm">
                <text:p/>
              </draw:line>
              <draw:line draw:style-name="gr30" draw:text-style-name="P1" draw:layer="layout" svg:x1="5.7cm" svg:y1="8.6cm" svg:x2="10.5cm" svg:y2="8.6cm">
                <text:p/>
              </draw:line>
              <draw:line draw:style-name="gr30" draw:text-style-name="P1" draw:layer="layout" svg:x1="5.7cm" svg:y1="8.2cm" svg:x2="10.5cm" svg:y2="8.2cm">
                <text:p/>
              </draw:line>
              <draw:line draw:style-name="gr30" draw:text-style-name="P1" draw:layer="layout" svg:x1="5.7cm" svg:y1="7.8cm" svg:x2="10.5cm" svg:y2="7.8cm">
                <text:p/>
              </draw:line>
              <draw:line draw:style-name="gr30" draw:text-style-name="P1" draw:layer="layout" svg:x1="5.7cm" svg:y1="7.4cm" svg:x2="10.5cm" svg:y2="7.4cm">
                <text:p/>
              </draw:line>
              <draw:line draw:style-name="gr30" draw:text-style-name="P1" draw:layer="layout" svg:x1="5.7cm" svg:y1="7cm" svg:x2="10.5cm" svg:y2="7cm">
                <text:p/>
              </draw:line>
            </draw:g>
            <draw:g>
              <draw:line draw:style-name="gr30" draw:text-style-name="P1" draw:layer="layout" svg:x1="10.5cm" svg:y1="5.8cm" svg:x2="15.3cm" svg:y2="5.8cm">
                <text:p/>
              </draw:line>
              <draw:line draw:style-name="gr30" draw:text-style-name="P1" draw:layer="layout" svg:x1="14.5cm" svg:y1="5.8cm" svg:x2="14.5cm" svg:y2="10.6cm">
                <text:p/>
              </draw:line>
              <draw:line draw:style-name="gr30" draw:text-style-name="P1" draw:layer="layout" svg:x1="10.5cm" svg:y1="6.2cm" svg:x2="15.3cm" svg:y2="6.2cm">
                <text:p/>
              </draw:line>
              <draw:line draw:style-name="gr30" draw:text-style-name="P1" draw:layer="layout" svg:x1="10.5cm" svg:y1="6.6cm" svg:x2="15.3cm" svg:y2="6.6cm">
                <text:p/>
              </draw:line>
              <draw:line draw:style-name="gr30" draw:text-style-name="P1" draw:layer="layout" svg:x1="14.9cm" svg:y1="5.8cm" svg:x2="14.9cm" svg:y2="10.6cm">
                <text:p/>
              </draw:line>
              <draw:line draw:style-name="gr30" draw:text-style-name="P1" draw:layer="layout" svg:x1="13.7cm" svg:y1="5.8cm" svg:x2="13.7cm" svg:y2="10.6cm">
                <text:p/>
              </draw:line>
              <draw:line draw:style-name="gr30" draw:text-style-name="P1" draw:layer="layout" svg:x1="14.1cm" svg:y1="5.8cm" svg:x2="14.1cm" svg:y2="10.6cm">
                <text:p/>
              </draw:line>
              <draw:line draw:style-name="gr30" draw:text-style-name="P1" draw:layer="layout" svg:x1="13.3cm" svg:y1="5.8cm" svg:x2="13.3cm" svg:y2="10.6cm">
                <text:p/>
              </draw:line>
              <draw:line draw:style-name="gr30" draw:text-style-name="P1" draw:layer="layout" svg:x1="12.9cm" svg:y1="5.8cm" svg:x2="12.9cm" svg:y2="10.6cm">
                <text:p/>
              </draw:line>
              <draw:line draw:style-name="gr30" draw:text-style-name="P1" draw:layer="layout" svg:x1="12.5cm" svg:y1="5.8cm" svg:x2="12.5cm" svg:y2="10.6cm">
                <text:p/>
              </draw:line>
              <draw:line draw:style-name="gr30" draw:text-style-name="P1" draw:layer="layout" svg:x1="12.1cm" svg:y1="5.8cm" svg:x2="12.1cm" svg:y2="10.6cm">
                <text:p/>
              </draw:line>
              <draw:line draw:style-name="gr30" draw:text-style-name="P1" draw:layer="layout" svg:x1="11.7cm" svg:y1="5.8cm" svg:x2="11.7cm" svg:y2="10.6cm">
                <text:p/>
              </draw:line>
              <draw:line draw:style-name="gr30" draw:text-style-name="P1" draw:layer="layout" svg:x1="11.3cm" svg:y1="5.8cm" svg:x2="11.3cm" svg:y2="10.6cm">
                <text:p/>
              </draw:line>
              <draw:line draw:style-name="gr30" draw:text-style-name="P1" draw:layer="layout" svg:x1="10.9cm" svg:y1="5.8cm" svg:x2="10.9cm" svg:y2="10.6cm">
                <text:p/>
              </draw:line>
              <draw:line draw:style-name="gr30" draw:text-style-name="P1" draw:layer="layout" svg:x1="10.5cm" svg:y1="5.8cm" svg:x2="10.5cm" svg:y2="10.6cm">
                <text:p/>
              </draw:line>
              <draw:line draw:style-name="gr30" draw:text-style-name="P1" draw:layer="layout" svg:x1="10.5cm" svg:y1="10.2cm" svg:x2="15.3cm" svg:y2="10.2cm">
                <text:p/>
              </draw:line>
              <draw:line draw:style-name="gr30" draw:text-style-name="P1" draw:layer="layout" svg:x1="10.5cm" svg:y1="9.8cm" svg:x2="15.3cm" svg:y2="9.8cm">
                <text:p/>
              </draw:line>
              <draw:line draw:style-name="gr30" draw:text-style-name="P1" draw:layer="layout" svg:x1="10.5cm" svg:y1="9.4cm" svg:x2="15.3cm" svg:y2="9.4cm">
                <text:p/>
              </draw:line>
              <draw:line draw:style-name="gr30" draw:text-style-name="P1" draw:layer="layout" svg:x1="10.5cm" svg:y1="9cm" svg:x2="15.3cm" svg:y2="9cm">
                <text:p/>
              </draw:line>
              <draw:line draw:style-name="gr30" draw:text-style-name="P1" draw:layer="layout" svg:x1="10.5cm" svg:y1="8.6cm" svg:x2="15.3cm" svg:y2="8.6cm">
                <text:p/>
              </draw:line>
              <draw:line draw:style-name="gr30" draw:text-style-name="P1" draw:layer="layout" svg:x1="10.5cm" svg:y1="8.2cm" svg:x2="15.3cm" svg:y2="8.2cm">
                <text:p/>
              </draw:line>
              <draw:line draw:style-name="gr30" draw:text-style-name="P1" draw:layer="layout" svg:x1="10.5cm" svg:y1="7.8cm" svg:x2="15.3cm" svg:y2="7.8cm">
                <text:p/>
              </draw:line>
              <draw:line draw:style-name="gr30" draw:text-style-name="P1" draw:layer="layout" svg:x1="10.5cm" svg:y1="7.4cm" svg:x2="15.3cm" svg:y2="7.4cm">
                <text:p/>
              </draw:line>
              <draw:line draw:style-name="gr30" draw:text-style-name="P1" draw:layer="layout" svg:x1="10.5cm" svg:y1="7cm" svg:x2="15.3cm" svg:y2="7cm">
                <text:p/>
              </draw:line>
            </draw:g>
            <draw:g>
              <draw:line draw:style-name="gr30" draw:text-style-name="P1" draw:layer="layout" svg:x1="15.3cm" svg:y1="5.8cm" svg:x2="20.1cm" svg:y2="5.8cm">
                <text:p/>
              </draw:line>
              <draw:line draw:style-name="gr30" draw:text-style-name="P1" draw:layer="layout" svg:x1="19.3cm" svg:y1="5.8cm" svg:x2="19.3cm" svg:y2="10.6cm">
                <text:p/>
              </draw:line>
              <draw:line draw:style-name="gr30" draw:text-style-name="P1" draw:layer="layout" svg:x1="15.3cm" svg:y1="6.2cm" svg:x2="20.1cm" svg:y2="6.2cm">
                <text:p/>
              </draw:line>
              <draw:line draw:style-name="gr30" draw:text-style-name="P1" draw:layer="layout" svg:x1="15.3cm" svg:y1="6.6cm" svg:x2="20.1cm" svg:y2="6.6cm">
                <text:p/>
              </draw:line>
              <draw:line draw:style-name="gr30" draw:text-style-name="P1" draw:layer="layout" svg:x1="19.7cm" svg:y1="5.8cm" svg:x2="19.7cm" svg:y2="10.6cm">
                <text:p/>
              </draw:line>
              <draw:line draw:style-name="gr30" draw:text-style-name="P1" draw:layer="layout" svg:x1="18.5cm" svg:y1="5.8cm" svg:x2="18.5cm" svg:y2="10.6cm">
                <text:p/>
              </draw:line>
              <draw:line draw:style-name="gr30" draw:text-style-name="P1" draw:layer="layout" svg:x1="18.9cm" svg:y1="5.8cm" svg:x2="18.9cm" svg:y2="10.6cm">
                <text:p/>
              </draw:line>
              <draw:line draw:style-name="gr30" draw:text-style-name="P1" draw:layer="layout" svg:x1="18.1cm" svg:y1="5.8cm" svg:x2="18.1cm" svg:y2="10.6cm">
                <text:p/>
              </draw:line>
              <draw:line draw:style-name="gr30" draw:text-style-name="P1" draw:layer="layout" svg:x1="17.7cm" svg:y1="5.8cm" svg:x2="17.7cm" svg:y2="10.6cm">
                <text:p/>
              </draw:line>
              <draw:line draw:style-name="gr30" draw:text-style-name="P1" draw:layer="layout" svg:x1="17.3cm" svg:y1="5.8cm" svg:x2="17.3cm" svg:y2="10.6cm">
                <text:p/>
              </draw:line>
              <draw:line draw:style-name="gr30" draw:text-style-name="P1" draw:layer="layout" svg:x1="16.9cm" svg:y1="5.8cm" svg:x2="16.9cm" svg:y2="10.6cm">
                <text:p/>
              </draw:line>
              <draw:line draw:style-name="gr30" draw:text-style-name="P1" draw:layer="layout" svg:x1="16.5cm" svg:y1="5.8cm" svg:x2="16.5cm" svg:y2="10.6cm">
                <text:p/>
              </draw:line>
              <draw:line draw:style-name="gr30" draw:text-style-name="P1" draw:layer="layout" svg:x1="16.1cm" svg:y1="5.8cm" svg:x2="16.1cm" svg:y2="10.6cm">
                <text:p/>
              </draw:line>
              <draw:line draw:style-name="gr30" draw:text-style-name="P1" draw:layer="layout" svg:x1="15.7cm" svg:y1="5.8cm" svg:x2="15.7cm" svg:y2="10.6cm">
                <text:p/>
              </draw:line>
              <draw:line draw:style-name="gr30" draw:text-style-name="P1" draw:layer="layout" svg:x1="15.3cm" svg:y1="5.8cm" svg:x2="15.3cm" svg:y2="10.6cm">
                <text:p/>
              </draw:line>
              <draw:line draw:style-name="gr30" draw:text-style-name="P1" draw:layer="layout" svg:x1="15.3cm" svg:y1="10.2cm" svg:x2="20.1cm" svg:y2="10.2cm">
                <text:p/>
              </draw:line>
              <draw:line draw:style-name="gr30" draw:text-style-name="P1" draw:layer="layout" svg:x1="15.3cm" svg:y1="9.8cm" svg:x2="20.1cm" svg:y2="9.8cm">
                <text:p/>
              </draw:line>
              <draw:line draw:style-name="gr30" draw:text-style-name="P1" draw:layer="layout" svg:x1="15.3cm" svg:y1="9.4cm" svg:x2="20.1cm" svg:y2="9.4cm">
                <text:p/>
              </draw:line>
              <draw:line draw:style-name="gr30" draw:text-style-name="P1" draw:layer="layout" svg:x1="15.3cm" svg:y1="9cm" svg:x2="20.1cm" svg:y2="9cm">
                <text:p/>
              </draw:line>
              <draw:line draw:style-name="gr30" draw:text-style-name="P1" draw:layer="layout" svg:x1="15.3cm" svg:y1="8.6cm" svg:x2="20.1cm" svg:y2="8.6cm">
                <text:p/>
              </draw:line>
              <draw:line draw:style-name="gr30" draw:text-style-name="P1" draw:layer="layout" svg:x1="15.3cm" svg:y1="8.2cm" svg:x2="20.1cm" svg:y2="8.2cm">
                <text:p/>
              </draw:line>
              <draw:line draw:style-name="gr30" draw:text-style-name="P1" draw:layer="layout" svg:x1="15.3cm" svg:y1="7.8cm" svg:x2="20.1cm" svg:y2="7.8cm">
                <text:p/>
              </draw:line>
              <draw:line draw:style-name="gr30" draw:text-style-name="P1" draw:layer="layout" svg:x1="15.3cm" svg:y1="7.4cm" svg:x2="20.1cm" svg:y2="7.4cm">
                <text:p/>
              </draw:line>
              <draw:line draw:style-name="gr30" draw:text-style-name="P1" draw:layer="layout" svg:x1="15.3cm" svg:y1="7cm" svg:x2="20.1cm" svg:y2="7cm">
                <text:p/>
              </draw:line>
            </draw:g>
          </draw:g>
          <draw:g>
            <draw:g>
              <draw:line draw:style-name="gr30" draw:text-style-name="P1" draw:layer="layout" svg:x1="0.9cm" svg:y1="10.6cm" svg:x2="5.7cm" svg:y2="10.6cm">
                <text:p/>
              </draw:line>
              <draw:line draw:style-name="gr30" draw:text-style-name="P1" draw:layer="layout" svg:x1="4.9cm" svg:y1="10.6cm" svg:x2="4.9cm" svg:y2="15.4cm">
                <text:p/>
              </draw:line>
              <draw:line draw:style-name="gr30" draw:text-style-name="P1" draw:layer="layout" svg:x1="0.9cm" svg:y1="11cm" svg:x2="5.7cm" svg:y2="11cm">
                <text:p/>
              </draw:line>
              <draw:line draw:style-name="gr30" draw:text-style-name="P1" draw:layer="layout" svg:x1="0.9cm" svg:y1="11.4cm" svg:x2="5.7cm" svg:y2="11.4cm">
                <text:p/>
              </draw:line>
              <draw:line draw:style-name="gr30" draw:text-style-name="P1" draw:layer="layout" svg:x1="5.3cm" svg:y1="10.6cm" svg:x2="5.3cm" svg:y2="15.4cm">
                <text:p/>
              </draw:line>
              <draw:line draw:style-name="gr30" draw:text-style-name="P1" draw:layer="layout" svg:x1="4.1cm" svg:y1="10.6cm" svg:x2="4.1cm" svg:y2="15.4cm">
                <text:p/>
              </draw:line>
              <draw:line draw:style-name="gr30" draw:text-style-name="P1" draw:layer="layout" svg:x1="4.5cm" svg:y1="10.6cm" svg:x2="4.5cm" svg:y2="15.4cm">
                <text:p/>
              </draw:line>
              <draw:line draw:style-name="gr30" draw:text-style-name="P1" draw:layer="layout" svg:x1="3.7cm" svg:y1="10.6cm" svg:x2="3.7cm" svg:y2="15.4cm">
                <text:p/>
              </draw:line>
              <draw:line draw:style-name="gr30" draw:text-style-name="P1" draw:layer="layout" svg:x1="3.3cm" svg:y1="10.6cm" svg:x2="3.3cm" svg:y2="15.4cm">
                <text:p/>
              </draw:line>
              <draw:line draw:style-name="gr30" draw:text-style-name="P1" draw:layer="layout" svg:x1="2.9cm" svg:y1="10.6cm" svg:x2="2.9cm" svg:y2="15.4cm">
                <text:p/>
              </draw:line>
              <draw:line draw:style-name="gr30" draw:text-style-name="P1" draw:layer="layout" svg:x1="2.5cm" svg:y1="10.6cm" svg:x2="2.5cm" svg:y2="15.4cm">
                <text:p/>
              </draw:line>
              <draw:line draw:style-name="gr30" draw:text-style-name="P1" draw:layer="layout" svg:x1="2.1cm" svg:y1="10.6cm" svg:x2="2.1cm" svg:y2="15.4cm">
                <text:p/>
              </draw:line>
              <draw:line draw:style-name="gr30" draw:text-style-name="P1" draw:layer="layout" svg:x1="1.7cm" svg:y1="10.6cm" svg:x2="1.7cm" svg:y2="15.4cm">
                <text:p/>
              </draw:line>
              <draw:line draw:style-name="gr30" draw:text-style-name="P1" draw:layer="layout" svg:x1="1.3cm" svg:y1="10.6cm" svg:x2="1.3cm" svg:y2="15.4cm">
                <text:p/>
              </draw:line>
              <draw:line draw:style-name="gr30" draw:text-style-name="P1" draw:layer="layout" svg:x1="0.9cm" svg:y1="10.6cm" svg:x2="0.9cm" svg:y2="15.4cm">
                <text:p/>
              </draw:line>
              <draw:line draw:style-name="gr30" draw:text-style-name="P1" draw:layer="layout" svg:x1="0.9cm" svg:y1="15cm" svg:x2="5.7cm" svg:y2="15cm">
                <text:p/>
              </draw:line>
              <draw:line draw:style-name="gr30" draw:text-style-name="P1" draw:layer="layout" svg:x1="0.9cm" svg:y1="14.6cm" svg:x2="5.7cm" svg:y2="14.6cm">
                <text:p/>
              </draw:line>
              <draw:line draw:style-name="gr30" draw:text-style-name="P1" draw:layer="layout" svg:x1="0.9cm" svg:y1="14.2cm" svg:x2="5.7cm" svg:y2="14.2cm">
                <text:p/>
              </draw:line>
              <draw:line draw:style-name="gr30" draw:text-style-name="P1" draw:layer="layout" svg:x1="0.9cm" svg:y1="13.8cm" svg:x2="5.7cm" svg:y2="13.8cm">
                <text:p/>
              </draw:line>
              <draw:line draw:style-name="gr30" draw:text-style-name="P1" draw:layer="layout" svg:x1="0.9cm" svg:y1="13.4cm" svg:x2="5.7cm" svg:y2="13.4cm">
                <text:p/>
              </draw:line>
              <draw:line draw:style-name="gr30" draw:text-style-name="P1" draw:layer="layout" svg:x1="0.9cm" svg:y1="13cm" svg:x2="5.7cm" svg:y2="13cm">
                <text:p/>
              </draw:line>
              <draw:line draw:style-name="gr30" draw:text-style-name="P1" draw:layer="layout" svg:x1="0.9cm" svg:y1="12.6cm" svg:x2="5.7cm" svg:y2="12.6cm">
                <text:p/>
              </draw:line>
              <draw:line draw:style-name="gr30" draw:text-style-name="P1" draw:layer="layout" svg:x1="0.9cm" svg:y1="12.2cm" svg:x2="5.7cm" svg:y2="12.2cm">
                <text:p/>
              </draw:line>
              <draw:line draw:style-name="gr30" draw:text-style-name="P1" draw:layer="layout" svg:x1="0.9cm" svg:y1="11.8cm" svg:x2="5.7cm" svg:y2="11.8cm">
                <text:p/>
              </draw:line>
            </draw:g>
            <draw:g>
              <draw:line draw:style-name="gr30" draw:text-style-name="P1" draw:layer="layout" svg:x1="5.7cm" svg:y1="10.6cm" svg:x2="10.5cm" svg:y2="10.6cm">
                <text:p/>
              </draw:line>
              <draw:line draw:style-name="gr30" draw:text-style-name="P1" draw:layer="layout" svg:x1="9.7cm" svg:y1="10.6cm" svg:x2="9.7cm" svg:y2="15.4cm">
                <text:p/>
              </draw:line>
              <draw:line draw:style-name="gr30" draw:text-style-name="P1" draw:layer="layout" svg:x1="5.7cm" svg:y1="11cm" svg:x2="10.5cm" svg:y2="11cm">
                <text:p/>
              </draw:line>
              <draw:line draw:style-name="gr30" draw:text-style-name="P1" draw:layer="layout" svg:x1="5.7cm" svg:y1="11.4cm" svg:x2="10.5cm" svg:y2="11.4cm">
                <text:p/>
              </draw:line>
              <draw:line draw:style-name="gr30" draw:text-style-name="P1" draw:layer="layout" svg:x1="10.1cm" svg:y1="10.6cm" svg:x2="10.1cm" svg:y2="15.4cm">
                <text:p/>
              </draw:line>
              <draw:line draw:style-name="gr30" draw:text-style-name="P1" draw:layer="layout" svg:x1="8.9cm" svg:y1="10.6cm" svg:x2="8.9cm" svg:y2="15.4cm">
                <text:p/>
              </draw:line>
              <draw:line draw:style-name="gr30" draw:text-style-name="P1" draw:layer="layout" svg:x1="9.3cm" svg:y1="10.6cm" svg:x2="9.3cm" svg:y2="15.4cm">
                <text:p/>
              </draw:line>
              <draw:line draw:style-name="gr30" draw:text-style-name="P1" draw:layer="layout" svg:x1="8.5cm" svg:y1="10.6cm" svg:x2="8.5cm" svg:y2="15.4cm">
                <text:p/>
              </draw:line>
              <draw:line draw:style-name="gr30" draw:text-style-name="P1" draw:layer="layout" svg:x1="8.1cm" svg:y1="10.6cm" svg:x2="8.1cm" svg:y2="15.4cm">
                <text:p/>
              </draw:line>
              <draw:line draw:style-name="gr30" draw:text-style-name="P1" draw:layer="layout" svg:x1="7.7cm" svg:y1="10.6cm" svg:x2="7.7cm" svg:y2="15.4cm">
                <text:p/>
              </draw:line>
              <draw:line draw:style-name="gr30" draw:text-style-name="P1" draw:layer="layout" svg:x1="7.3cm" svg:y1="10.6cm" svg:x2="7.3cm" svg:y2="15.4cm">
                <text:p/>
              </draw:line>
              <draw:line draw:style-name="gr30" draw:text-style-name="P1" draw:layer="layout" svg:x1="6.9cm" svg:y1="10.6cm" svg:x2="6.9cm" svg:y2="15.4cm">
                <text:p/>
              </draw:line>
              <draw:line draw:style-name="gr30" draw:text-style-name="P1" draw:layer="layout" svg:x1="6.5cm" svg:y1="10.6cm" svg:x2="6.5cm" svg:y2="15.4cm">
                <text:p/>
              </draw:line>
              <draw:line draw:style-name="gr30" draw:text-style-name="P1" draw:layer="layout" svg:x1="6.1cm" svg:y1="10.6cm" svg:x2="6.1cm" svg:y2="15.4cm">
                <text:p/>
              </draw:line>
              <draw:line draw:style-name="gr30" draw:text-style-name="P1" draw:layer="layout" svg:x1="5.7cm" svg:y1="10.6cm" svg:x2="5.7cm" svg:y2="15.4cm">
                <text:p/>
              </draw:line>
              <draw:line draw:style-name="gr30" draw:text-style-name="P1" draw:layer="layout" svg:x1="5.7cm" svg:y1="15cm" svg:x2="10.5cm" svg:y2="15cm">
                <text:p/>
              </draw:line>
              <draw:line draw:style-name="gr30" draw:text-style-name="P1" draw:layer="layout" svg:x1="5.7cm" svg:y1="14.6cm" svg:x2="10.5cm" svg:y2="14.6cm">
                <text:p/>
              </draw:line>
              <draw:line draw:style-name="gr30" draw:text-style-name="P1" draw:layer="layout" svg:x1="5.7cm" svg:y1="14.2cm" svg:x2="10.5cm" svg:y2="14.2cm">
                <text:p/>
              </draw:line>
              <draw:line draw:style-name="gr30" draw:text-style-name="P1" draw:layer="layout" svg:x1="5.7cm" svg:y1="13.8cm" svg:x2="10.5cm" svg:y2="13.8cm">
                <text:p/>
              </draw:line>
              <draw:line draw:style-name="gr30" draw:text-style-name="P1" draw:layer="layout" svg:x1="5.7cm" svg:y1="13.4cm" svg:x2="10.5cm" svg:y2="13.4cm">
                <text:p/>
              </draw:line>
              <draw:line draw:style-name="gr30" draw:text-style-name="P1" draw:layer="layout" svg:x1="5.7cm" svg:y1="13cm" svg:x2="10.5cm" svg:y2="13cm">
                <text:p/>
              </draw:line>
              <draw:line draw:style-name="gr30" draw:text-style-name="P1" draw:layer="layout" svg:x1="5.7cm" svg:y1="12.6cm" svg:x2="10.5cm" svg:y2="12.6cm">
                <text:p/>
              </draw:line>
              <draw:line draw:style-name="gr30" draw:text-style-name="P1" draw:layer="layout" svg:x1="5.7cm" svg:y1="12.2cm" svg:x2="10.5cm" svg:y2="12.2cm">
                <text:p/>
              </draw:line>
              <draw:line draw:style-name="gr30" draw:text-style-name="P1" draw:layer="layout" svg:x1="5.7cm" svg:y1="11.8cm" svg:x2="10.5cm" svg:y2="11.8cm">
                <text:p/>
              </draw:line>
            </draw:g>
            <draw:g>
              <draw:line draw:style-name="gr30" draw:text-style-name="P1" draw:layer="layout" svg:x1="10.5cm" svg:y1="10.6cm" svg:x2="15.3cm" svg:y2="10.6cm">
                <text:p/>
              </draw:line>
              <draw:line draw:style-name="gr30" draw:text-style-name="P1" draw:layer="layout" svg:x1="14.5cm" svg:y1="10.6cm" svg:x2="14.5cm" svg:y2="15.4cm">
                <text:p/>
              </draw:line>
              <draw:line draw:style-name="gr30" draw:text-style-name="P1" draw:layer="layout" svg:x1="10.5cm" svg:y1="11cm" svg:x2="15.3cm" svg:y2="11cm">
                <text:p/>
              </draw:line>
              <draw:line draw:style-name="gr30" draw:text-style-name="P1" draw:layer="layout" svg:x1="10.5cm" svg:y1="11.4cm" svg:x2="15.3cm" svg:y2="11.4cm">
                <text:p/>
              </draw:line>
              <draw:line draw:style-name="gr30" draw:text-style-name="P1" draw:layer="layout" svg:x1="14.9cm" svg:y1="10.6cm" svg:x2="14.9cm" svg:y2="15.4cm">
                <text:p/>
              </draw:line>
              <draw:line draw:style-name="gr30" draw:text-style-name="P1" draw:layer="layout" svg:x1="13.7cm" svg:y1="10.6cm" svg:x2="13.7cm" svg:y2="15.4cm">
                <text:p/>
              </draw:line>
              <draw:line draw:style-name="gr30" draw:text-style-name="P1" draw:layer="layout" svg:x1="14.1cm" svg:y1="10.6cm" svg:x2="14.1cm" svg:y2="15.4cm">
                <text:p/>
              </draw:line>
              <draw:line draw:style-name="gr30" draw:text-style-name="P1" draw:layer="layout" svg:x1="13.3cm" svg:y1="10.6cm" svg:x2="13.3cm" svg:y2="15.4cm">
                <text:p/>
              </draw:line>
              <draw:line draw:style-name="gr30" draw:text-style-name="P1" draw:layer="layout" svg:x1="12.9cm" svg:y1="10.6cm" svg:x2="12.9cm" svg:y2="15.4cm">
                <text:p/>
              </draw:line>
              <draw:line draw:style-name="gr30" draw:text-style-name="P1" draw:layer="layout" svg:x1="12.5cm" svg:y1="10.6cm" svg:x2="12.5cm" svg:y2="15.4cm">
                <text:p/>
              </draw:line>
              <draw:line draw:style-name="gr30" draw:text-style-name="P1" draw:layer="layout" svg:x1="12.1cm" svg:y1="10.6cm" svg:x2="12.1cm" svg:y2="15.4cm">
                <text:p/>
              </draw:line>
              <draw:line draw:style-name="gr30" draw:text-style-name="P1" draw:layer="layout" svg:x1="11.7cm" svg:y1="10.6cm" svg:x2="11.7cm" svg:y2="15.4cm">
                <text:p/>
              </draw:line>
              <draw:line draw:style-name="gr30" draw:text-style-name="P1" draw:layer="layout" svg:x1="11.3cm" svg:y1="10.6cm" svg:x2="11.3cm" svg:y2="15.4cm">
                <text:p/>
              </draw:line>
              <draw:line draw:style-name="gr30" draw:text-style-name="P1" draw:layer="layout" svg:x1="10.9cm" svg:y1="10.6cm" svg:x2="10.9cm" svg:y2="15.4cm">
                <text:p/>
              </draw:line>
              <draw:line draw:style-name="gr30" draw:text-style-name="P1" draw:layer="layout" svg:x1="10.5cm" svg:y1="10.6cm" svg:x2="10.5cm" svg:y2="15.4cm">
                <text:p/>
              </draw:line>
              <draw:line draw:style-name="gr30" draw:text-style-name="P1" draw:layer="layout" svg:x1="10.5cm" svg:y1="15cm" svg:x2="15.3cm" svg:y2="15cm">
                <text:p/>
              </draw:line>
              <draw:line draw:style-name="gr30" draw:text-style-name="P1" draw:layer="layout" svg:x1="10.5cm" svg:y1="14.6cm" svg:x2="15.3cm" svg:y2="14.6cm">
                <text:p/>
              </draw:line>
              <draw:line draw:style-name="gr30" draw:text-style-name="P1" draw:layer="layout" svg:x1="10.5cm" svg:y1="14.2cm" svg:x2="15.3cm" svg:y2="14.2cm">
                <text:p/>
              </draw:line>
              <draw:line draw:style-name="gr30" draw:text-style-name="P1" draw:layer="layout" svg:x1="10.5cm" svg:y1="13.8cm" svg:x2="15.3cm" svg:y2="13.8cm">
                <text:p/>
              </draw:line>
              <draw:line draw:style-name="gr30" draw:text-style-name="P1" draw:layer="layout" svg:x1="10.5cm" svg:y1="13.4cm" svg:x2="15.3cm" svg:y2="13.4cm">
                <text:p/>
              </draw:line>
              <draw:line draw:style-name="gr30" draw:text-style-name="P1" draw:layer="layout" svg:x1="10.5cm" svg:y1="13cm" svg:x2="15.3cm" svg:y2="13cm">
                <text:p/>
              </draw:line>
              <draw:line draw:style-name="gr30" draw:text-style-name="P1" draw:layer="layout" svg:x1="10.5cm" svg:y1="12.6cm" svg:x2="15.3cm" svg:y2="12.6cm">
                <text:p/>
              </draw:line>
              <draw:line draw:style-name="gr30" draw:text-style-name="P1" draw:layer="layout" svg:x1="10.5cm" svg:y1="12.2cm" svg:x2="15.3cm" svg:y2="12.2cm">
                <text:p/>
              </draw:line>
              <draw:line draw:style-name="gr30" draw:text-style-name="P1" draw:layer="layout" svg:x1="10.5cm" svg:y1="11.8cm" svg:x2="15.3cm" svg:y2="11.8cm">
                <text:p/>
              </draw:line>
            </draw:g>
            <draw:g>
              <draw:line draw:style-name="gr30" draw:text-style-name="P1" draw:layer="layout" svg:x1="15.3cm" svg:y1="10.6cm" svg:x2="20.1cm" svg:y2="10.6cm">
                <text:p/>
              </draw:line>
              <draw:line draw:style-name="gr30" draw:text-style-name="P1" draw:layer="layout" svg:x1="19.3cm" svg:y1="10.6cm" svg:x2="19.3cm" svg:y2="15.4cm">
                <text:p/>
              </draw:line>
              <draw:line draw:style-name="gr30" draw:text-style-name="P1" draw:layer="layout" svg:x1="15.3cm" svg:y1="11cm" svg:x2="20.1cm" svg:y2="11cm">
                <text:p/>
              </draw:line>
              <draw:line draw:style-name="gr30" draw:text-style-name="P1" draw:layer="layout" svg:x1="15.3cm" svg:y1="11.4cm" svg:x2="20.1cm" svg:y2="11.4cm">
                <text:p/>
              </draw:line>
              <draw:line draw:style-name="gr30" draw:text-style-name="P1" draw:layer="layout" svg:x1="19.7cm" svg:y1="10.6cm" svg:x2="19.7cm" svg:y2="15.4cm">
                <text:p/>
              </draw:line>
              <draw:line draw:style-name="gr30" draw:text-style-name="P1" draw:layer="layout" svg:x1="18.5cm" svg:y1="10.6cm" svg:x2="18.5cm" svg:y2="15.4cm">
                <text:p/>
              </draw:line>
              <draw:line draw:style-name="gr30" draw:text-style-name="P1" draw:layer="layout" svg:x1="18.9cm" svg:y1="10.6cm" svg:x2="18.9cm" svg:y2="15.4cm">
                <text:p/>
              </draw:line>
              <draw:line draw:style-name="gr30" draw:text-style-name="P1" draw:layer="layout" svg:x1="18.1cm" svg:y1="10.6cm" svg:x2="18.1cm" svg:y2="15.4cm">
                <text:p/>
              </draw:line>
              <draw:line draw:style-name="gr30" draw:text-style-name="P1" draw:layer="layout" svg:x1="17.7cm" svg:y1="10.6cm" svg:x2="17.7cm" svg:y2="15.4cm">
                <text:p/>
              </draw:line>
              <draw:line draw:style-name="gr30" draw:text-style-name="P1" draw:layer="layout" svg:x1="17.3cm" svg:y1="10.6cm" svg:x2="17.3cm" svg:y2="15.4cm">
                <text:p/>
              </draw:line>
              <draw:line draw:style-name="gr30" draw:text-style-name="P1" draw:layer="layout" svg:x1="16.9cm" svg:y1="10.6cm" svg:x2="16.9cm" svg:y2="15.4cm">
                <text:p/>
              </draw:line>
              <draw:line draw:style-name="gr30" draw:text-style-name="P1" draw:layer="layout" svg:x1="16.5cm" svg:y1="10.6cm" svg:x2="16.5cm" svg:y2="15.4cm">
                <text:p/>
              </draw:line>
              <draw:line draw:style-name="gr30" draw:text-style-name="P1" draw:layer="layout" svg:x1="16.1cm" svg:y1="10.6cm" svg:x2="16.1cm" svg:y2="15.4cm">
                <text:p/>
              </draw:line>
              <draw:line draw:style-name="gr30" draw:text-style-name="P1" draw:layer="layout" svg:x1="15.7cm" svg:y1="10.6cm" svg:x2="15.7cm" svg:y2="15.4cm">
                <text:p/>
              </draw:line>
              <draw:line draw:style-name="gr30" draw:text-style-name="P1" draw:layer="layout" svg:x1="15.3cm" svg:y1="10.6cm" svg:x2="15.3cm" svg:y2="15.4cm">
                <text:p/>
              </draw:line>
              <draw:line draw:style-name="gr30" draw:text-style-name="P1" draw:layer="layout" svg:x1="15.3cm" svg:y1="15cm" svg:x2="20.1cm" svg:y2="15cm">
                <text:p/>
              </draw:line>
              <draw:line draw:style-name="gr30" draw:text-style-name="P1" draw:layer="layout" svg:x1="15.3cm" svg:y1="14.6cm" svg:x2="20.1cm" svg:y2="14.6cm">
                <text:p/>
              </draw:line>
              <draw:line draw:style-name="gr30" draw:text-style-name="P1" draw:layer="layout" svg:x1="15.3cm" svg:y1="14.2cm" svg:x2="20.1cm" svg:y2="14.2cm">
                <text:p/>
              </draw:line>
              <draw:line draw:style-name="gr30" draw:text-style-name="P1" draw:layer="layout" svg:x1="15.3cm" svg:y1="13.8cm" svg:x2="20.1cm" svg:y2="13.8cm">
                <text:p/>
              </draw:line>
              <draw:line draw:style-name="gr30" draw:text-style-name="P1" draw:layer="layout" svg:x1="15.3cm" svg:y1="13.4cm" svg:x2="20.1cm" svg:y2="13.4cm">
                <text:p/>
              </draw:line>
              <draw:line draw:style-name="gr30" draw:text-style-name="P1" draw:layer="layout" svg:x1="15.3cm" svg:y1="13cm" svg:x2="20.1cm" svg:y2="13cm">
                <text:p/>
              </draw:line>
              <draw:line draw:style-name="gr30" draw:text-style-name="P1" draw:layer="layout" svg:x1="15.3cm" svg:y1="12.6cm" svg:x2="20.1cm" svg:y2="12.6cm">
                <text:p/>
              </draw:line>
              <draw:line draw:style-name="gr30" draw:text-style-name="P1" draw:layer="layout" svg:x1="15.3cm" svg:y1="12.2cm" svg:x2="20.1cm" svg:y2="12.2cm">
                <text:p/>
              </draw:line>
              <draw:line draw:style-name="gr30" draw:text-style-name="P1" draw:layer="layout" svg:x1="15.3cm" svg:y1="11.8cm" svg:x2="20.1cm" svg:y2="11.8cm">
                <text:p/>
              </draw:line>
            </draw:g>
          </draw:g>
          <draw:g>
            <draw:g>
              <draw:line draw:style-name="gr30" draw:text-style-name="P1" draw:layer="layout" svg:x1="0.9cm" svg:y1="15.4cm" svg:x2="5.7cm" svg:y2="15.4cm">
                <text:p/>
              </draw:line>
              <draw:line draw:style-name="gr30" draw:text-style-name="P1" draw:layer="layout" svg:x1="4.9cm" svg:y1="15.4cm" svg:x2="4.9cm" svg:y2="20.2cm">
                <text:p/>
              </draw:line>
              <draw:line draw:style-name="gr30" draw:text-style-name="P1" draw:layer="layout" svg:x1="0.9cm" svg:y1="15.8cm" svg:x2="5.7cm" svg:y2="15.8cm">
                <text:p/>
              </draw:line>
              <draw:line draw:style-name="gr30" draw:text-style-name="P1" draw:layer="layout" svg:x1="0.9cm" svg:y1="16.2cm" svg:x2="5.7cm" svg:y2="16.2cm">
                <text:p/>
              </draw:line>
              <draw:line draw:style-name="gr30" draw:text-style-name="P1" draw:layer="layout" svg:x1="5.3cm" svg:y1="15.4cm" svg:x2="5.3cm" svg:y2="20.2cm">
                <text:p/>
              </draw:line>
              <draw:line draw:style-name="gr30" draw:text-style-name="P1" draw:layer="layout" svg:x1="4.1cm" svg:y1="15.4cm" svg:x2="4.1cm" svg:y2="20.2cm">
                <text:p/>
              </draw:line>
              <draw:line draw:style-name="gr30" draw:text-style-name="P1" draw:layer="layout" svg:x1="4.5cm" svg:y1="15.4cm" svg:x2="4.5cm" svg:y2="20.2cm">
                <text:p/>
              </draw:line>
              <draw:line draw:style-name="gr30" draw:text-style-name="P1" draw:layer="layout" svg:x1="3.7cm" svg:y1="15.4cm" svg:x2="3.7cm" svg:y2="20.2cm">
                <text:p/>
              </draw:line>
              <draw:line draw:style-name="gr30" draw:text-style-name="P1" draw:layer="layout" svg:x1="3.3cm" svg:y1="15.4cm" svg:x2="3.3cm" svg:y2="20.2cm">
                <text:p/>
              </draw:line>
              <draw:line draw:style-name="gr30" draw:text-style-name="P1" draw:layer="layout" svg:x1="2.9cm" svg:y1="15.4cm" svg:x2="2.9cm" svg:y2="20.2cm">
                <text:p/>
              </draw:line>
              <draw:line draw:style-name="gr30" draw:text-style-name="P1" draw:layer="layout" svg:x1="2.5cm" svg:y1="15.4cm" svg:x2="2.5cm" svg:y2="20.2cm">
                <text:p/>
              </draw:line>
              <draw:line draw:style-name="gr30" draw:text-style-name="P1" draw:layer="layout" svg:x1="2.1cm" svg:y1="15.4cm" svg:x2="2.1cm" svg:y2="20.2cm">
                <text:p/>
              </draw:line>
              <draw:line draw:style-name="gr30" draw:text-style-name="P1" draw:layer="layout" svg:x1="1.7cm" svg:y1="15.4cm" svg:x2="1.7cm" svg:y2="20.2cm">
                <text:p/>
              </draw:line>
              <draw:line draw:style-name="gr30" draw:text-style-name="P1" draw:layer="layout" svg:x1="1.3cm" svg:y1="15.4cm" svg:x2="1.3cm" svg:y2="20.2cm">
                <text:p/>
              </draw:line>
              <draw:line draw:style-name="gr30" draw:text-style-name="P1" draw:layer="layout" svg:x1="0.9cm" svg:y1="15.4cm" svg:x2="0.9cm" svg:y2="20.2cm">
                <text:p/>
              </draw:line>
              <draw:line draw:style-name="gr30" draw:text-style-name="P1" draw:layer="layout" svg:x1="0.9cm" svg:y1="19.8cm" svg:x2="5.7cm" svg:y2="19.8cm">
                <text:p/>
              </draw:line>
              <draw:line draw:style-name="gr30" draw:text-style-name="P1" draw:layer="layout" svg:x1="0.9cm" svg:y1="19.4cm" svg:x2="5.7cm" svg:y2="19.4cm">
                <text:p/>
              </draw:line>
              <draw:line draw:style-name="gr30" draw:text-style-name="P1" draw:layer="layout" svg:x1="0.9cm" svg:y1="19cm" svg:x2="5.7cm" svg:y2="19cm">
                <text:p/>
              </draw:line>
              <draw:line draw:style-name="gr30" draw:text-style-name="P1" draw:layer="layout" svg:x1="0.9cm" svg:y1="18.6cm" svg:x2="5.7cm" svg:y2="18.6cm">
                <text:p/>
              </draw:line>
              <draw:line draw:style-name="gr30" draw:text-style-name="P1" draw:layer="layout" svg:x1="0.9cm" svg:y1="18.2cm" svg:x2="5.7cm" svg:y2="18.2cm">
                <text:p/>
              </draw:line>
              <draw:line draw:style-name="gr30" draw:text-style-name="P1" draw:layer="layout" svg:x1="0.9cm" svg:y1="17.8cm" svg:x2="5.7cm" svg:y2="17.8cm">
                <text:p/>
              </draw:line>
              <draw:line draw:style-name="gr30" draw:text-style-name="P1" draw:layer="layout" svg:x1="0.9cm" svg:y1="17.4cm" svg:x2="5.7cm" svg:y2="17.4cm">
                <text:p/>
              </draw:line>
              <draw:line draw:style-name="gr30" draw:text-style-name="P1" draw:layer="layout" svg:x1="0.9cm" svg:y1="17cm" svg:x2="5.7cm" svg:y2="17cm">
                <text:p/>
              </draw:line>
              <draw:line draw:style-name="gr30" draw:text-style-name="P1" draw:layer="layout" svg:x1="0.9cm" svg:y1="16.6cm" svg:x2="5.7cm" svg:y2="16.6cm">
                <text:p/>
              </draw:line>
            </draw:g>
            <draw:g>
              <draw:line draw:style-name="gr30" draw:text-style-name="P1" draw:layer="layout" svg:x1="5.7cm" svg:y1="15.4cm" svg:x2="10.5cm" svg:y2="15.4cm">
                <text:p/>
              </draw:line>
              <draw:line draw:style-name="gr30" draw:text-style-name="P1" draw:layer="layout" svg:x1="9.7cm" svg:y1="15.4cm" svg:x2="9.7cm" svg:y2="20.2cm">
                <text:p/>
              </draw:line>
              <draw:line draw:style-name="gr30" draw:text-style-name="P1" draw:layer="layout" svg:x1="5.7cm" svg:y1="15.8cm" svg:x2="10.5cm" svg:y2="15.8cm">
                <text:p/>
              </draw:line>
              <draw:line draw:style-name="gr30" draw:text-style-name="P1" draw:layer="layout" svg:x1="5.7cm" svg:y1="16.2cm" svg:x2="10.5cm" svg:y2="16.2cm">
                <text:p/>
              </draw:line>
              <draw:line draw:style-name="gr30" draw:text-style-name="P1" draw:layer="layout" svg:x1="10.1cm" svg:y1="15.4cm" svg:x2="10.1cm" svg:y2="20.2cm">
                <text:p/>
              </draw:line>
              <draw:line draw:style-name="gr30" draw:text-style-name="P1" draw:layer="layout" svg:x1="8.9cm" svg:y1="15.4cm" svg:x2="8.9cm" svg:y2="20.2cm">
                <text:p/>
              </draw:line>
              <draw:line draw:style-name="gr30" draw:text-style-name="P1" draw:layer="layout" svg:x1="9.3cm" svg:y1="15.4cm" svg:x2="9.3cm" svg:y2="20.2cm">
                <text:p/>
              </draw:line>
              <draw:line draw:style-name="gr30" draw:text-style-name="P1" draw:layer="layout" svg:x1="8.5cm" svg:y1="15.4cm" svg:x2="8.5cm" svg:y2="20.2cm">
                <text:p/>
              </draw:line>
              <draw:line draw:style-name="gr30" draw:text-style-name="P1" draw:layer="layout" svg:x1="8.1cm" svg:y1="15.4cm" svg:x2="8.1cm" svg:y2="20.2cm">
                <text:p/>
              </draw:line>
              <draw:line draw:style-name="gr30" draw:text-style-name="P1" draw:layer="layout" svg:x1="7.7cm" svg:y1="15.4cm" svg:x2="7.7cm" svg:y2="20.2cm">
                <text:p/>
              </draw:line>
              <draw:line draw:style-name="gr30" draw:text-style-name="P1" draw:layer="layout" svg:x1="7.3cm" svg:y1="15.4cm" svg:x2="7.3cm" svg:y2="20.2cm">
                <text:p/>
              </draw:line>
              <draw:line draw:style-name="gr30" draw:text-style-name="P1" draw:layer="layout" svg:x1="6.9cm" svg:y1="15.4cm" svg:x2="6.9cm" svg:y2="20.2cm">
                <text:p/>
              </draw:line>
              <draw:line draw:style-name="gr30" draw:text-style-name="P1" draw:layer="layout" svg:x1="6.5cm" svg:y1="15.4cm" svg:x2="6.5cm" svg:y2="20.2cm">
                <text:p/>
              </draw:line>
              <draw:line draw:style-name="gr30" draw:text-style-name="P1" draw:layer="layout" svg:x1="6.1cm" svg:y1="15.4cm" svg:x2="6.1cm" svg:y2="20.2cm">
                <text:p/>
              </draw:line>
              <draw:line draw:style-name="gr30" draw:text-style-name="P1" draw:layer="layout" svg:x1="5.7cm" svg:y1="15.4cm" svg:x2="5.7cm" svg:y2="20.2cm">
                <text:p/>
              </draw:line>
              <draw:line draw:style-name="gr30" draw:text-style-name="P1" draw:layer="layout" svg:x1="5.7cm" svg:y1="19.8cm" svg:x2="10.5cm" svg:y2="19.8cm">
                <text:p/>
              </draw:line>
              <draw:line draw:style-name="gr30" draw:text-style-name="P1" draw:layer="layout" svg:x1="5.7cm" svg:y1="19.4cm" svg:x2="10.5cm" svg:y2="19.4cm">
                <text:p/>
              </draw:line>
              <draw:line draw:style-name="gr30" draw:text-style-name="P1" draw:layer="layout" svg:x1="5.7cm" svg:y1="19cm" svg:x2="10.5cm" svg:y2="19cm">
                <text:p/>
              </draw:line>
              <draw:line draw:style-name="gr30" draw:text-style-name="P1" draw:layer="layout" svg:x1="5.7cm" svg:y1="18.6cm" svg:x2="10.5cm" svg:y2="18.6cm">
                <text:p/>
              </draw:line>
              <draw:line draw:style-name="gr30" draw:text-style-name="P1" draw:layer="layout" svg:x1="5.7cm" svg:y1="18.2cm" svg:x2="10.5cm" svg:y2="18.2cm">
                <text:p/>
              </draw:line>
              <draw:line draw:style-name="gr30" draw:text-style-name="P1" draw:layer="layout" svg:x1="5.7cm" svg:y1="17.8cm" svg:x2="10.5cm" svg:y2="17.8cm">
                <text:p/>
              </draw:line>
              <draw:line draw:style-name="gr30" draw:text-style-name="P1" draw:layer="layout" svg:x1="5.7cm" svg:y1="17.4cm" svg:x2="10.5cm" svg:y2="17.4cm">
                <text:p/>
              </draw:line>
              <draw:line draw:style-name="gr30" draw:text-style-name="P1" draw:layer="layout" svg:x1="5.7cm" svg:y1="17cm" svg:x2="10.5cm" svg:y2="17cm">
                <text:p/>
              </draw:line>
              <draw:line draw:style-name="gr30" draw:text-style-name="P1" draw:layer="layout" svg:x1="5.7cm" svg:y1="16.6cm" svg:x2="10.5cm" svg:y2="16.6cm">
                <text:p/>
              </draw:line>
            </draw:g>
            <draw:g>
              <draw:line draw:style-name="gr30" draw:text-style-name="P1" draw:layer="layout" svg:x1="10.5cm" svg:y1="15.4cm" svg:x2="15.3cm" svg:y2="15.4cm">
                <text:p/>
              </draw:line>
              <draw:line draw:style-name="gr30" draw:text-style-name="P1" draw:layer="layout" svg:x1="14.5cm" svg:y1="15.4cm" svg:x2="14.5cm" svg:y2="20.2cm">
                <text:p/>
              </draw:line>
              <draw:line draw:style-name="gr30" draw:text-style-name="P1" draw:layer="layout" svg:x1="10.5cm" svg:y1="15.8cm" svg:x2="15.3cm" svg:y2="15.8cm">
                <text:p/>
              </draw:line>
              <draw:line draw:style-name="gr30" draw:text-style-name="P1" draw:layer="layout" svg:x1="10.5cm" svg:y1="16.2cm" svg:x2="15.3cm" svg:y2="16.2cm">
                <text:p/>
              </draw:line>
              <draw:line draw:style-name="gr30" draw:text-style-name="P1" draw:layer="layout" svg:x1="14.9cm" svg:y1="15.4cm" svg:x2="14.9cm" svg:y2="20.2cm">
                <text:p/>
              </draw:line>
              <draw:line draw:style-name="gr30" draw:text-style-name="P1" draw:layer="layout" svg:x1="13.7cm" svg:y1="15.4cm" svg:x2="13.7cm" svg:y2="20.2cm">
                <text:p/>
              </draw:line>
              <draw:line draw:style-name="gr30" draw:text-style-name="P1" draw:layer="layout" svg:x1="14.1cm" svg:y1="15.4cm" svg:x2="14.1cm" svg:y2="20.2cm">
                <text:p/>
              </draw:line>
              <draw:line draw:style-name="gr30" draw:text-style-name="P1" draw:layer="layout" svg:x1="13.3cm" svg:y1="15.4cm" svg:x2="13.3cm" svg:y2="20.2cm">
                <text:p/>
              </draw:line>
              <draw:line draw:style-name="gr30" draw:text-style-name="P1" draw:layer="layout" svg:x1="12.9cm" svg:y1="15.4cm" svg:x2="12.9cm" svg:y2="20.2cm">
                <text:p/>
              </draw:line>
              <draw:line draw:style-name="gr30" draw:text-style-name="P1" draw:layer="layout" svg:x1="12.5cm" svg:y1="15.4cm" svg:x2="12.5cm" svg:y2="20.2cm">
                <text:p/>
              </draw:line>
              <draw:line draw:style-name="gr30" draw:text-style-name="P1" draw:layer="layout" svg:x1="12.1cm" svg:y1="15.4cm" svg:x2="12.1cm" svg:y2="20.2cm">
                <text:p/>
              </draw:line>
              <draw:line draw:style-name="gr30" draw:text-style-name="P1" draw:layer="layout" svg:x1="11.7cm" svg:y1="15.4cm" svg:x2="11.7cm" svg:y2="20.2cm">
                <text:p/>
              </draw:line>
              <draw:line draw:style-name="gr30" draw:text-style-name="P1" draw:layer="layout" svg:x1="11.3cm" svg:y1="15.4cm" svg:x2="11.3cm" svg:y2="20.2cm">
                <text:p/>
              </draw:line>
              <draw:line draw:style-name="gr30" draw:text-style-name="P1" draw:layer="layout" svg:x1="10.9cm" svg:y1="15.4cm" svg:x2="10.9cm" svg:y2="20.2cm">
                <text:p/>
              </draw:line>
              <draw:line draw:style-name="gr30" draw:text-style-name="P1" draw:layer="layout" svg:x1="10.5cm" svg:y1="15.4cm" svg:x2="10.5cm" svg:y2="20.2cm">
                <text:p/>
              </draw:line>
              <draw:line draw:style-name="gr30" draw:text-style-name="P1" draw:layer="layout" svg:x1="10.5cm" svg:y1="19.8cm" svg:x2="15.3cm" svg:y2="19.8cm">
                <text:p/>
              </draw:line>
              <draw:line draw:style-name="gr30" draw:text-style-name="P1" draw:layer="layout" svg:x1="10.5cm" svg:y1="19.4cm" svg:x2="15.3cm" svg:y2="19.4cm">
                <text:p/>
              </draw:line>
              <draw:line draw:style-name="gr30" draw:text-style-name="P1" draw:layer="layout" svg:x1="10.5cm" svg:y1="19cm" svg:x2="15.3cm" svg:y2="19cm">
                <text:p/>
              </draw:line>
              <draw:line draw:style-name="gr30" draw:text-style-name="P1" draw:layer="layout" svg:x1="10.5cm" svg:y1="18.6cm" svg:x2="15.3cm" svg:y2="18.6cm">
                <text:p/>
              </draw:line>
              <draw:line draw:style-name="gr30" draw:text-style-name="P1" draw:layer="layout" svg:x1="10.5cm" svg:y1="18.2cm" svg:x2="15.3cm" svg:y2="18.2cm">
                <text:p/>
              </draw:line>
              <draw:line draw:style-name="gr30" draw:text-style-name="P1" draw:layer="layout" svg:x1="10.5cm" svg:y1="17.8cm" svg:x2="15.3cm" svg:y2="17.8cm">
                <text:p/>
              </draw:line>
              <draw:line draw:style-name="gr30" draw:text-style-name="P1" draw:layer="layout" svg:x1="10.5cm" svg:y1="17.4cm" svg:x2="15.3cm" svg:y2="17.4cm">
                <text:p/>
              </draw:line>
              <draw:line draw:style-name="gr30" draw:text-style-name="P1" draw:layer="layout" svg:x1="10.5cm" svg:y1="17cm" svg:x2="15.3cm" svg:y2="17cm">
                <text:p/>
              </draw:line>
              <draw:line draw:style-name="gr30" draw:text-style-name="P1" draw:layer="layout" svg:x1="10.5cm" svg:y1="16.6cm" svg:x2="15.3cm" svg:y2="16.6cm">
                <text:p/>
              </draw:line>
            </draw:g>
            <draw:g>
              <draw:line draw:style-name="gr30" draw:text-style-name="P1" draw:layer="layout" svg:x1="15.3cm" svg:y1="15.4cm" svg:x2="20.1cm" svg:y2="15.4cm">
                <text:p/>
              </draw:line>
              <draw:line draw:style-name="gr30" draw:text-style-name="P1" draw:layer="layout" svg:x1="19.3cm" svg:y1="15.4cm" svg:x2="19.3cm" svg:y2="20.2cm">
                <text:p/>
              </draw:line>
              <draw:line draw:style-name="gr30" draw:text-style-name="P1" draw:layer="layout" svg:x1="15.3cm" svg:y1="15.8cm" svg:x2="20.1cm" svg:y2="15.8cm">
                <text:p/>
              </draw:line>
              <draw:line draw:style-name="gr30" draw:text-style-name="P1" draw:layer="layout" svg:x1="15.3cm" svg:y1="16.2cm" svg:x2="20.1cm" svg:y2="16.2cm">
                <text:p/>
              </draw:line>
              <draw:line draw:style-name="gr30" draw:text-style-name="P1" draw:layer="layout" svg:x1="19.7cm" svg:y1="15.4cm" svg:x2="19.7cm" svg:y2="20.2cm">
                <text:p/>
              </draw:line>
              <draw:line draw:style-name="gr30" draw:text-style-name="P1" draw:layer="layout" svg:x1="18.5cm" svg:y1="15.4cm" svg:x2="18.5cm" svg:y2="20.2cm">
                <text:p/>
              </draw:line>
              <draw:line draw:style-name="gr30" draw:text-style-name="P1" draw:layer="layout" svg:x1="18.9cm" svg:y1="15.4cm" svg:x2="18.9cm" svg:y2="20.2cm">
                <text:p/>
              </draw:line>
              <draw:line draw:style-name="gr30" draw:text-style-name="P1" draw:layer="layout" svg:x1="18.1cm" svg:y1="15.4cm" svg:x2="18.1cm" svg:y2="20.2cm">
                <text:p/>
              </draw:line>
              <draw:line draw:style-name="gr30" draw:text-style-name="P1" draw:layer="layout" svg:x1="17.7cm" svg:y1="15.4cm" svg:x2="17.7cm" svg:y2="20.2cm">
                <text:p/>
              </draw:line>
              <draw:line draw:style-name="gr30" draw:text-style-name="P1" draw:layer="layout" svg:x1="17.3cm" svg:y1="15.4cm" svg:x2="17.3cm" svg:y2="20.2cm">
                <text:p/>
              </draw:line>
              <draw:line draw:style-name="gr30" draw:text-style-name="P1" draw:layer="layout" svg:x1="16.9cm" svg:y1="15.4cm" svg:x2="16.9cm" svg:y2="20.2cm">
                <text:p/>
              </draw:line>
              <draw:line draw:style-name="gr30" draw:text-style-name="P1" draw:layer="layout" svg:x1="16.5cm" svg:y1="15.4cm" svg:x2="16.5cm" svg:y2="20.2cm">
                <text:p/>
              </draw:line>
              <draw:line draw:style-name="gr30" draw:text-style-name="P1" draw:layer="layout" svg:x1="16.1cm" svg:y1="15.4cm" svg:x2="16.1cm" svg:y2="20.2cm">
                <text:p/>
              </draw:line>
              <draw:line draw:style-name="gr30" draw:text-style-name="P1" draw:layer="layout" svg:x1="15.7cm" svg:y1="15.4cm" svg:x2="15.7cm" svg:y2="20.2cm">
                <text:p/>
              </draw:line>
              <draw:line draw:style-name="gr30" draw:text-style-name="P1" draw:layer="layout" svg:x1="15.3cm" svg:y1="15.4cm" svg:x2="15.3cm" svg:y2="20.2cm">
                <text:p/>
              </draw:line>
              <draw:line draw:style-name="gr30" draw:text-style-name="P1" draw:layer="layout" svg:x1="15.3cm" svg:y1="19.8cm" svg:x2="20.1cm" svg:y2="19.8cm">
                <text:p/>
              </draw:line>
              <draw:line draw:style-name="gr30" draw:text-style-name="P1" draw:layer="layout" svg:x1="15.3cm" svg:y1="19.4cm" svg:x2="20.1cm" svg:y2="19.4cm">
                <text:p/>
              </draw:line>
              <draw:line draw:style-name="gr30" draw:text-style-name="P1" draw:layer="layout" svg:x1="15.3cm" svg:y1="19cm" svg:x2="20.1cm" svg:y2="19cm">
                <text:p/>
              </draw:line>
              <draw:line draw:style-name="gr30" draw:text-style-name="P1" draw:layer="layout" svg:x1="15.3cm" svg:y1="18.6cm" svg:x2="20.1cm" svg:y2="18.6cm">
                <text:p/>
              </draw:line>
              <draw:line draw:style-name="gr30" draw:text-style-name="P1" draw:layer="layout" svg:x1="15.3cm" svg:y1="18.2cm" svg:x2="20.1cm" svg:y2="18.2cm">
                <text:p/>
              </draw:line>
              <draw:line draw:style-name="gr30" draw:text-style-name="P1" draw:layer="layout" svg:x1="15.3cm" svg:y1="17.8cm" svg:x2="20.1cm" svg:y2="17.8cm">
                <text:p/>
              </draw:line>
              <draw:line draw:style-name="gr30" draw:text-style-name="P1" draw:layer="layout" svg:x1="15.3cm" svg:y1="17.4cm" svg:x2="20.1cm" svg:y2="17.4cm">
                <text:p/>
              </draw:line>
              <draw:line draw:style-name="gr30" draw:text-style-name="P1" draw:layer="layout" svg:x1="15.3cm" svg:y1="17cm" svg:x2="20.1cm" svg:y2="17cm">
                <text:p/>
              </draw:line>
              <draw:line draw:style-name="gr30" draw:text-style-name="P1" draw:layer="layout" svg:x1="15.3cm" svg:y1="16.6cm" svg:x2="20.1cm" svg:y2="16.6cm">
                <text:p/>
              </draw:line>
            </draw:g>
          </draw:g>
          <draw:g>
            <draw:g>
              <draw:line draw:style-name="gr30" draw:text-style-name="P1" draw:layer="layout" svg:x1="0.9cm" svg:y1="20.2cm" svg:x2="5.7cm" svg:y2="20.2cm">
                <text:p/>
              </draw:line>
              <draw:line draw:style-name="gr30" draw:text-style-name="P1" draw:layer="layout" svg:x1="4.9cm" svg:y1="20.2cm" svg:x2="4.9cm" svg:y2="25cm">
                <text:p/>
              </draw:line>
              <draw:line draw:style-name="gr30" draw:text-style-name="P1" draw:layer="layout" svg:x1="0.9cm" svg:y1="20.6cm" svg:x2="5.7cm" svg:y2="20.6cm">
                <text:p/>
              </draw:line>
              <draw:line draw:style-name="gr30" draw:text-style-name="P1" draw:layer="layout" svg:x1="0.9cm" svg:y1="21cm" svg:x2="5.7cm" svg:y2="21cm">
                <text:p/>
              </draw:line>
              <draw:line draw:style-name="gr30" draw:text-style-name="P1" draw:layer="layout" svg:x1="5.3cm" svg:y1="20.2cm" svg:x2="5.3cm" svg:y2="25cm">
                <text:p/>
              </draw:line>
              <draw:line draw:style-name="gr30" draw:text-style-name="P1" draw:layer="layout" svg:x1="4.1cm" svg:y1="20.2cm" svg:x2="4.1cm" svg:y2="25cm">
                <text:p/>
              </draw:line>
              <draw:line draw:style-name="gr30" draw:text-style-name="P1" draw:layer="layout" svg:x1="4.5cm" svg:y1="20.2cm" svg:x2="4.5cm" svg:y2="25cm">
                <text:p/>
              </draw:line>
              <draw:line draw:style-name="gr30" draw:text-style-name="P1" draw:layer="layout" svg:x1="3.7cm" svg:y1="20.2cm" svg:x2="3.7cm" svg:y2="25cm">
                <text:p/>
              </draw:line>
              <draw:line draw:style-name="gr30" draw:text-style-name="P1" draw:layer="layout" svg:x1="3.3cm" svg:y1="20.2cm" svg:x2="3.3cm" svg:y2="25cm">
                <text:p/>
              </draw:line>
              <draw:line draw:style-name="gr30" draw:text-style-name="P1" draw:layer="layout" svg:x1="2.9cm" svg:y1="20.2cm" svg:x2="2.9cm" svg:y2="25cm">
                <text:p/>
              </draw:line>
              <draw:line draw:style-name="gr30" draw:text-style-name="P1" draw:layer="layout" svg:x1="2.5cm" svg:y1="20.2cm" svg:x2="2.5cm" svg:y2="25cm">
                <text:p/>
              </draw:line>
              <draw:line draw:style-name="gr30" draw:text-style-name="P1" draw:layer="layout" svg:x1="2.1cm" svg:y1="20.2cm" svg:x2="2.1cm" svg:y2="25cm">
                <text:p/>
              </draw:line>
              <draw:line draw:style-name="gr30" draw:text-style-name="P1" draw:layer="layout" svg:x1="1.7cm" svg:y1="20.2cm" svg:x2="1.7cm" svg:y2="25cm">
                <text:p/>
              </draw:line>
              <draw:line draw:style-name="gr30" draw:text-style-name="P1" draw:layer="layout" svg:x1="1.3cm" svg:y1="20.2cm" svg:x2="1.3cm" svg:y2="25cm">
                <text:p/>
              </draw:line>
              <draw:line draw:style-name="gr30" draw:text-style-name="P1" draw:layer="layout" svg:x1="0.9cm" svg:y1="20.2cm" svg:x2="0.9cm" svg:y2="25cm">
                <text:p/>
              </draw:line>
              <draw:line draw:style-name="gr30" draw:text-style-name="P1" draw:layer="layout" svg:x1="0.9cm" svg:y1="24.6cm" svg:x2="5.7cm" svg:y2="24.6cm">
                <text:p/>
              </draw:line>
              <draw:line draw:style-name="gr30" draw:text-style-name="P1" draw:layer="layout" svg:x1="0.9cm" svg:y1="24.2cm" svg:x2="5.7cm" svg:y2="24.2cm">
                <text:p/>
              </draw:line>
              <draw:line draw:style-name="gr30" draw:text-style-name="P1" draw:layer="layout" svg:x1="0.9cm" svg:y1="23.8cm" svg:x2="5.7cm" svg:y2="23.8cm">
                <text:p/>
              </draw:line>
              <draw:line draw:style-name="gr30" draw:text-style-name="P1" draw:layer="layout" svg:x1="0.9cm" svg:y1="23.4cm" svg:x2="5.7cm" svg:y2="23.4cm">
                <text:p/>
              </draw:line>
              <draw:line draw:style-name="gr30" draw:text-style-name="P1" draw:layer="layout" svg:x1="0.9cm" svg:y1="23cm" svg:x2="5.7cm" svg:y2="23cm">
                <text:p/>
              </draw:line>
              <draw:line draw:style-name="gr30" draw:text-style-name="P1" draw:layer="layout" svg:x1="0.9cm" svg:y1="22.6cm" svg:x2="5.7cm" svg:y2="22.6cm">
                <text:p/>
              </draw:line>
              <draw:line draw:style-name="gr30" draw:text-style-name="P1" draw:layer="layout" svg:x1="0.9cm" svg:y1="22.2cm" svg:x2="5.7cm" svg:y2="22.2cm">
                <text:p/>
              </draw:line>
              <draw:line draw:style-name="gr30" draw:text-style-name="P1" draw:layer="layout" svg:x1="0.9cm" svg:y1="21.8cm" svg:x2="5.7cm" svg:y2="21.8cm">
                <text:p/>
              </draw:line>
              <draw:line draw:style-name="gr30" draw:text-style-name="P1" draw:layer="layout" svg:x1="0.9cm" svg:y1="21.4cm" svg:x2="5.7cm" svg:y2="21.4cm">
                <text:p/>
              </draw:line>
            </draw:g>
            <draw:g>
              <draw:line draw:style-name="gr30" draw:text-style-name="P1" draw:layer="layout" svg:x1="5.7cm" svg:y1="20.2cm" svg:x2="10.5cm" svg:y2="20.2cm">
                <text:p/>
              </draw:line>
              <draw:line draw:style-name="gr30" draw:text-style-name="P1" draw:layer="layout" svg:x1="9.7cm" svg:y1="20.2cm" svg:x2="9.7cm" svg:y2="25cm">
                <text:p/>
              </draw:line>
              <draw:line draw:style-name="gr30" draw:text-style-name="P1" draw:layer="layout" svg:x1="5.7cm" svg:y1="20.6cm" svg:x2="10.5cm" svg:y2="20.6cm">
                <text:p/>
              </draw:line>
              <draw:line draw:style-name="gr30" draw:text-style-name="P1" draw:layer="layout" svg:x1="5.7cm" svg:y1="21cm" svg:x2="10.5cm" svg:y2="21cm">
                <text:p/>
              </draw:line>
              <draw:line draw:style-name="gr30" draw:text-style-name="P1" draw:layer="layout" svg:x1="10.1cm" svg:y1="20.2cm" svg:x2="10.1cm" svg:y2="25cm">
                <text:p/>
              </draw:line>
              <draw:line draw:style-name="gr30" draw:text-style-name="P1" draw:layer="layout" svg:x1="8.9cm" svg:y1="20.2cm" svg:x2="8.9cm" svg:y2="25cm">
                <text:p/>
              </draw:line>
              <draw:line draw:style-name="gr30" draw:text-style-name="P1" draw:layer="layout" svg:x1="9.3cm" svg:y1="20.2cm" svg:x2="9.3cm" svg:y2="25cm">
                <text:p/>
              </draw:line>
              <draw:line draw:style-name="gr30" draw:text-style-name="P1" draw:layer="layout" svg:x1="8.5cm" svg:y1="20.2cm" svg:x2="8.5cm" svg:y2="25cm">
                <text:p/>
              </draw:line>
              <draw:line draw:style-name="gr30" draw:text-style-name="P1" draw:layer="layout" svg:x1="8.1cm" svg:y1="20.2cm" svg:x2="8.1cm" svg:y2="25cm">
                <text:p/>
              </draw:line>
              <draw:line draw:style-name="gr30" draw:text-style-name="P1" draw:layer="layout" svg:x1="7.7cm" svg:y1="20.2cm" svg:x2="7.7cm" svg:y2="25cm">
                <text:p/>
              </draw:line>
              <draw:line draw:style-name="gr30" draw:text-style-name="P1" draw:layer="layout" svg:x1="7.3cm" svg:y1="20.2cm" svg:x2="7.3cm" svg:y2="25cm">
                <text:p/>
              </draw:line>
              <draw:line draw:style-name="gr30" draw:text-style-name="P1" draw:layer="layout" svg:x1="6.9cm" svg:y1="20.2cm" svg:x2="6.9cm" svg:y2="25cm">
                <text:p/>
              </draw:line>
              <draw:line draw:style-name="gr30" draw:text-style-name="P1" draw:layer="layout" svg:x1="6.5cm" svg:y1="20.2cm" svg:x2="6.5cm" svg:y2="25cm">
                <text:p/>
              </draw:line>
              <draw:line draw:style-name="gr30" draw:text-style-name="P1" draw:layer="layout" svg:x1="6.1cm" svg:y1="20.2cm" svg:x2="6.1cm" svg:y2="25cm">
                <text:p/>
              </draw:line>
              <draw:line draw:style-name="gr30" draw:text-style-name="P1" draw:layer="layout" svg:x1="5.7cm" svg:y1="20.2cm" svg:x2="5.7cm" svg:y2="25cm">
                <text:p/>
              </draw:line>
              <draw:line draw:style-name="gr30" draw:text-style-name="P1" draw:layer="layout" svg:x1="5.7cm" svg:y1="24.6cm" svg:x2="10.5cm" svg:y2="24.6cm">
                <text:p/>
              </draw:line>
              <draw:line draw:style-name="gr30" draw:text-style-name="P1" draw:layer="layout" svg:x1="5.7cm" svg:y1="24.2cm" svg:x2="10.5cm" svg:y2="24.2cm">
                <text:p/>
              </draw:line>
              <draw:line draw:style-name="gr30" draw:text-style-name="P1" draw:layer="layout" svg:x1="5.7cm" svg:y1="23.8cm" svg:x2="10.5cm" svg:y2="23.8cm">
                <text:p/>
              </draw:line>
              <draw:line draw:style-name="gr30" draw:text-style-name="P1" draw:layer="layout" svg:x1="5.7cm" svg:y1="23.4cm" svg:x2="10.5cm" svg:y2="23.4cm">
                <text:p/>
              </draw:line>
              <draw:line draw:style-name="gr30" draw:text-style-name="P1" draw:layer="layout" svg:x1="5.7cm" svg:y1="23cm" svg:x2="10.5cm" svg:y2="23cm">
                <text:p/>
              </draw:line>
              <draw:line draw:style-name="gr30" draw:text-style-name="P1" draw:layer="layout" svg:x1="5.7cm" svg:y1="22.6cm" svg:x2="10.5cm" svg:y2="22.6cm">
                <text:p/>
              </draw:line>
              <draw:line draw:style-name="gr30" draw:text-style-name="P1" draw:layer="layout" svg:x1="5.7cm" svg:y1="22.2cm" svg:x2="10.5cm" svg:y2="22.2cm">
                <text:p/>
              </draw:line>
              <draw:line draw:style-name="gr30" draw:text-style-name="P1" draw:layer="layout" svg:x1="5.7cm" svg:y1="21.8cm" svg:x2="10.5cm" svg:y2="21.8cm">
                <text:p/>
              </draw:line>
              <draw:line draw:style-name="gr30" draw:text-style-name="P1" draw:layer="layout" svg:x1="5.7cm" svg:y1="21.4cm" svg:x2="10.5cm" svg:y2="21.4cm">
                <text:p/>
              </draw:line>
            </draw:g>
            <draw:g>
              <draw:line draw:style-name="gr30" draw:text-style-name="P1" draw:layer="layout" svg:x1="10.5cm" svg:y1="20.2cm" svg:x2="15.3cm" svg:y2="20.2cm">
                <text:p/>
              </draw:line>
              <draw:line draw:style-name="gr30" draw:text-style-name="P1" draw:layer="layout" svg:x1="14.5cm" svg:y1="20.2cm" svg:x2="14.5cm" svg:y2="25cm">
                <text:p/>
              </draw:line>
              <draw:line draw:style-name="gr30" draw:text-style-name="P1" draw:layer="layout" svg:x1="10.5cm" svg:y1="20.6cm" svg:x2="15.3cm" svg:y2="20.6cm">
                <text:p/>
              </draw:line>
              <draw:line draw:style-name="gr30" draw:text-style-name="P1" draw:layer="layout" svg:x1="10.5cm" svg:y1="21cm" svg:x2="15.3cm" svg:y2="21cm">
                <text:p/>
              </draw:line>
              <draw:line draw:style-name="gr30" draw:text-style-name="P1" draw:layer="layout" svg:x1="14.9cm" svg:y1="20.2cm" svg:x2="14.9cm" svg:y2="25cm">
                <text:p/>
              </draw:line>
              <draw:line draw:style-name="gr30" draw:text-style-name="P1" draw:layer="layout" svg:x1="13.7cm" svg:y1="20.2cm" svg:x2="13.7cm" svg:y2="25cm">
                <text:p/>
              </draw:line>
              <draw:line draw:style-name="gr30" draw:text-style-name="P1" draw:layer="layout" svg:x1="14.1cm" svg:y1="20.2cm" svg:x2="14.1cm" svg:y2="25cm">
                <text:p/>
              </draw:line>
              <draw:line draw:style-name="gr30" draw:text-style-name="P1" draw:layer="layout" svg:x1="13.3cm" svg:y1="20.2cm" svg:x2="13.3cm" svg:y2="25cm">
                <text:p/>
              </draw:line>
              <draw:line draw:style-name="gr30" draw:text-style-name="P1" draw:layer="layout" svg:x1="12.9cm" svg:y1="20.2cm" svg:x2="12.9cm" svg:y2="25cm">
                <text:p/>
              </draw:line>
              <draw:line draw:style-name="gr30" draw:text-style-name="P1" draw:layer="layout" svg:x1="12.5cm" svg:y1="20.2cm" svg:x2="12.5cm" svg:y2="25cm">
                <text:p/>
              </draw:line>
              <draw:line draw:style-name="gr30" draw:text-style-name="P1" draw:layer="layout" svg:x1="12.1cm" svg:y1="20.2cm" svg:x2="12.1cm" svg:y2="25cm">
                <text:p/>
              </draw:line>
              <draw:line draw:style-name="gr30" draw:text-style-name="P1" draw:layer="layout" svg:x1="11.7cm" svg:y1="20.2cm" svg:x2="11.7cm" svg:y2="25cm">
                <text:p/>
              </draw:line>
              <draw:line draw:style-name="gr30" draw:text-style-name="P1" draw:layer="layout" svg:x1="11.3cm" svg:y1="20.2cm" svg:x2="11.3cm" svg:y2="25cm">
                <text:p/>
              </draw:line>
              <draw:line draw:style-name="gr30" draw:text-style-name="P1" draw:layer="layout" svg:x1="10.9cm" svg:y1="20.2cm" svg:x2="10.9cm" svg:y2="25cm">
                <text:p/>
              </draw:line>
              <draw:line draw:style-name="gr30" draw:text-style-name="P1" draw:layer="layout" svg:x1="10.5cm" svg:y1="20.2cm" svg:x2="10.5cm" svg:y2="25cm">
                <text:p/>
              </draw:line>
              <draw:line draw:style-name="gr30" draw:text-style-name="P1" draw:layer="layout" svg:x1="10.5cm" svg:y1="24.6cm" svg:x2="15.3cm" svg:y2="24.6cm">
                <text:p/>
              </draw:line>
              <draw:line draw:style-name="gr30" draw:text-style-name="P1" draw:layer="layout" svg:x1="10.5cm" svg:y1="24.2cm" svg:x2="15.3cm" svg:y2="24.2cm">
                <text:p/>
              </draw:line>
              <draw:line draw:style-name="gr30" draw:text-style-name="P1" draw:layer="layout" svg:x1="10.5cm" svg:y1="23.8cm" svg:x2="15.3cm" svg:y2="23.8cm">
                <text:p/>
              </draw:line>
              <draw:line draw:style-name="gr30" draw:text-style-name="P1" draw:layer="layout" svg:x1="10.5cm" svg:y1="23.4cm" svg:x2="15.3cm" svg:y2="23.4cm">
                <text:p/>
              </draw:line>
              <draw:line draw:style-name="gr30" draw:text-style-name="P1" draw:layer="layout" svg:x1="10.5cm" svg:y1="23cm" svg:x2="15.3cm" svg:y2="23cm">
                <text:p/>
              </draw:line>
              <draw:line draw:style-name="gr30" draw:text-style-name="P1" draw:layer="layout" svg:x1="10.5cm" svg:y1="22.6cm" svg:x2="15.3cm" svg:y2="22.6cm">
                <text:p/>
              </draw:line>
              <draw:line draw:style-name="gr30" draw:text-style-name="P1" draw:layer="layout" svg:x1="10.5cm" svg:y1="22.2cm" svg:x2="15.3cm" svg:y2="22.2cm">
                <text:p/>
              </draw:line>
              <draw:line draw:style-name="gr30" draw:text-style-name="P1" draw:layer="layout" svg:x1="10.5cm" svg:y1="21.8cm" svg:x2="15.3cm" svg:y2="21.8cm">
                <text:p/>
              </draw:line>
              <draw:line draw:style-name="gr30" draw:text-style-name="P1" draw:layer="layout" svg:x1="10.5cm" svg:y1="21.4cm" svg:x2="15.3cm" svg:y2="21.4cm">
                <text:p/>
              </draw:line>
            </draw:g>
            <draw:g>
              <draw:line draw:style-name="gr30" draw:text-style-name="P1" draw:layer="layout" svg:x1="15.3cm" svg:y1="20.2cm" svg:x2="20.1cm" svg:y2="20.2cm">
                <text:p/>
              </draw:line>
              <draw:line draw:style-name="gr30" draw:text-style-name="P1" draw:layer="layout" svg:x1="19.3cm" svg:y1="20.2cm" svg:x2="19.3cm" svg:y2="25cm">
                <text:p/>
              </draw:line>
              <draw:line draw:style-name="gr30" draw:text-style-name="P1" draw:layer="layout" svg:x1="15.3cm" svg:y1="20.6cm" svg:x2="20.1cm" svg:y2="20.6cm">
                <text:p/>
              </draw:line>
              <draw:line draw:style-name="gr30" draw:text-style-name="P1" draw:layer="layout" svg:x1="15.3cm" svg:y1="21cm" svg:x2="20.1cm" svg:y2="21cm">
                <text:p/>
              </draw:line>
              <draw:line draw:style-name="gr30" draw:text-style-name="P1" draw:layer="layout" svg:x1="19.7cm" svg:y1="20.2cm" svg:x2="19.7cm" svg:y2="25cm">
                <text:p/>
              </draw:line>
              <draw:line draw:style-name="gr30" draw:text-style-name="P1" draw:layer="layout" svg:x1="18.5cm" svg:y1="20.2cm" svg:x2="18.5cm" svg:y2="25cm">
                <text:p/>
              </draw:line>
              <draw:line draw:style-name="gr30" draw:text-style-name="P1" draw:layer="layout" svg:x1="18.9cm" svg:y1="20.2cm" svg:x2="18.9cm" svg:y2="25cm">
                <text:p/>
              </draw:line>
              <draw:line draw:style-name="gr30" draw:text-style-name="P1" draw:layer="layout" svg:x1="18.1cm" svg:y1="20.2cm" svg:x2="18.1cm" svg:y2="25cm">
                <text:p/>
              </draw:line>
              <draw:line draw:style-name="gr30" draw:text-style-name="P1" draw:layer="layout" svg:x1="17.7cm" svg:y1="20.2cm" svg:x2="17.7cm" svg:y2="25cm">
                <text:p/>
              </draw:line>
              <draw:line draw:style-name="gr30" draw:text-style-name="P1" draw:layer="layout" svg:x1="17.3cm" svg:y1="20.2cm" svg:x2="17.3cm" svg:y2="25cm">
                <text:p/>
              </draw:line>
              <draw:line draw:style-name="gr30" draw:text-style-name="P1" draw:layer="layout" svg:x1="16.9cm" svg:y1="20.2cm" svg:x2="16.9cm" svg:y2="25cm">
                <text:p/>
              </draw:line>
              <draw:line draw:style-name="gr30" draw:text-style-name="P1" draw:layer="layout" svg:x1="16.5cm" svg:y1="20.2cm" svg:x2="16.5cm" svg:y2="25cm">
                <text:p/>
              </draw:line>
              <draw:line draw:style-name="gr30" draw:text-style-name="P1" draw:layer="layout" svg:x1="16.1cm" svg:y1="20.2cm" svg:x2="16.1cm" svg:y2="25cm">
                <text:p/>
              </draw:line>
              <draw:line draw:style-name="gr30" draw:text-style-name="P1" draw:layer="layout" svg:x1="15.7cm" svg:y1="20.2cm" svg:x2="15.7cm" svg:y2="25cm">
                <text:p/>
              </draw:line>
              <draw:line draw:style-name="gr30" draw:text-style-name="P1" draw:layer="layout" svg:x1="15.3cm" svg:y1="20.2cm" svg:x2="15.3cm" svg:y2="25cm">
                <text:p/>
              </draw:line>
              <draw:line draw:style-name="gr30" draw:text-style-name="P1" draw:layer="layout" svg:x1="15.3cm" svg:y1="24.6cm" svg:x2="20.1cm" svg:y2="24.6cm">
                <text:p/>
              </draw:line>
              <draw:line draw:style-name="gr30" draw:text-style-name="P1" draw:layer="layout" svg:x1="15.3cm" svg:y1="24.2cm" svg:x2="20.1cm" svg:y2="24.2cm">
                <text:p/>
              </draw:line>
              <draw:line draw:style-name="gr30" draw:text-style-name="P1" draw:layer="layout" svg:x1="15.3cm" svg:y1="23.8cm" svg:x2="20.1cm" svg:y2="23.8cm">
                <text:p/>
              </draw:line>
              <draw:line draw:style-name="gr30" draw:text-style-name="P1" draw:layer="layout" svg:x1="15.3cm" svg:y1="23.4cm" svg:x2="20.1cm" svg:y2="23.4cm">
                <text:p/>
              </draw:line>
              <draw:line draw:style-name="gr30" draw:text-style-name="P1" draw:layer="layout" svg:x1="15.3cm" svg:y1="23cm" svg:x2="20.1cm" svg:y2="23cm">
                <text:p/>
              </draw:line>
              <draw:line draw:style-name="gr30" draw:text-style-name="P1" draw:layer="layout" svg:x1="15.3cm" svg:y1="22.6cm" svg:x2="20.1cm" svg:y2="22.6cm">
                <text:p/>
              </draw:line>
              <draw:line draw:style-name="gr30" draw:text-style-name="P1" draw:layer="layout" svg:x1="15.3cm" svg:y1="22.2cm" svg:x2="20.1cm" svg:y2="22.2cm">
                <text:p/>
              </draw:line>
              <draw:line draw:style-name="gr30" draw:text-style-name="P1" draw:layer="layout" svg:x1="15.3cm" svg:y1="21.8cm" svg:x2="20.1cm" svg:y2="21.8cm">
                <text:p/>
              </draw:line>
              <draw:line draw:style-name="gr30" draw:text-style-name="P1" draw:layer="layout" svg:x1="15.3cm" svg:y1="21.4cm" svg:x2="20.1cm" svg:y2="21.4cm">
                <text:p/>
              </draw:line>
            </draw:g>
          </draw:g>
          <draw:g>
            <draw:g>
              <draw:line draw:style-name="gr30" draw:text-style-name="P1" draw:layer="layout" svg:x1="0.9cm" svg:y1="25cm" svg:x2="5.7cm" svg:y2="25cm">
                <text:p/>
              </draw:line>
              <draw:line draw:style-name="gr30" draw:text-style-name="P1" draw:layer="layout" svg:x1="4.9cm" svg:y1="25cm" svg:x2="4.9cm" svg:y2="29.8cm">
                <text:p/>
              </draw:line>
              <draw:line draw:style-name="gr30" draw:text-style-name="P1" draw:layer="layout" svg:x1="0.9cm" svg:y1="25.4cm" svg:x2="5.7cm" svg:y2="25.4cm">
                <text:p/>
              </draw:line>
              <draw:line draw:style-name="gr30" draw:text-style-name="P1" draw:layer="layout" svg:x1="0.9cm" svg:y1="25.8cm" svg:x2="5.7cm" svg:y2="25.8cm">
                <text:p/>
              </draw:line>
              <draw:line draw:style-name="gr30" draw:text-style-name="P1" draw:layer="layout" svg:x1="5.3cm" svg:y1="25cm" svg:x2="5.3cm" svg:y2="29.8cm">
                <text:p/>
              </draw:line>
              <draw:line draw:style-name="gr30" draw:text-style-name="P1" draw:layer="layout" svg:x1="4.1cm" svg:y1="25cm" svg:x2="4.1cm" svg:y2="29.8cm">
                <text:p/>
              </draw:line>
              <draw:line draw:style-name="gr30" draw:text-style-name="P1" draw:layer="layout" svg:x1="4.5cm" svg:y1="25cm" svg:x2="4.5cm" svg:y2="29.8cm">
                <text:p/>
              </draw:line>
              <draw:line draw:style-name="gr30" draw:text-style-name="P1" draw:layer="layout" svg:x1="3.7cm" svg:y1="25cm" svg:x2="3.7cm" svg:y2="29.8cm">
                <text:p/>
              </draw:line>
              <draw:line draw:style-name="gr30" draw:text-style-name="P1" draw:layer="layout" svg:x1="3.3cm" svg:y1="25cm" svg:x2="3.3cm" svg:y2="29.8cm">
                <text:p/>
              </draw:line>
              <draw:line draw:style-name="gr30" draw:text-style-name="P1" draw:layer="layout" svg:x1="2.9cm" svg:y1="25cm" svg:x2="2.9cm" svg:y2="29.8cm">
                <text:p/>
              </draw:line>
              <draw:line draw:style-name="gr30" draw:text-style-name="P1" draw:layer="layout" svg:x1="2.5cm" svg:y1="25cm" svg:x2="2.5cm" svg:y2="29.8cm">
                <text:p/>
              </draw:line>
              <draw:line draw:style-name="gr30" draw:text-style-name="P1" draw:layer="layout" svg:x1="2.1cm" svg:y1="25cm" svg:x2="2.1cm" svg:y2="29.8cm">
                <text:p/>
              </draw:line>
              <draw:line draw:style-name="gr30" draw:text-style-name="P1" draw:layer="layout" svg:x1="1.7cm" svg:y1="25cm" svg:x2="1.7cm" svg:y2="29.8cm">
                <text:p/>
              </draw:line>
              <draw:line draw:style-name="gr30" draw:text-style-name="P1" draw:layer="layout" svg:x1="1.3cm" svg:y1="25cm" svg:x2="1.3cm" svg:y2="29.8cm">
                <text:p/>
              </draw:line>
              <draw:line draw:style-name="gr30" draw:text-style-name="P1" draw:layer="layout" svg:x1="0.9cm" svg:y1="25cm" svg:x2="0.9cm" svg:y2="29.8cm">
                <text:p/>
              </draw:line>
              <draw:line draw:style-name="gr30" draw:text-style-name="P1" draw:layer="layout" svg:x1="0.9cm" svg:y1="29.4cm" svg:x2="5.7cm" svg:y2="29.4cm">
                <text:p/>
              </draw:line>
              <draw:line draw:style-name="gr30" draw:text-style-name="P1" draw:layer="layout" svg:x1="0.9cm" svg:y1="29cm" svg:x2="5.7cm" svg:y2="29cm">
                <text:p/>
              </draw:line>
              <draw:line draw:style-name="gr30" draw:text-style-name="P1" draw:layer="layout" svg:x1="0.9cm" svg:y1="28.6cm" svg:x2="5.7cm" svg:y2="28.6cm">
                <text:p/>
              </draw:line>
              <draw:line draw:style-name="gr30" draw:text-style-name="P1" draw:layer="layout" svg:x1="0.9cm" svg:y1="28.2cm" svg:x2="5.7cm" svg:y2="28.2cm">
                <text:p/>
              </draw:line>
              <draw:line draw:style-name="gr30" draw:text-style-name="P1" draw:layer="layout" svg:x1="0.9cm" svg:y1="27.8cm" svg:x2="5.7cm" svg:y2="27.8cm">
                <text:p/>
              </draw:line>
              <draw:line draw:style-name="gr30" draw:text-style-name="P1" draw:layer="layout" svg:x1="0.9cm" svg:y1="27.4cm" svg:x2="5.7cm" svg:y2="27.4cm">
                <text:p/>
              </draw:line>
              <draw:line draw:style-name="gr30" draw:text-style-name="P1" draw:layer="layout" svg:x1="0.9cm" svg:y1="27cm" svg:x2="5.7cm" svg:y2="27cm">
                <text:p/>
              </draw:line>
              <draw:line draw:style-name="gr30" draw:text-style-name="P1" draw:layer="layout" svg:x1="0.9cm" svg:y1="26.6cm" svg:x2="5.7cm" svg:y2="26.6cm">
                <text:p/>
              </draw:line>
              <draw:line draw:style-name="gr30" draw:text-style-name="P1" draw:layer="layout" svg:x1="0.9cm" svg:y1="26.2cm" svg:x2="5.7cm" svg:y2="26.2cm">
                <text:p/>
              </draw:line>
            </draw:g>
            <draw:g>
              <draw:line draw:style-name="gr30" draw:text-style-name="P1" draw:layer="layout" svg:x1="5.7cm" svg:y1="25cm" svg:x2="10.5cm" svg:y2="25cm">
                <text:p/>
              </draw:line>
              <draw:line draw:style-name="gr30" draw:text-style-name="P1" draw:layer="layout" svg:x1="9.7cm" svg:y1="25cm" svg:x2="9.7cm" svg:y2="29.8cm">
                <text:p/>
              </draw:line>
              <draw:line draw:style-name="gr30" draw:text-style-name="P1" draw:layer="layout" svg:x1="5.7cm" svg:y1="25.4cm" svg:x2="10.5cm" svg:y2="25.4cm">
                <text:p/>
              </draw:line>
              <draw:line draw:style-name="gr30" draw:text-style-name="P1" draw:layer="layout" svg:x1="5.7cm" svg:y1="25.8cm" svg:x2="10.5cm" svg:y2="25.8cm">
                <text:p/>
              </draw:line>
              <draw:line draw:style-name="gr30" draw:text-style-name="P1" draw:layer="layout" svg:x1="10.1cm" svg:y1="25cm" svg:x2="10.1cm" svg:y2="29.8cm">
                <text:p/>
              </draw:line>
              <draw:line draw:style-name="gr30" draw:text-style-name="P1" draw:layer="layout" svg:x1="8.9cm" svg:y1="25cm" svg:x2="8.9cm" svg:y2="29.8cm">
                <text:p/>
              </draw:line>
              <draw:line draw:style-name="gr30" draw:text-style-name="P1" draw:layer="layout" svg:x1="9.3cm" svg:y1="25cm" svg:x2="9.3cm" svg:y2="29.8cm">
                <text:p/>
              </draw:line>
              <draw:line draw:style-name="gr30" draw:text-style-name="P1" draw:layer="layout" svg:x1="8.5cm" svg:y1="25cm" svg:x2="8.5cm" svg:y2="29.8cm">
                <text:p/>
              </draw:line>
              <draw:line draw:style-name="gr30" draw:text-style-name="P1" draw:layer="layout" svg:x1="8.1cm" svg:y1="25cm" svg:x2="8.1cm" svg:y2="29.8cm">
                <text:p/>
              </draw:line>
              <draw:line draw:style-name="gr30" draw:text-style-name="P1" draw:layer="layout" svg:x1="7.7cm" svg:y1="25cm" svg:x2="7.7cm" svg:y2="29.8cm">
                <text:p/>
              </draw:line>
              <draw:line draw:style-name="gr30" draw:text-style-name="P1" draw:layer="layout" svg:x1="7.3cm" svg:y1="25cm" svg:x2="7.3cm" svg:y2="29.8cm">
                <text:p/>
              </draw:line>
              <draw:line draw:style-name="gr30" draw:text-style-name="P1" draw:layer="layout" svg:x1="6.9cm" svg:y1="25cm" svg:x2="6.9cm" svg:y2="29.8cm">
                <text:p/>
              </draw:line>
              <draw:line draw:style-name="gr30" draw:text-style-name="P1" draw:layer="layout" svg:x1="6.5cm" svg:y1="25cm" svg:x2="6.5cm" svg:y2="29.8cm">
                <text:p/>
              </draw:line>
              <draw:line draw:style-name="gr30" draw:text-style-name="P1" draw:layer="layout" svg:x1="6.1cm" svg:y1="25cm" svg:x2="6.1cm" svg:y2="29.8cm">
                <text:p/>
              </draw:line>
              <draw:line draw:style-name="gr30" draw:text-style-name="P1" draw:layer="layout" svg:x1="5.7cm" svg:y1="25cm" svg:x2="5.7cm" svg:y2="29.8cm">
                <text:p/>
              </draw:line>
              <draw:line draw:style-name="gr30" draw:text-style-name="P1" draw:layer="layout" svg:x1="5.7cm" svg:y1="29.4cm" svg:x2="10.5cm" svg:y2="29.4cm">
                <text:p/>
              </draw:line>
              <draw:line draw:style-name="gr30" draw:text-style-name="P1" draw:layer="layout" svg:x1="5.7cm" svg:y1="29cm" svg:x2="10.5cm" svg:y2="29cm">
                <text:p/>
              </draw:line>
              <draw:line draw:style-name="gr30" draw:text-style-name="P1" draw:layer="layout" svg:x1="5.7cm" svg:y1="28.6cm" svg:x2="10.5cm" svg:y2="28.6cm">
                <text:p/>
              </draw:line>
              <draw:line draw:style-name="gr30" draw:text-style-name="P1" draw:layer="layout" svg:x1="5.7cm" svg:y1="28.2cm" svg:x2="10.5cm" svg:y2="28.2cm">
                <text:p/>
              </draw:line>
              <draw:line draw:style-name="gr30" draw:text-style-name="P1" draw:layer="layout" svg:x1="5.7cm" svg:y1="27.8cm" svg:x2="10.5cm" svg:y2="27.8cm">
                <text:p/>
              </draw:line>
              <draw:line draw:style-name="gr30" draw:text-style-name="P1" draw:layer="layout" svg:x1="5.7cm" svg:y1="27.4cm" svg:x2="10.5cm" svg:y2="27.4cm">
                <text:p/>
              </draw:line>
              <draw:line draw:style-name="gr30" draw:text-style-name="P1" draw:layer="layout" svg:x1="5.7cm" svg:y1="27cm" svg:x2="10.5cm" svg:y2="27cm">
                <text:p/>
              </draw:line>
              <draw:line draw:style-name="gr30" draw:text-style-name="P1" draw:layer="layout" svg:x1="5.7cm" svg:y1="26.6cm" svg:x2="10.5cm" svg:y2="26.6cm">
                <text:p/>
              </draw:line>
              <draw:line draw:style-name="gr30" draw:text-style-name="P1" draw:layer="layout" svg:x1="5.7cm" svg:y1="26.2cm" svg:x2="10.5cm" svg:y2="26.2cm">
                <text:p/>
              </draw:line>
            </draw:g>
            <draw:g>
              <draw:line draw:style-name="gr30" draw:text-style-name="P1" draw:layer="layout" svg:x1="10.5cm" svg:y1="25cm" svg:x2="15.3cm" svg:y2="25cm">
                <text:p/>
              </draw:line>
              <draw:line draw:style-name="gr30" draw:text-style-name="P1" draw:layer="layout" svg:x1="14.5cm" svg:y1="25cm" svg:x2="14.5cm" svg:y2="29.8cm">
                <text:p/>
              </draw:line>
              <draw:line draw:style-name="gr30" draw:text-style-name="P1" draw:layer="layout" svg:x1="10.5cm" svg:y1="25.4cm" svg:x2="15.3cm" svg:y2="25.4cm">
                <text:p/>
              </draw:line>
              <draw:line draw:style-name="gr30" draw:text-style-name="P1" draw:layer="layout" svg:x1="10.5cm" svg:y1="25.8cm" svg:x2="15.3cm" svg:y2="25.8cm">
                <text:p/>
              </draw:line>
              <draw:line draw:style-name="gr30" draw:text-style-name="P1" draw:layer="layout" svg:x1="14.9cm" svg:y1="25cm" svg:x2="14.9cm" svg:y2="29.8cm">
                <text:p/>
              </draw:line>
              <draw:line draw:style-name="gr30" draw:text-style-name="P1" draw:layer="layout" svg:x1="13.7cm" svg:y1="25cm" svg:x2="13.7cm" svg:y2="29.8cm">
                <text:p/>
              </draw:line>
              <draw:line draw:style-name="gr30" draw:text-style-name="P1" draw:layer="layout" svg:x1="14.1cm" svg:y1="25cm" svg:x2="14.1cm" svg:y2="29.8cm">
                <text:p/>
              </draw:line>
              <draw:line draw:style-name="gr30" draw:text-style-name="P1" draw:layer="layout" svg:x1="13.3cm" svg:y1="25cm" svg:x2="13.3cm" svg:y2="29.8cm">
                <text:p/>
              </draw:line>
              <draw:line draw:style-name="gr30" draw:text-style-name="P1" draw:layer="layout" svg:x1="12.9cm" svg:y1="25cm" svg:x2="12.9cm" svg:y2="29.8cm">
                <text:p/>
              </draw:line>
              <draw:line draw:style-name="gr30" draw:text-style-name="P1" draw:layer="layout" svg:x1="12.5cm" svg:y1="25cm" svg:x2="12.5cm" svg:y2="29.8cm">
                <text:p/>
              </draw:line>
              <draw:line draw:style-name="gr30" draw:text-style-name="P1" draw:layer="layout" svg:x1="12.1cm" svg:y1="25cm" svg:x2="12.1cm" svg:y2="29.8cm">
                <text:p/>
              </draw:line>
              <draw:line draw:style-name="gr30" draw:text-style-name="P1" draw:layer="layout" svg:x1="11.7cm" svg:y1="25cm" svg:x2="11.7cm" svg:y2="29.8cm">
                <text:p/>
              </draw:line>
              <draw:line draw:style-name="gr30" draw:text-style-name="P1" draw:layer="layout" svg:x1="11.3cm" svg:y1="25cm" svg:x2="11.3cm" svg:y2="29.8cm">
                <text:p/>
              </draw:line>
              <draw:line draw:style-name="gr30" draw:text-style-name="P1" draw:layer="layout" svg:x1="10.9cm" svg:y1="25cm" svg:x2="10.9cm" svg:y2="29.8cm">
                <text:p/>
              </draw:line>
              <draw:line draw:style-name="gr30" draw:text-style-name="P1" draw:layer="layout" svg:x1="10.5cm" svg:y1="25cm" svg:x2="10.5cm" svg:y2="29.8cm">
                <text:p/>
              </draw:line>
              <draw:line draw:style-name="gr30" draw:text-style-name="P1" draw:layer="layout" svg:x1="10.5cm" svg:y1="29.4cm" svg:x2="15.3cm" svg:y2="29.4cm">
                <text:p/>
              </draw:line>
              <draw:line draw:style-name="gr30" draw:text-style-name="P1" draw:layer="layout" svg:x1="10.5cm" svg:y1="29cm" svg:x2="15.3cm" svg:y2="29cm">
                <text:p/>
              </draw:line>
              <draw:line draw:style-name="gr30" draw:text-style-name="P1" draw:layer="layout" svg:x1="10.5cm" svg:y1="28.6cm" svg:x2="15.3cm" svg:y2="28.6cm">
                <text:p/>
              </draw:line>
              <draw:line draw:style-name="gr30" draw:text-style-name="P1" draw:layer="layout" svg:x1="10.5cm" svg:y1="28.2cm" svg:x2="15.3cm" svg:y2="28.2cm">
                <text:p/>
              </draw:line>
              <draw:line draw:style-name="gr30" draw:text-style-name="P1" draw:layer="layout" svg:x1="10.5cm" svg:y1="27.8cm" svg:x2="15.3cm" svg:y2="27.8cm">
                <text:p/>
              </draw:line>
              <draw:line draw:style-name="gr30" draw:text-style-name="P1" draw:layer="layout" svg:x1="10.5cm" svg:y1="27.4cm" svg:x2="15.3cm" svg:y2="27.4cm">
                <text:p/>
              </draw:line>
              <draw:line draw:style-name="gr30" draw:text-style-name="P1" draw:layer="layout" svg:x1="10.5cm" svg:y1="27cm" svg:x2="15.3cm" svg:y2="27cm">
                <text:p/>
              </draw:line>
              <draw:line draw:style-name="gr30" draw:text-style-name="P1" draw:layer="layout" svg:x1="10.5cm" svg:y1="26.6cm" svg:x2="15.3cm" svg:y2="26.6cm">
                <text:p/>
              </draw:line>
              <draw:line draw:style-name="gr30" draw:text-style-name="P1" draw:layer="layout" svg:x1="10.5cm" svg:y1="26.2cm" svg:x2="15.3cm" svg:y2="26.2cm">
                <text:p/>
              </draw:line>
            </draw:g>
            <draw:g>
              <draw:line draw:style-name="gr30" draw:text-style-name="P1" draw:layer="layout" svg:x1="15.3cm" svg:y1="25cm" svg:x2="20.1cm" svg:y2="25cm">
                <text:p/>
              </draw:line>
              <draw:line draw:style-name="gr30" draw:text-style-name="P1" draw:layer="layout" svg:x1="19.3cm" svg:y1="25cm" svg:x2="19.3cm" svg:y2="29.8cm">
                <text:p/>
              </draw:line>
              <draw:line draw:style-name="gr30" draw:text-style-name="P1" draw:layer="layout" svg:x1="15.3cm" svg:y1="25.4cm" svg:x2="20.1cm" svg:y2="25.4cm">
                <text:p/>
              </draw:line>
              <draw:line draw:style-name="gr30" draw:text-style-name="P1" draw:layer="layout" svg:x1="15.3cm" svg:y1="25.8cm" svg:x2="20.1cm" svg:y2="25.8cm">
                <text:p/>
              </draw:line>
              <draw:line draw:style-name="gr30" draw:text-style-name="P1" draw:layer="layout" svg:x1="19.7cm" svg:y1="25cm" svg:x2="19.7cm" svg:y2="29.8cm">
                <text:p/>
              </draw:line>
              <draw:line draw:style-name="gr30" draw:text-style-name="P1" draw:layer="layout" svg:x1="18.5cm" svg:y1="25cm" svg:x2="18.5cm" svg:y2="29.8cm">
                <text:p/>
              </draw:line>
              <draw:line draw:style-name="gr30" draw:text-style-name="P1" draw:layer="layout" svg:x1="18.9cm" svg:y1="25cm" svg:x2="18.9cm" svg:y2="29.8cm">
                <text:p/>
              </draw:line>
              <draw:line draw:style-name="gr30" draw:text-style-name="P1" draw:layer="layout" svg:x1="18.1cm" svg:y1="25cm" svg:x2="18.1cm" svg:y2="29.8cm">
                <text:p/>
              </draw:line>
              <draw:line draw:style-name="gr30" draw:text-style-name="P1" draw:layer="layout" svg:x1="17.7cm" svg:y1="25cm" svg:x2="17.7cm" svg:y2="29.8cm">
                <text:p/>
              </draw:line>
              <draw:line draw:style-name="gr30" draw:text-style-name="P1" draw:layer="layout" svg:x1="17.3cm" svg:y1="25cm" svg:x2="17.3cm" svg:y2="29.8cm">
                <text:p/>
              </draw:line>
              <draw:line draw:style-name="gr30" draw:text-style-name="P1" draw:layer="layout" svg:x1="16.9cm" svg:y1="25cm" svg:x2="16.9cm" svg:y2="29.8cm">
                <text:p/>
              </draw:line>
              <draw:line draw:style-name="gr30" draw:text-style-name="P1" draw:layer="layout" svg:x1="16.5cm" svg:y1="25cm" svg:x2="16.5cm" svg:y2="29.8cm">
                <text:p/>
              </draw:line>
              <draw:line draw:style-name="gr30" draw:text-style-name="P1" draw:layer="layout" svg:x1="16.1cm" svg:y1="25cm" svg:x2="16.1cm" svg:y2="29.8cm">
                <text:p/>
              </draw:line>
              <draw:line draw:style-name="gr30" draw:text-style-name="P1" draw:layer="layout" svg:x1="15.7cm" svg:y1="25cm" svg:x2="15.7cm" svg:y2="29.8cm">
                <text:p/>
              </draw:line>
              <draw:line draw:style-name="gr30" draw:text-style-name="P1" draw:layer="layout" svg:x1="15.3cm" svg:y1="25cm" svg:x2="15.3cm" svg:y2="29.8cm">
                <text:p/>
              </draw:line>
              <draw:line draw:style-name="gr30" draw:text-style-name="P1" draw:layer="layout" svg:x1="15.3cm" svg:y1="29.4cm" svg:x2="20.1cm" svg:y2="29.4cm">
                <text:p/>
              </draw:line>
              <draw:line draw:style-name="gr30" draw:text-style-name="P1" draw:layer="layout" svg:x1="15.3cm" svg:y1="29cm" svg:x2="20.1cm" svg:y2="29cm">
                <text:p/>
              </draw:line>
              <draw:line draw:style-name="gr30" draw:text-style-name="P1" draw:layer="layout" svg:x1="15.3cm" svg:y1="28.6cm" svg:x2="20.1cm" svg:y2="28.6cm">
                <text:p/>
              </draw:line>
              <draw:line draw:style-name="gr30" draw:text-style-name="P1" draw:layer="layout" svg:x1="15.3cm" svg:y1="28.2cm" svg:x2="20.1cm" svg:y2="28.2cm">
                <text:p/>
              </draw:line>
              <draw:line draw:style-name="gr30" draw:text-style-name="P1" draw:layer="layout" svg:x1="15.3cm" svg:y1="27.8cm" svg:x2="20.1cm" svg:y2="27.8cm">
                <text:p/>
              </draw:line>
              <draw:line draw:style-name="gr30" draw:text-style-name="P1" draw:layer="layout" svg:x1="15.3cm" svg:y1="27.4cm" svg:x2="20.1cm" svg:y2="27.4cm">
                <text:p/>
              </draw:line>
              <draw:line draw:style-name="gr30" draw:text-style-name="P1" draw:layer="layout" svg:x1="15.3cm" svg:y1="27cm" svg:x2="20.1cm" svg:y2="27cm">
                <text:p/>
              </draw:line>
              <draw:line draw:style-name="gr30" draw:text-style-name="P1" draw:layer="layout" svg:x1="15.3cm" svg:y1="26.6cm" svg:x2="20.1cm" svg:y2="26.6cm">
                <text:p/>
              </draw:line>
              <draw:line draw:style-name="gr30" draw:text-style-name="P1" draw:layer="layout" svg:x1="15.3cm" svg:y1="26.2cm" svg:x2="20.1cm" svg:y2="26.2cm">
                <text:p/>
              </draw:line>
            </draw:g>
          </draw:g>
        </draw:g>
        <draw:line draw:style-name="gr7" draw:text-style-name="P1" draw:layer="layout" svg:x1="2.9cm" svg:y1="1.4cm" svg:x2="2.1cm" svg:y2="2.6cm">
          <text:p/>
        </draw:line>
        <draw:line draw:style-name="gr7" draw:text-style-name="P1" draw:layer="layout" svg:x1="1.3cm" svg:y1="3.4cm" svg:x2="4.5cm" svg:y2="3.4cm">
          <text:p/>
        </draw:line>
        <draw:line draw:style-name="gr7" draw:text-style-name="P1" draw:layer="layout" svg:x1="2.1cm" svg:y1="1.8cm" svg:x2="2.1cm" svg:y2="2.6cm">
          <text:p/>
        </draw:line>
        <draw:line draw:style-name="gr7" draw:text-style-name="P1" draw:layer="layout" svg:x1="2.9cm" svg:y1="1.4cm" svg:x2="2.9cm" svg:y2="2.6cm">
          <text:p/>
        </draw:line>
        <draw:line draw:style-name="gr7" draw:text-style-name="P1" draw:layer="layout" svg:x1="3.7cm" svg:y1="1.8cm" svg:x2="2.9cm" svg:y2="2.6cm">
          <text:p/>
        </draw:line>
        <draw:line draw:style-name="gr7" draw:text-style-name="P1" draw:layer="layout" svg:x1="3.7cm" svg:y1="1.8cm" svg:x2="3.7cm" svg:y2="2.6cm">
          <text:p/>
        </draw:line>
        <draw:line draw:style-name="gr7" draw:text-style-name="P1" draw:layer="layout" svg:x1="4.5cm" svg:y1="1.4cm" svg:x2="3.7cm" svg:y2="2.6cm">
          <text:p/>
        </draw:line>
        <draw:line draw:style-name="gr7" draw:text-style-name="P1" draw:layer="layout" svg:x1="4.5cm" svg:y1="1.4cm" svg:x2="4.5cm" svg:y2="3.4cm">
          <text:p/>
        </draw:line>
        <draw:line draw:style-name="gr7" draw:text-style-name="P1" draw:layer="layout" svg:x1="2.1cm" svg:y1="1.8cm" svg:x2="1.3cm" svg:y2="2.6cm">
          <text:p/>
        </draw:line>
        <draw:line draw:style-name="gr7" draw:text-style-name="P1" draw:layer="layout" svg:x1="1.3cm" svg:y1="2.6cm" svg:x2="1.3cm" svg:y2="3.4cm">
          <text:p/>
        </draw:line>
        <draw:line draw:style-name="gr53" draw:text-style-name="P1" draw:layer="layout" svg:x1="0.9cm" svg:y1="1cm" svg:x2="8.9cm" svg:y2="1cm">
          <text:p/>
        </draw:line>
        <draw:line draw:style-name="gr53" draw:text-style-name="P1" draw:layer="layout" svg:x1="0.9cm" svg:y1="1cm" svg:x2="0.9cm" svg:y2="9.4cm">
          <text:p/>
        </draw:line>
        <draw:line draw:style-name="gr53" draw:text-style-name="P1" draw:layer="layout" svg:x1="0.9cm" svg:y1="3.8cm" svg:x2="4.9cm" svg:y2="3.8cm">
          <text:p/>
        </draw:line>
        <draw:line draw:style-name="gr53" draw:text-style-name="P1" draw:layer="layout" svg:x1="4.9cm" svg:y1="1cm" svg:x2="4.9cm" svg:y2="3.8cm">
          <text:p/>
        </draw:line>
        <draw:line draw:style-name="gr53" draw:text-style-name="P1" draw:layer="layout" svg:x1="8.9cm" svg:y1="1cm" svg:x2="8.9cm" svg:y2="9.4cm">
          <text:p/>
        </draw:line>
        <draw:line draw:style-name="gr53" draw:text-style-name="P1" draw:layer="layout" svg:x1="0.9cm" svg:y1="9.4cm" svg:x2="8.9cm" svg:y2="9.4cm">
          <text:p/>
        </draw:line>
        <draw:line draw:style-name="gr7" draw:text-style-name="P1" draw:layer="layout" svg:x1="3.7cm" svg:y1="11cm" svg:x2="2.5cm" svg:y2="11.8cm">
          <text:p/>
        </draw:line>
        <draw:line draw:style-name="gr7" draw:text-style-name="P1" draw:layer="layout" svg:x1="2.5cm" svg:y1="10.2cm" svg:x2="1.3cm" svg:y2="11cm">
          <text:p/>
        </draw:line>
        <draw:line draw:style-name="gr7" draw:text-style-name="P1" draw:layer="layout" svg:x1="2.5cm" svg:y1="10.2cm" svg:x2="3.7cm" svg:y2="11cm">
          <text:p/>
        </draw:line>
        <draw:line draw:style-name="gr7" draw:text-style-name="P1" draw:layer="layout" svg:x1="1.3cm" svg:y1="11cm" svg:x2="2.5cm" svg:y2="11.8cm">
          <text:p/>
        </draw:line>
        <draw:line draw:style-name="gr53" draw:text-style-name="P1" draw:layer="layout" svg:x1="0.9cm" svg:y1="9.8cm" svg:x2="7.3cm" svg:y2="9.8cm">
          <text:p/>
        </draw:line>
        <draw:line draw:style-name="gr53" draw:text-style-name="P1" draw:layer="layout" svg:x1="0.9cm" svg:y1="12.2cm" svg:x2="7.3cm" svg:y2="12.2cm">
          <text:p/>
        </draw:line>
        <draw:line draw:style-name="gr53" draw:text-style-name="P1" draw:layer="layout" svg:x1="0.9cm" svg:y1="9.8cm" svg:x2="0.9cm" svg:y2="17cm">
          <text:p/>
        </draw:line>
        <draw:line draw:style-name="gr53" draw:text-style-name="P1" draw:layer="layout" svg:x1="4.1cm" svg:y1="9.8cm" svg:x2="4.1cm" svg:y2="12.2cm">
          <text:p/>
        </draw:line>
        <draw:line draw:style-name="gr53" draw:text-style-name="P1" draw:layer="layout" svg:x1="0.9cm" svg:y1="17.4cm" svg:x2="0.9cm" svg:y2="24.6cm">
          <text:p/>
        </draw:line>
        <draw:line draw:style-name="gr53" draw:text-style-name="P1" draw:layer="layout" svg:x1="0.9cm" svg:y1="17cm" svg:x2="7.3cm" svg:y2="17cm">
          <text:p/>
        </draw:line>
        <draw:line draw:style-name="gr53" draw:text-style-name="P1" draw:layer="layout" svg:x1="5.7cm" svg:y1="17.4cm" svg:x2="5.7cm" svg:y2="24.6cm">
          <text:p/>
        </draw:line>
        <draw:line draw:style-name="gr7" draw:text-style-name="P1" draw:layer="layout" svg:x1="1.3cm" svg:y1="19.4cm" svg:x2="2.1cm" svg:y2="19.4cm">
          <text:p/>
        </draw:line>
        <draw:line draw:style-name="gr7" draw:text-style-name="P1" draw:layer="layout" svg:x1="2.1cm" svg:y1="17.8cm" svg:x2="2.9cm" svg:y2="17.8cm">
          <text:p/>
        </draw:line>
        <draw:line draw:style-name="gr7" draw:text-style-name="P1" draw:layer="layout" svg:x1="2.9cm" svg:y1="17.8cm" svg:x2="2.1cm" svg:y2="19.4cm">
          <text:p/>
        </draw:line>
        <draw:line draw:style-name="gr7" draw:text-style-name="P1" draw:layer="layout" svg:x1="2.1cm" svg:y1="17.8cm" svg:x2="1.3cm" svg:y2="19.4cm">
          <text:p/>
        </draw:line>
        <draw:line draw:style-name="gr53" draw:text-style-name="P1" draw:layer="layout" svg:x1="0.9cm" svg:y1="17.4cm" svg:x2="0.9cm" svg:y2="24.6cm">
          <text:p/>
        </draw:line>
        <draw:line draw:style-name="gr53" draw:text-style-name="P1" draw:layer="layout" svg:x1="3.3cm" svg:y1="17.4cm" svg:x2="3.3cm" svg:y2="19.8cm">
          <text:p/>
        </draw:line>
        <draw:line draw:style-name="gr53" draw:text-style-name="P1" draw:layer="layout" svg:x1="0.9cm" svg:y1="17.4cm" svg:x2="5.7cm" svg:y2="17.4cm">
          <text:p/>
        </draw:line>
        <draw:line draw:style-name="gr53" draw:text-style-name="P1" draw:layer="layout" svg:x1="5.7cm" svg:y1="19.8cm" svg:x2="0.9cm" svg:y2="19.8cm">
          <text:p/>
        </draw:line>
        <draw:line draw:style-name="gr53" draw:text-style-name="P1" draw:layer="layout" svg:x1="5.7cm" svg:y1="24.6cm" svg:x2="0.9cm" svg:y2="24.6cm">
          <text:p/>
        </draw:line>
        <draw:line draw:style-name="gr53" draw:text-style-name="P1" draw:layer="layout" svg:x1="4.9cm" svg:y1="3.8cm" svg:x2="8.9cm" svg:y2="3.8cm">
          <text:p/>
        </draw:line>
        <draw:line draw:style-name="gr53" draw:text-style-name="P1" draw:layer="layout" svg:x1="7.3cm" svg:y1="9.8cm" svg:x2="7.3cm" svg:y2="17cm">
          <text:p/>
        </draw:line>
      </draw:page>
      <draw:page draw:name="page4" draw:style-name="dp1" draw:master-page-name="Predeterminado">
        <draw:g>
          <draw:g>
            <draw:g>
              <draw:line draw:style-name="gr30" draw:text-style-name="P1" draw:layer="layout" svg:x1="0.9cm" svg:y1="1cm" svg:x2="5.7cm" svg:y2="1cm">
                <text:p/>
              </draw:line>
              <draw:line draw:style-name="gr30" draw:text-style-name="P1" draw:layer="layout" svg:x1="4.9cm" svg:y1="1cm" svg:x2="4.9cm" svg:y2="5.8cm">
                <text:p/>
              </draw:line>
              <draw:line draw:style-name="gr30" draw:text-style-name="P1" draw:layer="layout" svg:x1="0.9cm" svg:y1="1.4cm" svg:x2="5.7cm" svg:y2="1.4cm">
                <text:p/>
              </draw:line>
              <draw:line draw:style-name="gr30" draw:text-style-name="P1" draw:layer="layout" svg:x1="0.9cm" svg:y1="1.8cm" svg:x2="5.7cm" svg:y2="1.8cm">
                <text:p/>
              </draw:line>
              <draw:line draw:style-name="gr30" draw:text-style-name="P1" draw:layer="layout" svg:x1="5.3cm" svg:y1="1cm" svg:x2="5.3cm" svg:y2="5.8cm">
                <text:p/>
              </draw:line>
              <draw:line draw:style-name="gr30" draw:text-style-name="P1" draw:layer="layout" svg:x1="4.1cm" svg:y1="1cm" svg:x2="4.1cm" svg:y2="5.8cm">
                <text:p/>
              </draw:line>
              <draw:line draw:style-name="gr30" draw:text-style-name="P1" draw:layer="layout" svg:x1="4.5cm" svg:y1="1cm" svg:x2="4.5cm" svg:y2="5.8cm">
                <text:p/>
              </draw:line>
              <draw:line draw:style-name="gr30" draw:text-style-name="P1" draw:layer="layout" svg:x1="3.7cm" svg:y1="1cm" svg:x2="3.7cm" svg:y2="5.8cm">
                <text:p/>
              </draw:line>
              <draw:line draw:style-name="gr30" draw:text-style-name="P1" draw:layer="layout" svg:x1="3.3cm" svg:y1="1cm" svg:x2="3.3cm" svg:y2="5.8cm">
                <text:p/>
              </draw:line>
              <draw:line draw:style-name="gr30" draw:text-style-name="P1" draw:layer="layout" svg:x1="2.9cm" svg:y1="1cm" svg:x2="2.9cm" svg:y2="5.8cm">
                <text:p/>
              </draw:line>
              <draw:line draw:style-name="gr30" draw:text-style-name="P1" draw:layer="layout" svg:x1="2.5cm" svg:y1="1cm" svg:x2="2.5cm" svg:y2="5.8cm">
                <text:p/>
              </draw:line>
              <draw:line draw:style-name="gr30" draw:text-style-name="P1" draw:layer="layout" svg:x1="2.1cm" svg:y1="1cm" svg:x2="2.1cm" svg:y2="5.8cm">
                <text:p/>
              </draw:line>
              <draw:line draw:style-name="gr30" draw:text-style-name="P1" draw:layer="layout" svg:x1="1.7cm" svg:y1="1cm" svg:x2="1.7cm" svg:y2="5.8cm">
                <text:p/>
              </draw:line>
              <draw:line draw:style-name="gr30" draw:text-style-name="P1" draw:layer="layout" svg:x1="1.3cm" svg:y1="1cm" svg:x2="1.3cm" svg:y2="5.8cm">
                <text:p/>
              </draw:line>
              <draw:line draw:style-name="gr30" draw:text-style-name="P1" draw:layer="layout" svg:x1="0.9cm" svg:y1="1cm" svg:x2="0.9cm" svg:y2="5.8cm">
                <text:p/>
              </draw:line>
              <draw:line draw:style-name="gr30" draw:text-style-name="P1" draw:layer="layout" svg:x1="0.9cm" svg:y1="5.4cm" svg:x2="5.7cm" svg:y2="5.4cm">
                <text:p/>
              </draw:line>
              <draw:line draw:style-name="gr30" draw:text-style-name="P1" draw:layer="layout" svg:x1="0.9cm" svg:y1="5cm" svg:x2="5.7cm" svg:y2="5cm">
                <text:p/>
              </draw:line>
              <draw:line draw:style-name="gr30" draw:text-style-name="P1" draw:layer="layout" svg:x1="0.9cm" svg:y1="4.6cm" svg:x2="5.7cm" svg:y2="4.6cm">
                <text:p/>
              </draw:line>
              <draw:line draw:style-name="gr30" draw:text-style-name="P1" draw:layer="layout" svg:x1="0.9cm" svg:y1="4.2cm" svg:x2="5.7cm" svg:y2="4.2cm">
                <text:p/>
              </draw:line>
              <draw:line draw:style-name="gr30" draw:text-style-name="P1" draw:layer="layout" svg:x1="0.9cm" svg:y1="3.8cm" svg:x2="5.7cm" svg:y2="3.8cm">
                <text:p/>
              </draw:line>
              <draw:line draw:style-name="gr30" draw:text-style-name="P1" draw:layer="layout" svg:x1="0.9cm" svg:y1="3.4cm" svg:x2="5.7cm" svg:y2="3.4cm">
                <text:p/>
              </draw:line>
              <draw:line draw:style-name="gr30" draw:text-style-name="P1" draw:layer="layout" svg:x1="0.9cm" svg:y1="3cm" svg:x2="5.7cm" svg:y2="3cm">
                <text:p/>
              </draw:line>
              <draw:line draw:style-name="gr30" draw:text-style-name="P1" draw:layer="layout" svg:x1="0.9cm" svg:y1="2.6cm" svg:x2="5.7cm" svg:y2="2.6cm">
                <text:p/>
              </draw:line>
              <draw:line draw:style-name="gr30" draw:text-style-name="P1" draw:layer="layout" svg:x1="0.9cm" svg:y1="2.2cm" svg:x2="5.7cm" svg:y2="2.2cm">
                <text:p/>
              </draw:line>
            </draw:g>
            <draw:g>
              <draw:line draw:style-name="gr30" draw:text-style-name="P1" draw:layer="layout" svg:x1="5.7cm" svg:y1="1cm" svg:x2="10.5cm" svg:y2="1cm">
                <text:p/>
              </draw:line>
              <draw:line draw:style-name="gr30" draw:text-style-name="P1" draw:layer="layout" svg:x1="9.7cm" svg:y1="1cm" svg:x2="9.7cm" svg:y2="5.8cm">
                <text:p/>
              </draw:line>
              <draw:line draw:style-name="gr30" draw:text-style-name="P1" draw:layer="layout" svg:x1="5.7cm" svg:y1="1.4cm" svg:x2="10.5cm" svg:y2="1.4cm">
                <text:p/>
              </draw:line>
              <draw:line draw:style-name="gr30" draw:text-style-name="P1" draw:layer="layout" svg:x1="5.7cm" svg:y1="1.8cm" svg:x2="10.5cm" svg:y2="1.8cm">
                <text:p/>
              </draw:line>
              <draw:line draw:style-name="gr30" draw:text-style-name="P1" draw:layer="layout" svg:x1="10.1cm" svg:y1="1cm" svg:x2="10.1cm" svg:y2="5.8cm">
                <text:p/>
              </draw:line>
              <draw:line draw:style-name="gr30" draw:text-style-name="P1" draw:layer="layout" svg:x1="8.9cm" svg:y1="1cm" svg:x2="8.9cm" svg:y2="5.8cm">
                <text:p/>
              </draw:line>
              <draw:line draw:style-name="gr30" draw:text-style-name="P1" draw:layer="layout" svg:x1="9.3cm" svg:y1="1cm" svg:x2="9.3cm" svg:y2="5.8cm">
                <text:p/>
              </draw:line>
              <draw:line draw:style-name="gr30" draw:text-style-name="P1" draw:layer="layout" svg:x1="8.5cm" svg:y1="1cm" svg:x2="8.5cm" svg:y2="5.8cm">
                <text:p/>
              </draw:line>
              <draw:line draw:style-name="gr30" draw:text-style-name="P1" draw:layer="layout" svg:x1="8.1cm" svg:y1="1cm" svg:x2="8.1cm" svg:y2="5.8cm">
                <text:p/>
              </draw:line>
              <draw:line draw:style-name="gr30" draw:text-style-name="P1" draw:layer="layout" svg:x1="7.7cm" svg:y1="1cm" svg:x2="7.7cm" svg:y2="5.8cm">
                <text:p/>
              </draw:line>
              <draw:line draw:style-name="gr30" draw:text-style-name="P1" draw:layer="layout" svg:x1="7.3cm" svg:y1="1cm" svg:x2="7.3cm" svg:y2="5.8cm">
                <text:p/>
              </draw:line>
              <draw:line draw:style-name="gr30" draw:text-style-name="P1" draw:layer="layout" svg:x1="6.9cm" svg:y1="1cm" svg:x2="6.9cm" svg:y2="5.8cm">
                <text:p/>
              </draw:line>
              <draw:line draw:style-name="gr30" draw:text-style-name="P1" draw:layer="layout" svg:x1="6.5cm" svg:y1="1cm" svg:x2="6.5cm" svg:y2="5.8cm">
                <text:p/>
              </draw:line>
              <draw:line draw:style-name="gr30" draw:text-style-name="P1" draw:layer="layout" svg:x1="6.1cm" svg:y1="1cm" svg:x2="6.1cm" svg:y2="5.8cm">
                <text:p/>
              </draw:line>
              <draw:line draw:style-name="gr30" draw:text-style-name="P1" draw:layer="layout" svg:x1="5.7cm" svg:y1="1cm" svg:x2="5.7cm" svg:y2="5.8cm">
                <text:p/>
              </draw:line>
              <draw:line draw:style-name="gr30" draw:text-style-name="P1" draw:layer="layout" svg:x1="5.7cm" svg:y1="5.4cm" svg:x2="10.5cm" svg:y2="5.4cm">
                <text:p/>
              </draw:line>
              <draw:line draw:style-name="gr30" draw:text-style-name="P1" draw:layer="layout" svg:x1="5.7cm" svg:y1="5cm" svg:x2="10.5cm" svg:y2="5cm">
                <text:p/>
              </draw:line>
              <draw:line draw:style-name="gr30" draw:text-style-name="P1" draw:layer="layout" svg:x1="5.7cm" svg:y1="4.6cm" svg:x2="10.5cm" svg:y2="4.6cm">
                <text:p/>
              </draw:line>
              <draw:line draw:style-name="gr30" draw:text-style-name="P1" draw:layer="layout" svg:x1="5.7cm" svg:y1="4.2cm" svg:x2="10.5cm" svg:y2="4.2cm">
                <text:p/>
              </draw:line>
              <draw:line draw:style-name="gr30" draw:text-style-name="P1" draw:layer="layout" svg:x1="5.7cm" svg:y1="3.8cm" svg:x2="10.5cm" svg:y2="3.8cm">
                <text:p/>
              </draw:line>
              <draw:line draw:style-name="gr30" draw:text-style-name="P1" draw:layer="layout" svg:x1="5.7cm" svg:y1="3.4cm" svg:x2="10.5cm" svg:y2="3.4cm">
                <text:p/>
              </draw:line>
              <draw:line draw:style-name="gr30" draw:text-style-name="P1" draw:layer="layout" svg:x1="5.7cm" svg:y1="3cm" svg:x2="10.5cm" svg:y2="3cm">
                <text:p/>
              </draw:line>
              <draw:line draw:style-name="gr30" draw:text-style-name="P1" draw:layer="layout" svg:x1="5.7cm" svg:y1="2.6cm" svg:x2="10.5cm" svg:y2="2.6cm">
                <text:p/>
              </draw:line>
              <draw:line draw:style-name="gr30" draw:text-style-name="P1" draw:layer="layout" svg:x1="5.7cm" svg:y1="2.2cm" svg:x2="10.5cm" svg:y2="2.2cm">
                <text:p/>
              </draw:line>
            </draw:g>
            <draw:g>
              <draw:line draw:style-name="gr30" draw:text-style-name="P1" draw:layer="layout" svg:x1="10.5cm" svg:y1="1cm" svg:x2="15.3cm" svg:y2="1cm">
                <text:p/>
              </draw:line>
              <draw:line draw:style-name="gr30" draw:text-style-name="P1" draw:layer="layout" svg:x1="14.5cm" svg:y1="1cm" svg:x2="14.5cm" svg:y2="5.8cm">
                <text:p/>
              </draw:line>
              <draw:line draw:style-name="gr30" draw:text-style-name="P1" draw:layer="layout" svg:x1="10.5cm" svg:y1="1.4cm" svg:x2="15.3cm" svg:y2="1.4cm">
                <text:p/>
              </draw:line>
              <draw:line draw:style-name="gr30" draw:text-style-name="P1" draw:layer="layout" svg:x1="10.5cm" svg:y1="1.8cm" svg:x2="15.3cm" svg:y2="1.8cm">
                <text:p/>
              </draw:line>
              <draw:line draw:style-name="gr30" draw:text-style-name="P1" draw:layer="layout" svg:x1="14.9cm" svg:y1="1cm" svg:x2="14.9cm" svg:y2="5.8cm">
                <text:p/>
              </draw:line>
              <draw:line draw:style-name="gr30" draw:text-style-name="P1" draw:layer="layout" svg:x1="13.7cm" svg:y1="1cm" svg:x2="13.7cm" svg:y2="5.8cm">
                <text:p/>
              </draw:line>
              <draw:line draw:style-name="gr30" draw:text-style-name="P1" draw:layer="layout" svg:x1="14.1cm" svg:y1="1cm" svg:x2="14.1cm" svg:y2="5.8cm">
                <text:p/>
              </draw:line>
              <draw:line draw:style-name="gr30" draw:text-style-name="P1" draw:layer="layout" svg:x1="13.3cm" svg:y1="1cm" svg:x2="13.3cm" svg:y2="5.8cm">
                <text:p/>
              </draw:line>
              <draw:line draw:style-name="gr30" draw:text-style-name="P1" draw:layer="layout" svg:x1="12.9cm" svg:y1="1cm" svg:x2="12.9cm" svg:y2="5.8cm">
                <text:p/>
              </draw:line>
              <draw:line draw:style-name="gr30" draw:text-style-name="P1" draw:layer="layout" svg:x1="12.5cm" svg:y1="1cm" svg:x2="12.5cm" svg:y2="5.8cm">
                <text:p/>
              </draw:line>
              <draw:line draw:style-name="gr30" draw:text-style-name="P1" draw:layer="layout" svg:x1="12.1cm" svg:y1="1cm" svg:x2="12.1cm" svg:y2="5.8cm">
                <text:p/>
              </draw:line>
              <draw:line draw:style-name="gr30" draw:text-style-name="P1" draw:layer="layout" svg:x1="11.7cm" svg:y1="1cm" svg:x2="11.7cm" svg:y2="5.8cm">
                <text:p/>
              </draw:line>
              <draw:line draw:style-name="gr30" draw:text-style-name="P1" draw:layer="layout" svg:x1="11.3cm" svg:y1="1cm" svg:x2="11.3cm" svg:y2="5.8cm">
                <text:p/>
              </draw:line>
              <draw:line draw:style-name="gr30" draw:text-style-name="P1" draw:layer="layout" svg:x1="10.9cm" svg:y1="1cm" svg:x2="10.9cm" svg:y2="5.8cm">
                <text:p/>
              </draw:line>
              <draw:line draw:style-name="gr30" draw:text-style-name="P1" draw:layer="layout" svg:x1="10.5cm" svg:y1="1cm" svg:x2="10.5cm" svg:y2="5.8cm">
                <text:p/>
              </draw:line>
              <draw:line draw:style-name="gr30" draw:text-style-name="P1" draw:layer="layout" svg:x1="10.5cm" svg:y1="5.4cm" svg:x2="15.3cm" svg:y2="5.4cm">
                <text:p/>
              </draw:line>
              <draw:line draw:style-name="gr30" draw:text-style-name="P1" draw:layer="layout" svg:x1="10.5cm" svg:y1="5cm" svg:x2="15.3cm" svg:y2="5cm">
                <text:p/>
              </draw:line>
              <draw:line draw:style-name="gr30" draw:text-style-name="P1" draw:layer="layout" svg:x1="10.5cm" svg:y1="4.6cm" svg:x2="15.3cm" svg:y2="4.6cm">
                <text:p/>
              </draw:line>
              <draw:line draw:style-name="gr30" draw:text-style-name="P1" draw:layer="layout" svg:x1="10.5cm" svg:y1="4.2cm" svg:x2="15.3cm" svg:y2="4.2cm">
                <text:p/>
              </draw:line>
              <draw:line draw:style-name="gr30" draw:text-style-name="P1" draw:layer="layout" svg:x1="10.5cm" svg:y1="3.8cm" svg:x2="15.3cm" svg:y2="3.8cm">
                <text:p/>
              </draw:line>
              <draw:line draw:style-name="gr30" draw:text-style-name="P1" draw:layer="layout" svg:x1="10.5cm" svg:y1="3.4cm" svg:x2="15.3cm" svg:y2="3.4cm">
                <text:p/>
              </draw:line>
              <draw:line draw:style-name="gr30" draw:text-style-name="P1" draw:layer="layout" svg:x1="10.5cm" svg:y1="3cm" svg:x2="15.3cm" svg:y2="3cm">
                <text:p/>
              </draw:line>
              <draw:line draw:style-name="gr30" draw:text-style-name="P1" draw:layer="layout" svg:x1="10.5cm" svg:y1="2.6cm" svg:x2="15.3cm" svg:y2="2.6cm">
                <text:p/>
              </draw:line>
              <draw:line draw:style-name="gr30" draw:text-style-name="P1" draw:layer="layout" svg:x1="10.5cm" svg:y1="2.2cm" svg:x2="15.3cm" svg:y2="2.2cm">
                <text:p/>
              </draw:line>
            </draw:g>
            <draw:g>
              <draw:line draw:style-name="gr30" draw:text-style-name="P1" draw:layer="layout" svg:x1="15.3cm" svg:y1="1cm" svg:x2="20.1cm" svg:y2="1cm">
                <text:p/>
              </draw:line>
              <draw:line draw:style-name="gr30" draw:text-style-name="P1" draw:layer="layout" svg:x1="19.3cm" svg:y1="1cm" svg:x2="19.3cm" svg:y2="5.8cm">
                <text:p/>
              </draw:line>
              <draw:line draw:style-name="gr30" draw:text-style-name="P1" draw:layer="layout" svg:x1="15.3cm" svg:y1="1.4cm" svg:x2="20.1cm" svg:y2="1.4cm">
                <text:p/>
              </draw:line>
              <draw:line draw:style-name="gr30" draw:text-style-name="P1" draw:layer="layout" svg:x1="15.3cm" svg:y1="1.8cm" svg:x2="20.1cm" svg:y2="1.8cm">
                <text:p/>
              </draw:line>
              <draw:line draw:style-name="gr30" draw:text-style-name="P1" draw:layer="layout" svg:x1="19.7cm" svg:y1="1cm" svg:x2="19.7cm" svg:y2="5.8cm">
                <text:p/>
              </draw:line>
              <draw:line draw:style-name="gr30" draw:text-style-name="P1" draw:layer="layout" svg:x1="18.5cm" svg:y1="1cm" svg:x2="18.5cm" svg:y2="5.8cm">
                <text:p/>
              </draw:line>
              <draw:line draw:style-name="gr30" draw:text-style-name="P1" draw:layer="layout" svg:x1="18.9cm" svg:y1="1cm" svg:x2="18.9cm" svg:y2="5.8cm">
                <text:p/>
              </draw:line>
              <draw:line draw:style-name="gr30" draw:text-style-name="P1" draw:layer="layout" svg:x1="18.1cm" svg:y1="1cm" svg:x2="18.1cm" svg:y2="5.8cm">
                <text:p/>
              </draw:line>
              <draw:line draw:style-name="gr30" draw:text-style-name="P1" draw:layer="layout" svg:x1="17.7cm" svg:y1="1cm" svg:x2="17.7cm" svg:y2="5.8cm">
                <text:p/>
              </draw:line>
              <draw:line draw:style-name="gr30" draw:text-style-name="P1" draw:layer="layout" svg:x1="17.3cm" svg:y1="1cm" svg:x2="17.3cm" svg:y2="5.8cm">
                <text:p/>
              </draw:line>
              <draw:line draw:style-name="gr30" draw:text-style-name="P1" draw:layer="layout" svg:x1="16.9cm" svg:y1="1cm" svg:x2="16.9cm" svg:y2="5.8cm">
                <text:p/>
              </draw:line>
              <draw:line draw:style-name="gr30" draw:text-style-name="P1" draw:layer="layout" svg:x1="16.5cm" svg:y1="1cm" svg:x2="16.5cm" svg:y2="5.8cm">
                <text:p/>
              </draw:line>
              <draw:line draw:style-name="gr30" draw:text-style-name="P1" draw:layer="layout" svg:x1="16.1cm" svg:y1="1cm" svg:x2="16.1cm" svg:y2="5.8cm">
                <text:p/>
              </draw:line>
              <draw:line draw:style-name="gr30" draw:text-style-name="P1" draw:layer="layout" svg:x1="15.7cm" svg:y1="1cm" svg:x2="15.7cm" svg:y2="5.8cm">
                <text:p/>
              </draw:line>
              <draw:line draw:style-name="gr30" draw:text-style-name="P1" draw:layer="layout" svg:x1="15.3cm" svg:y1="1cm" svg:x2="15.3cm" svg:y2="5.8cm">
                <text:p/>
              </draw:line>
              <draw:line draw:style-name="gr30" draw:text-style-name="P1" draw:layer="layout" svg:x1="15.3cm" svg:y1="5.4cm" svg:x2="20.1cm" svg:y2="5.4cm">
                <text:p/>
              </draw:line>
              <draw:line draw:style-name="gr30" draw:text-style-name="P1" draw:layer="layout" svg:x1="15.3cm" svg:y1="5cm" svg:x2="20.1cm" svg:y2="5cm">
                <text:p/>
              </draw:line>
              <draw:line draw:style-name="gr30" draw:text-style-name="P1" draw:layer="layout" svg:x1="15.3cm" svg:y1="4.6cm" svg:x2="20.1cm" svg:y2="4.6cm">
                <text:p/>
              </draw:line>
              <draw:line draw:style-name="gr30" draw:text-style-name="P1" draw:layer="layout" svg:x1="15.3cm" svg:y1="4.2cm" svg:x2="20.1cm" svg:y2="4.2cm">
                <text:p/>
              </draw:line>
              <draw:line draw:style-name="gr30" draw:text-style-name="P1" draw:layer="layout" svg:x1="15.3cm" svg:y1="3.8cm" svg:x2="20.1cm" svg:y2="3.8cm">
                <text:p/>
              </draw:line>
              <draw:line draw:style-name="gr30" draw:text-style-name="P1" draw:layer="layout" svg:x1="15.3cm" svg:y1="3.4cm" svg:x2="20.1cm" svg:y2="3.4cm">
                <text:p/>
              </draw:line>
              <draw:line draw:style-name="gr30" draw:text-style-name="P1" draw:layer="layout" svg:x1="15.3cm" svg:y1="3cm" svg:x2="20.1cm" svg:y2="3cm">
                <text:p/>
              </draw:line>
              <draw:line draw:style-name="gr30" draw:text-style-name="P1" draw:layer="layout" svg:x1="15.3cm" svg:y1="2.6cm" svg:x2="20.1cm" svg:y2="2.6cm">
                <text:p/>
              </draw:line>
              <draw:line draw:style-name="gr30" draw:text-style-name="P1" draw:layer="layout" svg:x1="15.3cm" svg:y1="2.2cm" svg:x2="20.1cm" svg:y2="2.2cm">
                <text:p/>
              </draw:line>
            </draw:g>
          </draw:g>
          <draw:g>
            <draw:g>
              <draw:line draw:style-name="gr30" draw:text-style-name="P1" draw:layer="layout" svg:x1="0.9cm" svg:y1="5.8cm" svg:x2="5.7cm" svg:y2="5.8cm">
                <text:p/>
              </draw:line>
              <draw:line draw:style-name="gr30" draw:text-style-name="P1" draw:layer="layout" svg:x1="4.9cm" svg:y1="5.8cm" svg:x2="4.9cm" svg:y2="10.6cm">
                <text:p/>
              </draw:line>
              <draw:line draw:style-name="gr30" draw:text-style-name="P1" draw:layer="layout" svg:x1="0.9cm" svg:y1="6.2cm" svg:x2="5.7cm" svg:y2="6.2cm">
                <text:p/>
              </draw:line>
              <draw:line draw:style-name="gr30" draw:text-style-name="P1" draw:layer="layout" svg:x1="0.9cm" svg:y1="6.6cm" svg:x2="5.7cm" svg:y2="6.6cm">
                <text:p/>
              </draw:line>
              <draw:line draw:style-name="gr30" draw:text-style-name="P1" draw:layer="layout" svg:x1="5.3cm" svg:y1="5.8cm" svg:x2="5.3cm" svg:y2="10.6cm">
                <text:p/>
              </draw:line>
              <draw:line draw:style-name="gr30" draw:text-style-name="P1" draw:layer="layout" svg:x1="4.1cm" svg:y1="5.8cm" svg:x2="4.1cm" svg:y2="10.6cm">
                <text:p/>
              </draw:line>
              <draw:line draw:style-name="gr30" draw:text-style-name="P1" draw:layer="layout" svg:x1="4.5cm" svg:y1="5.8cm" svg:x2="4.5cm" svg:y2="10.6cm">
                <text:p/>
              </draw:line>
              <draw:line draw:style-name="gr30" draw:text-style-name="P1" draw:layer="layout" svg:x1="3.7cm" svg:y1="5.8cm" svg:x2="3.7cm" svg:y2="10.6cm">
                <text:p/>
              </draw:line>
              <draw:line draw:style-name="gr30" draw:text-style-name="P1" draw:layer="layout" svg:x1="3.3cm" svg:y1="5.8cm" svg:x2="3.3cm" svg:y2="10.6cm">
                <text:p/>
              </draw:line>
              <draw:line draw:style-name="gr30" draw:text-style-name="P1" draw:layer="layout" svg:x1="2.9cm" svg:y1="5.8cm" svg:x2="2.9cm" svg:y2="10.6cm">
                <text:p/>
              </draw:line>
              <draw:line draw:style-name="gr30" draw:text-style-name="P1" draw:layer="layout" svg:x1="2.5cm" svg:y1="5.8cm" svg:x2="2.5cm" svg:y2="10.6cm">
                <text:p/>
              </draw:line>
              <draw:line draw:style-name="gr30" draw:text-style-name="P1" draw:layer="layout" svg:x1="2.1cm" svg:y1="5.8cm" svg:x2="2.1cm" svg:y2="10.6cm">
                <text:p/>
              </draw:line>
              <draw:line draw:style-name="gr30" draw:text-style-name="P1" draw:layer="layout" svg:x1="1.7cm" svg:y1="5.8cm" svg:x2="1.7cm" svg:y2="10.6cm">
                <text:p/>
              </draw:line>
              <draw:line draw:style-name="gr30" draw:text-style-name="P1" draw:layer="layout" svg:x1="1.3cm" svg:y1="5.8cm" svg:x2="1.3cm" svg:y2="10.6cm">
                <text:p/>
              </draw:line>
              <draw:line draw:style-name="gr30" draw:text-style-name="P1" draw:layer="layout" svg:x1="0.9cm" svg:y1="5.8cm" svg:x2="0.9cm" svg:y2="10.6cm">
                <text:p/>
              </draw:line>
              <draw:line draw:style-name="gr30" draw:text-style-name="P1" draw:layer="layout" svg:x1="0.9cm" svg:y1="10.2cm" svg:x2="5.7cm" svg:y2="10.2cm">
                <text:p/>
              </draw:line>
              <draw:line draw:style-name="gr30" draw:text-style-name="P1" draw:layer="layout" svg:x1="0.9cm" svg:y1="9.8cm" svg:x2="5.7cm" svg:y2="9.8cm">
                <text:p/>
              </draw:line>
              <draw:line draw:style-name="gr30" draw:text-style-name="P1" draw:layer="layout" svg:x1="0.9cm" svg:y1="9.4cm" svg:x2="5.7cm" svg:y2="9.4cm">
                <text:p/>
              </draw:line>
              <draw:line draw:style-name="gr30" draw:text-style-name="P1" draw:layer="layout" svg:x1="0.9cm" svg:y1="9cm" svg:x2="5.7cm" svg:y2="9cm">
                <text:p/>
              </draw:line>
              <draw:line draw:style-name="gr30" draw:text-style-name="P1" draw:layer="layout" svg:x1="0.9cm" svg:y1="8.6cm" svg:x2="5.7cm" svg:y2="8.6cm">
                <text:p/>
              </draw:line>
              <draw:line draw:style-name="gr30" draw:text-style-name="P1" draw:layer="layout" svg:x1="0.9cm" svg:y1="8.2cm" svg:x2="5.7cm" svg:y2="8.2cm">
                <text:p/>
              </draw:line>
              <draw:line draw:style-name="gr30" draw:text-style-name="P1" draw:layer="layout" svg:x1="0.9cm" svg:y1="7.8cm" svg:x2="5.7cm" svg:y2="7.8cm">
                <text:p/>
              </draw:line>
              <draw:line draw:style-name="gr30" draw:text-style-name="P1" draw:layer="layout" svg:x1="0.9cm" svg:y1="7.4cm" svg:x2="5.7cm" svg:y2="7.4cm">
                <text:p/>
              </draw:line>
              <draw:line draw:style-name="gr30" draw:text-style-name="P1" draw:layer="layout" svg:x1="0.9cm" svg:y1="7cm" svg:x2="5.7cm" svg:y2="7cm">
                <text:p/>
              </draw:line>
            </draw:g>
            <draw:g>
              <draw:line draw:style-name="gr30" draw:text-style-name="P1" draw:layer="layout" svg:x1="5.7cm" svg:y1="5.8cm" svg:x2="10.5cm" svg:y2="5.8cm">
                <text:p/>
              </draw:line>
              <draw:line draw:style-name="gr30" draw:text-style-name="P1" draw:layer="layout" svg:x1="9.7cm" svg:y1="5.8cm" svg:x2="9.7cm" svg:y2="10.6cm">
                <text:p/>
              </draw:line>
              <draw:line draw:style-name="gr30" draw:text-style-name="P1" draw:layer="layout" svg:x1="5.7cm" svg:y1="6.2cm" svg:x2="10.5cm" svg:y2="6.2cm">
                <text:p/>
              </draw:line>
              <draw:line draw:style-name="gr30" draw:text-style-name="P1" draw:layer="layout" svg:x1="5.7cm" svg:y1="6.6cm" svg:x2="10.5cm" svg:y2="6.6cm">
                <text:p/>
              </draw:line>
              <draw:line draw:style-name="gr30" draw:text-style-name="P1" draw:layer="layout" svg:x1="10.1cm" svg:y1="5.8cm" svg:x2="10.1cm" svg:y2="10.6cm">
                <text:p/>
              </draw:line>
              <draw:line draw:style-name="gr30" draw:text-style-name="P1" draw:layer="layout" svg:x1="8.9cm" svg:y1="5.8cm" svg:x2="8.9cm" svg:y2="10.6cm">
                <text:p/>
              </draw:line>
              <draw:line draw:style-name="gr30" draw:text-style-name="P1" draw:layer="layout" svg:x1="9.3cm" svg:y1="5.8cm" svg:x2="9.3cm" svg:y2="10.6cm">
                <text:p/>
              </draw:line>
              <draw:line draw:style-name="gr30" draw:text-style-name="P1" draw:layer="layout" svg:x1="8.5cm" svg:y1="5.8cm" svg:x2="8.5cm" svg:y2="10.6cm">
                <text:p/>
              </draw:line>
              <draw:line draw:style-name="gr30" draw:text-style-name="P1" draw:layer="layout" svg:x1="8.1cm" svg:y1="5.8cm" svg:x2="8.1cm" svg:y2="10.6cm">
                <text:p/>
              </draw:line>
              <draw:line draw:style-name="gr30" draw:text-style-name="P1" draw:layer="layout" svg:x1="7.7cm" svg:y1="5.8cm" svg:x2="7.7cm" svg:y2="10.6cm">
                <text:p/>
              </draw:line>
              <draw:line draw:style-name="gr30" draw:text-style-name="P1" draw:layer="layout" svg:x1="7.3cm" svg:y1="5.8cm" svg:x2="7.3cm" svg:y2="10.6cm">
                <text:p/>
              </draw:line>
              <draw:line draw:style-name="gr30" draw:text-style-name="P1" draw:layer="layout" svg:x1="6.9cm" svg:y1="5.8cm" svg:x2="6.9cm" svg:y2="10.6cm">
                <text:p/>
              </draw:line>
              <draw:line draw:style-name="gr30" draw:text-style-name="P1" draw:layer="layout" svg:x1="6.5cm" svg:y1="5.8cm" svg:x2="6.5cm" svg:y2="10.6cm">
                <text:p/>
              </draw:line>
              <draw:line draw:style-name="gr30" draw:text-style-name="P1" draw:layer="layout" svg:x1="6.1cm" svg:y1="5.8cm" svg:x2="6.1cm" svg:y2="10.6cm">
                <text:p/>
              </draw:line>
              <draw:line draw:style-name="gr30" draw:text-style-name="P1" draw:layer="layout" svg:x1="5.7cm" svg:y1="5.8cm" svg:x2="5.7cm" svg:y2="10.6cm">
                <text:p/>
              </draw:line>
              <draw:line draw:style-name="gr30" draw:text-style-name="P1" draw:layer="layout" svg:x1="5.7cm" svg:y1="10.2cm" svg:x2="10.5cm" svg:y2="10.2cm">
                <text:p/>
              </draw:line>
              <draw:line draw:style-name="gr30" draw:text-style-name="P1" draw:layer="layout" svg:x1="5.7cm" svg:y1="9.8cm" svg:x2="10.5cm" svg:y2="9.8cm">
                <text:p/>
              </draw:line>
              <draw:line draw:style-name="gr30" draw:text-style-name="P1" draw:layer="layout" svg:x1="5.7cm" svg:y1="9.4cm" svg:x2="10.5cm" svg:y2="9.4cm">
                <text:p/>
              </draw:line>
              <draw:line draw:style-name="gr30" draw:text-style-name="P1" draw:layer="layout" svg:x1="5.7cm" svg:y1="9cm" svg:x2="10.5cm" svg:y2="9cm">
                <text:p/>
              </draw:line>
              <draw:line draw:style-name="gr30" draw:text-style-name="P1" draw:layer="layout" svg:x1="5.7cm" svg:y1="8.6cm" svg:x2="10.5cm" svg:y2="8.6cm">
                <text:p/>
              </draw:line>
              <draw:line draw:style-name="gr30" draw:text-style-name="P1" draw:layer="layout" svg:x1="5.7cm" svg:y1="8.2cm" svg:x2="10.5cm" svg:y2="8.2cm">
                <text:p/>
              </draw:line>
              <draw:line draw:style-name="gr30" draw:text-style-name="P1" draw:layer="layout" svg:x1="5.7cm" svg:y1="7.8cm" svg:x2="10.5cm" svg:y2="7.8cm">
                <text:p/>
              </draw:line>
              <draw:line draw:style-name="gr30" draw:text-style-name="P1" draw:layer="layout" svg:x1="5.7cm" svg:y1="7.4cm" svg:x2="10.5cm" svg:y2="7.4cm">
                <text:p/>
              </draw:line>
              <draw:line draw:style-name="gr30" draw:text-style-name="P1" draw:layer="layout" svg:x1="5.7cm" svg:y1="7cm" svg:x2="10.5cm" svg:y2="7cm">
                <text:p/>
              </draw:line>
            </draw:g>
            <draw:g>
              <draw:line draw:style-name="gr30" draw:text-style-name="P1" draw:layer="layout" svg:x1="10.5cm" svg:y1="5.8cm" svg:x2="15.3cm" svg:y2="5.8cm">
                <text:p/>
              </draw:line>
              <draw:line draw:style-name="gr30" draw:text-style-name="P1" draw:layer="layout" svg:x1="14.5cm" svg:y1="5.8cm" svg:x2="14.5cm" svg:y2="10.6cm">
                <text:p/>
              </draw:line>
              <draw:line draw:style-name="gr30" draw:text-style-name="P1" draw:layer="layout" svg:x1="10.5cm" svg:y1="6.2cm" svg:x2="15.3cm" svg:y2="6.2cm">
                <text:p/>
              </draw:line>
              <draw:line draw:style-name="gr30" draw:text-style-name="P1" draw:layer="layout" svg:x1="10.5cm" svg:y1="6.6cm" svg:x2="15.3cm" svg:y2="6.6cm">
                <text:p/>
              </draw:line>
              <draw:line draw:style-name="gr30" draw:text-style-name="P1" draw:layer="layout" svg:x1="14.9cm" svg:y1="5.8cm" svg:x2="14.9cm" svg:y2="10.6cm">
                <text:p/>
              </draw:line>
              <draw:line draw:style-name="gr30" draw:text-style-name="P1" draw:layer="layout" svg:x1="13.7cm" svg:y1="5.8cm" svg:x2="13.7cm" svg:y2="10.6cm">
                <text:p/>
              </draw:line>
              <draw:line draw:style-name="gr30" draw:text-style-name="P1" draw:layer="layout" svg:x1="14.1cm" svg:y1="5.8cm" svg:x2="14.1cm" svg:y2="10.6cm">
                <text:p/>
              </draw:line>
              <draw:line draw:style-name="gr30" draw:text-style-name="P1" draw:layer="layout" svg:x1="13.3cm" svg:y1="5.8cm" svg:x2="13.3cm" svg:y2="10.6cm">
                <text:p/>
              </draw:line>
              <draw:line draw:style-name="gr30" draw:text-style-name="P1" draw:layer="layout" svg:x1="12.9cm" svg:y1="5.8cm" svg:x2="12.9cm" svg:y2="10.6cm">
                <text:p/>
              </draw:line>
              <draw:line draw:style-name="gr30" draw:text-style-name="P1" draw:layer="layout" svg:x1="12.5cm" svg:y1="5.8cm" svg:x2="12.5cm" svg:y2="10.6cm">
                <text:p/>
              </draw:line>
              <draw:line draw:style-name="gr30" draw:text-style-name="P1" draw:layer="layout" svg:x1="12.1cm" svg:y1="5.8cm" svg:x2="12.1cm" svg:y2="10.6cm">
                <text:p/>
              </draw:line>
              <draw:line draw:style-name="gr30" draw:text-style-name="P1" draw:layer="layout" svg:x1="11.7cm" svg:y1="5.8cm" svg:x2="11.7cm" svg:y2="10.6cm">
                <text:p/>
              </draw:line>
              <draw:line draw:style-name="gr30" draw:text-style-name="P1" draw:layer="layout" svg:x1="11.3cm" svg:y1="5.8cm" svg:x2="11.3cm" svg:y2="10.6cm">
                <text:p/>
              </draw:line>
              <draw:line draw:style-name="gr30" draw:text-style-name="P1" draw:layer="layout" svg:x1="10.9cm" svg:y1="5.8cm" svg:x2="10.9cm" svg:y2="10.6cm">
                <text:p/>
              </draw:line>
              <draw:line draw:style-name="gr30" draw:text-style-name="P1" draw:layer="layout" svg:x1="10.5cm" svg:y1="5.8cm" svg:x2="10.5cm" svg:y2="10.6cm">
                <text:p/>
              </draw:line>
              <draw:line draw:style-name="gr30" draw:text-style-name="P1" draw:layer="layout" svg:x1="10.5cm" svg:y1="10.2cm" svg:x2="15.3cm" svg:y2="10.2cm">
                <text:p/>
              </draw:line>
              <draw:line draw:style-name="gr30" draw:text-style-name="P1" draw:layer="layout" svg:x1="10.5cm" svg:y1="9.8cm" svg:x2="15.3cm" svg:y2="9.8cm">
                <text:p/>
              </draw:line>
              <draw:line draw:style-name="gr30" draw:text-style-name="P1" draw:layer="layout" svg:x1="10.5cm" svg:y1="9.4cm" svg:x2="15.3cm" svg:y2="9.4cm">
                <text:p/>
              </draw:line>
              <draw:line draw:style-name="gr30" draw:text-style-name="P1" draw:layer="layout" svg:x1="10.5cm" svg:y1="9cm" svg:x2="15.3cm" svg:y2="9cm">
                <text:p/>
              </draw:line>
              <draw:line draw:style-name="gr30" draw:text-style-name="P1" draw:layer="layout" svg:x1="10.5cm" svg:y1="8.6cm" svg:x2="15.3cm" svg:y2="8.6cm">
                <text:p/>
              </draw:line>
              <draw:line draw:style-name="gr30" draw:text-style-name="P1" draw:layer="layout" svg:x1="10.5cm" svg:y1="8.2cm" svg:x2="15.3cm" svg:y2="8.2cm">
                <text:p/>
              </draw:line>
              <draw:line draw:style-name="gr30" draw:text-style-name="P1" draw:layer="layout" svg:x1="10.5cm" svg:y1="7.8cm" svg:x2="15.3cm" svg:y2="7.8cm">
                <text:p/>
              </draw:line>
              <draw:line draw:style-name="gr30" draw:text-style-name="P1" draw:layer="layout" svg:x1="10.5cm" svg:y1="7.4cm" svg:x2="15.3cm" svg:y2="7.4cm">
                <text:p/>
              </draw:line>
              <draw:line draw:style-name="gr30" draw:text-style-name="P1" draw:layer="layout" svg:x1="10.5cm" svg:y1="7cm" svg:x2="15.3cm" svg:y2="7cm">
                <text:p/>
              </draw:line>
            </draw:g>
            <draw:g>
              <draw:line draw:style-name="gr30" draw:text-style-name="P1" draw:layer="layout" svg:x1="15.3cm" svg:y1="5.8cm" svg:x2="20.1cm" svg:y2="5.8cm">
                <text:p/>
              </draw:line>
              <draw:line draw:style-name="gr30" draw:text-style-name="P1" draw:layer="layout" svg:x1="19.3cm" svg:y1="5.8cm" svg:x2="19.3cm" svg:y2="10.6cm">
                <text:p/>
              </draw:line>
              <draw:line draw:style-name="gr30" draw:text-style-name="P1" draw:layer="layout" svg:x1="15.3cm" svg:y1="6.2cm" svg:x2="20.1cm" svg:y2="6.2cm">
                <text:p/>
              </draw:line>
              <draw:line draw:style-name="gr30" draw:text-style-name="P1" draw:layer="layout" svg:x1="15.3cm" svg:y1="6.6cm" svg:x2="20.1cm" svg:y2="6.6cm">
                <text:p/>
              </draw:line>
              <draw:line draw:style-name="gr30" draw:text-style-name="P1" draw:layer="layout" svg:x1="19.7cm" svg:y1="5.8cm" svg:x2="19.7cm" svg:y2="10.6cm">
                <text:p/>
              </draw:line>
              <draw:line draw:style-name="gr30" draw:text-style-name="P1" draw:layer="layout" svg:x1="18.5cm" svg:y1="5.8cm" svg:x2="18.5cm" svg:y2="10.6cm">
                <text:p/>
              </draw:line>
              <draw:line draw:style-name="gr30" draw:text-style-name="P1" draw:layer="layout" svg:x1="18.9cm" svg:y1="5.8cm" svg:x2="18.9cm" svg:y2="10.6cm">
                <text:p/>
              </draw:line>
              <draw:line draw:style-name="gr30" draw:text-style-name="P1" draw:layer="layout" svg:x1="18.1cm" svg:y1="5.8cm" svg:x2="18.1cm" svg:y2="10.6cm">
                <text:p/>
              </draw:line>
              <draw:line draw:style-name="gr30" draw:text-style-name="P1" draw:layer="layout" svg:x1="17.7cm" svg:y1="5.8cm" svg:x2="17.7cm" svg:y2="10.6cm">
                <text:p/>
              </draw:line>
              <draw:line draw:style-name="gr30" draw:text-style-name="P1" draw:layer="layout" svg:x1="17.3cm" svg:y1="5.8cm" svg:x2="17.3cm" svg:y2="10.6cm">
                <text:p/>
              </draw:line>
              <draw:line draw:style-name="gr30" draw:text-style-name="P1" draw:layer="layout" svg:x1="16.9cm" svg:y1="5.8cm" svg:x2="16.9cm" svg:y2="10.6cm">
                <text:p/>
              </draw:line>
              <draw:line draw:style-name="gr30" draw:text-style-name="P1" draw:layer="layout" svg:x1="16.5cm" svg:y1="5.8cm" svg:x2="16.5cm" svg:y2="10.6cm">
                <text:p/>
              </draw:line>
              <draw:line draw:style-name="gr30" draw:text-style-name="P1" draw:layer="layout" svg:x1="16.1cm" svg:y1="5.8cm" svg:x2="16.1cm" svg:y2="10.6cm">
                <text:p/>
              </draw:line>
              <draw:line draw:style-name="gr30" draw:text-style-name="P1" draw:layer="layout" svg:x1="15.7cm" svg:y1="5.8cm" svg:x2="15.7cm" svg:y2="10.6cm">
                <text:p/>
              </draw:line>
              <draw:line draw:style-name="gr30" draw:text-style-name="P1" draw:layer="layout" svg:x1="15.3cm" svg:y1="5.8cm" svg:x2="15.3cm" svg:y2="10.6cm">
                <text:p/>
              </draw:line>
              <draw:line draw:style-name="gr30" draw:text-style-name="P1" draw:layer="layout" svg:x1="15.3cm" svg:y1="10.2cm" svg:x2="20.1cm" svg:y2="10.2cm">
                <text:p/>
              </draw:line>
              <draw:line draw:style-name="gr30" draw:text-style-name="P1" draw:layer="layout" svg:x1="15.3cm" svg:y1="9.8cm" svg:x2="20.1cm" svg:y2="9.8cm">
                <text:p/>
              </draw:line>
              <draw:line draw:style-name="gr30" draw:text-style-name="P1" draw:layer="layout" svg:x1="15.3cm" svg:y1="9.4cm" svg:x2="20.1cm" svg:y2="9.4cm">
                <text:p/>
              </draw:line>
              <draw:line draw:style-name="gr30" draw:text-style-name="P1" draw:layer="layout" svg:x1="15.3cm" svg:y1="9cm" svg:x2="20.1cm" svg:y2="9cm">
                <text:p/>
              </draw:line>
              <draw:line draw:style-name="gr30" draw:text-style-name="P1" draw:layer="layout" svg:x1="15.3cm" svg:y1="8.6cm" svg:x2="20.1cm" svg:y2="8.6cm">
                <text:p/>
              </draw:line>
              <draw:line draw:style-name="gr30" draw:text-style-name="P1" draw:layer="layout" svg:x1="15.3cm" svg:y1="8.2cm" svg:x2="20.1cm" svg:y2="8.2cm">
                <text:p/>
              </draw:line>
              <draw:line draw:style-name="gr30" draw:text-style-name="P1" draw:layer="layout" svg:x1="15.3cm" svg:y1="7.8cm" svg:x2="20.1cm" svg:y2="7.8cm">
                <text:p/>
              </draw:line>
              <draw:line draw:style-name="gr30" draw:text-style-name="P1" draw:layer="layout" svg:x1="15.3cm" svg:y1="7.4cm" svg:x2="20.1cm" svg:y2="7.4cm">
                <text:p/>
              </draw:line>
              <draw:line draw:style-name="gr30" draw:text-style-name="P1" draw:layer="layout" svg:x1="15.3cm" svg:y1="7cm" svg:x2="20.1cm" svg:y2="7cm">
                <text:p/>
              </draw:line>
            </draw:g>
          </draw:g>
          <draw:g>
            <draw:g>
              <draw:line draw:style-name="gr30" draw:text-style-name="P1" draw:layer="layout" svg:x1="0.9cm" svg:y1="10.6cm" svg:x2="5.7cm" svg:y2="10.6cm">
                <text:p/>
              </draw:line>
              <draw:line draw:style-name="gr30" draw:text-style-name="P1" draw:layer="layout" svg:x1="4.9cm" svg:y1="10.6cm" svg:x2="4.9cm" svg:y2="15.4cm">
                <text:p/>
              </draw:line>
              <draw:line draw:style-name="gr30" draw:text-style-name="P1" draw:layer="layout" svg:x1="0.9cm" svg:y1="11cm" svg:x2="5.7cm" svg:y2="11cm">
                <text:p/>
              </draw:line>
              <draw:line draw:style-name="gr30" draw:text-style-name="P1" draw:layer="layout" svg:x1="0.9cm" svg:y1="11.4cm" svg:x2="5.7cm" svg:y2="11.4cm">
                <text:p/>
              </draw:line>
              <draw:line draw:style-name="gr30" draw:text-style-name="P1" draw:layer="layout" svg:x1="5.3cm" svg:y1="10.6cm" svg:x2="5.3cm" svg:y2="15.4cm">
                <text:p/>
              </draw:line>
              <draw:line draw:style-name="gr30" draw:text-style-name="P1" draw:layer="layout" svg:x1="4.1cm" svg:y1="10.6cm" svg:x2="4.1cm" svg:y2="15.4cm">
                <text:p/>
              </draw:line>
              <draw:line draw:style-name="gr30" draw:text-style-name="P1" draw:layer="layout" svg:x1="4.5cm" svg:y1="10.6cm" svg:x2="4.5cm" svg:y2="15.4cm">
                <text:p/>
              </draw:line>
              <draw:line draw:style-name="gr30" draw:text-style-name="P1" draw:layer="layout" svg:x1="3.7cm" svg:y1="10.6cm" svg:x2="3.7cm" svg:y2="15.4cm">
                <text:p/>
              </draw:line>
              <draw:line draw:style-name="gr30" draw:text-style-name="P1" draw:layer="layout" svg:x1="3.3cm" svg:y1="10.6cm" svg:x2="3.3cm" svg:y2="15.4cm">
                <text:p/>
              </draw:line>
              <draw:line draw:style-name="gr30" draw:text-style-name="P1" draw:layer="layout" svg:x1="2.9cm" svg:y1="10.6cm" svg:x2="2.9cm" svg:y2="15.4cm">
                <text:p/>
              </draw:line>
              <draw:line draw:style-name="gr30" draw:text-style-name="P1" draw:layer="layout" svg:x1="2.5cm" svg:y1="10.6cm" svg:x2="2.5cm" svg:y2="15.4cm">
                <text:p/>
              </draw:line>
              <draw:line draw:style-name="gr30" draw:text-style-name="P1" draw:layer="layout" svg:x1="2.1cm" svg:y1="10.6cm" svg:x2="2.1cm" svg:y2="15.4cm">
                <text:p/>
              </draw:line>
              <draw:line draw:style-name="gr30" draw:text-style-name="P1" draw:layer="layout" svg:x1="1.7cm" svg:y1="10.6cm" svg:x2="1.7cm" svg:y2="15.4cm">
                <text:p/>
              </draw:line>
              <draw:line draw:style-name="gr30" draw:text-style-name="P1" draw:layer="layout" svg:x1="1.3cm" svg:y1="10.6cm" svg:x2="1.3cm" svg:y2="15.4cm">
                <text:p/>
              </draw:line>
              <draw:line draw:style-name="gr30" draw:text-style-name="P1" draw:layer="layout" svg:x1="0.9cm" svg:y1="10.6cm" svg:x2="0.9cm" svg:y2="15.4cm">
                <text:p/>
              </draw:line>
              <draw:line draw:style-name="gr30" draw:text-style-name="P1" draw:layer="layout" svg:x1="0.9cm" svg:y1="15cm" svg:x2="5.7cm" svg:y2="15cm">
                <text:p/>
              </draw:line>
              <draw:line draw:style-name="gr30" draw:text-style-name="P1" draw:layer="layout" svg:x1="0.9cm" svg:y1="14.6cm" svg:x2="5.7cm" svg:y2="14.6cm">
                <text:p/>
              </draw:line>
              <draw:line draw:style-name="gr30" draw:text-style-name="P1" draw:layer="layout" svg:x1="0.9cm" svg:y1="14.2cm" svg:x2="5.7cm" svg:y2="14.2cm">
                <text:p/>
              </draw:line>
              <draw:line draw:style-name="gr30" draw:text-style-name="P1" draw:layer="layout" svg:x1="0.9cm" svg:y1="13.8cm" svg:x2="5.7cm" svg:y2="13.8cm">
                <text:p/>
              </draw:line>
              <draw:line draw:style-name="gr30" draw:text-style-name="P1" draw:layer="layout" svg:x1="0.9cm" svg:y1="13.4cm" svg:x2="5.7cm" svg:y2="13.4cm">
                <text:p/>
              </draw:line>
              <draw:line draw:style-name="gr30" draw:text-style-name="P1" draw:layer="layout" svg:x1="0.9cm" svg:y1="13cm" svg:x2="5.7cm" svg:y2="13cm">
                <text:p/>
              </draw:line>
              <draw:line draw:style-name="gr30" draw:text-style-name="P1" draw:layer="layout" svg:x1="0.9cm" svg:y1="12.6cm" svg:x2="5.7cm" svg:y2="12.6cm">
                <text:p/>
              </draw:line>
              <draw:line draw:style-name="gr30" draw:text-style-name="P1" draw:layer="layout" svg:x1="0.9cm" svg:y1="12.2cm" svg:x2="5.7cm" svg:y2="12.2cm">
                <text:p/>
              </draw:line>
              <draw:line draw:style-name="gr30" draw:text-style-name="P1" draw:layer="layout" svg:x1="0.9cm" svg:y1="11.8cm" svg:x2="5.7cm" svg:y2="11.8cm">
                <text:p/>
              </draw:line>
            </draw:g>
            <draw:g>
              <draw:line draw:style-name="gr30" draw:text-style-name="P1" draw:layer="layout" svg:x1="5.7cm" svg:y1="10.6cm" svg:x2="10.5cm" svg:y2="10.6cm">
                <text:p/>
              </draw:line>
              <draw:line draw:style-name="gr30" draw:text-style-name="P1" draw:layer="layout" svg:x1="9.7cm" svg:y1="10.6cm" svg:x2="9.7cm" svg:y2="15.4cm">
                <text:p/>
              </draw:line>
              <draw:line draw:style-name="gr30" draw:text-style-name="P1" draw:layer="layout" svg:x1="5.7cm" svg:y1="11cm" svg:x2="10.5cm" svg:y2="11cm">
                <text:p/>
              </draw:line>
              <draw:line draw:style-name="gr30" draw:text-style-name="P1" draw:layer="layout" svg:x1="5.7cm" svg:y1="11.4cm" svg:x2="10.5cm" svg:y2="11.4cm">
                <text:p/>
              </draw:line>
              <draw:line draw:style-name="gr30" draw:text-style-name="P1" draw:layer="layout" svg:x1="10.1cm" svg:y1="10.6cm" svg:x2="10.1cm" svg:y2="15.4cm">
                <text:p/>
              </draw:line>
              <draw:line draw:style-name="gr30" draw:text-style-name="P1" draw:layer="layout" svg:x1="8.9cm" svg:y1="10.6cm" svg:x2="8.9cm" svg:y2="15.4cm">
                <text:p/>
              </draw:line>
              <draw:line draw:style-name="gr30" draw:text-style-name="P1" draw:layer="layout" svg:x1="9.3cm" svg:y1="10.6cm" svg:x2="9.3cm" svg:y2="15.4cm">
                <text:p/>
              </draw:line>
              <draw:line draw:style-name="gr30" draw:text-style-name="P1" draw:layer="layout" svg:x1="8.5cm" svg:y1="10.6cm" svg:x2="8.5cm" svg:y2="15.4cm">
                <text:p/>
              </draw:line>
              <draw:line draw:style-name="gr30" draw:text-style-name="P1" draw:layer="layout" svg:x1="8.1cm" svg:y1="10.6cm" svg:x2="8.1cm" svg:y2="15.4cm">
                <text:p/>
              </draw:line>
              <draw:line draw:style-name="gr30" draw:text-style-name="P1" draw:layer="layout" svg:x1="7.7cm" svg:y1="10.6cm" svg:x2="7.7cm" svg:y2="15.4cm">
                <text:p/>
              </draw:line>
              <draw:line draw:style-name="gr30" draw:text-style-name="P1" draw:layer="layout" svg:x1="7.3cm" svg:y1="10.6cm" svg:x2="7.3cm" svg:y2="15.4cm">
                <text:p/>
              </draw:line>
              <draw:line draw:style-name="gr30" draw:text-style-name="P1" draw:layer="layout" svg:x1="6.9cm" svg:y1="10.6cm" svg:x2="6.9cm" svg:y2="15.4cm">
                <text:p/>
              </draw:line>
              <draw:line draw:style-name="gr30" draw:text-style-name="P1" draw:layer="layout" svg:x1="6.5cm" svg:y1="10.6cm" svg:x2="6.5cm" svg:y2="15.4cm">
                <text:p/>
              </draw:line>
              <draw:line draw:style-name="gr30" draw:text-style-name="P1" draw:layer="layout" svg:x1="6.1cm" svg:y1="10.6cm" svg:x2="6.1cm" svg:y2="15.4cm">
                <text:p/>
              </draw:line>
              <draw:line draw:style-name="gr30" draw:text-style-name="P1" draw:layer="layout" svg:x1="5.7cm" svg:y1="10.6cm" svg:x2="5.7cm" svg:y2="15.4cm">
                <text:p/>
              </draw:line>
              <draw:line draw:style-name="gr30" draw:text-style-name="P1" draw:layer="layout" svg:x1="5.7cm" svg:y1="15cm" svg:x2="10.5cm" svg:y2="15cm">
                <text:p/>
              </draw:line>
              <draw:line draw:style-name="gr30" draw:text-style-name="P1" draw:layer="layout" svg:x1="5.7cm" svg:y1="14.6cm" svg:x2="10.5cm" svg:y2="14.6cm">
                <text:p/>
              </draw:line>
              <draw:line draw:style-name="gr30" draw:text-style-name="P1" draw:layer="layout" svg:x1="5.7cm" svg:y1="14.2cm" svg:x2="10.5cm" svg:y2="14.2cm">
                <text:p/>
              </draw:line>
              <draw:line draw:style-name="gr30" draw:text-style-name="P1" draw:layer="layout" svg:x1="5.7cm" svg:y1="13.8cm" svg:x2="10.5cm" svg:y2="13.8cm">
                <text:p/>
              </draw:line>
              <draw:line draw:style-name="gr30" draw:text-style-name="P1" draw:layer="layout" svg:x1="5.7cm" svg:y1="13.4cm" svg:x2="10.5cm" svg:y2="13.4cm">
                <text:p/>
              </draw:line>
              <draw:line draw:style-name="gr30" draw:text-style-name="P1" draw:layer="layout" svg:x1="5.7cm" svg:y1="13cm" svg:x2="10.5cm" svg:y2="13cm">
                <text:p/>
              </draw:line>
              <draw:line draw:style-name="gr30" draw:text-style-name="P1" draw:layer="layout" svg:x1="5.7cm" svg:y1="12.6cm" svg:x2="10.5cm" svg:y2="12.6cm">
                <text:p/>
              </draw:line>
              <draw:line draw:style-name="gr30" draw:text-style-name="P1" draw:layer="layout" svg:x1="5.7cm" svg:y1="12.2cm" svg:x2="10.5cm" svg:y2="12.2cm">
                <text:p/>
              </draw:line>
              <draw:line draw:style-name="gr30" draw:text-style-name="P1" draw:layer="layout" svg:x1="5.7cm" svg:y1="11.8cm" svg:x2="10.5cm" svg:y2="11.8cm">
                <text:p/>
              </draw:line>
            </draw:g>
            <draw:g>
              <draw:line draw:style-name="gr30" draw:text-style-name="P1" draw:layer="layout" svg:x1="10.5cm" svg:y1="10.6cm" svg:x2="15.3cm" svg:y2="10.6cm">
                <text:p/>
              </draw:line>
              <draw:line draw:style-name="gr30" draw:text-style-name="P1" draw:layer="layout" svg:x1="14.5cm" svg:y1="10.6cm" svg:x2="14.5cm" svg:y2="15.4cm">
                <text:p/>
              </draw:line>
              <draw:line draw:style-name="gr30" draw:text-style-name="P1" draw:layer="layout" svg:x1="10.5cm" svg:y1="11cm" svg:x2="15.3cm" svg:y2="11cm">
                <text:p/>
              </draw:line>
              <draw:line draw:style-name="gr30" draw:text-style-name="P1" draw:layer="layout" svg:x1="10.5cm" svg:y1="11.4cm" svg:x2="15.3cm" svg:y2="11.4cm">
                <text:p/>
              </draw:line>
              <draw:line draw:style-name="gr30" draw:text-style-name="P1" draw:layer="layout" svg:x1="14.9cm" svg:y1="10.6cm" svg:x2="14.9cm" svg:y2="15.4cm">
                <text:p/>
              </draw:line>
              <draw:line draw:style-name="gr30" draw:text-style-name="P1" draw:layer="layout" svg:x1="13.7cm" svg:y1="10.6cm" svg:x2="13.7cm" svg:y2="15.4cm">
                <text:p/>
              </draw:line>
              <draw:line draw:style-name="gr30" draw:text-style-name="P1" draw:layer="layout" svg:x1="14.1cm" svg:y1="10.6cm" svg:x2="14.1cm" svg:y2="15.4cm">
                <text:p/>
              </draw:line>
              <draw:line draw:style-name="gr30" draw:text-style-name="P1" draw:layer="layout" svg:x1="13.3cm" svg:y1="10.6cm" svg:x2="13.3cm" svg:y2="15.4cm">
                <text:p/>
              </draw:line>
              <draw:line draw:style-name="gr30" draw:text-style-name="P1" draw:layer="layout" svg:x1="12.9cm" svg:y1="10.6cm" svg:x2="12.9cm" svg:y2="15.4cm">
                <text:p/>
              </draw:line>
              <draw:line draw:style-name="gr30" draw:text-style-name="P1" draw:layer="layout" svg:x1="12.5cm" svg:y1="10.6cm" svg:x2="12.5cm" svg:y2="15.4cm">
                <text:p/>
              </draw:line>
              <draw:line draw:style-name="gr30" draw:text-style-name="P1" draw:layer="layout" svg:x1="12.1cm" svg:y1="10.6cm" svg:x2="12.1cm" svg:y2="15.4cm">
                <text:p/>
              </draw:line>
              <draw:line draw:style-name="gr30" draw:text-style-name="P1" draw:layer="layout" svg:x1="11.7cm" svg:y1="10.6cm" svg:x2="11.7cm" svg:y2="15.4cm">
                <text:p/>
              </draw:line>
              <draw:line draw:style-name="gr30" draw:text-style-name="P1" draw:layer="layout" svg:x1="11.3cm" svg:y1="10.6cm" svg:x2="11.3cm" svg:y2="15.4cm">
                <text:p/>
              </draw:line>
              <draw:line draw:style-name="gr30" draw:text-style-name="P1" draw:layer="layout" svg:x1="10.9cm" svg:y1="10.6cm" svg:x2="10.9cm" svg:y2="15.4cm">
                <text:p/>
              </draw:line>
              <draw:line draw:style-name="gr30" draw:text-style-name="P1" draw:layer="layout" svg:x1="10.5cm" svg:y1="10.6cm" svg:x2="10.5cm" svg:y2="15.4cm">
                <text:p/>
              </draw:line>
              <draw:line draw:style-name="gr30" draw:text-style-name="P1" draw:layer="layout" svg:x1="10.5cm" svg:y1="15cm" svg:x2="15.3cm" svg:y2="15cm">
                <text:p/>
              </draw:line>
              <draw:line draw:style-name="gr30" draw:text-style-name="P1" draw:layer="layout" svg:x1="10.5cm" svg:y1="14.6cm" svg:x2="15.3cm" svg:y2="14.6cm">
                <text:p/>
              </draw:line>
              <draw:line draw:style-name="gr30" draw:text-style-name="P1" draw:layer="layout" svg:x1="10.5cm" svg:y1="14.2cm" svg:x2="15.3cm" svg:y2="14.2cm">
                <text:p/>
              </draw:line>
              <draw:line draw:style-name="gr30" draw:text-style-name="P1" draw:layer="layout" svg:x1="10.5cm" svg:y1="13.8cm" svg:x2="15.3cm" svg:y2="13.8cm">
                <text:p/>
              </draw:line>
              <draw:line draw:style-name="gr30" draw:text-style-name="P1" draw:layer="layout" svg:x1="10.5cm" svg:y1="13.4cm" svg:x2="15.3cm" svg:y2="13.4cm">
                <text:p/>
              </draw:line>
              <draw:line draw:style-name="gr30" draw:text-style-name="P1" draw:layer="layout" svg:x1="10.5cm" svg:y1="13cm" svg:x2="15.3cm" svg:y2="13cm">
                <text:p/>
              </draw:line>
              <draw:line draw:style-name="gr30" draw:text-style-name="P1" draw:layer="layout" svg:x1="10.5cm" svg:y1="12.6cm" svg:x2="15.3cm" svg:y2="12.6cm">
                <text:p/>
              </draw:line>
              <draw:line draw:style-name="gr30" draw:text-style-name="P1" draw:layer="layout" svg:x1="10.5cm" svg:y1="12.2cm" svg:x2="15.3cm" svg:y2="12.2cm">
                <text:p/>
              </draw:line>
              <draw:line draw:style-name="gr30" draw:text-style-name="P1" draw:layer="layout" svg:x1="10.5cm" svg:y1="11.8cm" svg:x2="15.3cm" svg:y2="11.8cm">
                <text:p/>
              </draw:line>
            </draw:g>
            <draw:g>
              <draw:line draw:style-name="gr30" draw:text-style-name="P1" draw:layer="layout" svg:x1="15.3cm" svg:y1="10.6cm" svg:x2="20.1cm" svg:y2="10.6cm">
                <text:p/>
              </draw:line>
              <draw:line draw:style-name="gr30" draw:text-style-name="P1" draw:layer="layout" svg:x1="19.3cm" svg:y1="10.6cm" svg:x2="19.3cm" svg:y2="15.4cm">
                <text:p/>
              </draw:line>
              <draw:line draw:style-name="gr30" draw:text-style-name="P1" draw:layer="layout" svg:x1="15.3cm" svg:y1="11cm" svg:x2="20.1cm" svg:y2="11cm">
                <text:p/>
              </draw:line>
              <draw:line draw:style-name="gr30" draw:text-style-name="P1" draw:layer="layout" svg:x1="15.3cm" svg:y1="11.4cm" svg:x2="20.1cm" svg:y2="11.4cm">
                <text:p/>
              </draw:line>
              <draw:line draw:style-name="gr30" draw:text-style-name="P1" draw:layer="layout" svg:x1="19.7cm" svg:y1="10.6cm" svg:x2="19.7cm" svg:y2="15.4cm">
                <text:p/>
              </draw:line>
              <draw:line draw:style-name="gr30" draw:text-style-name="P1" draw:layer="layout" svg:x1="18.5cm" svg:y1="10.6cm" svg:x2="18.5cm" svg:y2="15.4cm">
                <text:p/>
              </draw:line>
              <draw:line draw:style-name="gr30" draw:text-style-name="P1" draw:layer="layout" svg:x1="18.9cm" svg:y1="10.6cm" svg:x2="18.9cm" svg:y2="15.4cm">
                <text:p/>
              </draw:line>
              <draw:line draw:style-name="gr30" draw:text-style-name="P1" draw:layer="layout" svg:x1="18.1cm" svg:y1="10.6cm" svg:x2="18.1cm" svg:y2="15.4cm">
                <text:p/>
              </draw:line>
              <draw:line draw:style-name="gr30" draw:text-style-name="P1" draw:layer="layout" svg:x1="17.7cm" svg:y1="10.6cm" svg:x2="17.7cm" svg:y2="15.4cm">
                <text:p/>
              </draw:line>
              <draw:line draw:style-name="gr30" draw:text-style-name="P1" draw:layer="layout" svg:x1="17.3cm" svg:y1="10.6cm" svg:x2="17.3cm" svg:y2="15.4cm">
                <text:p/>
              </draw:line>
              <draw:line draw:style-name="gr30" draw:text-style-name="P1" draw:layer="layout" svg:x1="16.9cm" svg:y1="10.6cm" svg:x2="16.9cm" svg:y2="15.4cm">
                <text:p/>
              </draw:line>
              <draw:line draw:style-name="gr30" draw:text-style-name="P1" draw:layer="layout" svg:x1="16.5cm" svg:y1="10.6cm" svg:x2="16.5cm" svg:y2="15.4cm">
                <text:p/>
              </draw:line>
              <draw:line draw:style-name="gr30" draw:text-style-name="P1" draw:layer="layout" svg:x1="16.1cm" svg:y1="10.6cm" svg:x2="16.1cm" svg:y2="15.4cm">
                <text:p/>
              </draw:line>
              <draw:line draw:style-name="gr30" draw:text-style-name="P1" draw:layer="layout" svg:x1="15.7cm" svg:y1="10.6cm" svg:x2="15.7cm" svg:y2="15.4cm">
                <text:p/>
              </draw:line>
              <draw:line draw:style-name="gr30" draw:text-style-name="P1" draw:layer="layout" svg:x1="15.3cm" svg:y1="10.6cm" svg:x2="15.3cm" svg:y2="15.4cm">
                <text:p/>
              </draw:line>
              <draw:line draw:style-name="gr30" draw:text-style-name="P1" draw:layer="layout" svg:x1="15.3cm" svg:y1="15cm" svg:x2="20.1cm" svg:y2="15cm">
                <text:p/>
              </draw:line>
              <draw:line draw:style-name="gr30" draw:text-style-name="P1" draw:layer="layout" svg:x1="15.3cm" svg:y1="14.6cm" svg:x2="20.1cm" svg:y2="14.6cm">
                <text:p/>
              </draw:line>
              <draw:line draw:style-name="gr30" draw:text-style-name="P1" draw:layer="layout" svg:x1="15.3cm" svg:y1="14.2cm" svg:x2="20.1cm" svg:y2="14.2cm">
                <text:p/>
              </draw:line>
              <draw:line draw:style-name="gr30" draw:text-style-name="P1" draw:layer="layout" svg:x1="15.3cm" svg:y1="13.8cm" svg:x2="20.1cm" svg:y2="13.8cm">
                <text:p/>
              </draw:line>
              <draw:line draw:style-name="gr30" draw:text-style-name="P1" draw:layer="layout" svg:x1="15.3cm" svg:y1="13.4cm" svg:x2="20.1cm" svg:y2="13.4cm">
                <text:p/>
              </draw:line>
              <draw:line draw:style-name="gr30" draw:text-style-name="P1" draw:layer="layout" svg:x1="15.3cm" svg:y1="13cm" svg:x2="20.1cm" svg:y2="13cm">
                <text:p/>
              </draw:line>
              <draw:line draw:style-name="gr30" draw:text-style-name="P1" draw:layer="layout" svg:x1="15.3cm" svg:y1="12.6cm" svg:x2="20.1cm" svg:y2="12.6cm">
                <text:p/>
              </draw:line>
              <draw:line draw:style-name="gr30" draw:text-style-name="P1" draw:layer="layout" svg:x1="15.3cm" svg:y1="12.2cm" svg:x2="20.1cm" svg:y2="12.2cm">
                <text:p/>
              </draw:line>
              <draw:line draw:style-name="gr30" draw:text-style-name="P1" draw:layer="layout" svg:x1="15.3cm" svg:y1="11.8cm" svg:x2="20.1cm" svg:y2="11.8cm">
                <text:p/>
              </draw:line>
            </draw:g>
          </draw:g>
          <draw:g>
            <draw:g>
              <draw:line draw:style-name="gr30" draw:text-style-name="P1" draw:layer="layout" svg:x1="0.9cm" svg:y1="15.4cm" svg:x2="5.7cm" svg:y2="15.4cm">
                <text:p/>
              </draw:line>
              <draw:line draw:style-name="gr30" draw:text-style-name="P1" draw:layer="layout" svg:x1="4.9cm" svg:y1="15.4cm" svg:x2="4.9cm" svg:y2="20.2cm">
                <text:p/>
              </draw:line>
              <draw:line draw:style-name="gr30" draw:text-style-name="P1" draw:layer="layout" svg:x1="0.9cm" svg:y1="15.8cm" svg:x2="5.7cm" svg:y2="15.8cm">
                <text:p/>
              </draw:line>
              <draw:line draw:style-name="gr30" draw:text-style-name="P1" draw:layer="layout" svg:x1="0.9cm" svg:y1="16.2cm" svg:x2="5.7cm" svg:y2="16.2cm">
                <text:p/>
              </draw:line>
              <draw:line draw:style-name="gr30" draw:text-style-name="P1" draw:layer="layout" svg:x1="5.3cm" svg:y1="15.4cm" svg:x2="5.3cm" svg:y2="20.2cm">
                <text:p/>
              </draw:line>
              <draw:line draw:style-name="gr30" draw:text-style-name="P1" draw:layer="layout" svg:x1="4.1cm" svg:y1="15.4cm" svg:x2="4.1cm" svg:y2="20.2cm">
                <text:p/>
              </draw:line>
              <draw:line draw:style-name="gr30" draw:text-style-name="P1" draw:layer="layout" svg:x1="4.5cm" svg:y1="15.4cm" svg:x2="4.5cm" svg:y2="20.2cm">
                <text:p/>
              </draw:line>
              <draw:line draw:style-name="gr30" draw:text-style-name="P1" draw:layer="layout" svg:x1="3.7cm" svg:y1="15.4cm" svg:x2="3.7cm" svg:y2="20.2cm">
                <text:p/>
              </draw:line>
              <draw:line draw:style-name="gr30" draw:text-style-name="P1" draw:layer="layout" svg:x1="3.3cm" svg:y1="15.4cm" svg:x2="3.3cm" svg:y2="20.2cm">
                <text:p/>
              </draw:line>
              <draw:line draw:style-name="gr30" draw:text-style-name="P1" draw:layer="layout" svg:x1="2.9cm" svg:y1="15.4cm" svg:x2="2.9cm" svg:y2="20.2cm">
                <text:p/>
              </draw:line>
              <draw:line draw:style-name="gr30" draw:text-style-name="P1" draw:layer="layout" svg:x1="2.5cm" svg:y1="15.4cm" svg:x2="2.5cm" svg:y2="20.2cm">
                <text:p/>
              </draw:line>
              <draw:line draw:style-name="gr30" draw:text-style-name="P1" draw:layer="layout" svg:x1="2.1cm" svg:y1="15.4cm" svg:x2="2.1cm" svg:y2="20.2cm">
                <text:p/>
              </draw:line>
              <draw:line draw:style-name="gr30" draw:text-style-name="P1" draw:layer="layout" svg:x1="1.7cm" svg:y1="15.4cm" svg:x2="1.7cm" svg:y2="20.2cm">
                <text:p/>
              </draw:line>
              <draw:line draw:style-name="gr30" draw:text-style-name="P1" draw:layer="layout" svg:x1="1.3cm" svg:y1="15.4cm" svg:x2="1.3cm" svg:y2="20.2cm">
                <text:p/>
              </draw:line>
              <draw:line draw:style-name="gr30" draw:text-style-name="P1" draw:layer="layout" svg:x1="0.9cm" svg:y1="15.4cm" svg:x2="0.9cm" svg:y2="20.2cm">
                <text:p/>
              </draw:line>
              <draw:line draw:style-name="gr30" draw:text-style-name="P1" draw:layer="layout" svg:x1="0.9cm" svg:y1="19.8cm" svg:x2="5.7cm" svg:y2="19.8cm">
                <text:p/>
              </draw:line>
              <draw:line draw:style-name="gr30" draw:text-style-name="P1" draw:layer="layout" svg:x1="0.9cm" svg:y1="19.4cm" svg:x2="5.7cm" svg:y2="19.4cm">
                <text:p/>
              </draw:line>
              <draw:line draw:style-name="gr30" draw:text-style-name="P1" draw:layer="layout" svg:x1="0.9cm" svg:y1="19cm" svg:x2="5.7cm" svg:y2="19cm">
                <text:p/>
              </draw:line>
              <draw:line draw:style-name="gr30" draw:text-style-name="P1" draw:layer="layout" svg:x1="0.9cm" svg:y1="18.6cm" svg:x2="5.7cm" svg:y2="18.6cm">
                <text:p/>
              </draw:line>
              <draw:line draw:style-name="gr30" draw:text-style-name="P1" draw:layer="layout" svg:x1="0.9cm" svg:y1="18.2cm" svg:x2="5.7cm" svg:y2="18.2cm">
                <text:p/>
              </draw:line>
              <draw:line draw:style-name="gr30" draw:text-style-name="P1" draw:layer="layout" svg:x1="0.9cm" svg:y1="17.8cm" svg:x2="5.7cm" svg:y2="17.8cm">
                <text:p/>
              </draw:line>
              <draw:line draw:style-name="gr30" draw:text-style-name="P1" draw:layer="layout" svg:x1="0.9cm" svg:y1="17.4cm" svg:x2="5.7cm" svg:y2="17.4cm">
                <text:p/>
              </draw:line>
              <draw:line draw:style-name="gr30" draw:text-style-name="P1" draw:layer="layout" svg:x1="0.9cm" svg:y1="17cm" svg:x2="5.7cm" svg:y2="17cm">
                <text:p/>
              </draw:line>
              <draw:line draw:style-name="gr30" draw:text-style-name="P1" draw:layer="layout" svg:x1="0.9cm" svg:y1="16.6cm" svg:x2="5.7cm" svg:y2="16.6cm">
                <text:p/>
              </draw:line>
            </draw:g>
            <draw:g>
              <draw:line draw:style-name="gr30" draw:text-style-name="P1" draw:layer="layout" svg:x1="5.7cm" svg:y1="15.4cm" svg:x2="10.5cm" svg:y2="15.4cm">
                <text:p/>
              </draw:line>
              <draw:line draw:style-name="gr30" draw:text-style-name="P1" draw:layer="layout" svg:x1="9.7cm" svg:y1="15.4cm" svg:x2="9.7cm" svg:y2="20.2cm">
                <text:p/>
              </draw:line>
              <draw:line draw:style-name="gr30" draw:text-style-name="P1" draw:layer="layout" svg:x1="5.7cm" svg:y1="15.8cm" svg:x2="10.5cm" svg:y2="15.8cm">
                <text:p/>
              </draw:line>
              <draw:line draw:style-name="gr30" draw:text-style-name="P1" draw:layer="layout" svg:x1="5.7cm" svg:y1="16.2cm" svg:x2="10.5cm" svg:y2="16.2cm">
                <text:p/>
              </draw:line>
              <draw:line draw:style-name="gr30" draw:text-style-name="P1" draw:layer="layout" svg:x1="10.1cm" svg:y1="15.4cm" svg:x2="10.1cm" svg:y2="20.2cm">
                <text:p/>
              </draw:line>
              <draw:line draw:style-name="gr30" draw:text-style-name="P1" draw:layer="layout" svg:x1="8.9cm" svg:y1="15.4cm" svg:x2="8.9cm" svg:y2="20.2cm">
                <text:p/>
              </draw:line>
              <draw:line draw:style-name="gr30" draw:text-style-name="P1" draw:layer="layout" svg:x1="9.3cm" svg:y1="15.4cm" svg:x2="9.3cm" svg:y2="20.2cm">
                <text:p/>
              </draw:line>
              <draw:line draw:style-name="gr30" draw:text-style-name="P1" draw:layer="layout" svg:x1="8.5cm" svg:y1="15.4cm" svg:x2="8.5cm" svg:y2="20.2cm">
                <text:p/>
              </draw:line>
              <draw:line draw:style-name="gr30" draw:text-style-name="P1" draw:layer="layout" svg:x1="8.1cm" svg:y1="15.4cm" svg:x2="8.1cm" svg:y2="20.2cm">
                <text:p/>
              </draw:line>
              <draw:line draw:style-name="gr30" draw:text-style-name="P1" draw:layer="layout" svg:x1="7.7cm" svg:y1="15.4cm" svg:x2="7.7cm" svg:y2="20.2cm">
                <text:p/>
              </draw:line>
              <draw:line draw:style-name="gr30" draw:text-style-name="P1" draw:layer="layout" svg:x1="7.3cm" svg:y1="15.4cm" svg:x2="7.3cm" svg:y2="20.2cm">
                <text:p/>
              </draw:line>
              <draw:line draw:style-name="gr30" draw:text-style-name="P1" draw:layer="layout" svg:x1="6.9cm" svg:y1="15.4cm" svg:x2="6.9cm" svg:y2="20.2cm">
                <text:p/>
              </draw:line>
              <draw:line draw:style-name="gr30" draw:text-style-name="P1" draw:layer="layout" svg:x1="6.5cm" svg:y1="15.4cm" svg:x2="6.5cm" svg:y2="20.2cm">
                <text:p/>
              </draw:line>
              <draw:line draw:style-name="gr30" draw:text-style-name="P1" draw:layer="layout" svg:x1="6.1cm" svg:y1="15.4cm" svg:x2="6.1cm" svg:y2="20.2cm">
                <text:p/>
              </draw:line>
              <draw:line draw:style-name="gr30" draw:text-style-name="P1" draw:layer="layout" svg:x1="5.7cm" svg:y1="15.4cm" svg:x2="5.7cm" svg:y2="20.2cm">
                <text:p/>
              </draw:line>
              <draw:line draw:style-name="gr30" draw:text-style-name="P1" draw:layer="layout" svg:x1="5.7cm" svg:y1="19.8cm" svg:x2="10.5cm" svg:y2="19.8cm">
                <text:p/>
              </draw:line>
              <draw:line draw:style-name="gr30" draw:text-style-name="P1" draw:layer="layout" svg:x1="5.7cm" svg:y1="19.4cm" svg:x2="10.5cm" svg:y2="19.4cm">
                <text:p/>
              </draw:line>
              <draw:line draw:style-name="gr30" draw:text-style-name="P1" draw:layer="layout" svg:x1="5.7cm" svg:y1="19cm" svg:x2="10.5cm" svg:y2="19cm">
                <text:p/>
              </draw:line>
              <draw:line draw:style-name="gr30" draw:text-style-name="P1" draw:layer="layout" svg:x1="5.7cm" svg:y1="18.6cm" svg:x2="10.5cm" svg:y2="18.6cm">
                <text:p/>
              </draw:line>
              <draw:line draw:style-name="gr30" draw:text-style-name="P1" draw:layer="layout" svg:x1="5.7cm" svg:y1="18.2cm" svg:x2="10.5cm" svg:y2="18.2cm">
                <text:p/>
              </draw:line>
              <draw:line draw:style-name="gr30" draw:text-style-name="P1" draw:layer="layout" svg:x1="5.7cm" svg:y1="17.8cm" svg:x2="10.5cm" svg:y2="17.8cm">
                <text:p/>
              </draw:line>
              <draw:line draw:style-name="gr30" draw:text-style-name="P1" draw:layer="layout" svg:x1="5.7cm" svg:y1="17.4cm" svg:x2="10.5cm" svg:y2="17.4cm">
                <text:p/>
              </draw:line>
              <draw:line draw:style-name="gr30" draw:text-style-name="P1" draw:layer="layout" svg:x1="5.7cm" svg:y1="17cm" svg:x2="10.5cm" svg:y2="17cm">
                <text:p/>
              </draw:line>
              <draw:line draw:style-name="gr30" draw:text-style-name="P1" draw:layer="layout" svg:x1="5.7cm" svg:y1="16.6cm" svg:x2="10.5cm" svg:y2="16.6cm">
                <text:p/>
              </draw:line>
            </draw:g>
            <draw:g>
              <draw:line draw:style-name="gr30" draw:text-style-name="P1" draw:layer="layout" svg:x1="10.5cm" svg:y1="15.4cm" svg:x2="15.3cm" svg:y2="15.4cm">
                <text:p/>
              </draw:line>
              <draw:line draw:style-name="gr30" draw:text-style-name="P1" draw:layer="layout" svg:x1="14.5cm" svg:y1="15.4cm" svg:x2="14.5cm" svg:y2="20.2cm">
                <text:p/>
              </draw:line>
              <draw:line draw:style-name="gr30" draw:text-style-name="P1" draw:layer="layout" svg:x1="10.5cm" svg:y1="15.8cm" svg:x2="15.3cm" svg:y2="15.8cm">
                <text:p/>
              </draw:line>
              <draw:line draw:style-name="gr30" draw:text-style-name="P1" draw:layer="layout" svg:x1="10.5cm" svg:y1="16.2cm" svg:x2="15.3cm" svg:y2="16.2cm">
                <text:p/>
              </draw:line>
              <draw:line draw:style-name="gr30" draw:text-style-name="P1" draw:layer="layout" svg:x1="14.9cm" svg:y1="15.4cm" svg:x2="14.9cm" svg:y2="20.2cm">
                <text:p/>
              </draw:line>
              <draw:line draw:style-name="gr30" draw:text-style-name="P1" draw:layer="layout" svg:x1="13.7cm" svg:y1="15.4cm" svg:x2="13.7cm" svg:y2="20.2cm">
                <text:p/>
              </draw:line>
              <draw:line draw:style-name="gr30" draw:text-style-name="P1" draw:layer="layout" svg:x1="14.1cm" svg:y1="15.4cm" svg:x2="14.1cm" svg:y2="20.2cm">
                <text:p/>
              </draw:line>
              <draw:line draw:style-name="gr30" draw:text-style-name="P1" draw:layer="layout" svg:x1="13.3cm" svg:y1="15.4cm" svg:x2="13.3cm" svg:y2="20.2cm">
                <text:p/>
              </draw:line>
              <draw:line draw:style-name="gr30" draw:text-style-name="P1" draw:layer="layout" svg:x1="12.9cm" svg:y1="15.4cm" svg:x2="12.9cm" svg:y2="20.2cm">
                <text:p/>
              </draw:line>
              <draw:line draw:style-name="gr30" draw:text-style-name="P1" draw:layer="layout" svg:x1="12.5cm" svg:y1="15.4cm" svg:x2="12.5cm" svg:y2="20.2cm">
                <text:p/>
              </draw:line>
              <draw:line draw:style-name="gr30" draw:text-style-name="P1" draw:layer="layout" svg:x1="12.1cm" svg:y1="15.4cm" svg:x2="12.1cm" svg:y2="20.2cm">
                <text:p/>
              </draw:line>
              <draw:line draw:style-name="gr30" draw:text-style-name="P1" draw:layer="layout" svg:x1="11.7cm" svg:y1="15.4cm" svg:x2="11.7cm" svg:y2="20.2cm">
                <text:p/>
              </draw:line>
              <draw:line draw:style-name="gr30" draw:text-style-name="P1" draw:layer="layout" svg:x1="11.3cm" svg:y1="15.4cm" svg:x2="11.3cm" svg:y2="20.2cm">
                <text:p/>
              </draw:line>
              <draw:line draw:style-name="gr30" draw:text-style-name="P1" draw:layer="layout" svg:x1="10.9cm" svg:y1="15.4cm" svg:x2="10.9cm" svg:y2="20.2cm">
                <text:p/>
              </draw:line>
              <draw:line draw:style-name="gr30" draw:text-style-name="P1" draw:layer="layout" svg:x1="10.5cm" svg:y1="15.4cm" svg:x2="10.5cm" svg:y2="20.2cm">
                <text:p/>
              </draw:line>
              <draw:line draw:style-name="gr30" draw:text-style-name="P1" draw:layer="layout" svg:x1="10.5cm" svg:y1="19.8cm" svg:x2="15.3cm" svg:y2="19.8cm">
                <text:p/>
              </draw:line>
              <draw:line draw:style-name="gr30" draw:text-style-name="P1" draw:layer="layout" svg:x1="10.5cm" svg:y1="19.4cm" svg:x2="15.3cm" svg:y2="19.4cm">
                <text:p/>
              </draw:line>
              <draw:line draw:style-name="gr30" draw:text-style-name="P1" draw:layer="layout" svg:x1="10.5cm" svg:y1="19cm" svg:x2="15.3cm" svg:y2="19cm">
                <text:p/>
              </draw:line>
              <draw:line draw:style-name="gr30" draw:text-style-name="P1" draw:layer="layout" svg:x1="10.5cm" svg:y1="18.6cm" svg:x2="15.3cm" svg:y2="18.6cm">
                <text:p/>
              </draw:line>
              <draw:line draw:style-name="gr30" draw:text-style-name="P1" draw:layer="layout" svg:x1="10.5cm" svg:y1="18.2cm" svg:x2="15.3cm" svg:y2="18.2cm">
                <text:p/>
              </draw:line>
              <draw:line draw:style-name="gr30" draw:text-style-name="P1" draw:layer="layout" svg:x1="10.5cm" svg:y1="17.8cm" svg:x2="15.3cm" svg:y2="17.8cm">
                <text:p/>
              </draw:line>
              <draw:line draw:style-name="gr30" draw:text-style-name="P1" draw:layer="layout" svg:x1="10.5cm" svg:y1="17.4cm" svg:x2="15.3cm" svg:y2="17.4cm">
                <text:p/>
              </draw:line>
              <draw:line draw:style-name="gr30" draw:text-style-name="P1" draw:layer="layout" svg:x1="10.5cm" svg:y1="17cm" svg:x2="15.3cm" svg:y2="17cm">
                <text:p/>
              </draw:line>
              <draw:line draw:style-name="gr30" draw:text-style-name="P1" draw:layer="layout" svg:x1="10.5cm" svg:y1="16.6cm" svg:x2="15.3cm" svg:y2="16.6cm">
                <text:p/>
              </draw:line>
            </draw:g>
            <draw:g>
              <draw:line draw:style-name="gr30" draw:text-style-name="P1" draw:layer="layout" svg:x1="15.3cm" svg:y1="15.4cm" svg:x2="20.1cm" svg:y2="15.4cm">
                <text:p/>
              </draw:line>
              <draw:line draw:style-name="gr30" draw:text-style-name="P1" draw:layer="layout" svg:x1="19.3cm" svg:y1="15.4cm" svg:x2="19.3cm" svg:y2="20.2cm">
                <text:p/>
              </draw:line>
              <draw:line draw:style-name="gr30" draw:text-style-name="P1" draw:layer="layout" svg:x1="15.3cm" svg:y1="15.8cm" svg:x2="20.1cm" svg:y2="15.8cm">
                <text:p/>
              </draw:line>
              <draw:line draw:style-name="gr30" draw:text-style-name="P1" draw:layer="layout" svg:x1="15.3cm" svg:y1="16.2cm" svg:x2="20.1cm" svg:y2="16.2cm">
                <text:p/>
              </draw:line>
              <draw:line draw:style-name="gr30" draw:text-style-name="P1" draw:layer="layout" svg:x1="19.7cm" svg:y1="15.4cm" svg:x2="19.7cm" svg:y2="20.2cm">
                <text:p/>
              </draw:line>
              <draw:line draw:style-name="gr30" draw:text-style-name="P1" draw:layer="layout" svg:x1="18.5cm" svg:y1="15.4cm" svg:x2="18.5cm" svg:y2="20.2cm">
                <text:p/>
              </draw:line>
              <draw:line draw:style-name="gr30" draw:text-style-name="P1" draw:layer="layout" svg:x1="18.9cm" svg:y1="15.4cm" svg:x2="18.9cm" svg:y2="20.2cm">
                <text:p/>
              </draw:line>
              <draw:line draw:style-name="gr30" draw:text-style-name="P1" draw:layer="layout" svg:x1="18.1cm" svg:y1="15.4cm" svg:x2="18.1cm" svg:y2="20.2cm">
                <text:p/>
              </draw:line>
              <draw:line draw:style-name="gr30" draw:text-style-name="P1" draw:layer="layout" svg:x1="17.7cm" svg:y1="15.4cm" svg:x2="17.7cm" svg:y2="20.2cm">
                <text:p/>
              </draw:line>
              <draw:line draw:style-name="gr30" draw:text-style-name="P1" draw:layer="layout" svg:x1="17.3cm" svg:y1="15.4cm" svg:x2="17.3cm" svg:y2="20.2cm">
                <text:p/>
              </draw:line>
              <draw:line draw:style-name="gr30" draw:text-style-name="P1" draw:layer="layout" svg:x1="16.9cm" svg:y1="15.4cm" svg:x2="16.9cm" svg:y2="20.2cm">
                <text:p/>
              </draw:line>
              <draw:line draw:style-name="gr30" draw:text-style-name="P1" draw:layer="layout" svg:x1="16.5cm" svg:y1="15.4cm" svg:x2="16.5cm" svg:y2="20.2cm">
                <text:p/>
              </draw:line>
              <draw:line draw:style-name="gr30" draw:text-style-name="P1" draw:layer="layout" svg:x1="16.1cm" svg:y1="15.4cm" svg:x2="16.1cm" svg:y2="20.2cm">
                <text:p/>
              </draw:line>
              <draw:line draw:style-name="gr30" draw:text-style-name="P1" draw:layer="layout" svg:x1="15.7cm" svg:y1="15.4cm" svg:x2="15.7cm" svg:y2="20.2cm">
                <text:p/>
              </draw:line>
              <draw:line draw:style-name="gr30" draw:text-style-name="P1" draw:layer="layout" svg:x1="15.3cm" svg:y1="15.4cm" svg:x2="15.3cm" svg:y2="20.2cm">
                <text:p/>
              </draw:line>
              <draw:line draw:style-name="gr30" draw:text-style-name="P1" draw:layer="layout" svg:x1="15.3cm" svg:y1="19.8cm" svg:x2="20.1cm" svg:y2="19.8cm">
                <text:p/>
              </draw:line>
              <draw:line draw:style-name="gr30" draw:text-style-name="P1" draw:layer="layout" svg:x1="15.3cm" svg:y1="19.4cm" svg:x2="20.1cm" svg:y2="19.4cm">
                <text:p/>
              </draw:line>
              <draw:line draw:style-name="gr30" draw:text-style-name="P1" draw:layer="layout" svg:x1="15.3cm" svg:y1="19cm" svg:x2="20.1cm" svg:y2="19cm">
                <text:p/>
              </draw:line>
              <draw:line draw:style-name="gr30" draw:text-style-name="P1" draw:layer="layout" svg:x1="15.3cm" svg:y1="18.6cm" svg:x2="20.1cm" svg:y2="18.6cm">
                <text:p/>
              </draw:line>
              <draw:line draw:style-name="gr30" draw:text-style-name="P1" draw:layer="layout" svg:x1="15.3cm" svg:y1="18.2cm" svg:x2="20.1cm" svg:y2="18.2cm">
                <text:p/>
              </draw:line>
              <draw:line draw:style-name="gr30" draw:text-style-name="P1" draw:layer="layout" svg:x1="15.3cm" svg:y1="17.8cm" svg:x2="20.1cm" svg:y2="17.8cm">
                <text:p/>
              </draw:line>
              <draw:line draw:style-name="gr30" draw:text-style-name="P1" draw:layer="layout" svg:x1="15.3cm" svg:y1="17.4cm" svg:x2="20.1cm" svg:y2="17.4cm">
                <text:p/>
              </draw:line>
              <draw:line draw:style-name="gr30" draw:text-style-name="P1" draw:layer="layout" svg:x1="15.3cm" svg:y1="17cm" svg:x2="20.1cm" svg:y2="17cm">
                <text:p/>
              </draw:line>
              <draw:line draw:style-name="gr30" draw:text-style-name="P1" draw:layer="layout" svg:x1="15.3cm" svg:y1="16.6cm" svg:x2="20.1cm" svg:y2="16.6cm">
                <text:p/>
              </draw:line>
            </draw:g>
          </draw:g>
          <draw:g>
            <draw:g>
              <draw:line draw:style-name="gr30" draw:text-style-name="P1" draw:layer="layout" svg:x1="0.9cm" svg:y1="20.2cm" svg:x2="5.7cm" svg:y2="20.2cm">
                <text:p/>
              </draw:line>
              <draw:line draw:style-name="gr30" draw:text-style-name="P1" draw:layer="layout" svg:x1="4.9cm" svg:y1="20.2cm" svg:x2="4.9cm" svg:y2="25cm">
                <text:p/>
              </draw:line>
              <draw:line draw:style-name="gr30" draw:text-style-name="P1" draw:layer="layout" svg:x1="0.9cm" svg:y1="20.6cm" svg:x2="5.7cm" svg:y2="20.6cm">
                <text:p/>
              </draw:line>
              <draw:line draw:style-name="gr30" draw:text-style-name="P1" draw:layer="layout" svg:x1="0.9cm" svg:y1="21cm" svg:x2="5.7cm" svg:y2="21cm">
                <text:p/>
              </draw:line>
              <draw:line draw:style-name="gr30" draw:text-style-name="P1" draw:layer="layout" svg:x1="5.3cm" svg:y1="20.2cm" svg:x2="5.3cm" svg:y2="25cm">
                <text:p/>
              </draw:line>
              <draw:line draw:style-name="gr30" draw:text-style-name="P1" draw:layer="layout" svg:x1="4.1cm" svg:y1="20.2cm" svg:x2="4.1cm" svg:y2="25cm">
                <text:p/>
              </draw:line>
              <draw:line draw:style-name="gr30" draw:text-style-name="P1" draw:layer="layout" svg:x1="4.5cm" svg:y1="20.2cm" svg:x2="4.5cm" svg:y2="25cm">
                <text:p/>
              </draw:line>
              <draw:line draw:style-name="gr30" draw:text-style-name="P1" draw:layer="layout" svg:x1="3.7cm" svg:y1="20.2cm" svg:x2="3.7cm" svg:y2="25cm">
                <text:p/>
              </draw:line>
              <draw:line draw:style-name="gr30" draw:text-style-name="P1" draw:layer="layout" svg:x1="3.3cm" svg:y1="20.2cm" svg:x2="3.3cm" svg:y2="25cm">
                <text:p/>
              </draw:line>
              <draw:line draw:style-name="gr30" draw:text-style-name="P1" draw:layer="layout" svg:x1="2.9cm" svg:y1="20.2cm" svg:x2="2.9cm" svg:y2="25cm">
                <text:p/>
              </draw:line>
              <draw:line draw:style-name="gr30" draw:text-style-name="P1" draw:layer="layout" svg:x1="2.5cm" svg:y1="20.2cm" svg:x2="2.5cm" svg:y2="25cm">
                <text:p/>
              </draw:line>
              <draw:line draw:style-name="gr30" draw:text-style-name="P1" draw:layer="layout" svg:x1="2.1cm" svg:y1="20.2cm" svg:x2="2.1cm" svg:y2="25cm">
                <text:p/>
              </draw:line>
              <draw:line draw:style-name="gr30" draw:text-style-name="P1" draw:layer="layout" svg:x1="1.7cm" svg:y1="20.2cm" svg:x2="1.7cm" svg:y2="25cm">
                <text:p/>
              </draw:line>
              <draw:line draw:style-name="gr30" draw:text-style-name="P1" draw:layer="layout" svg:x1="1.3cm" svg:y1="20.2cm" svg:x2="1.3cm" svg:y2="25cm">
                <text:p/>
              </draw:line>
              <draw:line draw:style-name="gr30" draw:text-style-name="P1" draw:layer="layout" svg:x1="0.9cm" svg:y1="20.2cm" svg:x2="0.9cm" svg:y2="25cm">
                <text:p/>
              </draw:line>
              <draw:line draw:style-name="gr30" draw:text-style-name="P1" draw:layer="layout" svg:x1="0.9cm" svg:y1="24.6cm" svg:x2="5.7cm" svg:y2="24.6cm">
                <text:p/>
              </draw:line>
              <draw:line draw:style-name="gr30" draw:text-style-name="P1" draw:layer="layout" svg:x1="0.9cm" svg:y1="24.2cm" svg:x2="5.7cm" svg:y2="24.2cm">
                <text:p/>
              </draw:line>
              <draw:line draw:style-name="gr30" draw:text-style-name="P1" draw:layer="layout" svg:x1="0.9cm" svg:y1="23.8cm" svg:x2="5.7cm" svg:y2="23.8cm">
                <text:p/>
              </draw:line>
              <draw:line draw:style-name="gr30" draw:text-style-name="P1" draw:layer="layout" svg:x1="0.9cm" svg:y1="23.4cm" svg:x2="5.7cm" svg:y2="23.4cm">
                <text:p/>
              </draw:line>
              <draw:line draw:style-name="gr30" draw:text-style-name="P1" draw:layer="layout" svg:x1="0.9cm" svg:y1="23cm" svg:x2="5.7cm" svg:y2="23cm">
                <text:p/>
              </draw:line>
              <draw:line draw:style-name="gr30" draw:text-style-name="P1" draw:layer="layout" svg:x1="0.9cm" svg:y1="22.6cm" svg:x2="5.7cm" svg:y2="22.6cm">
                <text:p/>
              </draw:line>
              <draw:line draw:style-name="gr30" draw:text-style-name="P1" draw:layer="layout" svg:x1="0.9cm" svg:y1="22.2cm" svg:x2="5.7cm" svg:y2="22.2cm">
                <text:p/>
              </draw:line>
              <draw:line draw:style-name="gr30" draw:text-style-name="P1" draw:layer="layout" svg:x1="0.9cm" svg:y1="21.8cm" svg:x2="5.7cm" svg:y2="21.8cm">
                <text:p/>
              </draw:line>
              <draw:line draw:style-name="gr30" draw:text-style-name="P1" draw:layer="layout" svg:x1="0.9cm" svg:y1="21.4cm" svg:x2="5.7cm" svg:y2="21.4cm">
                <text:p/>
              </draw:line>
            </draw:g>
            <draw:g>
              <draw:line draw:style-name="gr30" draw:text-style-name="P1" draw:layer="layout" svg:x1="5.7cm" svg:y1="20.2cm" svg:x2="10.5cm" svg:y2="20.2cm">
                <text:p/>
              </draw:line>
              <draw:line draw:style-name="gr30" draw:text-style-name="P1" draw:layer="layout" svg:x1="9.7cm" svg:y1="20.2cm" svg:x2="9.7cm" svg:y2="25cm">
                <text:p/>
              </draw:line>
              <draw:line draw:style-name="gr30" draw:text-style-name="P1" draw:layer="layout" svg:x1="5.7cm" svg:y1="20.6cm" svg:x2="10.5cm" svg:y2="20.6cm">
                <text:p/>
              </draw:line>
              <draw:line draw:style-name="gr30" draw:text-style-name="P1" draw:layer="layout" svg:x1="5.7cm" svg:y1="21cm" svg:x2="10.5cm" svg:y2="21cm">
                <text:p/>
              </draw:line>
              <draw:line draw:style-name="gr30" draw:text-style-name="P1" draw:layer="layout" svg:x1="10.1cm" svg:y1="20.2cm" svg:x2="10.1cm" svg:y2="25cm">
                <text:p/>
              </draw:line>
              <draw:line draw:style-name="gr30" draw:text-style-name="P1" draw:layer="layout" svg:x1="8.9cm" svg:y1="20.2cm" svg:x2="8.9cm" svg:y2="25cm">
                <text:p/>
              </draw:line>
              <draw:line draw:style-name="gr30" draw:text-style-name="P1" draw:layer="layout" svg:x1="9.3cm" svg:y1="20.2cm" svg:x2="9.3cm" svg:y2="25cm">
                <text:p/>
              </draw:line>
              <draw:line draw:style-name="gr30" draw:text-style-name="P1" draw:layer="layout" svg:x1="8.5cm" svg:y1="20.2cm" svg:x2="8.5cm" svg:y2="25cm">
                <text:p/>
              </draw:line>
              <draw:line draw:style-name="gr30" draw:text-style-name="P1" draw:layer="layout" svg:x1="8.1cm" svg:y1="20.2cm" svg:x2="8.1cm" svg:y2="25cm">
                <text:p/>
              </draw:line>
              <draw:line draw:style-name="gr30" draw:text-style-name="P1" draw:layer="layout" svg:x1="7.7cm" svg:y1="20.2cm" svg:x2="7.7cm" svg:y2="25cm">
                <text:p/>
              </draw:line>
              <draw:line draw:style-name="gr30" draw:text-style-name="P1" draw:layer="layout" svg:x1="7.3cm" svg:y1="20.2cm" svg:x2="7.3cm" svg:y2="25cm">
                <text:p/>
              </draw:line>
              <draw:line draw:style-name="gr30" draw:text-style-name="P1" draw:layer="layout" svg:x1="6.9cm" svg:y1="20.2cm" svg:x2="6.9cm" svg:y2="25cm">
                <text:p/>
              </draw:line>
              <draw:line draw:style-name="gr30" draw:text-style-name="P1" draw:layer="layout" svg:x1="6.5cm" svg:y1="20.2cm" svg:x2="6.5cm" svg:y2="25cm">
                <text:p/>
              </draw:line>
              <draw:line draw:style-name="gr30" draw:text-style-name="P1" draw:layer="layout" svg:x1="6.1cm" svg:y1="20.2cm" svg:x2="6.1cm" svg:y2="25cm">
                <text:p/>
              </draw:line>
              <draw:line draw:style-name="gr30" draw:text-style-name="P1" draw:layer="layout" svg:x1="5.7cm" svg:y1="20.2cm" svg:x2="5.7cm" svg:y2="25cm">
                <text:p/>
              </draw:line>
              <draw:line draw:style-name="gr30" draw:text-style-name="P1" draw:layer="layout" svg:x1="5.7cm" svg:y1="24.6cm" svg:x2="10.5cm" svg:y2="24.6cm">
                <text:p/>
              </draw:line>
              <draw:line draw:style-name="gr30" draw:text-style-name="P1" draw:layer="layout" svg:x1="5.7cm" svg:y1="24.2cm" svg:x2="10.5cm" svg:y2="24.2cm">
                <text:p/>
              </draw:line>
              <draw:line draw:style-name="gr30" draw:text-style-name="P1" draw:layer="layout" svg:x1="5.7cm" svg:y1="23.8cm" svg:x2="10.5cm" svg:y2="23.8cm">
                <text:p/>
              </draw:line>
              <draw:line draw:style-name="gr30" draw:text-style-name="P1" draw:layer="layout" svg:x1="5.7cm" svg:y1="23.4cm" svg:x2="10.5cm" svg:y2="23.4cm">
                <text:p/>
              </draw:line>
              <draw:line draw:style-name="gr30" draw:text-style-name="P1" draw:layer="layout" svg:x1="5.7cm" svg:y1="23cm" svg:x2="10.5cm" svg:y2="23cm">
                <text:p/>
              </draw:line>
              <draw:line draw:style-name="gr30" draw:text-style-name="P1" draw:layer="layout" svg:x1="5.7cm" svg:y1="22.6cm" svg:x2="10.5cm" svg:y2="22.6cm">
                <text:p/>
              </draw:line>
              <draw:line draw:style-name="gr30" draw:text-style-name="P1" draw:layer="layout" svg:x1="5.7cm" svg:y1="22.2cm" svg:x2="10.5cm" svg:y2="22.2cm">
                <text:p/>
              </draw:line>
              <draw:line draw:style-name="gr30" draw:text-style-name="P1" draw:layer="layout" svg:x1="5.7cm" svg:y1="21.8cm" svg:x2="10.5cm" svg:y2="21.8cm">
                <text:p/>
              </draw:line>
              <draw:line draw:style-name="gr30" draw:text-style-name="P1" draw:layer="layout" svg:x1="5.7cm" svg:y1="21.4cm" svg:x2="10.5cm" svg:y2="21.4cm">
                <text:p/>
              </draw:line>
            </draw:g>
            <draw:g>
              <draw:line draw:style-name="gr30" draw:text-style-name="P1" draw:layer="layout" svg:x1="10.5cm" svg:y1="20.2cm" svg:x2="15.3cm" svg:y2="20.2cm">
                <text:p/>
              </draw:line>
              <draw:line draw:style-name="gr30" draw:text-style-name="P1" draw:layer="layout" svg:x1="14.5cm" svg:y1="20.2cm" svg:x2="14.5cm" svg:y2="25cm">
                <text:p/>
              </draw:line>
              <draw:line draw:style-name="gr30" draw:text-style-name="P1" draw:layer="layout" svg:x1="10.5cm" svg:y1="20.6cm" svg:x2="15.3cm" svg:y2="20.6cm">
                <text:p/>
              </draw:line>
              <draw:line draw:style-name="gr30" draw:text-style-name="P1" draw:layer="layout" svg:x1="10.5cm" svg:y1="21cm" svg:x2="15.3cm" svg:y2="21cm">
                <text:p/>
              </draw:line>
              <draw:line draw:style-name="gr30" draw:text-style-name="P1" draw:layer="layout" svg:x1="14.9cm" svg:y1="20.2cm" svg:x2="14.9cm" svg:y2="25cm">
                <text:p/>
              </draw:line>
              <draw:line draw:style-name="gr30" draw:text-style-name="P1" draw:layer="layout" svg:x1="13.7cm" svg:y1="20.2cm" svg:x2="13.7cm" svg:y2="25cm">
                <text:p/>
              </draw:line>
              <draw:line draw:style-name="gr30" draw:text-style-name="P1" draw:layer="layout" svg:x1="14.1cm" svg:y1="20.2cm" svg:x2="14.1cm" svg:y2="25cm">
                <text:p/>
              </draw:line>
              <draw:line draw:style-name="gr30" draw:text-style-name="P1" draw:layer="layout" svg:x1="13.3cm" svg:y1="20.2cm" svg:x2="13.3cm" svg:y2="25cm">
                <text:p/>
              </draw:line>
              <draw:line draw:style-name="gr30" draw:text-style-name="P1" draw:layer="layout" svg:x1="12.9cm" svg:y1="20.2cm" svg:x2="12.9cm" svg:y2="25cm">
                <text:p/>
              </draw:line>
              <draw:line draw:style-name="gr30" draw:text-style-name="P1" draw:layer="layout" svg:x1="12.5cm" svg:y1="20.2cm" svg:x2="12.5cm" svg:y2="25cm">
                <text:p/>
              </draw:line>
              <draw:line draw:style-name="gr30" draw:text-style-name="P1" draw:layer="layout" svg:x1="12.1cm" svg:y1="20.2cm" svg:x2="12.1cm" svg:y2="25cm">
                <text:p/>
              </draw:line>
              <draw:line draw:style-name="gr30" draw:text-style-name="P1" draw:layer="layout" svg:x1="11.7cm" svg:y1="20.2cm" svg:x2="11.7cm" svg:y2="25cm">
                <text:p/>
              </draw:line>
              <draw:line draw:style-name="gr30" draw:text-style-name="P1" draw:layer="layout" svg:x1="11.3cm" svg:y1="20.2cm" svg:x2="11.3cm" svg:y2="25cm">
                <text:p/>
              </draw:line>
              <draw:line draw:style-name="gr30" draw:text-style-name="P1" draw:layer="layout" svg:x1="10.9cm" svg:y1="20.2cm" svg:x2="10.9cm" svg:y2="25cm">
                <text:p/>
              </draw:line>
              <draw:line draw:style-name="gr30" draw:text-style-name="P1" draw:layer="layout" svg:x1="10.5cm" svg:y1="20.2cm" svg:x2="10.5cm" svg:y2="25cm">
                <text:p/>
              </draw:line>
              <draw:line draw:style-name="gr30" draw:text-style-name="P1" draw:layer="layout" svg:x1="10.5cm" svg:y1="24.6cm" svg:x2="15.3cm" svg:y2="24.6cm">
                <text:p/>
              </draw:line>
              <draw:line draw:style-name="gr30" draw:text-style-name="P1" draw:layer="layout" svg:x1="10.5cm" svg:y1="24.2cm" svg:x2="15.3cm" svg:y2="24.2cm">
                <text:p/>
              </draw:line>
              <draw:line draw:style-name="gr30" draw:text-style-name="P1" draw:layer="layout" svg:x1="10.5cm" svg:y1="23.8cm" svg:x2="15.3cm" svg:y2="23.8cm">
                <text:p/>
              </draw:line>
              <draw:line draw:style-name="gr30" draw:text-style-name="P1" draw:layer="layout" svg:x1="10.5cm" svg:y1="23.4cm" svg:x2="15.3cm" svg:y2="23.4cm">
                <text:p/>
              </draw:line>
              <draw:line draw:style-name="gr30" draw:text-style-name="P1" draw:layer="layout" svg:x1="10.5cm" svg:y1="23cm" svg:x2="15.3cm" svg:y2="23cm">
                <text:p/>
              </draw:line>
              <draw:line draw:style-name="gr30" draw:text-style-name="P1" draw:layer="layout" svg:x1="10.5cm" svg:y1="22.6cm" svg:x2="15.3cm" svg:y2="22.6cm">
                <text:p/>
              </draw:line>
              <draw:line draw:style-name="gr30" draw:text-style-name="P1" draw:layer="layout" svg:x1="10.5cm" svg:y1="22.2cm" svg:x2="15.3cm" svg:y2="22.2cm">
                <text:p/>
              </draw:line>
              <draw:line draw:style-name="gr30" draw:text-style-name="P1" draw:layer="layout" svg:x1="10.5cm" svg:y1="21.8cm" svg:x2="15.3cm" svg:y2="21.8cm">
                <text:p/>
              </draw:line>
              <draw:line draw:style-name="gr30" draw:text-style-name="P1" draw:layer="layout" svg:x1="10.5cm" svg:y1="21.4cm" svg:x2="15.3cm" svg:y2="21.4cm">
                <text:p/>
              </draw:line>
            </draw:g>
            <draw:g>
              <draw:line draw:style-name="gr30" draw:text-style-name="P1" draw:layer="layout" svg:x1="15.3cm" svg:y1="20.2cm" svg:x2="20.1cm" svg:y2="20.2cm">
                <text:p/>
              </draw:line>
              <draw:line draw:style-name="gr30" draw:text-style-name="P1" draw:layer="layout" svg:x1="19.3cm" svg:y1="20.2cm" svg:x2="19.3cm" svg:y2="25cm">
                <text:p/>
              </draw:line>
              <draw:line draw:style-name="gr30" draw:text-style-name="P1" draw:layer="layout" svg:x1="15.3cm" svg:y1="20.6cm" svg:x2="20.1cm" svg:y2="20.6cm">
                <text:p/>
              </draw:line>
              <draw:line draw:style-name="gr30" draw:text-style-name="P1" draw:layer="layout" svg:x1="15.3cm" svg:y1="21cm" svg:x2="20.1cm" svg:y2="21cm">
                <text:p/>
              </draw:line>
              <draw:line draw:style-name="gr30" draw:text-style-name="P1" draw:layer="layout" svg:x1="19.7cm" svg:y1="20.2cm" svg:x2="19.7cm" svg:y2="25cm">
                <text:p/>
              </draw:line>
              <draw:line draw:style-name="gr30" draw:text-style-name="P1" draw:layer="layout" svg:x1="18.5cm" svg:y1="20.2cm" svg:x2="18.5cm" svg:y2="25cm">
                <text:p/>
              </draw:line>
              <draw:line draw:style-name="gr30" draw:text-style-name="P1" draw:layer="layout" svg:x1="18.9cm" svg:y1="20.2cm" svg:x2="18.9cm" svg:y2="25cm">
                <text:p/>
              </draw:line>
              <draw:line draw:style-name="gr30" draw:text-style-name="P1" draw:layer="layout" svg:x1="18.1cm" svg:y1="20.2cm" svg:x2="18.1cm" svg:y2="25cm">
                <text:p/>
              </draw:line>
              <draw:line draw:style-name="gr30" draw:text-style-name="P1" draw:layer="layout" svg:x1="17.7cm" svg:y1="20.2cm" svg:x2="17.7cm" svg:y2="25cm">
                <text:p/>
              </draw:line>
              <draw:line draw:style-name="gr30" draw:text-style-name="P1" draw:layer="layout" svg:x1="17.3cm" svg:y1="20.2cm" svg:x2="17.3cm" svg:y2="25cm">
                <text:p/>
              </draw:line>
              <draw:line draw:style-name="gr30" draw:text-style-name="P1" draw:layer="layout" svg:x1="16.9cm" svg:y1="20.2cm" svg:x2="16.9cm" svg:y2="25cm">
                <text:p/>
              </draw:line>
              <draw:line draw:style-name="gr30" draw:text-style-name="P1" draw:layer="layout" svg:x1="16.5cm" svg:y1="20.2cm" svg:x2="16.5cm" svg:y2="25cm">
                <text:p/>
              </draw:line>
              <draw:line draw:style-name="gr30" draw:text-style-name="P1" draw:layer="layout" svg:x1="16.1cm" svg:y1="20.2cm" svg:x2="16.1cm" svg:y2="25cm">
                <text:p/>
              </draw:line>
              <draw:line draw:style-name="gr30" draw:text-style-name="P1" draw:layer="layout" svg:x1="15.7cm" svg:y1="20.2cm" svg:x2="15.7cm" svg:y2="25cm">
                <text:p/>
              </draw:line>
              <draw:line draw:style-name="gr30" draw:text-style-name="P1" draw:layer="layout" svg:x1="15.3cm" svg:y1="20.2cm" svg:x2="15.3cm" svg:y2="25cm">
                <text:p/>
              </draw:line>
              <draw:line draw:style-name="gr30" draw:text-style-name="P1" draw:layer="layout" svg:x1="15.3cm" svg:y1="24.6cm" svg:x2="20.1cm" svg:y2="24.6cm">
                <text:p/>
              </draw:line>
              <draw:line draw:style-name="gr30" draw:text-style-name="P1" draw:layer="layout" svg:x1="15.3cm" svg:y1="24.2cm" svg:x2="20.1cm" svg:y2="24.2cm">
                <text:p/>
              </draw:line>
              <draw:line draw:style-name="gr30" draw:text-style-name="P1" draw:layer="layout" svg:x1="15.3cm" svg:y1="23.8cm" svg:x2="20.1cm" svg:y2="23.8cm">
                <text:p/>
              </draw:line>
              <draw:line draw:style-name="gr30" draw:text-style-name="P1" draw:layer="layout" svg:x1="15.3cm" svg:y1="23.4cm" svg:x2="20.1cm" svg:y2="23.4cm">
                <text:p/>
              </draw:line>
              <draw:line draw:style-name="gr30" draw:text-style-name="P1" draw:layer="layout" svg:x1="15.3cm" svg:y1="23cm" svg:x2="20.1cm" svg:y2="23cm">
                <text:p/>
              </draw:line>
              <draw:line draw:style-name="gr30" draw:text-style-name="P1" draw:layer="layout" svg:x1="15.3cm" svg:y1="22.6cm" svg:x2="20.1cm" svg:y2="22.6cm">
                <text:p/>
              </draw:line>
              <draw:line draw:style-name="gr30" draw:text-style-name="P1" draw:layer="layout" svg:x1="15.3cm" svg:y1="22.2cm" svg:x2="20.1cm" svg:y2="22.2cm">
                <text:p/>
              </draw:line>
              <draw:line draw:style-name="gr30" draw:text-style-name="P1" draw:layer="layout" svg:x1="15.3cm" svg:y1="21.8cm" svg:x2="20.1cm" svg:y2="21.8cm">
                <text:p/>
              </draw:line>
              <draw:line draw:style-name="gr30" draw:text-style-name="P1" draw:layer="layout" svg:x1="15.3cm" svg:y1="21.4cm" svg:x2="20.1cm" svg:y2="21.4cm">
                <text:p/>
              </draw:line>
            </draw:g>
          </draw:g>
          <draw:g>
            <draw:g>
              <draw:line draw:style-name="gr30" draw:text-style-name="P1" draw:layer="layout" svg:x1="0.9cm" svg:y1="25cm" svg:x2="5.7cm" svg:y2="25cm">
                <text:p/>
              </draw:line>
              <draw:line draw:style-name="gr30" draw:text-style-name="P1" draw:layer="layout" svg:x1="4.9cm" svg:y1="25cm" svg:x2="4.9cm" svg:y2="29.8cm">
                <text:p/>
              </draw:line>
              <draw:line draw:style-name="gr30" draw:text-style-name="P1" draw:layer="layout" svg:x1="0.9cm" svg:y1="25.4cm" svg:x2="5.7cm" svg:y2="25.4cm">
                <text:p/>
              </draw:line>
              <draw:line draw:style-name="gr30" draw:text-style-name="P1" draw:layer="layout" svg:x1="0.9cm" svg:y1="25.8cm" svg:x2="5.7cm" svg:y2="25.8cm">
                <text:p/>
              </draw:line>
              <draw:line draw:style-name="gr30" draw:text-style-name="P1" draw:layer="layout" svg:x1="5.3cm" svg:y1="25cm" svg:x2="5.3cm" svg:y2="29.8cm">
                <text:p/>
              </draw:line>
              <draw:line draw:style-name="gr30" draw:text-style-name="P1" draw:layer="layout" svg:x1="4.1cm" svg:y1="25cm" svg:x2="4.1cm" svg:y2="29.8cm">
                <text:p/>
              </draw:line>
              <draw:line draw:style-name="gr30" draw:text-style-name="P1" draw:layer="layout" svg:x1="4.5cm" svg:y1="25cm" svg:x2="4.5cm" svg:y2="29.8cm">
                <text:p/>
              </draw:line>
              <draw:line draw:style-name="gr30" draw:text-style-name="P1" draw:layer="layout" svg:x1="3.7cm" svg:y1="25cm" svg:x2="3.7cm" svg:y2="29.8cm">
                <text:p/>
              </draw:line>
              <draw:line draw:style-name="gr30" draw:text-style-name="P1" draw:layer="layout" svg:x1="3.3cm" svg:y1="25cm" svg:x2="3.3cm" svg:y2="29.8cm">
                <text:p/>
              </draw:line>
              <draw:line draw:style-name="gr30" draw:text-style-name="P1" draw:layer="layout" svg:x1="2.9cm" svg:y1="25cm" svg:x2="2.9cm" svg:y2="29.8cm">
                <text:p/>
              </draw:line>
              <draw:line draw:style-name="gr30" draw:text-style-name="P1" draw:layer="layout" svg:x1="2.5cm" svg:y1="25cm" svg:x2="2.5cm" svg:y2="29.8cm">
                <text:p/>
              </draw:line>
              <draw:line draw:style-name="gr30" draw:text-style-name="P1" draw:layer="layout" svg:x1="2.1cm" svg:y1="25cm" svg:x2="2.1cm" svg:y2="29.8cm">
                <text:p/>
              </draw:line>
              <draw:line draw:style-name="gr30" draw:text-style-name="P1" draw:layer="layout" svg:x1="1.7cm" svg:y1="25cm" svg:x2="1.7cm" svg:y2="29.8cm">
                <text:p/>
              </draw:line>
              <draw:line draw:style-name="gr30" draw:text-style-name="P1" draw:layer="layout" svg:x1="1.3cm" svg:y1="25cm" svg:x2="1.3cm" svg:y2="29.8cm">
                <text:p/>
              </draw:line>
              <draw:line draw:style-name="gr30" draw:text-style-name="P1" draw:layer="layout" svg:x1="0.9cm" svg:y1="25cm" svg:x2="0.9cm" svg:y2="29.8cm">
                <text:p/>
              </draw:line>
              <draw:line draw:style-name="gr30" draw:text-style-name="P1" draw:layer="layout" svg:x1="0.9cm" svg:y1="29.4cm" svg:x2="5.7cm" svg:y2="29.4cm">
                <text:p/>
              </draw:line>
              <draw:line draw:style-name="gr30" draw:text-style-name="P1" draw:layer="layout" svg:x1="0.9cm" svg:y1="29cm" svg:x2="5.7cm" svg:y2="29cm">
                <text:p/>
              </draw:line>
              <draw:line draw:style-name="gr30" draw:text-style-name="P1" draw:layer="layout" svg:x1="0.9cm" svg:y1="28.6cm" svg:x2="5.7cm" svg:y2="28.6cm">
                <text:p/>
              </draw:line>
              <draw:line draw:style-name="gr30" draw:text-style-name="P1" draw:layer="layout" svg:x1="0.9cm" svg:y1="28.2cm" svg:x2="5.7cm" svg:y2="28.2cm">
                <text:p/>
              </draw:line>
              <draw:line draw:style-name="gr30" draw:text-style-name="P1" draw:layer="layout" svg:x1="0.9cm" svg:y1="27.8cm" svg:x2="5.7cm" svg:y2="27.8cm">
                <text:p/>
              </draw:line>
              <draw:line draw:style-name="gr30" draw:text-style-name="P1" draw:layer="layout" svg:x1="0.9cm" svg:y1="27.4cm" svg:x2="5.7cm" svg:y2="27.4cm">
                <text:p/>
              </draw:line>
              <draw:line draw:style-name="gr30" draw:text-style-name="P1" draw:layer="layout" svg:x1="0.9cm" svg:y1="27cm" svg:x2="5.7cm" svg:y2="27cm">
                <text:p/>
              </draw:line>
              <draw:line draw:style-name="gr30" draw:text-style-name="P1" draw:layer="layout" svg:x1="0.9cm" svg:y1="26.6cm" svg:x2="5.7cm" svg:y2="26.6cm">
                <text:p/>
              </draw:line>
              <draw:line draw:style-name="gr30" draw:text-style-name="P1" draw:layer="layout" svg:x1="0.9cm" svg:y1="26.2cm" svg:x2="5.7cm" svg:y2="26.2cm">
                <text:p/>
              </draw:line>
            </draw:g>
            <draw:g>
              <draw:line draw:style-name="gr30" draw:text-style-name="P1" draw:layer="layout" svg:x1="5.7cm" svg:y1="25cm" svg:x2="10.5cm" svg:y2="25cm">
                <text:p/>
              </draw:line>
              <draw:line draw:style-name="gr30" draw:text-style-name="P1" draw:layer="layout" svg:x1="9.7cm" svg:y1="25cm" svg:x2="9.7cm" svg:y2="29.8cm">
                <text:p/>
              </draw:line>
              <draw:line draw:style-name="gr30" draw:text-style-name="P1" draw:layer="layout" svg:x1="5.7cm" svg:y1="25.4cm" svg:x2="10.5cm" svg:y2="25.4cm">
                <text:p/>
              </draw:line>
              <draw:line draw:style-name="gr30" draw:text-style-name="P1" draw:layer="layout" svg:x1="5.7cm" svg:y1="25.8cm" svg:x2="10.5cm" svg:y2="25.8cm">
                <text:p/>
              </draw:line>
              <draw:line draw:style-name="gr30" draw:text-style-name="P1" draw:layer="layout" svg:x1="10.1cm" svg:y1="25cm" svg:x2="10.1cm" svg:y2="29.8cm">
                <text:p/>
              </draw:line>
              <draw:line draw:style-name="gr30" draw:text-style-name="P1" draw:layer="layout" svg:x1="8.9cm" svg:y1="25cm" svg:x2="8.9cm" svg:y2="29.8cm">
                <text:p/>
              </draw:line>
              <draw:line draw:style-name="gr30" draw:text-style-name="P1" draw:layer="layout" svg:x1="9.3cm" svg:y1="25cm" svg:x2="9.3cm" svg:y2="29.8cm">
                <text:p/>
              </draw:line>
              <draw:line draw:style-name="gr30" draw:text-style-name="P1" draw:layer="layout" svg:x1="8.5cm" svg:y1="25cm" svg:x2="8.5cm" svg:y2="29.8cm">
                <text:p/>
              </draw:line>
              <draw:line draw:style-name="gr30" draw:text-style-name="P1" draw:layer="layout" svg:x1="8.1cm" svg:y1="25cm" svg:x2="8.1cm" svg:y2="29.8cm">
                <text:p/>
              </draw:line>
              <draw:line draw:style-name="gr30" draw:text-style-name="P1" draw:layer="layout" svg:x1="7.7cm" svg:y1="25cm" svg:x2="7.7cm" svg:y2="29.8cm">
                <text:p/>
              </draw:line>
              <draw:line draw:style-name="gr30" draw:text-style-name="P1" draw:layer="layout" svg:x1="7.3cm" svg:y1="25cm" svg:x2="7.3cm" svg:y2="29.8cm">
                <text:p/>
              </draw:line>
              <draw:line draw:style-name="gr30" draw:text-style-name="P1" draw:layer="layout" svg:x1="6.9cm" svg:y1="25cm" svg:x2="6.9cm" svg:y2="29.8cm">
                <text:p/>
              </draw:line>
              <draw:line draw:style-name="gr30" draw:text-style-name="P1" draw:layer="layout" svg:x1="6.5cm" svg:y1="25cm" svg:x2="6.5cm" svg:y2="29.8cm">
                <text:p/>
              </draw:line>
              <draw:line draw:style-name="gr30" draw:text-style-name="P1" draw:layer="layout" svg:x1="6.1cm" svg:y1="25cm" svg:x2="6.1cm" svg:y2="29.8cm">
                <text:p/>
              </draw:line>
              <draw:line draw:style-name="gr30" draw:text-style-name="P1" draw:layer="layout" svg:x1="5.7cm" svg:y1="25cm" svg:x2="5.7cm" svg:y2="29.8cm">
                <text:p/>
              </draw:line>
              <draw:line draw:style-name="gr30" draw:text-style-name="P1" draw:layer="layout" svg:x1="5.7cm" svg:y1="29.4cm" svg:x2="10.5cm" svg:y2="29.4cm">
                <text:p/>
              </draw:line>
              <draw:line draw:style-name="gr30" draw:text-style-name="P1" draw:layer="layout" svg:x1="5.7cm" svg:y1="29cm" svg:x2="10.5cm" svg:y2="29cm">
                <text:p/>
              </draw:line>
              <draw:line draw:style-name="gr30" draw:text-style-name="P1" draw:layer="layout" svg:x1="5.7cm" svg:y1="28.6cm" svg:x2="10.5cm" svg:y2="28.6cm">
                <text:p/>
              </draw:line>
              <draw:line draw:style-name="gr30" draw:text-style-name="P1" draw:layer="layout" svg:x1="5.7cm" svg:y1="28.2cm" svg:x2="10.5cm" svg:y2="28.2cm">
                <text:p/>
              </draw:line>
              <draw:line draw:style-name="gr30" draw:text-style-name="P1" draw:layer="layout" svg:x1="5.7cm" svg:y1="27.8cm" svg:x2="10.5cm" svg:y2="27.8cm">
                <text:p/>
              </draw:line>
              <draw:line draw:style-name="gr30" draw:text-style-name="P1" draw:layer="layout" svg:x1="5.7cm" svg:y1="27.4cm" svg:x2="10.5cm" svg:y2="27.4cm">
                <text:p/>
              </draw:line>
              <draw:line draw:style-name="gr30" draw:text-style-name="P1" draw:layer="layout" svg:x1="5.7cm" svg:y1="27cm" svg:x2="10.5cm" svg:y2="27cm">
                <text:p/>
              </draw:line>
              <draw:line draw:style-name="gr30" draw:text-style-name="P1" draw:layer="layout" svg:x1="5.7cm" svg:y1="26.6cm" svg:x2="10.5cm" svg:y2="26.6cm">
                <text:p/>
              </draw:line>
              <draw:line draw:style-name="gr30" draw:text-style-name="P1" draw:layer="layout" svg:x1="5.7cm" svg:y1="26.2cm" svg:x2="10.5cm" svg:y2="26.2cm">
                <text:p/>
              </draw:line>
            </draw:g>
            <draw:g>
              <draw:line draw:style-name="gr30" draw:text-style-name="P1" draw:layer="layout" svg:x1="10.5cm" svg:y1="25cm" svg:x2="15.3cm" svg:y2="25cm">
                <text:p/>
              </draw:line>
              <draw:line draw:style-name="gr30" draw:text-style-name="P1" draw:layer="layout" svg:x1="14.5cm" svg:y1="25cm" svg:x2="14.5cm" svg:y2="29.8cm">
                <text:p/>
              </draw:line>
              <draw:line draw:style-name="gr30" draw:text-style-name="P1" draw:layer="layout" svg:x1="10.5cm" svg:y1="25.4cm" svg:x2="15.3cm" svg:y2="25.4cm">
                <text:p/>
              </draw:line>
              <draw:line draw:style-name="gr30" draw:text-style-name="P1" draw:layer="layout" svg:x1="10.5cm" svg:y1="25.8cm" svg:x2="15.3cm" svg:y2="25.8cm">
                <text:p/>
              </draw:line>
              <draw:line draw:style-name="gr30" draw:text-style-name="P1" draw:layer="layout" svg:x1="14.9cm" svg:y1="25cm" svg:x2="14.9cm" svg:y2="29.8cm">
                <text:p/>
              </draw:line>
              <draw:line draw:style-name="gr30" draw:text-style-name="P1" draw:layer="layout" svg:x1="13.7cm" svg:y1="25cm" svg:x2="13.7cm" svg:y2="29.8cm">
                <text:p/>
              </draw:line>
              <draw:line draw:style-name="gr30" draw:text-style-name="P1" draw:layer="layout" svg:x1="14.1cm" svg:y1="25cm" svg:x2="14.1cm" svg:y2="29.8cm">
                <text:p/>
              </draw:line>
              <draw:line draw:style-name="gr30" draw:text-style-name="P1" draw:layer="layout" svg:x1="13.3cm" svg:y1="25cm" svg:x2="13.3cm" svg:y2="29.8cm">
                <text:p/>
              </draw:line>
              <draw:line draw:style-name="gr30" draw:text-style-name="P1" draw:layer="layout" svg:x1="12.9cm" svg:y1="25cm" svg:x2="12.9cm" svg:y2="29.8cm">
                <text:p/>
              </draw:line>
              <draw:line draw:style-name="gr30" draw:text-style-name="P1" draw:layer="layout" svg:x1="12.5cm" svg:y1="25cm" svg:x2="12.5cm" svg:y2="29.8cm">
                <text:p/>
              </draw:line>
              <draw:line draw:style-name="gr30" draw:text-style-name="P1" draw:layer="layout" svg:x1="12.1cm" svg:y1="25cm" svg:x2="12.1cm" svg:y2="29.8cm">
                <text:p/>
              </draw:line>
              <draw:line draw:style-name="gr30" draw:text-style-name="P1" draw:layer="layout" svg:x1="11.7cm" svg:y1="25cm" svg:x2="11.7cm" svg:y2="29.8cm">
                <text:p/>
              </draw:line>
              <draw:line draw:style-name="gr30" draw:text-style-name="P1" draw:layer="layout" svg:x1="11.3cm" svg:y1="25cm" svg:x2="11.3cm" svg:y2="29.8cm">
                <text:p/>
              </draw:line>
              <draw:line draw:style-name="gr30" draw:text-style-name="P1" draw:layer="layout" svg:x1="10.9cm" svg:y1="25cm" svg:x2="10.9cm" svg:y2="29.8cm">
                <text:p/>
              </draw:line>
              <draw:line draw:style-name="gr30" draw:text-style-name="P1" draw:layer="layout" svg:x1="10.5cm" svg:y1="25cm" svg:x2="10.5cm" svg:y2="29.8cm">
                <text:p/>
              </draw:line>
              <draw:line draw:style-name="gr30" draw:text-style-name="P1" draw:layer="layout" svg:x1="10.5cm" svg:y1="29.4cm" svg:x2="15.3cm" svg:y2="29.4cm">
                <text:p/>
              </draw:line>
              <draw:line draw:style-name="gr30" draw:text-style-name="P1" draw:layer="layout" svg:x1="10.5cm" svg:y1="29cm" svg:x2="15.3cm" svg:y2="29cm">
                <text:p/>
              </draw:line>
              <draw:line draw:style-name="gr30" draw:text-style-name="P1" draw:layer="layout" svg:x1="10.5cm" svg:y1="28.6cm" svg:x2="15.3cm" svg:y2="28.6cm">
                <text:p/>
              </draw:line>
              <draw:line draw:style-name="gr30" draw:text-style-name="P1" draw:layer="layout" svg:x1="10.5cm" svg:y1="28.2cm" svg:x2="15.3cm" svg:y2="28.2cm">
                <text:p/>
              </draw:line>
              <draw:line draw:style-name="gr30" draw:text-style-name="P1" draw:layer="layout" svg:x1="10.5cm" svg:y1="27.8cm" svg:x2="15.3cm" svg:y2="27.8cm">
                <text:p/>
              </draw:line>
              <draw:line draw:style-name="gr30" draw:text-style-name="P1" draw:layer="layout" svg:x1="10.5cm" svg:y1="27.4cm" svg:x2="15.3cm" svg:y2="27.4cm">
                <text:p/>
              </draw:line>
              <draw:line draw:style-name="gr30" draw:text-style-name="P1" draw:layer="layout" svg:x1="10.5cm" svg:y1="27cm" svg:x2="15.3cm" svg:y2="27cm">
                <text:p/>
              </draw:line>
              <draw:line draw:style-name="gr30" draw:text-style-name="P1" draw:layer="layout" svg:x1="10.5cm" svg:y1="26.6cm" svg:x2="15.3cm" svg:y2="26.6cm">
                <text:p/>
              </draw:line>
              <draw:line draw:style-name="gr30" draw:text-style-name="P1" draw:layer="layout" svg:x1="10.5cm" svg:y1="26.2cm" svg:x2="15.3cm" svg:y2="26.2cm">
                <text:p/>
              </draw:line>
            </draw:g>
            <draw:g>
              <draw:line draw:style-name="gr30" draw:text-style-name="P1" draw:layer="layout" svg:x1="15.3cm" svg:y1="25cm" svg:x2="20.1cm" svg:y2="25cm">
                <text:p/>
              </draw:line>
              <draw:line draw:style-name="gr30" draw:text-style-name="P1" draw:layer="layout" svg:x1="19.3cm" svg:y1="25cm" svg:x2="19.3cm" svg:y2="29.8cm">
                <text:p/>
              </draw:line>
              <draw:line draw:style-name="gr30" draw:text-style-name="P1" draw:layer="layout" svg:x1="15.3cm" svg:y1="25.4cm" svg:x2="20.1cm" svg:y2="25.4cm">
                <text:p/>
              </draw:line>
              <draw:line draw:style-name="gr30" draw:text-style-name="P1" draw:layer="layout" svg:x1="15.3cm" svg:y1="25.8cm" svg:x2="20.1cm" svg:y2="25.8cm">
                <text:p/>
              </draw:line>
              <draw:line draw:style-name="gr30" draw:text-style-name="P1" draw:layer="layout" svg:x1="19.7cm" svg:y1="25cm" svg:x2="19.7cm" svg:y2="29.8cm">
                <text:p/>
              </draw:line>
              <draw:line draw:style-name="gr30" draw:text-style-name="P1" draw:layer="layout" svg:x1="18.5cm" svg:y1="25cm" svg:x2="18.5cm" svg:y2="29.8cm">
                <text:p/>
              </draw:line>
              <draw:line draw:style-name="gr30" draw:text-style-name="P1" draw:layer="layout" svg:x1="18.9cm" svg:y1="25cm" svg:x2="18.9cm" svg:y2="29.8cm">
                <text:p/>
              </draw:line>
              <draw:line draw:style-name="gr30" draw:text-style-name="P1" draw:layer="layout" svg:x1="18.1cm" svg:y1="25cm" svg:x2="18.1cm" svg:y2="29.8cm">
                <text:p/>
              </draw:line>
              <draw:line draw:style-name="gr30" draw:text-style-name="P1" draw:layer="layout" svg:x1="17.7cm" svg:y1="25cm" svg:x2="17.7cm" svg:y2="29.8cm">
                <text:p/>
              </draw:line>
              <draw:line draw:style-name="gr30" draw:text-style-name="P1" draw:layer="layout" svg:x1="17.3cm" svg:y1="25cm" svg:x2="17.3cm" svg:y2="29.8cm">
                <text:p/>
              </draw:line>
              <draw:line draw:style-name="gr30" draw:text-style-name="P1" draw:layer="layout" svg:x1="16.9cm" svg:y1="25cm" svg:x2="16.9cm" svg:y2="29.8cm">
                <text:p/>
              </draw:line>
              <draw:line draw:style-name="gr30" draw:text-style-name="P1" draw:layer="layout" svg:x1="16.5cm" svg:y1="25cm" svg:x2="16.5cm" svg:y2="29.8cm">
                <text:p/>
              </draw:line>
              <draw:line draw:style-name="gr30" draw:text-style-name="P1" draw:layer="layout" svg:x1="16.1cm" svg:y1="25cm" svg:x2="16.1cm" svg:y2="29.8cm">
                <text:p/>
              </draw:line>
              <draw:line draw:style-name="gr30" draw:text-style-name="P1" draw:layer="layout" svg:x1="15.7cm" svg:y1="25cm" svg:x2="15.7cm" svg:y2="29.8cm">
                <text:p/>
              </draw:line>
              <draw:line draw:style-name="gr30" draw:text-style-name="P1" draw:layer="layout" svg:x1="15.3cm" svg:y1="25cm" svg:x2="15.3cm" svg:y2="29.8cm">
                <text:p/>
              </draw:line>
              <draw:line draw:style-name="gr30" draw:text-style-name="P1" draw:layer="layout" svg:x1="15.3cm" svg:y1="29.4cm" svg:x2="20.1cm" svg:y2="29.4cm">
                <text:p/>
              </draw:line>
              <draw:line draw:style-name="gr30" draw:text-style-name="P1" draw:layer="layout" svg:x1="15.3cm" svg:y1="29cm" svg:x2="20.1cm" svg:y2="29cm">
                <text:p/>
              </draw:line>
              <draw:line draw:style-name="gr30" draw:text-style-name="P1" draw:layer="layout" svg:x1="15.3cm" svg:y1="28.6cm" svg:x2="20.1cm" svg:y2="28.6cm">
                <text:p/>
              </draw:line>
              <draw:line draw:style-name="gr30" draw:text-style-name="P1" draw:layer="layout" svg:x1="15.3cm" svg:y1="28.2cm" svg:x2="20.1cm" svg:y2="28.2cm">
                <text:p/>
              </draw:line>
              <draw:line draw:style-name="gr30" draw:text-style-name="P1" draw:layer="layout" svg:x1="15.3cm" svg:y1="27.8cm" svg:x2="20.1cm" svg:y2="27.8cm">
                <text:p/>
              </draw:line>
              <draw:line draw:style-name="gr30" draw:text-style-name="P1" draw:layer="layout" svg:x1="15.3cm" svg:y1="27.4cm" svg:x2="20.1cm" svg:y2="27.4cm">
                <text:p/>
              </draw:line>
              <draw:line draw:style-name="gr30" draw:text-style-name="P1" draw:layer="layout" svg:x1="15.3cm" svg:y1="27cm" svg:x2="20.1cm" svg:y2="27cm">
                <text:p/>
              </draw:line>
              <draw:line draw:style-name="gr30" draw:text-style-name="P1" draw:layer="layout" svg:x1="15.3cm" svg:y1="26.6cm" svg:x2="20.1cm" svg:y2="26.6cm">
                <text:p/>
              </draw:line>
              <draw:line draw:style-name="gr30" draw:text-style-name="P1" draw:layer="layout" svg:x1="15.3cm" svg:y1="26.2cm" svg:x2="20.1cm" svg:y2="26.2cm">
                <text:p/>
              </draw:line>
            </draw:g>
          </draw:g>
        </draw:g>
        <draw:line draw:style-name="gr7" draw:text-style-name="P1" draw:layer="layout" svg:x1="2.1cm" svg:y1="13.8cm" svg:x2="3.3cm" svg:y2="13.8cm">
          <text:p/>
        </draw:line>
        <draw:line draw:style-name="gr7" draw:text-style-name="P1" draw:layer="layout" svg:x1="2.1cm" svg:y1="11.4cm" svg:x2="3.3cm" svg:y2="11.4cm">
          <text:p/>
        </draw:line>
        <draw:line draw:style-name="gr7" draw:text-style-name="P1" draw:layer="layout" svg:x1="4.1cm" svg:y1="12.6cm" svg:x2="3.3cm" svg:y2="13.8cm">
          <text:p/>
        </draw:line>
        <draw:line draw:style-name="gr7" draw:text-style-name="P1" draw:layer="layout" svg:x1="2.1cm" svg:y1="11.4cm" svg:x2="1.3cm" svg:y2="12.6cm">
          <text:p/>
        </draw:line>
        <draw:line draw:style-name="gr7" draw:text-style-name="P1" draw:layer="layout" svg:x1="1.3cm" svg:y1="12.6cm" svg:x2="2.1cm" svg:y2="13.8cm">
          <text:p/>
        </draw:line>
        <draw:line draw:style-name="gr7" draw:text-style-name="P1" draw:layer="layout" svg:x1="3.3cm" svg:y1="11.4cm" svg:x2="4.1cm" svg:y2="12.6cm">
          <text:p/>
        </draw:line>
        <draw:custom-shape draw:style-name="gr13" draw:text-style-name="P1" draw:layer="layout" svg:width="1.6cm" svg:height="1.6cm" svg:x="1.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0.9cm" svg:y1="11cm" svg:x2="8.1cm" svg:y2="11cm">
          <text:p/>
        </draw:line>
        <draw:line draw:style-name="gr53" draw:text-style-name="P1" draw:layer="layout" svg:x1="0.9cm" svg:y1="11cm" svg:x2="0.9cm" svg:y2="20.6cm">
          <text:p/>
        </draw:line>
        <draw:line draw:style-name="gr53" draw:text-style-name="P1" draw:layer="layout" svg:x1="4.5cm" svg:y1="14.2cm" svg:x2="0.9cm" svg:y2="14.2cm">
          <text:p/>
        </draw:line>
        <draw:line draw:style-name="gr53" draw:text-style-name="P1" draw:layer="layout" svg:x1="4.5cm" svg:y1="11cm" svg:x2="4.5cm" svg:y2="14.2cm">
          <text:p/>
        </draw:line>
        <draw:line draw:style-name="gr53" draw:text-style-name="P1" draw:layer="layout" svg:x1="8.1cm" svg:y1="11cm" svg:x2="8.1cm" svg:y2="20.6cm">
          <text:p/>
        </draw:line>
        <draw:line draw:style-name="gr53" draw:text-style-name="P1" draw:layer="layout" svg:x1="8.1cm" svg:y1="14.2cm" svg:x2="4.5cm" svg:y2="14.2cm">
          <text:p/>
        </draw:line>
        <draw:line draw:style-name="gr53" draw:text-style-name="P1" draw:layer="layout" svg:x1="8.1cm" svg:y1="20.6cm" svg:x2="0.9cm" svg:y2="20.6cm">
          <text:p/>
        </draw:line>
        <draw:g>
          <draw:custom-shape draw:style-name="gr10" draw:text-style-name="P1" draw:layer="layout" svg:width="0.8cm" svg:height="0.8cm" svg:x="9.3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0" draw:text-style-name="P1" draw:layer="layout" svg:width="1.6cm" svg:height="1.6cm" draw:transform="rotate (1.5707963267949) translate (8.1cm 3cm)" draw:kind="arc" draw:start-angle="270.04" draw:end-angle="179.29">
            <text:p/>
          </draw:circle>
          <draw:circle draw:style-name="gr20" draw:text-style-name="P1" draw:layer="layout" svg:width="1.6cm" svg:height="1.6cm" draw:transform="rotate (-1.5707963267949) translate (10.5cm 2.2cm)" draw:kind="arc" draw:start-angle="270.04" draw:end-angle="179.29">
            <text:p/>
          </draw:circle>
          <draw:custom-shape draw:style-name="gr10" draw:text-style-name="P1" draw:layer="layout" svg:width="0.8cm" svg:height="0.8cm" svg:x="8.5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7.7cm" svg:y1="1cm" svg:x2="7.7cm" svg:y2="10.6cm">
          <text:p/>
        </draw:line>
        <draw:line draw:style-name="gr53" draw:text-style-name="P1" draw:layer="layout" svg:x1="7.7cm" svg:y1="1cm" svg:x2="14.1cm" svg:y2="1cm">
          <text:p/>
        </draw:line>
        <draw:g>
          <draw:custom-shape draw:style-name="gr55" draw:text-style-name="P1" draw:layer="layout" svg:width="0.4cm" svg:height="0.4cm" svg:x="11.9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6" draw:text-style-name="P1" draw:layer="layout" svg:width="0.8cm" svg:height="0.8cm" draw:transform="rotate (1.5707963267949) translate (11.3cm 2.2cm)" draw:kind="arc" draw:start-angle="270.04" draw:end-angle="179.29">
            <text:p/>
          </draw:circle>
          <draw:circle draw:style-name="gr56" draw:text-style-name="P1" draw:layer="layout" svg:width="0.8cm" svg:height="0.8cm" draw:transform="rotate (-1.5707963267949) translate (12.5cm 1.8cm)" draw:kind="arc" draw:start-angle="270.04" draw:end-angle="179.29">
            <text:p/>
          </draw:circle>
          <draw:custom-shape draw:style-name="gr55" draw:text-style-name="P1" draw:layer="layout" svg:width="0.4cm" svg:height="0.4cm" svg:x="11.5cm" svg:y="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10.9cm" svg:y1="1cm" svg:x2="10.9cm" svg:y2="4.2cm">
          <text:p/>
        </draw:line>
        <draw:g>
          <draw:custom-shape draw:style-name="gr57" draw:text-style-name="P1" draw:layer="layout" svg:width="1.6cm" svg:height="1.6cm" svg:x="10.5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6" draw:text-style-name="P1" draw:layer="layout" svg:width="3.2cm" svg:height="3.2cm" draw:transform="rotate (1.5707963267949) translate (8.1cm 7.8cm)" draw:kind="arc" draw:start-angle="270.04" draw:end-angle="179.29">
            <text:p/>
          </draw:circle>
          <draw:circle draw:style-name="gr56" draw:text-style-name="P1" draw:layer="layout" svg:width="3.2cm" svg:height="3.2cm" draw:transform="rotate (-1.5707963267949) translate (12.9cm 6.2cm)" draw:kind="arc" draw:start-angle="270.04" draw:end-angle="179.29">
            <text:p/>
          </draw:circle>
          <draw:custom-shape draw:style-name="gr57" draw:text-style-name="P1" draw:layer="layout" svg:width="1.6cm" svg:height="1.6cm" svg:x="8.9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14.1cm" svg:y1="4.2cm" svg:x2="7.7cm" svg:y2="4.2cm">
          <text:p/>
        </draw:line>
        <draw:line draw:style-name="gr53" draw:text-style-name="P1" draw:layer="layout" svg:x1="14.1cm" svg:y1="1cm" svg:x2="14.1cm" svg:y2="10.6cm">
          <text:p/>
        </draw:line>
        <draw:line draw:style-name="gr53" draw:text-style-name="P1" draw:layer="layout" svg:x1="14.1cm" svg:y1="10.6cm" svg:x2="7.7cm" svg:y2="10.6cm">
          <text:p/>
        </draw:line>
        <draw:custom-shape draw:style-name="gr10" draw:text-style-name="P1" draw:layer="layout" svg:width="0.8cm" svg:height="0.8cm" svg:x="2.1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1.3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.7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0.9cm" svg:y1="1cm" svg:x2="0.9cm" svg:y2="10.6cm">
          <text:p/>
        </draw:line>
        <draw:line draw:style-name="gr53" draw:text-style-name="P1" draw:layer="layout" svg:x1="0.9cm" svg:y1="1cm" svg:x2="7.3cm" svg:y2="1cm">
          <text:p/>
        </draw:line>
        <draw:line draw:style-name="gr53" draw:text-style-name="P1" draw:layer="layout" svg:x1="4.1cm" svg:y1="1cm" svg:x2="4.1cm" svg:y2="4.2cm">
          <text:p/>
        </draw:line>
        <draw:line draw:style-name="gr53" draw:text-style-name="P1" draw:layer="layout" svg:x1="7.3cm" svg:y1="4.2cm" svg:x2="0.9cm" svg:y2="4.2cm">
          <text:p/>
        </draw:line>
        <draw:line draw:style-name="gr53" draw:text-style-name="P1" draw:layer="layout" svg:x1="7.3cm" svg:y1="1cm" svg:x2="7.3cm" svg:y2="10.6cm">
          <text:p/>
        </draw:line>
        <draw:line draw:style-name="gr53" draw:text-style-name="P1" draw:layer="layout" svg:x1="7.3cm" svg:y1="10.6cm" svg:x2="0.9cm" svg:y2="10.6cm">
          <text:p/>
        </draw:line>
        <draw:line draw:style-name="gr7" draw:text-style-name="P1" draw:layer="layout" svg:x1="16.5cm" svg:y1="3.8cm" svg:x2="16.5cm" svg:y2="2.2cm">
          <text:p/>
        </draw:line>
        <draw:line draw:style-name="gr7" draw:text-style-name="P1" draw:layer="layout" svg:x1="14.9cm" svg:y1="3.8cm" svg:x2="14.9cm" svg:y2="2.2cm">
          <text:p/>
        </draw:line>
        <draw:custom-shape draw:style-name="gr10" draw:text-style-name="P1" draw:layer="layout" svg:width="0.8cm" svg:height="0.8cm" draw:transform="rotate (-3.14159265358979) translate (16.1cm 4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601cm" svg:x="14.9cm" svg:y="2.999cm" draw:kind="arc" draw:start-angle="179.9" draw:end-angle="359.77">
          <text:p/>
        </draw:ellipse>
        <draw:custom-shape draw:style-name="gr10" draw:text-style-name="P1" draw:layer="layout" svg:width="0.8cm" svg:height="0.8cm" draw:transform="rotate (-3.14159265358979) translate (16.1cm 2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597cm" draw:transform="rotate (-3.14159265358979) translate (16.5cm 2.997cm)" draw:kind="arc" draw:start-angle="180.23" draw:end-angle="0.1">
          <text:p/>
        </draw:ellipse>
        <draw:line draw:style-name="gr53" draw:text-style-name="P1" draw:layer="layout" svg:x1="14.5cm" svg:y1="1cm" svg:x2="14.5cm" svg:y2="13cm">
          <text:p/>
        </draw:line>
        <draw:line draw:style-name="gr53" draw:text-style-name="P1" draw:layer="layout" svg:x1="14.5cm" svg:y1="1cm" svg:x2="19.3cm" svg:y2="1cm">
          <text:p/>
        </draw:line>
        <draw:line draw:style-name="gr53" draw:text-style-name="P1" draw:layer="layout" svg:x1="16.9cm" svg:y1="1cm" svg:x2="16.9cm" svg:y2="5cm">
          <text:p/>
        </draw:line>
        <draw:line draw:style-name="gr53" draw:text-style-name="P1" draw:layer="layout" svg:x1="19.3cm" svg:y1="5cm" svg:x2="14.5cm" svg:y2="5cm">
          <text:p/>
        </draw:line>
        <draw:line draw:style-name="gr53" draw:text-style-name="P1" draw:layer="layout" svg:x1="19.3cm" svg:y1="1cm" svg:x2="19.3cm" svg:y2="13cm">
          <text:p/>
        </draw:line>
        <draw:line draw:style-name="gr53" draw:text-style-name="P1" draw:layer="layout" svg:x1="19.3cm" svg:y1="13cm" svg:x2="14.5cm" svg:y2="13cm">
          <text:p/>
        </draw:line>
        <draw:g>
          <draw:line draw:style-name="gr7" draw:text-style-name="P1" draw:layer="layout" svg:x1="8.9cm" svg:y1="11.4cm" svg:x2="8.9cm" svg:y2="13cm">
            <text:p/>
          </draw:line>
          <draw:line draw:style-name="gr7" draw:text-style-name="P1" draw:layer="layout" svg:x1="8.9cm" svg:y1="13cm" svg:x2="9.7cm" svg:y2="13cm">
            <text:p/>
          </draw:line>
          <draw:line draw:style-name="gr7" draw:text-style-name="P1" draw:layer="layout" svg:x1="9.7cm" svg:y1="11.4cm" svg:x2="9.7cm" svg:y2="13cm">
            <text:p/>
          </draw:line>
          <draw:custom-shape draw:style-name="gr19" draw:text-style-name="P1" draw:layer="layout" svg:width="0.4cm" svg:height="0.4cm" svg:x="9.1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9.1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9cm" svg:y1="11.4cm" svg:x2="9.7cm" svg:y2="11.4cm">
            <text:p/>
          </draw:line>
        </draw:g>
        <draw:line draw:style-name="gr7" draw:text-style-name="P1" draw:layer="layout" svg:x1="9.7cm" svg:y1="11.8cm" svg:x2="10.1cm" svg:y2="11.8cm">
          <text:p/>
        </draw:line>
        <draw:line draw:style-name="gr7" draw:text-style-name="P1" draw:layer="layout" svg:x1="9.7cm" svg:y1="12.6cm" svg:x2="10.1cm" svg:y2="12.6cm">
          <text:p/>
        </draw:line>
        <draw:g>
          <draw:line draw:style-name="gr7" draw:text-style-name="P1" draw:layer="layout" svg:x1="10.1cm" svg:y1="11.4cm" svg:x2="10.1cm" svg:y2="13cm">
            <text:p/>
          </draw:line>
          <draw:line draw:style-name="gr7" draw:text-style-name="P1" draw:layer="layout" svg:x1="10.1cm" svg:y1="13cm" svg:x2="10.9cm" svg:y2="13cm">
            <text:p/>
          </draw:line>
          <draw:line draw:style-name="gr7" draw:text-style-name="P1" draw:layer="layout" svg:x1="10.9cm" svg:y1="11.4cm" svg:x2="10.9cm" svg:y2="13cm">
            <text:p/>
          </draw:line>
          <draw:custom-shape draw:style-name="gr19" draw:text-style-name="P1" draw:layer="layout" svg:width="0.4cm" svg:height="0.4cm" svg:x="10.3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10.3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1cm" svg:y1="11.4cm" svg:x2="10.9cm" svg:y2="11.4cm">
            <text:p/>
          </draw:line>
        </draw:g>
        <draw:line draw:style-name="gr53" draw:text-style-name="P1" draw:layer="layout" svg:x1="14.1cm" svg:y1="11cm" svg:x2="8.5cm" svg:y2="11cm">
          <text:p/>
        </draw:line>
        <draw:line draw:style-name="gr53" draw:text-style-name="P1" draw:layer="layout" svg:x1="11.3cm" svg:y1="11cm" svg:x2="11.3cm" svg:y2="13.4cm">
          <text:p/>
        </draw:line>
        <draw:line draw:style-name="gr53" draw:text-style-name="P1" draw:layer="layout" svg:x1="8.5cm" svg:y1="11cm" svg:x2="8.5cm" svg:y2="18.2cm">
          <text:p/>
        </draw:line>
        <draw:line draw:style-name="gr53" draw:text-style-name="P1" draw:layer="layout" svg:x1="8.5cm" svg:y1="13.4cm" svg:x2="14.1cm" svg:y2="13.4cm">
          <text:p/>
        </draw:line>
        <draw:line draw:style-name="gr53" draw:text-style-name="P1" draw:layer="layout" svg:x1="14.1cm" svg:y1="11cm" svg:x2="14.1cm" svg:y2="18.2cm">
          <text:p/>
        </draw:line>
        <draw:line draw:style-name="gr53" draw:text-style-name="P1" draw:layer="layout" svg:x1="8.5cm" svg:y1="18.2cm" svg:x2="14.1cm" svg:y2="18.2cm">
          <text:p/>
        </draw:line>
      </draw:page>
      <draw:page draw:name="page5" draw:style-name="dp1" draw:master-page-name="Predeterminado">
        <draw:g>
          <draw:g>
            <draw:g>
              <draw:line draw:style-name="gr30" draw:text-style-name="P1" draw:layer="layout" svg:x1="0.9cm" svg:y1="1cm" svg:x2="5.7cm" svg:y2="1cm">
                <text:p/>
              </draw:line>
              <draw:line draw:style-name="gr30" draw:text-style-name="P1" draw:layer="layout" svg:x1="4.9cm" svg:y1="1cm" svg:x2="4.9cm" svg:y2="5.8cm">
                <text:p/>
              </draw:line>
              <draw:line draw:style-name="gr30" draw:text-style-name="P1" draw:layer="layout" svg:x1="0.9cm" svg:y1="1.4cm" svg:x2="5.7cm" svg:y2="1.4cm">
                <text:p/>
              </draw:line>
              <draw:line draw:style-name="gr30" draw:text-style-name="P1" draw:layer="layout" svg:x1="0.9cm" svg:y1="1.8cm" svg:x2="5.7cm" svg:y2="1.8cm">
                <text:p/>
              </draw:line>
              <draw:line draw:style-name="gr30" draw:text-style-name="P1" draw:layer="layout" svg:x1="5.3cm" svg:y1="1cm" svg:x2="5.3cm" svg:y2="5.8cm">
                <text:p/>
              </draw:line>
              <draw:line draw:style-name="gr30" draw:text-style-name="P1" draw:layer="layout" svg:x1="4.1cm" svg:y1="1cm" svg:x2="4.1cm" svg:y2="5.8cm">
                <text:p/>
              </draw:line>
              <draw:line draw:style-name="gr30" draw:text-style-name="P1" draw:layer="layout" svg:x1="4.5cm" svg:y1="1cm" svg:x2="4.5cm" svg:y2="5.8cm">
                <text:p/>
              </draw:line>
              <draw:line draw:style-name="gr30" draw:text-style-name="P1" draw:layer="layout" svg:x1="3.7cm" svg:y1="1cm" svg:x2="3.7cm" svg:y2="5.8cm">
                <text:p/>
              </draw:line>
              <draw:line draw:style-name="gr30" draw:text-style-name="P1" draw:layer="layout" svg:x1="3.3cm" svg:y1="1cm" svg:x2="3.3cm" svg:y2="5.8cm">
                <text:p/>
              </draw:line>
              <draw:line draw:style-name="gr30" draw:text-style-name="P1" draw:layer="layout" svg:x1="2.9cm" svg:y1="1cm" svg:x2="2.9cm" svg:y2="5.8cm">
                <text:p/>
              </draw:line>
              <draw:line draw:style-name="gr30" draw:text-style-name="P1" draw:layer="layout" svg:x1="2.5cm" svg:y1="1cm" svg:x2="2.5cm" svg:y2="5.8cm">
                <text:p/>
              </draw:line>
              <draw:line draw:style-name="gr30" draw:text-style-name="P1" draw:layer="layout" svg:x1="2.1cm" svg:y1="1cm" svg:x2="2.1cm" svg:y2="5.8cm">
                <text:p/>
              </draw:line>
              <draw:line draw:style-name="gr30" draw:text-style-name="P1" draw:layer="layout" svg:x1="1.7cm" svg:y1="1cm" svg:x2="1.7cm" svg:y2="5.8cm">
                <text:p/>
              </draw:line>
              <draw:line draw:style-name="gr30" draw:text-style-name="P1" draw:layer="layout" svg:x1="1.3cm" svg:y1="1cm" svg:x2="1.3cm" svg:y2="5.8cm">
                <text:p/>
              </draw:line>
              <draw:line draw:style-name="gr30" draw:text-style-name="P1" draw:layer="layout" svg:x1="0.9cm" svg:y1="1cm" svg:x2="0.9cm" svg:y2="5.8cm">
                <text:p/>
              </draw:line>
              <draw:line draw:style-name="gr30" draw:text-style-name="P1" draw:layer="layout" svg:x1="0.9cm" svg:y1="5.4cm" svg:x2="5.7cm" svg:y2="5.4cm">
                <text:p/>
              </draw:line>
              <draw:line draw:style-name="gr30" draw:text-style-name="P1" draw:layer="layout" svg:x1="0.9cm" svg:y1="5cm" svg:x2="5.7cm" svg:y2="5cm">
                <text:p/>
              </draw:line>
              <draw:line draw:style-name="gr30" draw:text-style-name="P1" draw:layer="layout" svg:x1="0.9cm" svg:y1="4.6cm" svg:x2="5.7cm" svg:y2="4.6cm">
                <text:p/>
              </draw:line>
              <draw:line draw:style-name="gr30" draw:text-style-name="P1" draw:layer="layout" svg:x1="0.9cm" svg:y1="4.2cm" svg:x2="5.7cm" svg:y2="4.2cm">
                <text:p/>
              </draw:line>
              <draw:line draw:style-name="gr30" draw:text-style-name="P1" draw:layer="layout" svg:x1="0.9cm" svg:y1="3.8cm" svg:x2="5.7cm" svg:y2="3.8cm">
                <text:p/>
              </draw:line>
              <draw:line draw:style-name="gr30" draw:text-style-name="P1" draw:layer="layout" svg:x1="0.9cm" svg:y1="3.4cm" svg:x2="5.7cm" svg:y2="3.4cm">
                <text:p/>
              </draw:line>
              <draw:line draw:style-name="gr30" draw:text-style-name="P1" draw:layer="layout" svg:x1="0.9cm" svg:y1="3cm" svg:x2="5.7cm" svg:y2="3cm">
                <text:p/>
              </draw:line>
              <draw:line draw:style-name="gr30" draw:text-style-name="P1" draw:layer="layout" svg:x1="0.9cm" svg:y1="2.6cm" svg:x2="5.7cm" svg:y2="2.6cm">
                <text:p/>
              </draw:line>
              <draw:line draw:style-name="gr30" draw:text-style-name="P1" draw:layer="layout" svg:x1="0.9cm" svg:y1="2.2cm" svg:x2="5.7cm" svg:y2="2.2cm">
                <text:p/>
              </draw:line>
            </draw:g>
            <draw:g>
              <draw:line draw:style-name="gr30" draw:text-style-name="P1" draw:layer="layout" svg:x1="5.7cm" svg:y1="1cm" svg:x2="10.5cm" svg:y2="1cm">
                <text:p/>
              </draw:line>
              <draw:line draw:style-name="gr30" draw:text-style-name="P1" draw:layer="layout" svg:x1="9.7cm" svg:y1="1cm" svg:x2="9.7cm" svg:y2="5.8cm">
                <text:p/>
              </draw:line>
              <draw:line draw:style-name="gr30" draw:text-style-name="P1" draw:layer="layout" svg:x1="5.7cm" svg:y1="1.4cm" svg:x2="10.5cm" svg:y2="1.4cm">
                <text:p/>
              </draw:line>
              <draw:line draw:style-name="gr30" draw:text-style-name="P1" draw:layer="layout" svg:x1="5.7cm" svg:y1="1.8cm" svg:x2="10.5cm" svg:y2="1.8cm">
                <text:p/>
              </draw:line>
              <draw:line draw:style-name="gr30" draw:text-style-name="P1" draw:layer="layout" svg:x1="10.1cm" svg:y1="1cm" svg:x2="10.1cm" svg:y2="5.8cm">
                <text:p/>
              </draw:line>
              <draw:line draw:style-name="gr30" draw:text-style-name="P1" draw:layer="layout" svg:x1="8.9cm" svg:y1="1cm" svg:x2="8.9cm" svg:y2="5.8cm">
                <text:p/>
              </draw:line>
              <draw:line draw:style-name="gr30" draw:text-style-name="P1" draw:layer="layout" svg:x1="9.3cm" svg:y1="1cm" svg:x2="9.3cm" svg:y2="5.8cm">
                <text:p/>
              </draw:line>
              <draw:line draw:style-name="gr30" draw:text-style-name="P1" draw:layer="layout" svg:x1="8.5cm" svg:y1="1cm" svg:x2="8.5cm" svg:y2="5.8cm">
                <text:p/>
              </draw:line>
              <draw:line draw:style-name="gr30" draw:text-style-name="P1" draw:layer="layout" svg:x1="8.1cm" svg:y1="1cm" svg:x2="8.1cm" svg:y2="5.8cm">
                <text:p/>
              </draw:line>
              <draw:line draw:style-name="gr30" draw:text-style-name="P1" draw:layer="layout" svg:x1="7.7cm" svg:y1="1cm" svg:x2="7.7cm" svg:y2="5.8cm">
                <text:p/>
              </draw:line>
              <draw:line draw:style-name="gr30" draw:text-style-name="P1" draw:layer="layout" svg:x1="7.3cm" svg:y1="1cm" svg:x2="7.3cm" svg:y2="5.8cm">
                <text:p/>
              </draw:line>
              <draw:line draw:style-name="gr30" draw:text-style-name="P1" draw:layer="layout" svg:x1="6.9cm" svg:y1="1cm" svg:x2="6.9cm" svg:y2="5.8cm">
                <text:p/>
              </draw:line>
              <draw:line draw:style-name="gr30" draw:text-style-name="P1" draw:layer="layout" svg:x1="6.5cm" svg:y1="1cm" svg:x2="6.5cm" svg:y2="5.8cm">
                <text:p/>
              </draw:line>
              <draw:line draw:style-name="gr30" draw:text-style-name="P1" draw:layer="layout" svg:x1="6.1cm" svg:y1="1cm" svg:x2="6.1cm" svg:y2="5.8cm">
                <text:p/>
              </draw:line>
              <draw:line draw:style-name="gr30" draw:text-style-name="P1" draw:layer="layout" svg:x1="5.7cm" svg:y1="1cm" svg:x2="5.7cm" svg:y2="5.8cm">
                <text:p/>
              </draw:line>
              <draw:line draw:style-name="gr30" draw:text-style-name="P1" draw:layer="layout" svg:x1="5.7cm" svg:y1="5.4cm" svg:x2="10.5cm" svg:y2="5.4cm">
                <text:p/>
              </draw:line>
              <draw:line draw:style-name="gr30" draw:text-style-name="P1" draw:layer="layout" svg:x1="5.7cm" svg:y1="5cm" svg:x2="10.5cm" svg:y2="5cm">
                <text:p/>
              </draw:line>
              <draw:line draw:style-name="gr30" draw:text-style-name="P1" draw:layer="layout" svg:x1="5.7cm" svg:y1="4.6cm" svg:x2="10.5cm" svg:y2="4.6cm">
                <text:p/>
              </draw:line>
              <draw:line draw:style-name="gr30" draw:text-style-name="P1" draw:layer="layout" svg:x1="5.7cm" svg:y1="4.2cm" svg:x2="10.5cm" svg:y2="4.2cm">
                <text:p/>
              </draw:line>
              <draw:line draw:style-name="gr30" draw:text-style-name="P1" draw:layer="layout" svg:x1="5.7cm" svg:y1="3.8cm" svg:x2="10.5cm" svg:y2="3.8cm">
                <text:p/>
              </draw:line>
              <draw:line draw:style-name="gr30" draw:text-style-name="P1" draw:layer="layout" svg:x1="5.7cm" svg:y1="3.4cm" svg:x2="10.5cm" svg:y2="3.4cm">
                <text:p/>
              </draw:line>
              <draw:line draw:style-name="gr30" draw:text-style-name="P1" draw:layer="layout" svg:x1="5.7cm" svg:y1="3cm" svg:x2="10.5cm" svg:y2="3cm">
                <text:p/>
              </draw:line>
              <draw:line draw:style-name="gr30" draw:text-style-name="P1" draw:layer="layout" svg:x1="5.7cm" svg:y1="2.6cm" svg:x2="10.5cm" svg:y2="2.6cm">
                <text:p/>
              </draw:line>
              <draw:line draw:style-name="gr30" draw:text-style-name="P1" draw:layer="layout" svg:x1="5.7cm" svg:y1="2.2cm" svg:x2="10.5cm" svg:y2="2.2cm">
                <text:p/>
              </draw:line>
            </draw:g>
            <draw:g>
              <draw:line draw:style-name="gr30" draw:text-style-name="P1" draw:layer="layout" svg:x1="10.5cm" svg:y1="1cm" svg:x2="15.3cm" svg:y2="1cm">
                <text:p/>
              </draw:line>
              <draw:line draw:style-name="gr30" draw:text-style-name="P1" draw:layer="layout" svg:x1="14.5cm" svg:y1="1cm" svg:x2="14.5cm" svg:y2="5.8cm">
                <text:p/>
              </draw:line>
              <draw:line draw:style-name="gr30" draw:text-style-name="P1" draw:layer="layout" svg:x1="10.5cm" svg:y1="1.4cm" svg:x2="15.3cm" svg:y2="1.4cm">
                <text:p/>
              </draw:line>
              <draw:line draw:style-name="gr30" draw:text-style-name="P1" draw:layer="layout" svg:x1="10.5cm" svg:y1="1.8cm" svg:x2="15.3cm" svg:y2="1.8cm">
                <text:p/>
              </draw:line>
              <draw:line draw:style-name="gr30" draw:text-style-name="P1" draw:layer="layout" svg:x1="14.9cm" svg:y1="1cm" svg:x2="14.9cm" svg:y2="5.8cm">
                <text:p/>
              </draw:line>
              <draw:line draw:style-name="gr30" draw:text-style-name="P1" draw:layer="layout" svg:x1="13.7cm" svg:y1="1cm" svg:x2="13.7cm" svg:y2="5.8cm">
                <text:p/>
              </draw:line>
              <draw:line draw:style-name="gr30" draw:text-style-name="P1" draw:layer="layout" svg:x1="14.1cm" svg:y1="1cm" svg:x2="14.1cm" svg:y2="5.8cm">
                <text:p/>
              </draw:line>
              <draw:line draw:style-name="gr30" draw:text-style-name="P1" draw:layer="layout" svg:x1="13.3cm" svg:y1="1cm" svg:x2="13.3cm" svg:y2="5.8cm">
                <text:p/>
              </draw:line>
              <draw:line draw:style-name="gr30" draw:text-style-name="P1" draw:layer="layout" svg:x1="12.9cm" svg:y1="1cm" svg:x2="12.9cm" svg:y2="5.8cm">
                <text:p/>
              </draw:line>
              <draw:line draw:style-name="gr30" draw:text-style-name="P1" draw:layer="layout" svg:x1="12.5cm" svg:y1="1cm" svg:x2="12.5cm" svg:y2="5.8cm">
                <text:p/>
              </draw:line>
              <draw:line draw:style-name="gr30" draw:text-style-name="P1" draw:layer="layout" svg:x1="12.1cm" svg:y1="1cm" svg:x2="12.1cm" svg:y2="5.8cm">
                <text:p/>
              </draw:line>
              <draw:line draw:style-name="gr30" draw:text-style-name="P1" draw:layer="layout" svg:x1="11.7cm" svg:y1="1cm" svg:x2="11.7cm" svg:y2="5.8cm">
                <text:p/>
              </draw:line>
              <draw:line draw:style-name="gr30" draw:text-style-name="P1" draw:layer="layout" svg:x1="11.3cm" svg:y1="1cm" svg:x2="11.3cm" svg:y2="5.8cm">
                <text:p/>
              </draw:line>
              <draw:line draw:style-name="gr30" draw:text-style-name="P1" draw:layer="layout" svg:x1="10.9cm" svg:y1="1cm" svg:x2="10.9cm" svg:y2="5.8cm">
                <text:p/>
              </draw:line>
              <draw:line draw:style-name="gr30" draw:text-style-name="P1" draw:layer="layout" svg:x1="10.5cm" svg:y1="1cm" svg:x2="10.5cm" svg:y2="5.8cm">
                <text:p/>
              </draw:line>
              <draw:line draw:style-name="gr30" draw:text-style-name="P1" draw:layer="layout" svg:x1="10.5cm" svg:y1="5.4cm" svg:x2="15.3cm" svg:y2="5.4cm">
                <text:p/>
              </draw:line>
              <draw:line draw:style-name="gr30" draw:text-style-name="P1" draw:layer="layout" svg:x1="10.5cm" svg:y1="5cm" svg:x2="15.3cm" svg:y2="5cm">
                <text:p/>
              </draw:line>
              <draw:line draw:style-name="gr30" draw:text-style-name="P1" draw:layer="layout" svg:x1="10.5cm" svg:y1="4.6cm" svg:x2="15.3cm" svg:y2="4.6cm">
                <text:p/>
              </draw:line>
              <draw:line draw:style-name="gr30" draw:text-style-name="P1" draw:layer="layout" svg:x1="10.5cm" svg:y1="4.2cm" svg:x2="15.3cm" svg:y2="4.2cm">
                <text:p/>
              </draw:line>
              <draw:line draw:style-name="gr30" draw:text-style-name="P1" draw:layer="layout" svg:x1="10.5cm" svg:y1="3.8cm" svg:x2="15.3cm" svg:y2="3.8cm">
                <text:p/>
              </draw:line>
              <draw:line draw:style-name="gr30" draw:text-style-name="P1" draw:layer="layout" svg:x1="10.5cm" svg:y1="3.4cm" svg:x2="15.3cm" svg:y2="3.4cm">
                <text:p/>
              </draw:line>
              <draw:line draw:style-name="gr30" draw:text-style-name="P1" draw:layer="layout" svg:x1="10.5cm" svg:y1="3cm" svg:x2="15.3cm" svg:y2="3cm">
                <text:p/>
              </draw:line>
              <draw:line draw:style-name="gr30" draw:text-style-name="P1" draw:layer="layout" svg:x1="10.5cm" svg:y1="2.6cm" svg:x2="15.3cm" svg:y2="2.6cm">
                <text:p/>
              </draw:line>
              <draw:line draw:style-name="gr30" draw:text-style-name="P1" draw:layer="layout" svg:x1="10.5cm" svg:y1="2.2cm" svg:x2="15.3cm" svg:y2="2.2cm">
                <text:p/>
              </draw:line>
            </draw:g>
            <draw:g>
              <draw:line draw:style-name="gr30" draw:text-style-name="P1" draw:layer="layout" svg:x1="15.3cm" svg:y1="1cm" svg:x2="20.1cm" svg:y2="1cm">
                <text:p/>
              </draw:line>
              <draw:line draw:style-name="gr30" draw:text-style-name="P1" draw:layer="layout" svg:x1="19.3cm" svg:y1="1cm" svg:x2="19.3cm" svg:y2="5.8cm">
                <text:p/>
              </draw:line>
              <draw:line draw:style-name="gr30" draw:text-style-name="P1" draw:layer="layout" svg:x1="15.3cm" svg:y1="1.4cm" svg:x2="20.1cm" svg:y2="1.4cm">
                <text:p/>
              </draw:line>
              <draw:line draw:style-name="gr30" draw:text-style-name="P1" draw:layer="layout" svg:x1="15.3cm" svg:y1="1.8cm" svg:x2="20.1cm" svg:y2="1.8cm">
                <text:p/>
              </draw:line>
              <draw:line draw:style-name="gr30" draw:text-style-name="P1" draw:layer="layout" svg:x1="19.7cm" svg:y1="1cm" svg:x2="19.7cm" svg:y2="5.8cm">
                <text:p/>
              </draw:line>
              <draw:line draw:style-name="gr30" draw:text-style-name="P1" draw:layer="layout" svg:x1="18.5cm" svg:y1="1cm" svg:x2="18.5cm" svg:y2="5.8cm">
                <text:p/>
              </draw:line>
              <draw:line draw:style-name="gr30" draw:text-style-name="P1" draw:layer="layout" svg:x1="18.9cm" svg:y1="1cm" svg:x2="18.9cm" svg:y2="5.8cm">
                <text:p/>
              </draw:line>
              <draw:line draw:style-name="gr30" draw:text-style-name="P1" draw:layer="layout" svg:x1="18.1cm" svg:y1="1cm" svg:x2="18.1cm" svg:y2="5.8cm">
                <text:p/>
              </draw:line>
              <draw:line draw:style-name="gr30" draw:text-style-name="P1" draw:layer="layout" svg:x1="17.7cm" svg:y1="1cm" svg:x2="17.7cm" svg:y2="5.8cm">
                <text:p/>
              </draw:line>
              <draw:line draw:style-name="gr30" draw:text-style-name="P1" draw:layer="layout" svg:x1="17.3cm" svg:y1="1cm" svg:x2="17.3cm" svg:y2="5.8cm">
                <text:p/>
              </draw:line>
              <draw:line draw:style-name="gr30" draw:text-style-name="P1" draw:layer="layout" svg:x1="16.9cm" svg:y1="1cm" svg:x2="16.9cm" svg:y2="5.8cm">
                <text:p/>
              </draw:line>
              <draw:line draw:style-name="gr30" draw:text-style-name="P1" draw:layer="layout" svg:x1="16.5cm" svg:y1="1cm" svg:x2="16.5cm" svg:y2="5.8cm">
                <text:p/>
              </draw:line>
              <draw:line draw:style-name="gr30" draw:text-style-name="P1" draw:layer="layout" svg:x1="16.1cm" svg:y1="1cm" svg:x2="16.1cm" svg:y2="5.8cm">
                <text:p/>
              </draw:line>
              <draw:line draw:style-name="gr30" draw:text-style-name="P1" draw:layer="layout" svg:x1="15.7cm" svg:y1="1cm" svg:x2="15.7cm" svg:y2="5.8cm">
                <text:p/>
              </draw:line>
              <draw:line draw:style-name="gr30" draw:text-style-name="P1" draw:layer="layout" svg:x1="15.3cm" svg:y1="1cm" svg:x2="15.3cm" svg:y2="5.8cm">
                <text:p/>
              </draw:line>
              <draw:line draw:style-name="gr30" draw:text-style-name="P1" draw:layer="layout" svg:x1="15.3cm" svg:y1="5.4cm" svg:x2="20.1cm" svg:y2="5.4cm">
                <text:p/>
              </draw:line>
              <draw:line draw:style-name="gr30" draw:text-style-name="P1" draw:layer="layout" svg:x1="15.3cm" svg:y1="5cm" svg:x2="20.1cm" svg:y2="5cm">
                <text:p/>
              </draw:line>
              <draw:line draw:style-name="gr30" draw:text-style-name="P1" draw:layer="layout" svg:x1="15.3cm" svg:y1="4.6cm" svg:x2="20.1cm" svg:y2="4.6cm">
                <text:p/>
              </draw:line>
              <draw:line draw:style-name="gr30" draw:text-style-name="P1" draw:layer="layout" svg:x1="15.3cm" svg:y1="4.2cm" svg:x2="20.1cm" svg:y2="4.2cm">
                <text:p/>
              </draw:line>
              <draw:line draw:style-name="gr30" draw:text-style-name="P1" draw:layer="layout" svg:x1="15.3cm" svg:y1="3.8cm" svg:x2="20.1cm" svg:y2="3.8cm">
                <text:p/>
              </draw:line>
              <draw:line draw:style-name="gr30" draw:text-style-name="P1" draw:layer="layout" svg:x1="15.3cm" svg:y1="3.4cm" svg:x2="20.1cm" svg:y2="3.4cm">
                <text:p/>
              </draw:line>
              <draw:line draw:style-name="gr30" draw:text-style-name="P1" draw:layer="layout" svg:x1="15.3cm" svg:y1="3cm" svg:x2="20.1cm" svg:y2="3cm">
                <text:p/>
              </draw:line>
              <draw:line draw:style-name="gr30" draw:text-style-name="P1" draw:layer="layout" svg:x1="15.3cm" svg:y1="2.6cm" svg:x2="20.1cm" svg:y2="2.6cm">
                <text:p/>
              </draw:line>
              <draw:line draw:style-name="gr30" draw:text-style-name="P1" draw:layer="layout" svg:x1="15.3cm" svg:y1="2.2cm" svg:x2="20.1cm" svg:y2="2.2cm">
                <text:p/>
              </draw:line>
            </draw:g>
          </draw:g>
          <draw:g>
            <draw:g>
              <draw:line draw:style-name="gr30" draw:text-style-name="P1" draw:layer="layout" svg:x1="0.9cm" svg:y1="5.8cm" svg:x2="5.7cm" svg:y2="5.8cm">
                <text:p/>
              </draw:line>
              <draw:line draw:style-name="gr30" draw:text-style-name="P1" draw:layer="layout" svg:x1="4.9cm" svg:y1="5.8cm" svg:x2="4.9cm" svg:y2="10.6cm">
                <text:p/>
              </draw:line>
              <draw:line draw:style-name="gr30" draw:text-style-name="P1" draw:layer="layout" svg:x1="0.9cm" svg:y1="6.2cm" svg:x2="5.7cm" svg:y2="6.2cm">
                <text:p/>
              </draw:line>
              <draw:line draw:style-name="gr30" draw:text-style-name="P1" draw:layer="layout" svg:x1="0.9cm" svg:y1="6.6cm" svg:x2="5.7cm" svg:y2="6.6cm">
                <text:p/>
              </draw:line>
              <draw:line draw:style-name="gr30" draw:text-style-name="P1" draw:layer="layout" svg:x1="5.3cm" svg:y1="5.8cm" svg:x2="5.3cm" svg:y2="10.6cm">
                <text:p/>
              </draw:line>
              <draw:line draw:style-name="gr30" draw:text-style-name="P1" draw:layer="layout" svg:x1="4.1cm" svg:y1="5.8cm" svg:x2="4.1cm" svg:y2="10.6cm">
                <text:p/>
              </draw:line>
              <draw:line draw:style-name="gr30" draw:text-style-name="P1" draw:layer="layout" svg:x1="4.5cm" svg:y1="5.8cm" svg:x2="4.5cm" svg:y2="10.6cm">
                <text:p/>
              </draw:line>
              <draw:line draw:style-name="gr30" draw:text-style-name="P1" draw:layer="layout" svg:x1="3.7cm" svg:y1="5.8cm" svg:x2="3.7cm" svg:y2="10.6cm">
                <text:p/>
              </draw:line>
              <draw:line draw:style-name="gr30" draw:text-style-name="P1" draw:layer="layout" svg:x1="3.3cm" svg:y1="5.8cm" svg:x2="3.3cm" svg:y2="10.6cm">
                <text:p/>
              </draw:line>
              <draw:line draw:style-name="gr30" draw:text-style-name="P1" draw:layer="layout" svg:x1="2.9cm" svg:y1="5.8cm" svg:x2="2.9cm" svg:y2="10.6cm">
                <text:p/>
              </draw:line>
              <draw:line draw:style-name="gr30" draw:text-style-name="P1" draw:layer="layout" svg:x1="2.5cm" svg:y1="5.8cm" svg:x2="2.5cm" svg:y2="10.6cm">
                <text:p/>
              </draw:line>
              <draw:line draw:style-name="gr30" draw:text-style-name="P1" draw:layer="layout" svg:x1="2.1cm" svg:y1="5.8cm" svg:x2="2.1cm" svg:y2="10.6cm">
                <text:p/>
              </draw:line>
              <draw:line draw:style-name="gr30" draw:text-style-name="P1" draw:layer="layout" svg:x1="1.7cm" svg:y1="5.8cm" svg:x2="1.7cm" svg:y2="10.6cm">
                <text:p/>
              </draw:line>
              <draw:line draw:style-name="gr30" draw:text-style-name="P1" draw:layer="layout" svg:x1="1.3cm" svg:y1="5.8cm" svg:x2="1.3cm" svg:y2="10.6cm">
                <text:p/>
              </draw:line>
              <draw:line draw:style-name="gr30" draw:text-style-name="P1" draw:layer="layout" svg:x1="0.9cm" svg:y1="5.8cm" svg:x2="0.9cm" svg:y2="10.6cm">
                <text:p/>
              </draw:line>
              <draw:line draw:style-name="gr30" draw:text-style-name="P1" draw:layer="layout" svg:x1="0.9cm" svg:y1="10.2cm" svg:x2="5.7cm" svg:y2="10.2cm">
                <text:p/>
              </draw:line>
              <draw:line draw:style-name="gr30" draw:text-style-name="P1" draw:layer="layout" svg:x1="0.9cm" svg:y1="9.8cm" svg:x2="5.7cm" svg:y2="9.8cm">
                <text:p/>
              </draw:line>
              <draw:line draw:style-name="gr30" draw:text-style-name="P1" draw:layer="layout" svg:x1="0.9cm" svg:y1="9.4cm" svg:x2="5.7cm" svg:y2="9.4cm">
                <text:p/>
              </draw:line>
              <draw:line draw:style-name="gr30" draw:text-style-name="P1" draw:layer="layout" svg:x1="0.9cm" svg:y1="9cm" svg:x2="5.7cm" svg:y2="9cm">
                <text:p/>
              </draw:line>
              <draw:line draw:style-name="gr30" draw:text-style-name="P1" draw:layer="layout" svg:x1="0.9cm" svg:y1="8.6cm" svg:x2="5.7cm" svg:y2="8.6cm">
                <text:p/>
              </draw:line>
              <draw:line draw:style-name="gr30" draw:text-style-name="P1" draw:layer="layout" svg:x1="0.9cm" svg:y1="8.2cm" svg:x2="5.7cm" svg:y2="8.2cm">
                <text:p/>
              </draw:line>
              <draw:line draw:style-name="gr30" draw:text-style-name="P1" draw:layer="layout" svg:x1="0.9cm" svg:y1="7.8cm" svg:x2="5.7cm" svg:y2="7.8cm">
                <text:p/>
              </draw:line>
              <draw:line draw:style-name="gr30" draw:text-style-name="P1" draw:layer="layout" svg:x1="0.9cm" svg:y1="7.4cm" svg:x2="5.7cm" svg:y2="7.4cm">
                <text:p/>
              </draw:line>
              <draw:line draw:style-name="gr30" draw:text-style-name="P1" draw:layer="layout" svg:x1="0.9cm" svg:y1="7cm" svg:x2="5.7cm" svg:y2="7cm">
                <text:p/>
              </draw:line>
            </draw:g>
            <draw:g>
              <draw:line draw:style-name="gr30" draw:text-style-name="P1" draw:layer="layout" svg:x1="5.7cm" svg:y1="5.8cm" svg:x2="10.5cm" svg:y2="5.8cm">
                <text:p/>
              </draw:line>
              <draw:line draw:style-name="gr30" draw:text-style-name="P1" draw:layer="layout" svg:x1="9.7cm" svg:y1="5.8cm" svg:x2="9.7cm" svg:y2="10.6cm">
                <text:p/>
              </draw:line>
              <draw:line draw:style-name="gr30" draw:text-style-name="P1" draw:layer="layout" svg:x1="5.7cm" svg:y1="6.2cm" svg:x2="10.5cm" svg:y2="6.2cm">
                <text:p/>
              </draw:line>
              <draw:line draw:style-name="gr30" draw:text-style-name="P1" draw:layer="layout" svg:x1="5.7cm" svg:y1="6.6cm" svg:x2="10.5cm" svg:y2="6.6cm">
                <text:p/>
              </draw:line>
              <draw:line draw:style-name="gr30" draw:text-style-name="P1" draw:layer="layout" svg:x1="10.1cm" svg:y1="5.8cm" svg:x2="10.1cm" svg:y2="10.6cm">
                <text:p/>
              </draw:line>
              <draw:line draw:style-name="gr30" draw:text-style-name="P1" draw:layer="layout" svg:x1="8.9cm" svg:y1="5.8cm" svg:x2="8.9cm" svg:y2="10.6cm">
                <text:p/>
              </draw:line>
              <draw:line draw:style-name="gr30" draw:text-style-name="P1" draw:layer="layout" svg:x1="9.3cm" svg:y1="5.8cm" svg:x2="9.3cm" svg:y2="10.6cm">
                <text:p/>
              </draw:line>
              <draw:line draw:style-name="gr30" draw:text-style-name="P1" draw:layer="layout" svg:x1="8.5cm" svg:y1="5.8cm" svg:x2="8.5cm" svg:y2="10.6cm">
                <text:p/>
              </draw:line>
              <draw:line draw:style-name="gr30" draw:text-style-name="P1" draw:layer="layout" svg:x1="8.1cm" svg:y1="5.8cm" svg:x2="8.1cm" svg:y2="10.6cm">
                <text:p/>
              </draw:line>
              <draw:line draw:style-name="gr30" draw:text-style-name="P1" draw:layer="layout" svg:x1="7.7cm" svg:y1="5.8cm" svg:x2="7.7cm" svg:y2="10.6cm">
                <text:p/>
              </draw:line>
              <draw:line draw:style-name="gr30" draw:text-style-name="P1" draw:layer="layout" svg:x1="7.3cm" svg:y1="5.8cm" svg:x2="7.3cm" svg:y2="10.6cm">
                <text:p/>
              </draw:line>
              <draw:line draw:style-name="gr30" draw:text-style-name="P1" draw:layer="layout" svg:x1="6.9cm" svg:y1="5.8cm" svg:x2="6.9cm" svg:y2="10.6cm">
                <text:p/>
              </draw:line>
              <draw:line draw:style-name="gr30" draw:text-style-name="P1" draw:layer="layout" svg:x1="6.5cm" svg:y1="5.8cm" svg:x2="6.5cm" svg:y2="10.6cm">
                <text:p/>
              </draw:line>
              <draw:line draw:style-name="gr30" draw:text-style-name="P1" draw:layer="layout" svg:x1="6.1cm" svg:y1="5.8cm" svg:x2="6.1cm" svg:y2="10.6cm">
                <text:p/>
              </draw:line>
              <draw:line draw:style-name="gr30" draw:text-style-name="P1" draw:layer="layout" svg:x1="5.7cm" svg:y1="5.8cm" svg:x2="5.7cm" svg:y2="10.6cm">
                <text:p/>
              </draw:line>
              <draw:line draw:style-name="gr30" draw:text-style-name="P1" draw:layer="layout" svg:x1="5.7cm" svg:y1="10.2cm" svg:x2="10.5cm" svg:y2="10.2cm">
                <text:p/>
              </draw:line>
              <draw:line draw:style-name="gr30" draw:text-style-name="P1" draw:layer="layout" svg:x1="5.7cm" svg:y1="9.8cm" svg:x2="10.5cm" svg:y2="9.8cm">
                <text:p/>
              </draw:line>
              <draw:line draw:style-name="gr30" draw:text-style-name="P1" draw:layer="layout" svg:x1="5.7cm" svg:y1="9.4cm" svg:x2="10.5cm" svg:y2="9.4cm">
                <text:p/>
              </draw:line>
              <draw:line draw:style-name="gr30" draw:text-style-name="P1" draw:layer="layout" svg:x1="5.7cm" svg:y1="9cm" svg:x2="10.5cm" svg:y2="9cm">
                <text:p/>
              </draw:line>
              <draw:line draw:style-name="gr30" draw:text-style-name="P1" draw:layer="layout" svg:x1="5.7cm" svg:y1="8.6cm" svg:x2="10.5cm" svg:y2="8.6cm">
                <text:p/>
              </draw:line>
              <draw:line draw:style-name="gr30" draw:text-style-name="P1" draw:layer="layout" svg:x1="5.7cm" svg:y1="8.2cm" svg:x2="10.5cm" svg:y2="8.2cm">
                <text:p/>
              </draw:line>
              <draw:line draw:style-name="gr30" draw:text-style-name="P1" draw:layer="layout" svg:x1="5.7cm" svg:y1="7.8cm" svg:x2="10.5cm" svg:y2="7.8cm">
                <text:p/>
              </draw:line>
              <draw:line draw:style-name="gr30" draw:text-style-name="P1" draw:layer="layout" svg:x1="5.7cm" svg:y1="7.4cm" svg:x2="10.5cm" svg:y2="7.4cm">
                <text:p/>
              </draw:line>
              <draw:line draw:style-name="gr30" draw:text-style-name="P1" draw:layer="layout" svg:x1="5.7cm" svg:y1="7cm" svg:x2="10.5cm" svg:y2="7cm">
                <text:p/>
              </draw:line>
            </draw:g>
            <draw:g>
              <draw:line draw:style-name="gr30" draw:text-style-name="P1" draw:layer="layout" svg:x1="10.5cm" svg:y1="5.8cm" svg:x2="15.3cm" svg:y2="5.8cm">
                <text:p/>
              </draw:line>
              <draw:line draw:style-name="gr30" draw:text-style-name="P1" draw:layer="layout" svg:x1="14.5cm" svg:y1="5.8cm" svg:x2="14.5cm" svg:y2="10.6cm">
                <text:p/>
              </draw:line>
              <draw:line draw:style-name="gr30" draw:text-style-name="P1" draw:layer="layout" svg:x1="10.5cm" svg:y1="6.2cm" svg:x2="15.3cm" svg:y2="6.2cm">
                <text:p/>
              </draw:line>
              <draw:line draw:style-name="gr30" draw:text-style-name="P1" draw:layer="layout" svg:x1="10.5cm" svg:y1="6.6cm" svg:x2="15.3cm" svg:y2="6.6cm">
                <text:p/>
              </draw:line>
              <draw:line draw:style-name="gr30" draw:text-style-name="P1" draw:layer="layout" svg:x1="14.9cm" svg:y1="5.8cm" svg:x2="14.9cm" svg:y2="10.6cm">
                <text:p/>
              </draw:line>
              <draw:line draw:style-name="gr30" draw:text-style-name="P1" draw:layer="layout" svg:x1="13.7cm" svg:y1="5.8cm" svg:x2="13.7cm" svg:y2="10.6cm">
                <text:p/>
              </draw:line>
              <draw:line draw:style-name="gr30" draw:text-style-name="P1" draw:layer="layout" svg:x1="14.1cm" svg:y1="5.8cm" svg:x2="14.1cm" svg:y2="10.6cm">
                <text:p/>
              </draw:line>
              <draw:line draw:style-name="gr30" draw:text-style-name="P1" draw:layer="layout" svg:x1="13.3cm" svg:y1="5.8cm" svg:x2="13.3cm" svg:y2="10.6cm">
                <text:p/>
              </draw:line>
              <draw:line draw:style-name="gr30" draw:text-style-name="P1" draw:layer="layout" svg:x1="12.9cm" svg:y1="5.8cm" svg:x2="12.9cm" svg:y2="10.6cm">
                <text:p/>
              </draw:line>
              <draw:line draw:style-name="gr30" draw:text-style-name="P1" draw:layer="layout" svg:x1="12.5cm" svg:y1="5.8cm" svg:x2="12.5cm" svg:y2="10.6cm">
                <text:p/>
              </draw:line>
              <draw:line draw:style-name="gr30" draw:text-style-name="P1" draw:layer="layout" svg:x1="12.1cm" svg:y1="5.8cm" svg:x2="12.1cm" svg:y2="10.6cm">
                <text:p/>
              </draw:line>
              <draw:line draw:style-name="gr30" draw:text-style-name="P1" draw:layer="layout" svg:x1="11.7cm" svg:y1="5.8cm" svg:x2="11.7cm" svg:y2="10.6cm">
                <text:p/>
              </draw:line>
              <draw:line draw:style-name="gr30" draw:text-style-name="P1" draw:layer="layout" svg:x1="11.3cm" svg:y1="5.8cm" svg:x2="11.3cm" svg:y2="10.6cm">
                <text:p/>
              </draw:line>
              <draw:line draw:style-name="gr30" draw:text-style-name="P1" draw:layer="layout" svg:x1="10.9cm" svg:y1="5.8cm" svg:x2="10.9cm" svg:y2="10.6cm">
                <text:p/>
              </draw:line>
              <draw:line draw:style-name="gr30" draw:text-style-name="P1" draw:layer="layout" svg:x1="10.5cm" svg:y1="5.8cm" svg:x2="10.5cm" svg:y2="10.6cm">
                <text:p/>
              </draw:line>
              <draw:line draw:style-name="gr30" draw:text-style-name="P1" draw:layer="layout" svg:x1="10.5cm" svg:y1="10.2cm" svg:x2="15.3cm" svg:y2="10.2cm">
                <text:p/>
              </draw:line>
              <draw:line draw:style-name="gr30" draw:text-style-name="P1" draw:layer="layout" svg:x1="10.5cm" svg:y1="9.8cm" svg:x2="15.3cm" svg:y2="9.8cm">
                <text:p/>
              </draw:line>
              <draw:line draw:style-name="gr30" draw:text-style-name="P1" draw:layer="layout" svg:x1="10.5cm" svg:y1="9.4cm" svg:x2="15.3cm" svg:y2="9.4cm">
                <text:p/>
              </draw:line>
              <draw:line draw:style-name="gr30" draw:text-style-name="P1" draw:layer="layout" svg:x1="10.5cm" svg:y1="9cm" svg:x2="15.3cm" svg:y2="9cm">
                <text:p/>
              </draw:line>
              <draw:line draw:style-name="gr30" draw:text-style-name="P1" draw:layer="layout" svg:x1="10.5cm" svg:y1="8.6cm" svg:x2="15.3cm" svg:y2="8.6cm">
                <text:p/>
              </draw:line>
              <draw:line draw:style-name="gr30" draw:text-style-name="P1" draw:layer="layout" svg:x1="10.5cm" svg:y1="8.2cm" svg:x2="15.3cm" svg:y2="8.2cm">
                <text:p/>
              </draw:line>
              <draw:line draw:style-name="gr30" draw:text-style-name="P1" draw:layer="layout" svg:x1="10.5cm" svg:y1="7.8cm" svg:x2="15.3cm" svg:y2="7.8cm">
                <text:p/>
              </draw:line>
              <draw:line draw:style-name="gr30" draw:text-style-name="P1" draw:layer="layout" svg:x1="10.5cm" svg:y1="7.4cm" svg:x2="15.3cm" svg:y2="7.4cm">
                <text:p/>
              </draw:line>
              <draw:line draw:style-name="gr30" draw:text-style-name="P1" draw:layer="layout" svg:x1="10.5cm" svg:y1="7cm" svg:x2="15.3cm" svg:y2="7cm">
                <text:p/>
              </draw:line>
            </draw:g>
            <draw:g>
              <draw:line draw:style-name="gr30" draw:text-style-name="P1" draw:layer="layout" svg:x1="15.3cm" svg:y1="5.8cm" svg:x2="20.1cm" svg:y2="5.8cm">
                <text:p/>
              </draw:line>
              <draw:line draw:style-name="gr30" draw:text-style-name="P1" draw:layer="layout" svg:x1="19.3cm" svg:y1="5.8cm" svg:x2="19.3cm" svg:y2="10.6cm">
                <text:p/>
              </draw:line>
              <draw:line draw:style-name="gr30" draw:text-style-name="P1" draw:layer="layout" svg:x1="15.3cm" svg:y1="6.2cm" svg:x2="20.1cm" svg:y2="6.2cm">
                <text:p/>
              </draw:line>
              <draw:line draw:style-name="gr30" draw:text-style-name="P1" draw:layer="layout" svg:x1="15.3cm" svg:y1="6.6cm" svg:x2="20.1cm" svg:y2="6.6cm">
                <text:p/>
              </draw:line>
              <draw:line draw:style-name="gr30" draw:text-style-name="P1" draw:layer="layout" svg:x1="19.7cm" svg:y1="5.8cm" svg:x2="19.7cm" svg:y2="10.6cm">
                <text:p/>
              </draw:line>
              <draw:line draw:style-name="gr30" draw:text-style-name="P1" draw:layer="layout" svg:x1="18.5cm" svg:y1="5.8cm" svg:x2="18.5cm" svg:y2="10.6cm">
                <text:p/>
              </draw:line>
              <draw:line draw:style-name="gr30" draw:text-style-name="P1" draw:layer="layout" svg:x1="18.9cm" svg:y1="5.8cm" svg:x2="18.9cm" svg:y2="10.6cm">
                <text:p/>
              </draw:line>
              <draw:line draw:style-name="gr30" draw:text-style-name="P1" draw:layer="layout" svg:x1="18.1cm" svg:y1="5.8cm" svg:x2="18.1cm" svg:y2="10.6cm">
                <text:p/>
              </draw:line>
              <draw:line draw:style-name="gr30" draw:text-style-name="P1" draw:layer="layout" svg:x1="17.7cm" svg:y1="5.8cm" svg:x2="17.7cm" svg:y2="10.6cm">
                <text:p/>
              </draw:line>
              <draw:line draw:style-name="gr30" draw:text-style-name="P1" draw:layer="layout" svg:x1="17.3cm" svg:y1="5.8cm" svg:x2="17.3cm" svg:y2="10.6cm">
                <text:p/>
              </draw:line>
              <draw:line draw:style-name="gr30" draw:text-style-name="P1" draw:layer="layout" svg:x1="16.9cm" svg:y1="5.8cm" svg:x2="16.9cm" svg:y2="10.6cm">
                <text:p/>
              </draw:line>
              <draw:line draw:style-name="gr30" draw:text-style-name="P1" draw:layer="layout" svg:x1="16.5cm" svg:y1="5.8cm" svg:x2="16.5cm" svg:y2="10.6cm">
                <text:p/>
              </draw:line>
              <draw:line draw:style-name="gr30" draw:text-style-name="P1" draw:layer="layout" svg:x1="16.1cm" svg:y1="5.8cm" svg:x2="16.1cm" svg:y2="10.6cm">
                <text:p/>
              </draw:line>
              <draw:line draw:style-name="gr30" draw:text-style-name="P1" draw:layer="layout" svg:x1="15.7cm" svg:y1="5.8cm" svg:x2="15.7cm" svg:y2="10.6cm">
                <text:p/>
              </draw:line>
              <draw:line draw:style-name="gr30" draw:text-style-name="P1" draw:layer="layout" svg:x1="15.3cm" svg:y1="5.8cm" svg:x2="15.3cm" svg:y2="10.6cm">
                <text:p/>
              </draw:line>
              <draw:line draw:style-name="gr30" draw:text-style-name="P1" draw:layer="layout" svg:x1="15.3cm" svg:y1="10.2cm" svg:x2="20.1cm" svg:y2="10.2cm">
                <text:p/>
              </draw:line>
              <draw:line draw:style-name="gr30" draw:text-style-name="P1" draw:layer="layout" svg:x1="15.3cm" svg:y1="9.8cm" svg:x2="20.1cm" svg:y2="9.8cm">
                <text:p/>
              </draw:line>
              <draw:line draw:style-name="gr30" draw:text-style-name="P1" draw:layer="layout" svg:x1="15.3cm" svg:y1="9.4cm" svg:x2="20.1cm" svg:y2="9.4cm">
                <text:p/>
              </draw:line>
              <draw:line draw:style-name="gr30" draw:text-style-name="P1" draw:layer="layout" svg:x1="15.3cm" svg:y1="9cm" svg:x2="20.1cm" svg:y2="9cm">
                <text:p/>
              </draw:line>
              <draw:line draw:style-name="gr30" draw:text-style-name="P1" draw:layer="layout" svg:x1="15.3cm" svg:y1="8.6cm" svg:x2="20.1cm" svg:y2="8.6cm">
                <text:p/>
              </draw:line>
              <draw:line draw:style-name="gr30" draw:text-style-name="P1" draw:layer="layout" svg:x1="15.3cm" svg:y1="8.2cm" svg:x2="20.1cm" svg:y2="8.2cm">
                <text:p/>
              </draw:line>
              <draw:line draw:style-name="gr30" draw:text-style-name="P1" draw:layer="layout" svg:x1="15.3cm" svg:y1="7.8cm" svg:x2="20.1cm" svg:y2="7.8cm">
                <text:p/>
              </draw:line>
              <draw:line draw:style-name="gr30" draw:text-style-name="P1" draw:layer="layout" svg:x1="15.3cm" svg:y1="7.4cm" svg:x2="20.1cm" svg:y2="7.4cm">
                <text:p/>
              </draw:line>
              <draw:line draw:style-name="gr30" draw:text-style-name="P1" draw:layer="layout" svg:x1="15.3cm" svg:y1="7cm" svg:x2="20.1cm" svg:y2="7cm">
                <text:p/>
              </draw:line>
            </draw:g>
          </draw:g>
          <draw:g>
            <draw:g>
              <draw:line draw:style-name="gr30" draw:text-style-name="P1" draw:layer="layout" svg:x1="0.9cm" svg:y1="10.6cm" svg:x2="5.7cm" svg:y2="10.6cm">
                <text:p/>
              </draw:line>
              <draw:line draw:style-name="gr30" draw:text-style-name="P1" draw:layer="layout" svg:x1="4.9cm" svg:y1="10.6cm" svg:x2="4.9cm" svg:y2="15.4cm">
                <text:p/>
              </draw:line>
              <draw:line draw:style-name="gr30" draw:text-style-name="P1" draw:layer="layout" svg:x1="0.9cm" svg:y1="11cm" svg:x2="5.7cm" svg:y2="11cm">
                <text:p/>
              </draw:line>
              <draw:line draw:style-name="gr30" draw:text-style-name="P1" draw:layer="layout" svg:x1="0.9cm" svg:y1="11.4cm" svg:x2="5.7cm" svg:y2="11.4cm">
                <text:p/>
              </draw:line>
              <draw:line draw:style-name="gr30" draw:text-style-name="P1" draw:layer="layout" svg:x1="5.3cm" svg:y1="10.6cm" svg:x2="5.3cm" svg:y2="15.4cm">
                <text:p/>
              </draw:line>
              <draw:line draw:style-name="gr30" draw:text-style-name="P1" draw:layer="layout" svg:x1="4.1cm" svg:y1="10.6cm" svg:x2="4.1cm" svg:y2="15.4cm">
                <text:p/>
              </draw:line>
              <draw:line draw:style-name="gr30" draw:text-style-name="P1" draw:layer="layout" svg:x1="4.5cm" svg:y1="10.6cm" svg:x2="4.5cm" svg:y2="15.4cm">
                <text:p/>
              </draw:line>
              <draw:line draw:style-name="gr30" draw:text-style-name="P1" draw:layer="layout" svg:x1="3.7cm" svg:y1="10.6cm" svg:x2="3.7cm" svg:y2="15.4cm">
                <text:p/>
              </draw:line>
              <draw:line draw:style-name="gr30" draw:text-style-name="P1" draw:layer="layout" svg:x1="3.3cm" svg:y1="10.6cm" svg:x2="3.3cm" svg:y2="15.4cm">
                <text:p/>
              </draw:line>
              <draw:line draw:style-name="gr30" draw:text-style-name="P1" draw:layer="layout" svg:x1="2.9cm" svg:y1="10.6cm" svg:x2="2.9cm" svg:y2="15.4cm">
                <text:p/>
              </draw:line>
              <draw:line draw:style-name="gr30" draw:text-style-name="P1" draw:layer="layout" svg:x1="2.5cm" svg:y1="10.6cm" svg:x2="2.5cm" svg:y2="15.4cm">
                <text:p/>
              </draw:line>
              <draw:line draw:style-name="gr30" draw:text-style-name="P1" draw:layer="layout" svg:x1="2.1cm" svg:y1="10.6cm" svg:x2="2.1cm" svg:y2="15.4cm">
                <text:p/>
              </draw:line>
              <draw:line draw:style-name="gr30" draw:text-style-name="P1" draw:layer="layout" svg:x1="1.7cm" svg:y1="10.6cm" svg:x2="1.7cm" svg:y2="15.4cm">
                <text:p/>
              </draw:line>
              <draw:line draw:style-name="gr30" draw:text-style-name="P1" draw:layer="layout" svg:x1="1.3cm" svg:y1="10.6cm" svg:x2="1.3cm" svg:y2="15.4cm">
                <text:p/>
              </draw:line>
              <draw:line draw:style-name="gr30" draw:text-style-name="P1" draw:layer="layout" svg:x1="0.9cm" svg:y1="10.6cm" svg:x2="0.9cm" svg:y2="15.4cm">
                <text:p/>
              </draw:line>
              <draw:line draw:style-name="gr30" draw:text-style-name="P1" draw:layer="layout" svg:x1="0.9cm" svg:y1="15cm" svg:x2="5.7cm" svg:y2="15cm">
                <text:p/>
              </draw:line>
              <draw:line draw:style-name="gr30" draw:text-style-name="P1" draw:layer="layout" svg:x1="0.9cm" svg:y1="14.6cm" svg:x2="5.7cm" svg:y2="14.6cm">
                <text:p/>
              </draw:line>
              <draw:line draw:style-name="gr30" draw:text-style-name="P1" draw:layer="layout" svg:x1="0.9cm" svg:y1="14.2cm" svg:x2="5.7cm" svg:y2="14.2cm">
                <text:p/>
              </draw:line>
              <draw:line draw:style-name="gr30" draw:text-style-name="P1" draw:layer="layout" svg:x1="0.9cm" svg:y1="13.8cm" svg:x2="5.7cm" svg:y2="13.8cm">
                <text:p/>
              </draw:line>
              <draw:line draw:style-name="gr30" draw:text-style-name="P1" draw:layer="layout" svg:x1="0.9cm" svg:y1="13.4cm" svg:x2="5.7cm" svg:y2="13.4cm">
                <text:p/>
              </draw:line>
              <draw:line draw:style-name="gr30" draw:text-style-name="P1" draw:layer="layout" svg:x1="0.9cm" svg:y1="13cm" svg:x2="5.7cm" svg:y2="13cm">
                <text:p/>
              </draw:line>
              <draw:line draw:style-name="gr30" draw:text-style-name="P1" draw:layer="layout" svg:x1="0.9cm" svg:y1="12.6cm" svg:x2="5.7cm" svg:y2="12.6cm">
                <text:p/>
              </draw:line>
              <draw:line draw:style-name="gr30" draw:text-style-name="P1" draw:layer="layout" svg:x1="0.9cm" svg:y1="12.2cm" svg:x2="5.7cm" svg:y2="12.2cm">
                <text:p/>
              </draw:line>
              <draw:line draw:style-name="gr30" draw:text-style-name="P1" draw:layer="layout" svg:x1="0.9cm" svg:y1="11.8cm" svg:x2="5.7cm" svg:y2="11.8cm">
                <text:p/>
              </draw:line>
            </draw:g>
            <draw:g>
              <draw:line draw:style-name="gr30" draw:text-style-name="P1" draw:layer="layout" svg:x1="5.7cm" svg:y1="10.6cm" svg:x2="10.5cm" svg:y2="10.6cm">
                <text:p/>
              </draw:line>
              <draw:line draw:style-name="gr30" draw:text-style-name="P1" draw:layer="layout" svg:x1="9.7cm" svg:y1="10.6cm" svg:x2="9.7cm" svg:y2="15.4cm">
                <text:p/>
              </draw:line>
              <draw:line draw:style-name="gr30" draw:text-style-name="P1" draw:layer="layout" svg:x1="5.7cm" svg:y1="11cm" svg:x2="10.5cm" svg:y2="11cm">
                <text:p/>
              </draw:line>
              <draw:line draw:style-name="gr30" draw:text-style-name="P1" draw:layer="layout" svg:x1="5.7cm" svg:y1="11.4cm" svg:x2="10.5cm" svg:y2="11.4cm">
                <text:p/>
              </draw:line>
              <draw:line draw:style-name="gr30" draw:text-style-name="P1" draw:layer="layout" svg:x1="10.1cm" svg:y1="10.6cm" svg:x2="10.1cm" svg:y2="15.4cm">
                <text:p/>
              </draw:line>
              <draw:line draw:style-name="gr30" draw:text-style-name="P1" draw:layer="layout" svg:x1="8.9cm" svg:y1="10.6cm" svg:x2="8.9cm" svg:y2="15.4cm">
                <text:p/>
              </draw:line>
              <draw:line draw:style-name="gr30" draw:text-style-name="P1" draw:layer="layout" svg:x1="9.3cm" svg:y1="10.6cm" svg:x2="9.3cm" svg:y2="15.4cm">
                <text:p/>
              </draw:line>
              <draw:line draw:style-name="gr30" draw:text-style-name="P1" draw:layer="layout" svg:x1="8.5cm" svg:y1="10.6cm" svg:x2="8.5cm" svg:y2="15.4cm">
                <text:p/>
              </draw:line>
              <draw:line draw:style-name="gr30" draw:text-style-name="P1" draw:layer="layout" svg:x1="8.1cm" svg:y1="10.6cm" svg:x2="8.1cm" svg:y2="15.4cm">
                <text:p/>
              </draw:line>
              <draw:line draw:style-name="gr30" draw:text-style-name="P1" draw:layer="layout" svg:x1="7.7cm" svg:y1="10.6cm" svg:x2="7.7cm" svg:y2="15.4cm">
                <text:p/>
              </draw:line>
              <draw:line draw:style-name="gr30" draw:text-style-name="P1" draw:layer="layout" svg:x1="7.3cm" svg:y1="10.6cm" svg:x2="7.3cm" svg:y2="15.4cm">
                <text:p/>
              </draw:line>
              <draw:line draw:style-name="gr30" draw:text-style-name="P1" draw:layer="layout" svg:x1="6.9cm" svg:y1="10.6cm" svg:x2="6.9cm" svg:y2="15.4cm">
                <text:p/>
              </draw:line>
              <draw:line draw:style-name="gr30" draw:text-style-name="P1" draw:layer="layout" svg:x1="6.5cm" svg:y1="10.6cm" svg:x2="6.5cm" svg:y2="15.4cm">
                <text:p/>
              </draw:line>
              <draw:line draw:style-name="gr30" draw:text-style-name="P1" draw:layer="layout" svg:x1="6.1cm" svg:y1="10.6cm" svg:x2="6.1cm" svg:y2="15.4cm">
                <text:p/>
              </draw:line>
              <draw:line draw:style-name="gr30" draw:text-style-name="P1" draw:layer="layout" svg:x1="5.7cm" svg:y1="10.6cm" svg:x2="5.7cm" svg:y2="15.4cm">
                <text:p/>
              </draw:line>
              <draw:line draw:style-name="gr30" draw:text-style-name="P1" draw:layer="layout" svg:x1="5.7cm" svg:y1="15cm" svg:x2="10.5cm" svg:y2="15cm">
                <text:p/>
              </draw:line>
              <draw:line draw:style-name="gr30" draw:text-style-name="P1" draw:layer="layout" svg:x1="5.7cm" svg:y1="14.6cm" svg:x2="10.5cm" svg:y2="14.6cm">
                <text:p/>
              </draw:line>
              <draw:line draw:style-name="gr30" draw:text-style-name="P1" draw:layer="layout" svg:x1="5.7cm" svg:y1="14.2cm" svg:x2="10.5cm" svg:y2="14.2cm">
                <text:p/>
              </draw:line>
              <draw:line draw:style-name="gr30" draw:text-style-name="P1" draw:layer="layout" svg:x1="5.7cm" svg:y1="13.8cm" svg:x2="10.5cm" svg:y2="13.8cm">
                <text:p/>
              </draw:line>
              <draw:line draw:style-name="gr30" draw:text-style-name="P1" draw:layer="layout" svg:x1="5.7cm" svg:y1="13.4cm" svg:x2="10.5cm" svg:y2="13.4cm">
                <text:p/>
              </draw:line>
              <draw:line draw:style-name="gr30" draw:text-style-name="P1" draw:layer="layout" svg:x1="5.7cm" svg:y1="13cm" svg:x2="10.5cm" svg:y2="13cm">
                <text:p/>
              </draw:line>
              <draw:line draw:style-name="gr30" draw:text-style-name="P1" draw:layer="layout" svg:x1="5.7cm" svg:y1="12.6cm" svg:x2="10.5cm" svg:y2="12.6cm">
                <text:p/>
              </draw:line>
              <draw:line draw:style-name="gr30" draw:text-style-name="P1" draw:layer="layout" svg:x1="5.7cm" svg:y1="12.2cm" svg:x2="10.5cm" svg:y2="12.2cm">
                <text:p/>
              </draw:line>
              <draw:line draw:style-name="gr30" draw:text-style-name="P1" draw:layer="layout" svg:x1="5.7cm" svg:y1="11.8cm" svg:x2="10.5cm" svg:y2="11.8cm">
                <text:p/>
              </draw:line>
            </draw:g>
            <draw:g>
              <draw:line draw:style-name="gr30" draw:text-style-name="P1" draw:layer="layout" svg:x1="10.5cm" svg:y1="10.6cm" svg:x2="15.3cm" svg:y2="10.6cm">
                <text:p/>
              </draw:line>
              <draw:line draw:style-name="gr30" draw:text-style-name="P1" draw:layer="layout" svg:x1="14.5cm" svg:y1="10.6cm" svg:x2="14.5cm" svg:y2="15.4cm">
                <text:p/>
              </draw:line>
              <draw:line draw:style-name="gr30" draw:text-style-name="P1" draw:layer="layout" svg:x1="10.5cm" svg:y1="11cm" svg:x2="15.3cm" svg:y2="11cm">
                <text:p/>
              </draw:line>
              <draw:line draw:style-name="gr30" draw:text-style-name="P1" draw:layer="layout" svg:x1="10.5cm" svg:y1="11.4cm" svg:x2="15.3cm" svg:y2="11.4cm">
                <text:p/>
              </draw:line>
              <draw:line draw:style-name="gr30" draw:text-style-name="P1" draw:layer="layout" svg:x1="14.9cm" svg:y1="10.6cm" svg:x2="14.9cm" svg:y2="15.4cm">
                <text:p/>
              </draw:line>
              <draw:line draw:style-name="gr30" draw:text-style-name="P1" draw:layer="layout" svg:x1="13.7cm" svg:y1="10.6cm" svg:x2="13.7cm" svg:y2="15.4cm">
                <text:p/>
              </draw:line>
              <draw:line draw:style-name="gr30" draw:text-style-name="P1" draw:layer="layout" svg:x1="14.1cm" svg:y1="10.6cm" svg:x2="14.1cm" svg:y2="15.4cm">
                <text:p/>
              </draw:line>
              <draw:line draw:style-name="gr30" draw:text-style-name="P1" draw:layer="layout" svg:x1="13.3cm" svg:y1="10.6cm" svg:x2="13.3cm" svg:y2="15.4cm">
                <text:p/>
              </draw:line>
              <draw:line draw:style-name="gr30" draw:text-style-name="P1" draw:layer="layout" svg:x1="12.9cm" svg:y1="10.6cm" svg:x2="12.9cm" svg:y2="15.4cm">
                <text:p/>
              </draw:line>
              <draw:line draw:style-name="gr30" draw:text-style-name="P1" draw:layer="layout" svg:x1="12.5cm" svg:y1="10.6cm" svg:x2="12.5cm" svg:y2="15.4cm">
                <text:p/>
              </draw:line>
              <draw:line draw:style-name="gr30" draw:text-style-name="P1" draw:layer="layout" svg:x1="12.1cm" svg:y1="10.6cm" svg:x2="12.1cm" svg:y2="15.4cm">
                <text:p/>
              </draw:line>
              <draw:line draw:style-name="gr30" draw:text-style-name="P1" draw:layer="layout" svg:x1="11.7cm" svg:y1="10.6cm" svg:x2="11.7cm" svg:y2="15.4cm">
                <text:p/>
              </draw:line>
              <draw:line draw:style-name="gr30" draw:text-style-name="P1" draw:layer="layout" svg:x1="11.3cm" svg:y1="10.6cm" svg:x2="11.3cm" svg:y2="15.4cm">
                <text:p/>
              </draw:line>
              <draw:line draw:style-name="gr30" draw:text-style-name="P1" draw:layer="layout" svg:x1="10.9cm" svg:y1="10.6cm" svg:x2="10.9cm" svg:y2="15.4cm">
                <text:p/>
              </draw:line>
              <draw:line draw:style-name="gr30" draw:text-style-name="P1" draw:layer="layout" svg:x1="10.5cm" svg:y1="10.6cm" svg:x2="10.5cm" svg:y2="15.4cm">
                <text:p/>
              </draw:line>
              <draw:line draw:style-name="gr30" draw:text-style-name="P1" draw:layer="layout" svg:x1="10.5cm" svg:y1="15cm" svg:x2="15.3cm" svg:y2="15cm">
                <text:p/>
              </draw:line>
              <draw:line draw:style-name="gr30" draw:text-style-name="P1" draw:layer="layout" svg:x1="10.5cm" svg:y1="14.6cm" svg:x2="15.3cm" svg:y2="14.6cm">
                <text:p/>
              </draw:line>
              <draw:line draw:style-name="gr30" draw:text-style-name="P1" draw:layer="layout" svg:x1="10.5cm" svg:y1="14.2cm" svg:x2="15.3cm" svg:y2="14.2cm">
                <text:p/>
              </draw:line>
              <draw:line draw:style-name="gr30" draw:text-style-name="P1" draw:layer="layout" svg:x1="10.5cm" svg:y1="13.8cm" svg:x2="15.3cm" svg:y2="13.8cm">
                <text:p/>
              </draw:line>
              <draw:line draw:style-name="gr30" draw:text-style-name="P1" draw:layer="layout" svg:x1="10.5cm" svg:y1="13.4cm" svg:x2="15.3cm" svg:y2="13.4cm">
                <text:p/>
              </draw:line>
              <draw:line draw:style-name="gr30" draw:text-style-name="P1" draw:layer="layout" svg:x1="10.5cm" svg:y1="13cm" svg:x2="15.3cm" svg:y2="13cm">
                <text:p/>
              </draw:line>
              <draw:line draw:style-name="gr30" draw:text-style-name="P1" draw:layer="layout" svg:x1="10.5cm" svg:y1="12.6cm" svg:x2="15.3cm" svg:y2="12.6cm">
                <text:p/>
              </draw:line>
              <draw:line draw:style-name="gr30" draw:text-style-name="P1" draw:layer="layout" svg:x1="10.5cm" svg:y1="12.2cm" svg:x2="15.3cm" svg:y2="12.2cm">
                <text:p/>
              </draw:line>
              <draw:line draw:style-name="gr30" draw:text-style-name="P1" draw:layer="layout" svg:x1="10.5cm" svg:y1="11.8cm" svg:x2="15.3cm" svg:y2="11.8cm">
                <text:p/>
              </draw:line>
            </draw:g>
            <draw:g>
              <draw:line draw:style-name="gr30" draw:text-style-name="P1" draw:layer="layout" svg:x1="15.3cm" svg:y1="10.6cm" svg:x2="20.1cm" svg:y2="10.6cm">
                <text:p/>
              </draw:line>
              <draw:line draw:style-name="gr30" draw:text-style-name="P1" draw:layer="layout" svg:x1="19.3cm" svg:y1="10.6cm" svg:x2="19.3cm" svg:y2="15.4cm">
                <text:p/>
              </draw:line>
              <draw:line draw:style-name="gr30" draw:text-style-name="P1" draw:layer="layout" svg:x1="15.3cm" svg:y1="11cm" svg:x2="20.1cm" svg:y2="11cm">
                <text:p/>
              </draw:line>
              <draw:line draw:style-name="gr30" draw:text-style-name="P1" draw:layer="layout" svg:x1="15.3cm" svg:y1="11.4cm" svg:x2="20.1cm" svg:y2="11.4cm">
                <text:p/>
              </draw:line>
              <draw:line draw:style-name="gr30" draw:text-style-name="P1" draw:layer="layout" svg:x1="19.7cm" svg:y1="10.6cm" svg:x2="19.7cm" svg:y2="15.4cm">
                <text:p/>
              </draw:line>
              <draw:line draw:style-name="gr30" draw:text-style-name="P1" draw:layer="layout" svg:x1="18.5cm" svg:y1="10.6cm" svg:x2="18.5cm" svg:y2="15.4cm">
                <text:p/>
              </draw:line>
              <draw:line draw:style-name="gr30" draw:text-style-name="P1" draw:layer="layout" svg:x1="18.9cm" svg:y1="10.6cm" svg:x2="18.9cm" svg:y2="15.4cm">
                <text:p/>
              </draw:line>
              <draw:line draw:style-name="gr30" draw:text-style-name="P1" draw:layer="layout" svg:x1="18.1cm" svg:y1="10.6cm" svg:x2="18.1cm" svg:y2="15.4cm">
                <text:p/>
              </draw:line>
              <draw:line draw:style-name="gr30" draw:text-style-name="P1" draw:layer="layout" svg:x1="17.7cm" svg:y1="10.6cm" svg:x2="17.7cm" svg:y2="15.4cm">
                <text:p/>
              </draw:line>
              <draw:line draw:style-name="gr30" draw:text-style-name="P1" draw:layer="layout" svg:x1="17.3cm" svg:y1="10.6cm" svg:x2="17.3cm" svg:y2="15.4cm">
                <text:p/>
              </draw:line>
              <draw:line draw:style-name="gr30" draw:text-style-name="P1" draw:layer="layout" svg:x1="16.9cm" svg:y1="10.6cm" svg:x2="16.9cm" svg:y2="15.4cm">
                <text:p/>
              </draw:line>
              <draw:line draw:style-name="gr30" draw:text-style-name="P1" draw:layer="layout" svg:x1="16.5cm" svg:y1="10.6cm" svg:x2="16.5cm" svg:y2="15.4cm">
                <text:p/>
              </draw:line>
              <draw:line draw:style-name="gr30" draw:text-style-name="P1" draw:layer="layout" svg:x1="16.1cm" svg:y1="10.6cm" svg:x2="16.1cm" svg:y2="15.4cm">
                <text:p/>
              </draw:line>
              <draw:line draw:style-name="gr30" draw:text-style-name="P1" draw:layer="layout" svg:x1="15.7cm" svg:y1="10.6cm" svg:x2="15.7cm" svg:y2="15.4cm">
                <text:p/>
              </draw:line>
              <draw:line draw:style-name="gr30" draw:text-style-name="P1" draw:layer="layout" svg:x1="15.3cm" svg:y1="10.6cm" svg:x2="15.3cm" svg:y2="15.4cm">
                <text:p/>
              </draw:line>
              <draw:line draw:style-name="gr30" draw:text-style-name="P1" draw:layer="layout" svg:x1="15.3cm" svg:y1="15cm" svg:x2="20.1cm" svg:y2="15cm">
                <text:p/>
              </draw:line>
              <draw:line draw:style-name="gr30" draw:text-style-name="P1" draw:layer="layout" svg:x1="15.3cm" svg:y1="14.6cm" svg:x2="20.1cm" svg:y2="14.6cm">
                <text:p/>
              </draw:line>
              <draw:line draw:style-name="gr30" draw:text-style-name="P1" draw:layer="layout" svg:x1="15.3cm" svg:y1="14.2cm" svg:x2="20.1cm" svg:y2="14.2cm">
                <text:p/>
              </draw:line>
              <draw:line draw:style-name="gr30" draw:text-style-name="P1" draw:layer="layout" svg:x1="15.3cm" svg:y1="13.8cm" svg:x2="20.1cm" svg:y2="13.8cm">
                <text:p/>
              </draw:line>
              <draw:line draw:style-name="gr30" draw:text-style-name="P1" draw:layer="layout" svg:x1="15.3cm" svg:y1="13.4cm" svg:x2="20.1cm" svg:y2="13.4cm">
                <text:p/>
              </draw:line>
              <draw:line draw:style-name="gr30" draw:text-style-name="P1" draw:layer="layout" svg:x1="15.3cm" svg:y1="13cm" svg:x2="20.1cm" svg:y2="13cm">
                <text:p/>
              </draw:line>
              <draw:line draw:style-name="gr30" draw:text-style-name="P1" draw:layer="layout" svg:x1="15.3cm" svg:y1="12.6cm" svg:x2="20.1cm" svg:y2="12.6cm">
                <text:p/>
              </draw:line>
              <draw:line draw:style-name="gr30" draw:text-style-name="P1" draw:layer="layout" svg:x1="15.3cm" svg:y1="12.2cm" svg:x2="20.1cm" svg:y2="12.2cm">
                <text:p/>
              </draw:line>
              <draw:line draw:style-name="gr30" draw:text-style-name="P1" draw:layer="layout" svg:x1="15.3cm" svg:y1="11.8cm" svg:x2="20.1cm" svg:y2="11.8cm">
                <text:p/>
              </draw:line>
            </draw:g>
          </draw:g>
          <draw:g>
            <draw:g>
              <draw:line draw:style-name="gr30" draw:text-style-name="P1" draw:layer="layout" svg:x1="0.9cm" svg:y1="15.4cm" svg:x2="5.7cm" svg:y2="15.4cm">
                <text:p/>
              </draw:line>
              <draw:line draw:style-name="gr30" draw:text-style-name="P1" draw:layer="layout" svg:x1="4.9cm" svg:y1="15.4cm" svg:x2="4.9cm" svg:y2="20.2cm">
                <text:p/>
              </draw:line>
              <draw:line draw:style-name="gr30" draw:text-style-name="P1" draw:layer="layout" svg:x1="0.9cm" svg:y1="15.8cm" svg:x2="5.7cm" svg:y2="15.8cm">
                <text:p/>
              </draw:line>
              <draw:line draw:style-name="gr30" draw:text-style-name="P1" draw:layer="layout" svg:x1="0.9cm" svg:y1="16.2cm" svg:x2="5.7cm" svg:y2="16.2cm">
                <text:p/>
              </draw:line>
              <draw:line draw:style-name="gr30" draw:text-style-name="P1" draw:layer="layout" svg:x1="5.3cm" svg:y1="15.4cm" svg:x2="5.3cm" svg:y2="20.2cm">
                <text:p/>
              </draw:line>
              <draw:line draw:style-name="gr30" draw:text-style-name="P1" draw:layer="layout" svg:x1="4.1cm" svg:y1="15.4cm" svg:x2="4.1cm" svg:y2="20.2cm">
                <text:p/>
              </draw:line>
              <draw:line draw:style-name="gr30" draw:text-style-name="P1" draw:layer="layout" svg:x1="4.5cm" svg:y1="15.4cm" svg:x2="4.5cm" svg:y2="20.2cm">
                <text:p/>
              </draw:line>
              <draw:line draw:style-name="gr30" draw:text-style-name="P1" draw:layer="layout" svg:x1="3.7cm" svg:y1="15.4cm" svg:x2="3.7cm" svg:y2="20.2cm">
                <text:p/>
              </draw:line>
              <draw:line draw:style-name="gr30" draw:text-style-name="P1" draw:layer="layout" svg:x1="3.3cm" svg:y1="15.4cm" svg:x2="3.3cm" svg:y2="20.2cm">
                <text:p/>
              </draw:line>
              <draw:line draw:style-name="gr30" draw:text-style-name="P1" draw:layer="layout" svg:x1="2.9cm" svg:y1="15.4cm" svg:x2="2.9cm" svg:y2="20.2cm">
                <text:p/>
              </draw:line>
              <draw:line draw:style-name="gr30" draw:text-style-name="P1" draw:layer="layout" svg:x1="2.5cm" svg:y1="15.4cm" svg:x2="2.5cm" svg:y2="20.2cm">
                <text:p/>
              </draw:line>
              <draw:line draw:style-name="gr30" draw:text-style-name="P1" draw:layer="layout" svg:x1="2.1cm" svg:y1="15.4cm" svg:x2="2.1cm" svg:y2="20.2cm">
                <text:p/>
              </draw:line>
              <draw:line draw:style-name="gr30" draw:text-style-name="P1" draw:layer="layout" svg:x1="1.7cm" svg:y1="15.4cm" svg:x2="1.7cm" svg:y2="20.2cm">
                <text:p/>
              </draw:line>
              <draw:line draw:style-name="gr30" draw:text-style-name="P1" draw:layer="layout" svg:x1="1.3cm" svg:y1="15.4cm" svg:x2="1.3cm" svg:y2="20.2cm">
                <text:p/>
              </draw:line>
              <draw:line draw:style-name="gr30" draw:text-style-name="P1" draw:layer="layout" svg:x1="0.9cm" svg:y1="15.4cm" svg:x2="0.9cm" svg:y2="20.2cm">
                <text:p/>
              </draw:line>
              <draw:line draw:style-name="gr30" draw:text-style-name="P1" draw:layer="layout" svg:x1="0.9cm" svg:y1="19.8cm" svg:x2="5.7cm" svg:y2="19.8cm">
                <text:p/>
              </draw:line>
              <draw:line draw:style-name="gr30" draw:text-style-name="P1" draw:layer="layout" svg:x1="0.9cm" svg:y1="19.4cm" svg:x2="5.7cm" svg:y2="19.4cm">
                <text:p/>
              </draw:line>
              <draw:line draw:style-name="gr30" draw:text-style-name="P1" draw:layer="layout" svg:x1="0.9cm" svg:y1="19cm" svg:x2="5.7cm" svg:y2="19cm">
                <text:p/>
              </draw:line>
              <draw:line draw:style-name="gr30" draw:text-style-name="P1" draw:layer="layout" svg:x1="0.9cm" svg:y1="18.6cm" svg:x2="5.7cm" svg:y2="18.6cm">
                <text:p/>
              </draw:line>
              <draw:line draw:style-name="gr30" draw:text-style-name="P1" draw:layer="layout" svg:x1="0.9cm" svg:y1="18.2cm" svg:x2="5.7cm" svg:y2="18.2cm">
                <text:p/>
              </draw:line>
              <draw:line draw:style-name="gr30" draw:text-style-name="P1" draw:layer="layout" svg:x1="0.9cm" svg:y1="17.8cm" svg:x2="5.7cm" svg:y2="17.8cm">
                <text:p/>
              </draw:line>
              <draw:line draw:style-name="gr30" draw:text-style-name="P1" draw:layer="layout" svg:x1="0.9cm" svg:y1="17.4cm" svg:x2="5.7cm" svg:y2="17.4cm">
                <text:p/>
              </draw:line>
              <draw:line draw:style-name="gr30" draw:text-style-name="P1" draw:layer="layout" svg:x1="0.9cm" svg:y1="17cm" svg:x2="5.7cm" svg:y2="17cm">
                <text:p/>
              </draw:line>
              <draw:line draw:style-name="gr30" draw:text-style-name="P1" draw:layer="layout" svg:x1="0.9cm" svg:y1="16.6cm" svg:x2="5.7cm" svg:y2="16.6cm">
                <text:p/>
              </draw:line>
            </draw:g>
            <draw:g>
              <draw:line draw:style-name="gr30" draw:text-style-name="P1" draw:layer="layout" svg:x1="5.7cm" svg:y1="15.4cm" svg:x2="10.5cm" svg:y2="15.4cm">
                <text:p/>
              </draw:line>
              <draw:line draw:style-name="gr30" draw:text-style-name="P1" draw:layer="layout" svg:x1="9.7cm" svg:y1="15.4cm" svg:x2="9.7cm" svg:y2="20.2cm">
                <text:p/>
              </draw:line>
              <draw:line draw:style-name="gr30" draw:text-style-name="P1" draw:layer="layout" svg:x1="5.7cm" svg:y1="15.8cm" svg:x2="10.5cm" svg:y2="15.8cm">
                <text:p/>
              </draw:line>
              <draw:line draw:style-name="gr30" draw:text-style-name="P1" draw:layer="layout" svg:x1="5.7cm" svg:y1="16.2cm" svg:x2="10.5cm" svg:y2="16.2cm">
                <text:p/>
              </draw:line>
              <draw:line draw:style-name="gr30" draw:text-style-name="P1" draw:layer="layout" svg:x1="10.1cm" svg:y1="15.4cm" svg:x2="10.1cm" svg:y2="20.2cm">
                <text:p/>
              </draw:line>
              <draw:line draw:style-name="gr30" draw:text-style-name="P1" draw:layer="layout" svg:x1="8.9cm" svg:y1="15.4cm" svg:x2="8.9cm" svg:y2="20.2cm">
                <text:p/>
              </draw:line>
              <draw:line draw:style-name="gr30" draw:text-style-name="P1" draw:layer="layout" svg:x1="9.3cm" svg:y1="15.4cm" svg:x2="9.3cm" svg:y2="20.2cm">
                <text:p/>
              </draw:line>
              <draw:line draw:style-name="gr30" draw:text-style-name="P1" draw:layer="layout" svg:x1="8.5cm" svg:y1="15.4cm" svg:x2="8.5cm" svg:y2="20.2cm">
                <text:p/>
              </draw:line>
              <draw:line draw:style-name="gr30" draw:text-style-name="P1" draw:layer="layout" svg:x1="8.1cm" svg:y1="15.4cm" svg:x2="8.1cm" svg:y2="20.2cm">
                <text:p/>
              </draw:line>
              <draw:line draw:style-name="gr30" draw:text-style-name="P1" draw:layer="layout" svg:x1="7.7cm" svg:y1="15.4cm" svg:x2="7.7cm" svg:y2="20.2cm">
                <text:p/>
              </draw:line>
              <draw:line draw:style-name="gr30" draw:text-style-name="P1" draw:layer="layout" svg:x1="7.3cm" svg:y1="15.4cm" svg:x2="7.3cm" svg:y2="20.2cm">
                <text:p/>
              </draw:line>
              <draw:line draw:style-name="gr30" draw:text-style-name="P1" draw:layer="layout" svg:x1="6.9cm" svg:y1="15.4cm" svg:x2="6.9cm" svg:y2="20.2cm">
                <text:p/>
              </draw:line>
              <draw:line draw:style-name="gr30" draw:text-style-name="P1" draw:layer="layout" svg:x1="6.5cm" svg:y1="15.4cm" svg:x2="6.5cm" svg:y2="20.2cm">
                <text:p/>
              </draw:line>
              <draw:line draw:style-name="gr30" draw:text-style-name="P1" draw:layer="layout" svg:x1="6.1cm" svg:y1="15.4cm" svg:x2="6.1cm" svg:y2="20.2cm">
                <text:p/>
              </draw:line>
              <draw:line draw:style-name="gr30" draw:text-style-name="P1" draw:layer="layout" svg:x1="5.7cm" svg:y1="15.4cm" svg:x2="5.7cm" svg:y2="20.2cm">
                <text:p/>
              </draw:line>
              <draw:line draw:style-name="gr30" draw:text-style-name="P1" draw:layer="layout" svg:x1="5.7cm" svg:y1="19.8cm" svg:x2="10.5cm" svg:y2="19.8cm">
                <text:p/>
              </draw:line>
              <draw:line draw:style-name="gr30" draw:text-style-name="P1" draw:layer="layout" svg:x1="5.7cm" svg:y1="19.4cm" svg:x2="10.5cm" svg:y2="19.4cm">
                <text:p/>
              </draw:line>
              <draw:line draw:style-name="gr30" draw:text-style-name="P1" draw:layer="layout" svg:x1="5.7cm" svg:y1="19cm" svg:x2="10.5cm" svg:y2="19cm">
                <text:p/>
              </draw:line>
              <draw:line draw:style-name="gr30" draw:text-style-name="P1" draw:layer="layout" svg:x1="5.7cm" svg:y1="18.6cm" svg:x2="10.5cm" svg:y2="18.6cm">
                <text:p/>
              </draw:line>
              <draw:line draw:style-name="gr30" draw:text-style-name="P1" draw:layer="layout" svg:x1="5.7cm" svg:y1="18.2cm" svg:x2="10.5cm" svg:y2="18.2cm">
                <text:p/>
              </draw:line>
              <draw:line draw:style-name="gr30" draw:text-style-name="P1" draw:layer="layout" svg:x1="5.7cm" svg:y1="17.8cm" svg:x2="10.5cm" svg:y2="17.8cm">
                <text:p/>
              </draw:line>
              <draw:line draw:style-name="gr30" draw:text-style-name="P1" draw:layer="layout" svg:x1="5.7cm" svg:y1="17.4cm" svg:x2="10.5cm" svg:y2="17.4cm">
                <text:p/>
              </draw:line>
              <draw:line draw:style-name="gr30" draw:text-style-name="P1" draw:layer="layout" svg:x1="5.7cm" svg:y1="17cm" svg:x2="10.5cm" svg:y2="17cm">
                <text:p/>
              </draw:line>
              <draw:line draw:style-name="gr30" draw:text-style-name="P1" draw:layer="layout" svg:x1="5.7cm" svg:y1="16.6cm" svg:x2="10.5cm" svg:y2="16.6cm">
                <text:p/>
              </draw:line>
            </draw:g>
            <draw:g>
              <draw:line draw:style-name="gr30" draw:text-style-name="P1" draw:layer="layout" svg:x1="10.5cm" svg:y1="15.4cm" svg:x2="15.3cm" svg:y2="15.4cm">
                <text:p/>
              </draw:line>
              <draw:line draw:style-name="gr30" draw:text-style-name="P1" draw:layer="layout" svg:x1="14.5cm" svg:y1="15.4cm" svg:x2="14.5cm" svg:y2="20.2cm">
                <text:p/>
              </draw:line>
              <draw:line draw:style-name="gr30" draw:text-style-name="P1" draw:layer="layout" svg:x1="10.5cm" svg:y1="15.8cm" svg:x2="15.3cm" svg:y2="15.8cm">
                <text:p/>
              </draw:line>
              <draw:line draw:style-name="gr30" draw:text-style-name="P1" draw:layer="layout" svg:x1="10.5cm" svg:y1="16.2cm" svg:x2="15.3cm" svg:y2="16.2cm">
                <text:p/>
              </draw:line>
              <draw:line draw:style-name="gr30" draw:text-style-name="P1" draw:layer="layout" svg:x1="14.9cm" svg:y1="15.4cm" svg:x2="14.9cm" svg:y2="20.2cm">
                <text:p/>
              </draw:line>
              <draw:line draw:style-name="gr30" draw:text-style-name="P1" draw:layer="layout" svg:x1="13.7cm" svg:y1="15.4cm" svg:x2="13.7cm" svg:y2="20.2cm">
                <text:p/>
              </draw:line>
              <draw:line draw:style-name="gr30" draw:text-style-name="P1" draw:layer="layout" svg:x1="14.1cm" svg:y1="15.4cm" svg:x2="14.1cm" svg:y2="20.2cm">
                <text:p/>
              </draw:line>
              <draw:line draw:style-name="gr30" draw:text-style-name="P1" draw:layer="layout" svg:x1="13.3cm" svg:y1="15.4cm" svg:x2="13.3cm" svg:y2="20.2cm">
                <text:p/>
              </draw:line>
              <draw:line draw:style-name="gr30" draw:text-style-name="P1" draw:layer="layout" svg:x1="12.9cm" svg:y1="15.4cm" svg:x2="12.9cm" svg:y2="20.2cm">
                <text:p/>
              </draw:line>
              <draw:line draw:style-name="gr30" draw:text-style-name="P1" draw:layer="layout" svg:x1="12.5cm" svg:y1="15.4cm" svg:x2="12.5cm" svg:y2="20.2cm">
                <text:p/>
              </draw:line>
              <draw:line draw:style-name="gr30" draw:text-style-name="P1" draw:layer="layout" svg:x1="12.1cm" svg:y1="15.4cm" svg:x2="12.1cm" svg:y2="20.2cm">
                <text:p/>
              </draw:line>
              <draw:line draw:style-name="gr30" draw:text-style-name="P1" draw:layer="layout" svg:x1="11.7cm" svg:y1="15.4cm" svg:x2="11.7cm" svg:y2="20.2cm">
                <text:p/>
              </draw:line>
              <draw:line draw:style-name="gr30" draw:text-style-name="P1" draw:layer="layout" svg:x1="11.3cm" svg:y1="15.4cm" svg:x2="11.3cm" svg:y2="20.2cm">
                <text:p/>
              </draw:line>
              <draw:line draw:style-name="gr30" draw:text-style-name="P1" draw:layer="layout" svg:x1="10.9cm" svg:y1="15.4cm" svg:x2="10.9cm" svg:y2="20.2cm">
                <text:p/>
              </draw:line>
              <draw:line draw:style-name="gr30" draw:text-style-name="P1" draw:layer="layout" svg:x1="10.5cm" svg:y1="15.4cm" svg:x2="10.5cm" svg:y2="20.2cm">
                <text:p/>
              </draw:line>
              <draw:line draw:style-name="gr30" draw:text-style-name="P1" draw:layer="layout" svg:x1="10.5cm" svg:y1="19.8cm" svg:x2="15.3cm" svg:y2="19.8cm">
                <text:p/>
              </draw:line>
              <draw:line draw:style-name="gr30" draw:text-style-name="P1" draw:layer="layout" svg:x1="10.5cm" svg:y1="19.4cm" svg:x2="15.3cm" svg:y2="19.4cm">
                <text:p/>
              </draw:line>
              <draw:line draw:style-name="gr30" draw:text-style-name="P1" draw:layer="layout" svg:x1="10.5cm" svg:y1="19cm" svg:x2="15.3cm" svg:y2="19cm">
                <text:p/>
              </draw:line>
              <draw:line draw:style-name="gr30" draw:text-style-name="P1" draw:layer="layout" svg:x1="10.5cm" svg:y1="18.6cm" svg:x2="15.3cm" svg:y2="18.6cm">
                <text:p/>
              </draw:line>
              <draw:line draw:style-name="gr30" draw:text-style-name="P1" draw:layer="layout" svg:x1="10.5cm" svg:y1="18.2cm" svg:x2="15.3cm" svg:y2="18.2cm">
                <text:p/>
              </draw:line>
              <draw:line draw:style-name="gr30" draw:text-style-name="P1" draw:layer="layout" svg:x1="10.5cm" svg:y1="17.8cm" svg:x2="15.3cm" svg:y2="17.8cm">
                <text:p/>
              </draw:line>
              <draw:line draw:style-name="gr30" draw:text-style-name="P1" draw:layer="layout" svg:x1="10.5cm" svg:y1="17.4cm" svg:x2="15.3cm" svg:y2="17.4cm">
                <text:p/>
              </draw:line>
              <draw:line draw:style-name="gr30" draw:text-style-name="P1" draw:layer="layout" svg:x1="10.5cm" svg:y1="17cm" svg:x2="15.3cm" svg:y2="17cm">
                <text:p/>
              </draw:line>
              <draw:line draw:style-name="gr30" draw:text-style-name="P1" draw:layer="layout" svg:x1="10.5cm" svg:y1="16.6cm" svg:x2="15.3cm" svg:y2="16.6cm">
                <text:p/>
              </draw:line>
            </draw:g>
            <draw:g>
              <draw:line draw:style-name="gr30" draw:text-style-name="P1" draw:layer="layout" svg:x1="15.3cm" svg:y1="15.4cm" svg:x2="20.1cm" svg:y2="15.4cm">
                <text:p/>
              </draw:line>
              <draw:line draw:style-name="gr30" draw:text-style-name="P1" draw:layer="layout" svg:x1="19.3cm" svg:y1="15.4cm" svg:x2="19.3cm" svg:y2="20.2cm">
                <text:p/>
              </draw:line>
              <draw:line draw:style-name="gr30" draw:text-style-name="P1" draw:layer="layout" svg:x1="15.3cm" svg:y1="15.8cm" svg:x2="20.1cm" svg:y2="15.8cm">
                <text:p/>
              </draw:line>
              <draw:line draw:style-name="gr30" draw:text-style-name="P1" draw:layer="layout" svg:x1="15.3cm" svg:y1="16.2cm" svg:x2="20.1cm" svg:y2="16.2cm">
                <text:p/>
              </draw:line>
              <draw:line draw:style-name="gr30" draw:text-style-name="P1" draw:layer="layout" svg:x1="19.7cm" svg:y1="15.4cm" svg:x2="19.7cm" svg:y2="20.2cm">
                <text:p/>
              </draw:line>
              <draw:line draw:style-name="gr30" draw:text-style-name="P1" draw:layer="layout" svg:x1="18.5cm" svg:y1="15.4cm" svg:x2="18.5cm" svg:y2="20.2cm">
                <text:p/>
              </draw:line>
              <draw:line draw:style-name="gr30" draw:text-style-name="P1" draw:layer="layout" svg:x1="18.9cm" svg:y1="15.4cm" svg:x2="18.9cm" svg:y2="20.2cm">
                <text:p/>
              </draw:line>
              <draw:line draw:style-name="gr30" draw:text-style-name="P1" draw:layer="layout" svg:x1="18.1cm" svg:y1="15.4cm" svg:x2="18.1cm" svg:y2="20.2cm">
                <text:p/>
              </draw:line>
              <draw:line draw:style-name="gr30" draw:text-style-name="P1" draw:layer="layout" svg:x1="17.7cm" svg:y1="15.4cm" svg:x2="17.7cm" svg:y2="20.2cm">
                <text:p/>
              </draw:line>
              <draw:line draw:style-name="gr30" draw:text-style-name="P1" draw:layer="layout" svg:x1="17.3cm" svg:y1="15.4cm" svg:x2="17.3cm" svg:y2="20.2cm">
                <text:p/>
              </draw:line>
              <draw:line draw:style-name="gr30" draw:text-style-name="P1" draw:layer="layout" svg:x1="16.9cm" svg:y1="15.4cm" svg:x2="16.9cm" svg:y2="20.2cm">
                <text:p/>
              </draw:line>
              <draw:line draw:style-name="gr30" draw:text-style-name="P1" draw:layer="layout" svg:x1="16.5cm" svg:y1="15.4cm" svg:x2="16.5cm" svg:y2="20.2cm">
                <text:p/>
              </draw:line>
              <draw:line draw:style-name="gr30" draw:text-style-name="P1" draw:layer="layout" svg:x1="16.1cm" svg:y1="15.4cm" svg:x2="16.1cm" svg:y2="20.2cm">
                <text:p/>
              </draw:line>
              <draw:line draw:style-name="gr30" draw:text-style-name="P1" draw:layer="layout" svg:x1="15.7cm" svg:y1="15.4cm" svg:x2="15.7cm" svg:y2="20.2cm">
                <text:p/>
              </draw:line>
              <draw:line draw:style-name="gr30" draw:text-style-name="P1" draw:layer="layout" svg:x1="15.3cm" svg:y1="15.4cm" svg:x2="15.3cm" svg:y2="20.2cm">
                <text:p/>
              </draw:line>
              <draw:line draw:style-name="gr30" draw:text-style-name="P1" draw:layer="layout" svg:x1="15.3cm" svg:y1="19.8cm" svg:x2="20.1cm" svg:y2="19.8cm">
                <text:p/>
              </draw:line>
              <draw:line draw:style-name="gr30" draw:text-style-name="P1" draw:layer="layout" svg:x1="15.3cm" svg:y1="19.4cm" svg:x2="20.1cm" svg:y2="19.4cm">
                <text:p/>
              </draw:line>
              <draw:line draw:style-name="gr30" draw:text-style-name="P1" draw:layer="layout" svg:x1="15.3cm" svg:y1="19cm" svg:x2="20.1cm" svg:y2="19cm">
                <text:p/>
              </draw:line>
              <draw:line draw:style-name="gr30" draw:text-style-name="P1" draw:layer="layout" svg:x1="15.3cm" svg:y1="18.6cm" svg:x2="20.1cm" svg:y2="18.6cm">
                <text:p/>
              </draw:line>
              <draw:line draw:style-name="gr30" draw:text-style-name="P1" draw:layer="layout" svg:x1="15.3cm" svg:y1="18.2cm" svg:x2="20.1cm" svg:y2="18.2cm">
                <text:p/>
              </draw:line>
              <draw:line draw:style-name="gr30" draw:text-style-name="P1" draw:layer="layout" svg:x1="15.3cm" svg:y1="17.8cm" svg:x2="20.1cm" svg:y2="17.8cm">
                <text:p/>
              </draw:line>
              <draw:line draw:style-name="gr30" draw:text-style-name="P1" draw:layer="layout" svg:x1="15.3cm" svg:y1="17.4cm" svg:x2="20.1cm" svg:y2="17.4cm">
                <text:p/>
              </draw:line>
              <draw:line draw:style-name="gr30" draw:text-style-name="P1" draw:layer="layout" svg:x1="15.3cm" svg:y1="17cm" svg:x2="20.1cm" svg:y2="17cm">
                <text:p/>
              </draw:line>
              <draw:line draw:style-name="gr30" draw:text-style-name="P1" draw:layer="layout" svg:x1="15.3cm" svg:y1="16.6cm" svg:x2="20.1cm" svg:y2="16.6cm">
                <text:p/>
              </draw:line>
            </draw:g>
          </draw:g>
          <draw:g>
            <draw:g>
              <draw:line draw:style-name="gr30" draw:text-style-name="P1" draw:layer="layout" svg:x1="0.9cm" svg:y1="20.2cm" svg:x2="5.7cm" svg:y2="20.2cm">
                <text:p/>
              </draw:line>
              <draw:line draw:style-name="gr30" draw:text-style-name="P1" draw:layer="layout" svg:x1="4.9cm" svg:y1="20.2cm" svg:x2="4.9cm" svg:y2="25cm">
                <text:p/>
              </draw:line>
              <draw:line draw:style-name="gr30" draw:text-style-name="P1" draw:layer="layout" svg:x1="0.9cm" svg:y1="20.6cm" svg:x2="5.7cm" svg:y2="20.6cm">
                <text:p/>
              </draw:line>
              <draw:line draw:style-name="gr30" draw:text-style-name="P1" draw:layer="layout" svg:x1="0.9cm" svg:y1="21cm" svg:x2="5.7cm" svg:y2="21cm">
                <text:p/>
              </draw:line>
              <draw:line draw:style-name="gr30" draw:text-style-name="P1" draw:layer="layout" svg:x1="5.3cm" svg:y1="20.2cm" svg:x2="5.3cm" svg:y2="25cm">
                <text:p/>
              </draw:line>
              <draw:line draw:style-name="gr30" draw:text-style-name="P1" draw:layer="layout" svg:x1="4.1cm" svg:y1="20.2cm" svg:x2="4.1cm" svg:y2="25cm">
                <text:p/>
              </draw:line>
              <draw:line draw:style-name="gr30" draw:text-style-name="P1" draw:layer="layout" svg:x1="4.5cm" svg:y1="20.2cm" svg:x2="4.5cm" svg:y2="25cm">
                <text:p/>
              </draw:line>
              <draw:line draw:style-name="gr30" draw:text-style-name="P1" draw:layer="layout" svg:x1="3.7cm" svg:y1="20.2cm" svg:x2="3.7cm" svg:y2="25cm">
                <text:p/>
              </draw:line>
              <draw:line draw:style-name="gr30" draw:text-style-name="P1" draw:layer="layout" svg:x1="3.3cm" svg:y1="20.2cm" svg:x2="3.3cm" svg:y2="25cm">
                <text:p/>
              </draw:line>
              <draw:line draw:style-name="gr30" draw:text-style-name="P1" draw:layer="layout" svg:x1="2.9cm" svg:y1="20.2cm" svg:x2="2.9cm" svg:y2="25cm">
                <text:p/>
              </draw:line>
              <draw:line draw:style-name="gr30" draw:text-style-name="P1" draw:layer="layout" svg:x1="2.5cm" svg:y1="20.2cm" svg:x2="2.5cm" svg:y2="25cm">
                <text:p/>
              </draw:line>
              <draw:line draw:style-name="gr30" draw:text-style-name="P1" draw:layer="layout" svg:x1="2.1cm" svg:y1="20.2cm" svg:x2="2.1cm" svg:y2="25cm">
                <text:p/>
              </draw:line>
              <draw:line draw:style-name="gr30" draw:text-style-name="P1" draw:layer="layout" svg:x1="1.7cm" svg:y1="20.2cm" svg:x2="1.7cm" svg:y2="25cm">
                <text:p/>
              </draw:line>
              <draw:line draw:style-name="gr30" draw:text-style-name="P1" draw:layer="layout" svg:x1="1.3cm" svg:y1="20.2cm" svg:x2="1.3cm" svg:y2="25cm">
                <text:p/>
              </draw:line>
              <draw:line draw:style-name="gr30" draw:text-style-name="P1" draw:layer="layout" svg:x1="0.9cm" svg:y1="20.2cm" svg:x2="0.9cm" svg:y2="25cm">
                <text:p/>
              </draw:line>
              <draw:line draw:style-name="gr30" draw:text-style-name="P1" draw:layer="layout" svg:x1="0.9cm" svg:y1="24.6cm" svg:x2="5.7cm" svg:y2="24.6cm">
                <text:p/>
              </draw:line>
              <draw:line draw:style-name="gr30" draw:text-style-name="P1" draw:layer="layout" svg:x1="0.9cm" svg:y1="24.2cm" svg:x2="5.7cm" svg:y2="24.2cm">
                <text:p/>
              </draw:line>
              <draw:line draw:style-name="gr30" draw:text-style-name="P1" draw:layer="layout" svg:x1="0.9cm" svg:y1="23.8cm" svg:x2="5.7cm" svg:y2="23.8cm">
                <text:p/>
              </draw:line>
              <draw:line draw:style-name="gr30" draw:text-style-name="P1" draw:layer="layout" svg:x1="0.9cm" svg:y1="23.4cm" svg:x2="5.7cm" svg:y2="23.4cm">
                <text:p/>
              </draw:line>
              <draw:line draw:style-name="gr30" draw:text-style-name="P1" draw:layer="layout" svg:x1="0.9cm" svg:y1="23cm" svg:x2="5.7cm" svg:y2="23cm">
                <text:p/>
              </draw:line>
              <draw:line draw:style-name="gr30" draw:text-style-name="P1" draw:layer="layout" svg:x1="0.9cm" svg:y1="22.6cm" svg:x2="5.7cm" svg:y2="22.6cm">
                <text:p/>
              </draw:line>
              <draw:line draw:style-name="gr30" draw:text-style-name="P1" draw:layer="layout" svg:x1="0.9cm" svg:y1="22.2cm" svg:x2="5.7cm" svg:y2="22.2cm">
                <text:p/>
              </draw:line>
              <draw:line draw:style-name="gr30" draw:text-style-name="P1" draw:layer="layout" svg:x1="0.9cm" svg:y1="21.8cm" svg:x2="5.7cm" svg:y2="21.8cm">
                <text:p/>
              </draw:line>
              <draw:line draw:style-name="gr30" draw:text-style-name="P1" draw:layer="layout" svg:x1="0.9cm" svg:y1="21.4cm" svg:x2="5.7cm" svg:y2="21.4cm">
                <text:p/>
              </draw:line>
            </draw:g>
            <draw:g>
              <draw:line draw:style-name="gr30" draw:text-style-name="P1" draw:layer="layout" svg:x1="5.7cm" svg:y1="20.2cm" svg:x2="10.5cm" svg:y2="20.2cm">
                <text:p/>
              </draw:line>
              <draw:line draw:style-name="gr30" draw:text-style-name="P1" draw:layer="layout" svg:x1="9.7cm" svg:y1="20.2cm" svg:x2="9.7cm" svg:y2="25cm">
                <text:p/>
              </draw:line>
              <draw:line draw:style-name="gr30" draw:text-style-name="P1" draw:layer="layout" svg:x1="5.7cm" svg:y1="20.6cm" svg:x2="10.5cm" svg:y2="20.6cm">
                <text:p/>
              </draw:line>
              <draw:line draw:style-name="gr30" draw:text-style-name="P1" draw:layer="layout" svg:x1="5.7cm" svg:y1="21cm" svg:x2="10.5cm" svg:y2="21cm">
                <text:p/>
              </draw:line>
              <draw:line draw:style-name="gr30" draw:text-style-name="P1" draw:layer="layout" svg:x1="10.1cm" svg:y1="20.2cm" svg:x2="10.1cm" svg:y2="25cm">
                <text:p/>
              </draw:line>
              <draw:line draw:style-name="gr30" draw:text-style-name="P1" draw:layer="layout" svg:x1="8.9cm" svg:y1="20.2cm" svg:x2="8.9cm" svg:y2="25cm">
                <text:p/>
              </draw:line>
              <draw:line draw:style-name="gr30" draw:text-style-name="P1" draw:layer="layout" svg:x1="9.3cm" svg:y1="20.2cm" svg:x2="9.3cm" svg:y2="25cm">
                <text:p/>
              </draw:line>
              <draw:line draw:style-name="gr30" draw:text-style-name="P1" draw:layer="layout" svg:x1="8.5cm" svg:y1="20.2cm" svg:x2="8.5cm" svg:y2="25cm">
                <text:p/>
              </draw:line>
              <draw:line draw:style-name="gr30" draw:text-style-name="P1" draw:layer="layout" svg:x1="8.1cm" svg:y1="20.2cm" svg:x2="8.1cm" svg:y2="25cm">
                <text:p/>
              </draw:line>
              <draw:line draw:style-name="gr30" draw:text-style-name="P1" draw:layer="layout" svg:x1="7.7cm" svg:y1="20.2cm" svg:x2="7.7cm" svg:y2="25cm">
                <text:p/>
              </draw:line>
              <draw:line draw:style-name="gr30" draw:text-style-name="P1" draw:layer="layout" svg:x1="7.3cm" svg:y1="20.2cm" svg:x2="7.3cm" svg:y2="25cm">
                <text:p/>
              </draw:line>
              <draw:line draw:style-name="gr30" draw:text-style-name="P1" draw:layer="layout" svg:x1="6.9cm" svg:y1="20.2cm" svg:x2="6.9cm" svg:y2="25cm">
                <text:p/>
              </draw:line>
              <draw:line draw:style-name="gr30" draw:text-style-name="P1" draw:layer="layout" svg:x1="6.5cm" svg:y1="20.2cm" svg:x2="6.5cm" svg:y2="25cm">
                <text:p/>
              </draw:line>
              <draw:line draw:style-name="gr30" draw:text-style-name="P1" draw:layer="layout" svg:x1="6.1cm" svg:y1="20.2cm" svg:x2="6.1cm" svg:y2="25cm">
                <text:p/>
              </draw:line>
              <draw:line draw:style-name="gr30" draw:text-style-name="P1" draw:layer="layout" svg:x1="5.7cm" svg:y1="20.2cm" svg:x2="5.7cm" svg:y2="25cm">
                <text:p/>
              </draw:line>
              <draw:line draw:style-name="gr30" draw:text-style-name="P1" draw:layer="layout" svg:x1="5.7cm" svg:y1="24.6cm" svg:x2="10.5cm" svg:y2="24.6cm">
                <text:p/>
              </draw:line>
              <draw:line draw:style-name="gr30" draw:text-style-name="P1" draw:layer="layout" svg:x1="5.7cm" svg:y1="24.2cm" svg:x2="10.5cm" svg:y2="24.2cm">
                <text:p/>
              </draw:line>
              <draw:line draw:style-name="gr30" draw:text-style-name="P1" draw:layer="layout" svg:x1="5.7cm" svg:y1="23.8cm" svg:x2="10.5cm" svg:y2="23.8cm">
                <text:p/>
              </draw:line>
              <draw:line draw:style-name="gr30" draw:text-style-name="P1" draw:layer="layout" svg:x1="5.7cm" svg:y1="23.4cm" svg:x2="10.5cm" svg:y2="23.4cm">
                <text:p/>
              </draw:line>
              <draw:line draw:style-name="gr30" draw:text-style-name="P1" draw:layer="layout" svg:x1="5.7cm" svg:y1="23cm" svg:x2="10.5cm" svg:y2="23cm">
                <text:p/>
              </draw:line>
              <draw:line draw:style-name="gr30" draw:text-style-name="P1" draw:layer="layout" svg:x1="5.7cm" svg:y1="22.6cm" svg:x2="10.5cm" svg:y2="22.6cm">
                <text:p/>
              </draw:line>
              <draw:line draw:style-name="gr30" draw:text-style-name="P1" draw:layer="layout" svg:x1="5.7cm" svg:y1="22.2cm" svg:x2="10.5cm" svg:y2="22.2cm">
                <text:p/>
              </draw:line>
              <draw:line draw:style-name="gr30" draw:text-style-name="P1" draw:layer="layout" svg:x1="5.7cm" svg:y1="21.8cm" svg:x2="10.5cm" svg:y2="21.8cm">
                <text:p/>
              </draw:line>
              <draw:line draw:style-name="gr30" draw:text-style-name="P1" draw:layer="layout" svg:x1="5.7cm" svg:y1="21.4cm" svg:x2="10.5cm" svg:y2="21.4cm">
                <text:p/>
              </draw:line>
            </draw:g>
            <draw:g>
              <draw:line draw:style-name="gr30" draw:text-style-name="P1" draw:layer="layout" svg:x1="10.5cm" svg:y1="20.2cm" svg:x2="15.3cm" svg:y2="20.2cm">
                <text:p/>
              </draw:line>
              <draw:line draw:style-name="gr30" draw:text-style-name="P1" draw:layer="layout" svg:x1="14.5cm" svg:y1="20.2cm" svg:x2="14.5cm" svg:y2="25cm">
                <text:p/>
              </draw:line>
              <draw:line draw:style-name="gr30" draw:text-style-name="P1" draw:layer="layout" svg:x1="10.5cm" svg:y1="20.6cm" svg:x2="15.3cm" svg:y2="20.6cm">
                <text:p/>
              </draw:line>
              <draw:line draw:style-name="gr30" draw:text-style-name="P1" draw:layer="layout" svg:x1="10.5cm" svg:y1="21cm" svg:x2="15.3cm" svg:y2="21cm">
                <text:p/>
              </draw:line>
              <draw:line draw:style-name="gr30" draw:text-style-name="P1" draw:layer="layout" svg:x1="14.9cm" svg:y1="20.2cm" svg:x2="14.9cm" svg:y2="25cm">
                <text:p/>
              </draw:line>
              <draw:line draw:style-name="gr30" draw:text-style-name="P1" draw:layer="layout" svg:x1="13.7cm" svg:y1="20.2cm" svg:x2="13.7cm" svg:y2="25cm">
                <text:p/>
              </draw:line>
              <draw:line draw:style-name="gr30" draw:text-style-name="P1" draw:layer="layout" svg:x1="14.1cm" svg:y1="20.2cm" svg:x2="14.1cm" svg:y2="25cm">
                <text:p/>
              </draw:line>
              <draw:line draw:style-name="gr30" draw:text-style-name="P1" draw:layer="layout" svg:x1="13.3cm" svg:y1="20.2cm" svg:x2="13.3cm" svg:y2="25cm">
                <text:p/>
              </draw:line>
              <draw:line draw:style-name="gr30" draw:text-style-name="P1" draw:layer="layout" svg:x1="12.9cm" svg:y1="20.2cm" svg:x2="12.9cm" svg:y2="25cm">
                <text:p/>
              </draw:line>
              <draw:line draw:style-name="gr30" draw:text-style-name="P1" draw:layer="layout" svg:x1="12.5cm" svg:y1="20.2cm" svg:x2="12.5cm" svg:y2="25cm">
                <text:p/>
              </draw:line>
              <draw:line draw:style-name="gr30" draw:text-style-name="P1" draw:layer="layout" svg:x1="12.1cm" svg:y1="20.2cm" svg:x2="12.1cm" svg:y2="25cm">
                <text:p/>
              </draw:line>
              <draw:line draw:style-name="gr30" draw:text-style-name="P1" draw:layer="layout" svg:x1="11.7cm" svg:y1="20.2cm" svg:x2="11.7cm" svg:y2="25cm">
                <text:p/>
              </draw:line>
              <draw:line draw:style-name="gr30" draw:text-style-name="P1" draw:layer="layout" svg:x1="11.3cm" svg:y1="20.2cm" svg:x2="11.3cm" svg:y2="25cm">
                <text:p/>
              </draw:line>
              <draw:line draw:style-name="gr30" draw:text-style-name="P1" draw:layer="layout" svg:x1="10.9cm" svg:y1="20.2cm" svg:x2="10.9cm" svg:y2="25cm">
                <text:p/>
              </draw:line>
              <draw:line draw:style-name="gr30" draw:text-style-name="P1" draw:layer="layout" svg:x1="10.5cm" svg:y1="20.2cm" svg:x2="10.5cm" svg:y2="25cm">
                <text:p/>
              </draw:line>
              <draw:line draw:style-name="gr30" draw:text-style-name="P1" draw:layer="layout" svg:x1="10.5cm" svg:y1="24.6cm" svg:x2="15.3cm" svg:y2="24.6cm">
                <text:p/>
              </draw:line>
              <draw:line draw:style-name="gr30" draw:text-style-name="P1" draw:layer="layout" svg:x1="10.5cm" svg:y1="24.2cm" svg:x2="15.3cm" svg:y2="24.2cm">
                <text:p/>
              </draw:line>
              <draw:line draw:style-name="gr30" draw:text-style-name="P1" draw:layer="layout" svg:x1="10.5cm" svg:y1="23.8cm" svg:x2="15.3cm" svg:y2="23.8cm">
                <text:p/>
              </draw:line>
              <draw:line draw:style-name="gr30" draw:text-style-name="P1" draw:layer="layout" svg:x1="10.5cm" svg:y1="23.4cm" svg:x2="15.3cm" svg:y2="23.4cm">
                <text:p/>
              </draw:line>
              <draw:line draw:style-name="gr30" draw:text-style-name="P1" draw:layer="layout" svg:x1="10.5cm" svg:y1="23cm" svg:x2="15.3cm" svg:y2="23cm">
                <text:p/>
              </draw:line>
              <draw:line draw:style-name="gr30" draw:text-style-name="P1" draw:layer="layout" svg:x1="10.5cm" svg:y1="22.6cm" svg:x2="15.3cm" svg:y2="22.6cm">
                <text:p/>
              </draw:line>
              <draw:line draw:style-name="gr30" draw:text-style-name="P1" draw:layer="layout" svg:x1="10.5cm" svg:y1="22.2cm" svg:x2="15.3cm" svg:y2="22.2cm">
                <text:p/>
              </draw:line>
              <draw:line draw:style-name="gr30" draw:text-style-name="P1" draw:layer="layout" svg:x1="10.5cm" svg:y1="21.8cm" svg:x2="15.3cm" svg:y2="21.8cm">
                <text:p/>
              </draw:line>
              <draw:line draw:style-name="gr30" draw:text-style-name="P1" draw:layer="layout" svg:x1="10.5cm" svg:y1="21.4cm" svg:x2="15.3cm" svg:y2="21.4cm">
                <text:p/>
              </draw:line>
            </draw:g>
            <draw:g>
              <draw:line draw:style-name="gr30" draw:text-style-name="P1" draw:layer="layout" svg:x1="15.3cm" svg:y1="20.2cm" svg:x2="20.1cm" svg:y2="20.2cm">
                <text:p/>
              </draw:line>
              <draw:line draw:style-name="gr30" draw:text-style-name="P1" draw:layer="layout" svg:x1="19.3cm" svg:y1="20.2cm" svg:x2="19.3cm" svg:y2="25cm">
                <text:p/>
              </draw:line>
              <draw:line draw:style-name="gr30" draw:text-style-name="P1" draw:layer="layout" svg:x1="15.3cm" svg:y1="20.6cm" svg:x2="20.1cm" svg:y2="20.6cm">
                <text:p/>
              </draw:line>
              <draw:line draw:style-name="gr30" draw:text-style-name="P1" draw:layer="layout" svg:x1="15.3cm" svg:y1="21cm" svg:x2="20.1cm" svg:y2="21cm">
                <text:p/>
              </draw:line>
              <draw:line draw:style-name="gr30" draw:text-style-name="P1" draw:layer="layout" svg:x1="19.7cm" svg:y1="20.2cm" svg:x2="19.7cm" svg:y2="25cm">
                <text:p/>
              </draw:line>
              <draw:line draw:style-name="gr30" draw:text-style-name="P1" draw:layer="layout" svg:x1="18.5cm" svg:y1="20.2cm" svg:x2="18.5cm" svg:y2="25cm">
                <text:p/>
              </draw:line>
              <draw:line draw:style-name="gr30" draw:text-style-name="P1" draw:layer="layout" svg:x1="18.9cm" svg:y1="20.2cm" svg:x2="18.9cm" svg:y2="25cm">
                <text:p/>
              </draw:line>
              <draw:line draw:style-name="gr30" draw:text-style-name="P1" draw:layer="layout" svg:x1="18.1cm" svg:y1="20.2cm" svg:x2="18.1cm" svg:y2="25cm">
                <text:p/>
              </draw:line>
              <draw:line draw:style-name="gr30" draw:text-style-name="P1" draw:layer="layout" svg:x1="17.7cm" svg:y1="20.2cm" svg:x2="17.7cm" svg:y2="25cm">
                <text:p/>
              </draw:line>
              <draw:line draw:style-name="gr30" draw:text-style-name="P1" draw:layer="layout" svg:x1="17.3cm" svg:y1="20.2cm" svg:x2="17.3cm" svg:y2="25cm">
                <text:p/>
              </draw:line>
              <draw:line draw:style-name="gr30" draw:text-style-name="P1" draw:layer="layout" svg:x1="16.9cm" svg:y1="20.2cm" svg:x2="16.9cm" svg:y2="25cm">
                <text:p/>
              </draw:line>
              <draw:line draw:style-name="gr30" draw:text-style-name="P1" draw:layer="layout" svg:x1="16.5cm" svg:y1="20.2cm" svg:x2="16.5cm" svg:y2="25cm">
                <text:p/>
              </draw:line>
              <draw:line draw:style-name="gr30" draw:text-style-name="P1" draw:layer="layout" svg:x1="16.1cm" svg:y1="20.2cm" svg:x2="16.1cm" svg:y2="25cm">
                <text:p/>
              </draw:line>
              <draw:line draw:style-name="gr30" draw:text-style-name="P1" draw:layer="layout" svg:x1="15.7cm" svg:y1="20.2cm" svg:x2="15.7cm" svg:y2="25cm">
                <text:p/>
              </draw:line>
              <draw:line draw:style-name="gr30" draw:text-style-name="P1" draw:layer="layout" svg:x1="15.3cm" svg:y1="20.2cm" svg:x2="15.3cm" svg:y2="25cm">
                <text:p/>
              </draw:line>
              <draw:line draw:style-name="gr30" draw:text-style-name="P1" draw:layer="layout" svg:x1="15.3cm" svg:y1="24.6cm" svg:x2="20.1cm" svg:y2="24.6cm">
                <text:p/>
              </draw:line>
              <draw:line draw:style-name="gr30" draw:text-style-name="P1" draw:layer="layout" svg:x1="15.3cm" svg:y1="24.2cm" svg:x2="20.1cm" svg:y2="24.2cm">
                <text:p/>
              </draw:line>
              <draw:line draw:style-name="gr30" draw:text-style-name="P1" draw:layer="layout" svg:x1="15.3cm" svg:y1="23.8cm" svg:x2="20.1cm" svg:y2="23.8cm">
                <text:p/>
              </draw:line>
              <draw:line draw:style-name="gr30" draw:text-style-name="P1" draw:layer="layout" svg:x1="15.3cm" svg:y1="23.4cm" svg:x2="20.1cm" svg:y2="23.4cm">
                <text:p/>
              </draw:line>
              <draw:line draw:style-name="gr30" draw:text-style-name="P1" draw:layer="layout" svg:x1="15.3cm" svg:y1="23cm" svg:x2="20.1cm" svg:y2="23cm">
                <text:p/>
              </draw:line>
              <draw:line draw:style-name="gr30" draw:text-style-name="P1" draw:layer="layout" svg:x1="15.3cm" svg:y1="22.6cm" svg:x2="20.1cm" svg:y2="22.6cm">
                <text:p/>
              </draw:line>
              <draw:line draw:style-name="gr30" draw:text-style-name="P1" draw:layer="layout" svg:x1="15.3cm" svg:y1="22.2cm" svg:x2="20.1cm" svg:y2="22.2cm">
                <text:p/>
              </draw:line>
              <draw:line draw:style-name="gr30" draw:text-style-name="P1" draw:layer="layout" svg:x1="15.3cm" svg:y1="21.8cm" svg:x2="20.1cm" svg:y2="21.8cm">
                <text:p/>
              </draw:line>
              <draw:line draw:style-name="gr30" draw:text-style-name="P1" draw:layer="layout" svg:x1="15.3cm" svg:y1="21.4cm" svg:x2="20.1cm" svg:y2="21.4cm">
                <text:p/>
              </draw:line>
            </draw:g>
          </draw:g>
          <draw:g>
            <draw:g>
              <draw:line draw:style-name="gr30" draw:text-style-name="P1" draw:layer="layout" svg:x1="0.9cm" svg:y1="25cm" svg:x2="5.7cm" svg:y2="25cm">
                <text:p/>
              </draw:line>
              <draw:line draw:style-name="gr30" draw:text-style-name="P1" draw:layer="layout" svg:x1="4.9cm" svg:y1="25cm" svg:x2="4.9cm" svg:y2="29.8cm">
                <text:p/>
              </draw:line>
              <draw:line draw:style-name="gr30" draw:text-style-name="P1" draw:layer="layout" svg:x1="0.9cm" svg:y1="25.4cm" svg:x2="5.7cm" svg:y2="25.4cm">
                <text:p/>
              </draw:line>
              <draw:line draw:style-name="gr30" draw:text-style-name="P1" draw:layer="layout" svg:x1="0.9cm" svg:y1="25.8cm" svg:x2="5.7cm" svg:y2="25.8cm">
                <text:p/>
              </draw:line>
              <draw:line draw:style-name="gr30" draw:text-style-name="P1" draw:layer="layout" svg:x1="5.3cm" svg:y1="25cm" svg:x2="5.3cm" svg:y2="29.8cm">
                <text:p/>
              </draw:line>
              <draw:line draw:style-name="gr30" draw:text-style-name="P1" draw:layer="layout" svg:x1="4.1cm" svg:y1="25cm" svg:x2="4.1cm" svg:y2="29.8cm">
                <text:p/>
              </draw:line>
              <draw:line draw:style-name="gr30" draw:text-style-name="P1" draw:layer="layout" svg:x1="4.5cm" svg:y1="25cm" svg:x2="4.5cm" svg:y2="29.8cm">
                <text:p/>
              </draw:line>
              <draw:line draw:style-name="gr30" draw:text-style-name="P1" draw:layer="layout" svg:x1="3.7cm" svg:y1="25cm" svg:x2="3.7cm" svg:y2="29.8cm">
                <text:p/>
              </draw:line>
              <draw:line draw:style-name="gr30" draw:text-style-name="P1" draw:layer="layout" svg:x1="3.3cm" svg:y1="25cm" svg:x2="3.3cm" svg:y2="29.8cm">
                <text:p/>
              </draw:line>
              <draw:line draw:style-name="gr30" draw:text-style-name="P1" draw:layer="layout" svg:x1="2.9cm" svg:y1="25cm" svg:x2="2.9cm" svg:y2="29.8cm">
                <text:p/>
              </draw:line>
              <draw:line draw:style-name="gr30" draw:text-style-name="P1" draw:layer="layout" svg:x1="2.5cm" svg:y1="25cm" svg:x2="2.5cm" svg:y2="29.8cm">
                <text:p/>
              </draw:line>
              <draw:line draw:style-name="gr30" draw:text-style-name="P1" draw:layer="layout" svg:x1="2.1cm" svg:y1="25cm" svg:x2="2.1cm" svg:y2="29.8cm">
                <text:p/>
              </draw:line>
              <draw:line draw:style-name="gr30" draw:text-style-name="P1" draw:layer="layout" svg:x1="1.7cm" svg:y1="25cm" svg:x2="1.7cm" svg:y2="29.8cm">
                <text:p/>
              </draw:line>
              <draw:line draw:style-name="gr30" draw:text-style-name="P1" draw:layer="layout" svg:x1="1.3cm" svg:y1="25cm" svg:x2="1.3cm" svg:y2="29.8cm">
                <text:p/>
              </draw:line>
              <draw:line draw:style-name="gr30" draw:text-style-name="P1" draw:layer="layout" svg:x1="0.9cm" svg:y1="25cm" svg:x2="0.9cm" svg:y2="29.8cm">
                <text:p/>
              </draw:line>
              <draw:line draw:style-name="gr30" draw:text-style-name="P1" draw:layer="layout" svg:x1="0.9cm" svg:y1="29.4cm" svg:x2="5.7cm" svg:y2="29.4cm">
                <text:p/>
              </draw:line>
              <draw:line draw:style-name="gr30" draw:text-style-name="P1" draw:layer="layout" svg:x1="0.9cm" svg:y1="29cm" svg:x2="5.7cm" svg:y2="29cm">
                <text:p/>
              </draw:line>
              <draw:line draw:style-name="gr30" draw:text-style-name="P1" draw:layer="layout" svg:x1="0.9cm" svg:y1="28.6cm" svg:x2="5.7cm" svg:y2="28.6cm">
                <text:p/>
              </draw:line>
              <draw:line draw:style-name="gr30" draw:text-style-name="P1" draw:layer="layout" svg:x1="0.9cm" svg:y1="28.2cm" svg:x2="5.7cm" svg:y2="28.2cm">
                <text:p/>
              </draw:line>
              <draw:line draw:style-name="gr30" draw:text-style-name="P1" draw:layer="layout" svg:x1="0.9cm" svg:y1="27.8cm" svg:x2="5.7cm" svg:y2="27.8cm">
                <text:p/>
              </draw:line>
              <draw:line draw:style-name="gr30" draw:text-style-name="P1" draw:layer="layout" svg:x1="0.9cm" svg:y1="27.4cm" svg:x2="5.7cm" svg:y2="27.4cm">
                <text:p/>
              </draw:line>
              <draw:line draw:style-name="gr30" draw:text-style-name="P1" draw:layer="layout" svg:x1="0.9cm" svg:y1="27cm" svg:x2="5.7cm" svg:y2="27cm">
                <text:p/>
              </draw:line>
              <draw:line draw:style-name="gr30" draw:text-style-name="P1" draw:layer="layout" svg:x1="0.9cm" svg:y1="26.6cm" svg:x2="5.7cm" svg:y2="26.6cm">
                <text:p/>
              </draw:line>
              <draw:line draw:style-name="gr30" draw:text-style-name="P1" draw:layer="layout" svg:x1="0.9cm" svg:y1="26.2cm" svg:x2="5.7cm" svg:y2="26.2cm">
                <text:p/>
              </draw:line>
            </draw:g>
            <draw:g>
              <draw:line draw:style-name="gr30" draw:text-style-name="P1" draw:layer="layout" svg:x1="5.7cm" svg:y1="25cm" svg:x2="10.5cm" svg:y2="25cm">
                <text:p/>
              </draw:line>
              <draw:line draw:style-name="gr30" draw:text-style-name="P1" draw:layer="layout" svg:x1="9.7cm" svg:y1="25cm" svg:x2="9.7cm" svg:y2="29.8cm">
                <text:p/>
              </draw:line>
              <draw:line draw:style-name="gr30" draw:text-style-name="P1" draw:layer="layout" svg:x1="5.7cm" svg:y1="25.4cm" svg:x2="10.5cm" svg:y2="25.4cm">
                <text:p/>
              </draw:line>
              <draw:line draw:style-name="gr30" draw:text-style-name="P1" draw:layer="layout" svg:x1="5.7cm" svg:y1="25.8cm" svg:x2="10.5cm" svg:y2="25.8cm">
                <text:p/>
              </draw:line>
              <draw:line draw:style-name="gr30" draw:text-style-name="P1" draw:layer="layout" svg:x1="10.1cm" svg:y1="25cm" svg:x2="10.1cm" svg:y2="29.8cm">
                <text:p/>
              </draw:line>
              <draw:line draw:style-name="gr30" draw:text-style-name="P1" draw:layer="layout" svg:x1="8.9cm" svg:y1="25cm" svg:x2="8.9cm" svg:y2="29.8cm">
                <text:p/>
              </draw:line>
              <draw:line draw:style-name="gr30" draw:text-style-name="P1" draw:layer="layout" svg:x1="9.3cm" svg:y1="25cm" svg:x2="9.3cm" svg:y2="29.8cm">
                <text:p/>
              </draw:line>
              <draw:line draw:style-name="gr30" draw:text-style-name="P1" draw:layer="layout" svg:x1="8.5cm" svg:y1="25cm" svg:x2="8.5cm" svg:y2="29.8cm">
                <text:p/>
              </draw:line>
              <draw:line draw:style-name="gr30" draw:text-style-name="P1" draw:layer="layout" svg:x1="8.1cm" svg:y1="25cm" svg:x2="8.1cm" svg:y2="29.8cm">
                <text:p/>
              </draw:line>
              <draw:line draw:style-name="gr30" draw:text-style-name="P1" draw:layer="layout" svg:x1="7.7cm" svg:y1="25cm" svg:x2="7.7cm" svg:y2="29.8cm">
                <text:p/>
              </draw:line>
              <draw:line draw:style-name="gr30" draw:text-style-name="P1" draw:layer="layout" svg:x1="7.3cm" svg:y1="25cm" svg:x2="7.3cm" svg:y2="29.8cm">
                <text:p/>
              </draw:line>
              <draw:line draw:style-name="gr30" draw:text-style-name="P1" draw:layer="layout" svg:x1="6.9cm" svg:y1="25cm" svg:x2="6.9cm" svg:y2="29.8cm">
                <text:p/>
              </draw:line>
              <draw:line draw:style-name="gr30" draw:text-style-name="P1" draw:layer="layout" svg:x1="6.5cm" svg:y1="25cm" svg:x2="6.5cm" svg:y2="29.8cm">
                <text:p/>
              </draw:line>
              <draw:line draw:style-name="gr30" draw:text-style-name="P1" draw:layer="layout" svg:x1="6.1cm" svg:y1="25cm" svg:x2="6.1cm" svg:y2="29.8cm">
                <text:p/>
              </draw:line>
              <draw:line draw:style-name="gr30" draw:text-style-name="P1" draw:layer="layout" svg:x1="5.7cm" svg:y1="25cm" svg:x2="5.7cm" svg:y2="29.8cm">
                <text:p/>
              </draw:line>
              <draw:line draw:style-name="gr30" draw:text-style-name="P1" draw:layer="layout" svg:x1="5.7cm" svg:y1="29.4cm" svg:x2="10.5cm" svg:y2="29.4cm">
                <text:p/>
              </draw:line>
              <draw:line draw:style-name="gr30" draw:text-style-name="P1" draw:layer="layout" svg:x1="5.7cm" svg:y1="29cm" svg:x2="10.5cm" svg:y2="29cm">
                <text:p/>
              </draw:line>
              <draw:line draw:style-name="gr30" draw:text-style-name="P1" draw:layer="layout" svg:x1="5.7cm" svg:y1="28.6cm" svg:x2="10.5cm" svg:y2="28.6cm">
                <text:p/>
              </draw:line>
              <draw:line draw:style-name="gr30" draw:text-style-name="P1" draw:layer="layout" svg:x1="5.7cm" svg:y1="28.2cm" svg:x2="10.5cm" svg:y2="28.2cm">
                <text:p/>
              </draw:line>
              <draw:line draw:style-name="gr30" draw:text-style-name="P1" draw:layer="layout" svg:x1="5.7cm" svg:y1="27.8cm" svg:x2="10.5cm" svg:y2="27.8cm">
                <text:p/>
              </draw:line>
              <draw:line draw:style-name="gr30" draw:text-style-name="P1" draw:layer="layout" svg:x1="5.7cm" svg:y1="27.4cm" svg:x2="10.5cm" svg:y2="27.4cm">
                <text:p/>
              </draw:line>
              <draw:line draw:style-name="gr30" draw:text-style-name="P1" draw:layer="layout" svg:x1="5.7cm" svg:y1="27cm" svg:x2="10.5cm" svg:y2="27cm">
                <text:p/>
              </draw:line>
              <draw:line draw:style-name="gr30" draw:text-style-name="P1" draw:layer="layout" svg:x1="5.7cm" svg:y1="26.6cm" svg:x2="10.5cm" svg:y2="26.6cm">
                <text:p/>
              </draw:line>
              <draw:line draw:style-name="gr30" draw:text-style-name="P1" draw:layer="layout" svg:x1="5.7cm" svg:y1="26.2cm" svg:x2="10.5cm" svg:y2="26.2cm">
                <text:p/>
              </draw:line>
            </draw:g>
            <draw:g>
              <draw:line draw:style-name="gr30" draw:text-style-name="P1" draw:layer="layout" svg:x1="10.5cm" svg:y1="25cm" svg:x2="15.3cm" svg:y2="25cm">
                <text:p/>
              </draw:line>
              <draw:line draw:style-name="gr30" draw:text-style-name="P1" draw:layer="layout" svg:x1="14.5cm" svg:y1="25cm" svg:x2="14.5cm" svg:y2="29.8cm">
                <text:p/>
              </draw:line>
              <draw:line draw:style-name="gr30" draw:text-style-name="P1" draw:layer="layout" svg:x1="10.5cm" svg:y1="25.4cm" svg:x2="15.3cm" svg:y2="25.4cm">
                <text:p/>
              </draw:line>
              <draw:line draw:style-name="gr30" draw:text-style-name="P1" draw:layer="layout" svg:x1="10.5cm" svg:y1="25.8cm" svg:x2="15.3cm" svg:y2="25.8cm">
                <text:p/>
              </draw:line>
              <draw:line draw:style-name="gr30" draw:text-style-name="P1" draw:layer="layout" svg:x1="14.9cm" svg:y1="25cm" svg:x2="14.9cm" svg:y2="29.8cm">
                <text:p/>
              </draw:line>
              <draw:line draw:style-name="gr30" draw:text-style-name="P1" draw:layer="layout" svg:x1="13.7cm" svg:y1="25cm" svg:x2="13.7cm" svg:y2="29.8cm">
                <text:p/>
              </draw:line>
              <draw:line draw:style-name="gr30" draw:text-style-name="P1" draw:layer="layout" svg:x1="14.1cm" svg:y1="25cm" svg:x2="14.1cm" svg:y2="29.8cm">
                <text:p/>
              </draw:line>
              <draw:line draw:style-name="gr30" draw:text-style-name="P1" draw:layer="layout" svg:x1="13.3cm" svg:y1="25cm" svg:x2="13.3cm" svg:y2="29.8cm">
                <text:p/>
              </draw:line>
              <draw:line draw:style-name="gr30" draw:text-style-name="P1" draw:layer="layout" svg:x1="12.9cm" svg:y1="25cm" svg:x2="12.9cm" svg:y2="29.8cm">
                <text:p/>
              </draw:line>
              <draw:line draw:style-name="gr30" draw:text-style-name="P1" draw:layer="layout" svg:x1="12.5cm" svg:y1="25cm" svg:x2="12.5cm" svg:y2="29.8cm">
                <text:p/>
              </draw:line>
              <draw:line draw:style-name="gr30" draw:text-style-name="P1" draw:layer="layout" svg:x1="12.1cm" svg:y1="25cm" svg:x2="12.1cm" svg:y2="29.8cm">
                <text:p/>
              </draw:line>
              <draw:line draw:style-name="gr30" draw:text-style-name="P1" draw:layer="layout" svg:x1="11.7cm" svg:y1="25cm" svg:x2="11.7cm" svg:y2="29.8cm">
                <text:p/>
              </draw:line>
              <draw:line draw:style-name="gr30" draw:text-style-name="P1" draw:layer="layout" svg:x1="11.3cm" svg:y1="25cm" svg:x2="11.3cm" svg:y2="29.8cm">
                <text:p/>
              </draw:line>
              <draw:line draw:style-name="gr30" draw:text-style-name="P1" draw:layer="layout" svg:x1="10.9cm" svg:y1="25cm" svg:x2="10.9cm" svg:y2="29.8cm">
                <text:p/>
              </draw:line>
              <draw:line draw:style-name="gr30" draw:text-style-name="P1" draw:layer="layout" svg:x1="10.5cm" svg:y1="25cm" svg:x2="10.5cm" svg:y2="29.8cm">
                <text:p/>
              </draw:line>
              <draw:line draw:style-name="gr30" draw:text-style-name="P1" draw:layer="layout" svg:x1="10.5cm" svg:y1="29.4cm" svg:x2="15.3cm" svg:y2="29.4cm">
                <text:p/>
              </draw:line>
              <draw:line draw:style-name="gr30" draw:text-style-name="P1" draw:layer="layout" svg:x1="10.5cm" svg:y1="29cm" svg:x2="15.3cm" svg:y2="29cm">
                <text:p/>
              </draw:line>
              <draw:line draw:style-name="gr30" draw:text-style-name="P1" draw:layer="layout" svg:x1="10.5cm" svg:y1="28.6cm" svg:x2="15.3cm" svg:y2="28.6cm">
                <text:p/>
              </draw:line>
              <draw:line draw:style-name="gr30" draw:text-style-name="P1" draw:layer="layout" svg:x1="10.5cm" svg:y1="28.2cm" svg:x2="15.3cm" svg:y2="28.2cm">
                <text:p/>
              </draw:line>
              <draw:line draw:style-name="gr30" draw:text-style-name="P1" draw:layer="layout" svg:x1="10.5cm" svg:y1="27.8cm" svg:x2="15.3cm" svg:y2="27.8cm">
                <text:p/>
              </draw:line>
              <draw:line draw:style-name="gr30" draw:text-style-name="P1" draw:layer="layout" svg:x1="10.5cm" svg:y1="27.4cm" svg:x2="15.3cm" svg:y2="27.4cm">
                <text:p/>
              </draw:line>
              <draw:line draw:style-name="gr30" draw:text-style-name="P1" draw:layer="layout" svg:x1="10.5cm" svg:y1="27cm" svg:x2="15.3cm" svg:y2="27cm">
                <text:p/>
              </draw:line>
              <draw:line draw:style-name="gr30" draw:text-style-name="P1" draw:layer="layout" svg:x1="10.5cm" svg:y1="26.6cm" svg:x2="15.3cm" svg:y2="26.6cm">
                <text:p/>
              </draw:line>
              <draw:line draw:style-name="gr30" draw:text-style-name="P1" draw:layer="layout" svg:x1="10.5cm" svg:y1="26.2cm" svg:x2="15.3cm" svg:y2="26.2cm">
                <text:p/>
              </draw:line>
            </draw:g>
            <draw:g>
              <draw:line draw:style-name="gr30" draw:text-style-name="P1" draw:layer="layout" svg:x1="15.3cm" svg:y1="25cm" svg:x2="20.1cm" svg:y2="25cm">
                <text:p/>
              </draw:line>
              <draw:line draw:style-name="gr30" draw:text-style-name="P1" draw:layer="layout" svg:x1="19.3cm" svg:y1="25cm" svg:x2="19.3cm" svg:y2="29.8cm">
                <text:p/>
              </draw:line>
              <draw:line draw:style-name="gr30" draw:text-style-name="P1" draw:layer="layout" svg:x1="15.3cm" svg:y1="25.4cm" svg:x2="20.1cm" svg:y2="25.4cm">
                <text:p/>
              </draw:line>
              <draw:line draw:style-name="gr30" draw:text-style-name="P1" draw:layer="layout" svg:x1="15.3cm" svg:y1="25.8cm" svg:x2="20.1cm" svg:y2="25.8cm">
                <text:p/>
              </draw:line>
              <draw:line draw:style-name="gr30" draw:text-style-name="P1" draw:layer="layout" svg:x1="19.7cm" svg:y1="25cm" svg:x2="19.7cm" svg:y2="29.8cm">
                <text:p/>
              </draw:line>
              <draw:line draw:style-name="gr30" draw:text-style-name="P1" draw:layer="layout" svg:x1="18.5cm" svg:y1="25cm" svg:x2="18.5cm" svg:y2="29.8cm">
                <text:p/>
              </draw:line>
              <draw:line draw:style-name="gr30" draw:text-style-name="P1" draw:layer="layout" svg:x1="18.9cm" svg:y1="25cm" svg:x2="18.9cm" svg:y2="29.8cm">
                <text:p/>
              </draw:line>
              <draw:line draw:style-name="gr30" draw:text-style-name="P1" draw:layer="layout" svg:x1="18.1cm" svg:y1="25cm" svg:x2="18.1cm" svg:y2="29.8cm">
                <text:p/>
              </draw:line>
              <draw:line draw:style-name="gr30" draw:text-style-name="P1" draw:layer="layout" svg:x1="17.7cm" svg:y1="25cm" svg:x2="17.7cm" svg:y2="29.8cm">
                <text:p/>
              </draw:line>
              <draw:line draw:style-name="gr30" draw:text-style-name="P1" draw:layer="layout" svg:x1="17.3cm" svg:y1="25cm" svg:x2="17.3cm" svg:y2="29.8cm">
                <text:p/>
              </draw:line>
              <draw:line draw:style-name="gr30" draw:text-style-name="P1" draw:layer="layout" svg:x1="16.9cm" svg:y1="25cm" svg:x2="16.9cm" svg:y2="29.8cm">
                <text:p/>
              </draw:line>
              <draw:line draw:style-name="gr30" draw:text-style-name="P1" draw:layer="layout" svg:x1="16.5cm" svg:y1="25cm" svg:x2="16.5cm" svg:y2="29.8cm">
                <text:p/>
              </draw:line>
              <draw:line draw:style-name="gr30" draw:text-style-name="P1" draw:layer="layout" svg:x1="16.1cm" svg:y1="25cm" svg:x2="16.1cm" svg:y2="29.8cm">
                <text:p/>
              </draw:line>
              <draw:line draw:style-name="gr30" draw:text-style-name="P1" draw:layer="layout" svg:x1="15.7cm" svg:y1="25cm" svg:x2="15.7cm" svg:y2="29.8cm">
                <text:p/>
              </draw:line>
              <draw:line draw:style-name="gr30" draw:text-style-name="P1" draw:layer="layout" svg:x1="15.3cm" svg:y1="25cm" svg:x2="15.3cm" svg:y2="29.8cm">
                <text:p/>
              </draw:line>
              <draw:line draw:style-name="gr30" draw:text-style-name="P1" draw:layer="layout" svg:x1="15.3cm" svg:y1="29.4cm" svg:x2="20.1cm" svg:y2="29.4cm">
                <text:p/>
              </draw:line>
              <draw:line draw:style-name="gr30" draw:text-style-name="P1" draw:layer="layout" svg:x1="15.3cm" svg:y1="29cm" svg:x2="20.1cm" svg:y2="29cm">
                <text:p/>
              </draw:line>
              <draw:line draw:style-name="gr30" draw:text-style-name="P1" draw:layer="layout" svg:x1="15.3cm" svg:y1="28.6cm" svg:x2="20.1cm" svg:y2="28.6cm">
                <text:p/>
              </draw:line>
              <draw:line draw:style-name="gr30" draw:text-style-name="P1" draw:layer="layout" svg:x1="15.3cm" svg:y1="28.2cm" svg:x2="20.1cm" svg:y2="28.2cm">
                <text:p/>
              </draw:line>
              <draw:line draw:style-name="gr30" draw:text-style-name="P1" draw:layer="layout" svg:x1="15.3cm" svg:y1="27.8cm" svg:x2="20.1cm" svg:y2="27.8cm">
                <text:p/>
              </draw:line>
              <draw:line draw:style-name="gr30" draw:text-style-name="P1" draw:layer="layout" svg:x1="15.3cm" svg:y1="27.4cm" svg:x2="20.1cm" svg:y2="27.4cm">
                <text:p/>
              </draw:line>
              <draw:line draw:style-name="gr30" draw:text-style-name="P1" draw:layer="layout" svg:x1="15.3cm" svg:y1="27cm" svg:x2="20.1cm" svg:y2="27cm">
                <text:p/>
              </draw:line>
              <draw:line draw:style-name="gr30" draw:text-style-name="P1" draw:layer="layout" svg:x1="15.3cm" svg:y1="26.6cm" svg:x2="20.1cm" svg:y2="26.6cm">
                <text:p/>
              </draw:line>
              <draw:line draw:style-name="gr30" draw:text-style-name="P1" draw:layer="layout" svg:x1="15.3cm" svg:y1="26.2cm" svg:x2="20.1cm" svg:y2="26.2cm">
                <text:p/>
              </draw:line>
            </draw:g>
          </draw:g>
        </draw:g>
        <draw:line draw:style-name="gr7" draw:text-style-name="P1" draw:layer="layout" svg:x1="14.1cm" svg:y1="1.4cm" svg:x2="13.3cm" svg:y2="2.6cm">
          <text:p/>
        </draw:line>
        <draw:line draw:style-name="gr7" draw:text-style-name="P1" draw:layer="layout" svg:x1="12.5cm" svg:y1="3.4cm" svg:x2="15.7cm" svg:y2="3.4cm">
          <text:p/>
        </draw:line>
        <draw:line draw:style-name="gr7" draw:text-style-name="P1" draw:layer="layout" svg:x1="13.3cm" svg:y1="1.8cm" svg:x2="13.3cm" svg:y2="2.6cm">
          <text:p/>
        </draw:line>
        <draw:line draw:style-name="gr7" draw:text-style-name="P1" draw:layer="layout" svg:x1="14.1cm" svg:y1="1.4cm" svg:x2="14.1cm" svg:y2="2.6cm">
          <text:p/>
        </draw:line>
        <draw:line draw:style-name="gr7" draw:text-style-name="P1" draw:layer="layout" svg:x1="14.9cm" svg:y1="1.8cm" svg:x2="14.1cm" svg:y2="2.6cm">
          <text:p/>
        </draw:line>
        <draw:line draw:style-name="gr7" draw:text-style-name="P1" draw:layer="layout" svg:x1="14.9cm" svg:y1="1.8cm" svg:x2="14.9cm" svg:y2="2.6cm">
          <text:p/>
        </draw:line>
        <draw:line draw:style-name="gr7" draw:text-style-name="P1" draw:layer="layout" svg:x1="15.7cm" svg:y1="1.4cm" svg:x2="14.9cm" svg:y2="2.6cm">
          <text:p/>
        </draw:line>
        <draw:line draw:style-name="gr7" draw:text-style-name="P1" draw:layer="layout" svg:x1="15.7cm" svg:y1="1.4cm" svg:x2="15.7cm" svg:y2="3.4cm">
          <text:p/>
        </draw:line>
        <draw:line draw:style-name="gr7" draw:text-style-name="P1" draw:layer="layout" svg:x1="13.3cm" svg:y1="1.8cm" svg:x2="12.5cm" svg:y2="2.6cm">
          <text:p/>
        </draw:line>
        <draw:line draw:style-name="gr7" draw:text-style-name="P1" draw:layer="layout" svg:x1="12.5cm" svg:y1="2.6cm" svg:x2="12.5cm" svg:y2="3.4cm">
          <text:p/>
        </draw:line>
        <draw:line draw:style-name="gr53" draw:text-style-name="P1" draw:layer="layout" svg:x1="12.1cm" svg:y1="1cm" svg:x2="20.1cm" svg:y2="1cm">
          <text:p/>
        </draw:line>
        <draw:line draw:style-name="gr53" draw:text-style-name="P1" draw:layer="layout" svg:x1="12.1cm" svg:y1="1cm" svg:x2="12.1cm" svg:y2="9.4cm">
          <text:p/>
        </draw:line>
        <draw:line draw:style-name="gr53" draw:text-style-name="P1" draw:layer="layout" svg:x1="12.1cm" svg:y1="3.8cm" svg:x2="16.1cm" svg:y2="3.8cm">
          <text:p/>
        </draw:line>
        <draw:line draw:style-name="gr53" draw:text-style-name="P1" draw:layer="layout" svg:x1="16.1cm" svg:y1="1cm" svg:x2="16.1cm" svg:y2="3.8cm">
          <text:p/>
        </draw:line>
        <draw:line draw:style-name="gr53" draw:text-style-name="P1" draw:layer="layout" svg:x1="20.1cm" svg:y1="1cm" svg:x2="20.1cm" svg:y2="9.4cm">
          <text:p/>
        </draw:line>
        <draw:line draw:style-name="gr53" draw:text-style-name="P1" draw:layer="layout" svg:x1="12.1cm" svg:y1="9.4cm" svg:x2="20.1cm" svg:y2="9.4cm">
          <text:p/>
        </draw:line>
        <draw:line draw:style-name="gr53" draw:text-style-name="P1" draw:layer="layout" svg:x1="16.1cm" svg:y1="3.8cm" svg:x2="20.1cm" svg:y2="3.8cm">
          <text:p/>
        </draw:line>
        <draw:g>
          <draw:custom-shape draw:style-name="gr10" draw:text-style-name="P1" draw:layer="layout" svg:width="0.8cm" svg:height="0.8cm" svg:x="15.3cm" svg:y="2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0" draw:text-style-name="P1" draw:layer="layout" svg:width="1.6cm" svg:height="1.6cm" draw:transform="rotate (1.5707963267949) translate (14.1cm 20.6cm)" draw:kind="arc" draw:start-angle="270.04" draw:end-angle="179.29">
            <text:p/>
          </draw:circle>
          <draw:circle draw:style-name="gr20" draw:text-style-name="P1" draw:layer="layout" svg:width="1.6cm" svg:height="1.6cm" draw:transform="rotate (-1.5707963267949) translate (16.5cm 19.8cm)" draw:kind="arc" draw:start-angle="270.04" draw:end-angle="179.29">
            <text:p/>
          </draw:circle>
          <draw:custom-shape draw:style-name="gr10" draw:text-style-name="P1" draw:layer="layout" svg:width="0.8cm" svg:height="0.8cm" svg:x="14.5cm" svg:y="1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13.7cm" svg:y1="18.6cm" svg:x2="13.7cm" svg:y2="28.2cm">
          <text:p/>
        </draw:line>
        <draw:line draw:style-name="gr53" draw:text-style-name="P1" draw:layer="layout" svg:x1="13.7cm" svg:y1="18.6cm" svg:x2="20.1cm" svg:y2="18.6cm">
          <text:p/>
        </draw:line>
        <draw:g>
          <draw:custom-shape draw:style-name="gr55" draw:text-style-name="P1" draw:layer="layout" svg:width="0.4cm" svg:height="0.4cm" svg:x="17.9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6" draw:text-style-name="P1" draw:layer="layout" svg:width="0.8cm" svg:height="0.8cm" draw:transform="rotate (1.5707963267949) translate (17.3cm 19.8cm)" draw:kind="arc" draw:start-angle="270.04" draw:end-angle="179.29">
            <text:p/>
          </draw:circle>
          <draw:circle draw:style-name="gr56" draw:text-style-name="P1" draw:layer="layout" svg:width="0.8cm" svg:height="0.8cm" draw:transform="rotate (-1.5707963267949) translate (18.5cm 19.4cm)" draw:kind="arc" draw:start-angle="270.04" draw:end-angle="179.29">
            <text:p/>
          </draw:circle>
          <draw:custom-shape draw:style-name="gr55" draw:text-style-name="P1" draw:layer="layout" svg:width="0.4cm" svg:height="0.4cm" svg:x="17.5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16.9cm" svg:y1="18.6cm" svg:x2="16.9cm" svg:y2="21.8cm">
          <text:p/>
        </draw:line>
        <draw:g>
          <draw:custom-shape draw:style-name="gr57" draw:text-style-name="P1" draw:layer="layout" svg:width="1.6cm" svg:height="1.6cm" svg:x="16.5cm" svg:y="2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6" draw:text-style-name="P1" draw:layer="layout" svg:width="3.2cm" svg:height="3.2cm" draw:transform="rotate (1.5707963267949) translate (14.1cm 25.4cm)" draw:kind="arc" draw:start-angle="270.04" draw:end-angle="179.29">
            <text:p/>
          </draw:circle>
          <draw:circle draw:style-name="gr56" draw:text-style-name="P1" draw:layer="layout" svg:width="3.2cm" svg:height="3.2cm" draw:transform="rotate (-1.5707963267949) translate (18.9cm 23.8cm)" draw:kind="arc" draw:start-angle="270.04" draw:end-angle="179.29">
            <text:p/>
          </draw:circle>
          <draw:custom-shape draw:style-name="gr57" draw:text-style-name="P1" draw:layer="layout" svg:width="1.6cm" svg:height="1.6cm" svg:x="14.9cm" svg:y="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20.1cm" svg:y1="21.8cm" svg:x2="13.7cm" svg:y2="21.8cm">
          <text:p/>
        </draw:line>
        <draw:line draw:style-name="gr53" draw:text-style-name="P1" draw:layer="layout" svg:x1="20.1cm" svg:y1="18.6cm" svg:x2="20.1cm" svg:y2="28.2cm">
          <text:p/>
        </draw:line>
        <draw:line draw:style-name="gr53" draw:text-style-name="P1" draw:layer="layout" svg:x1="20.1cm" svg:y1="28.2cm" svg:x2="13.7cm" svg:y2="28.2cm">
          <text:p/>
        </draw:line>
        <draw:g>
          <draw:line draw:style-name="gr58" draw:text-style-name="P11" draw:layer="layout" svg:x1="2.1cm" svg:y1="10.2cm" svg:x2="1.3cm" svg:y2="11.8cm">
            <text:p/>
          </draw:line>
          <draw:line draw:style-name="gr59" draw:text-style-name="P11" draw:layer="layout" svg:x1="1.3cm" svg:y1="10.2cm" svg:x2="2.1cm" svg:y2="10.2cm">
            <text:p/>
          </draw:line>
          <draw:line draw:style-name="gr60" draw:text-style-name="P11" draw:layer="layout" svg:x1="2.5cm" svg:y1="9cm" svg:x2="1.3cm" svg:y2="10.2cm">
            <text:p/>
          </draw:line>
          <draw:line draw:style-name="gr61" draw:text-style-name="P11" draw:layer="layout" svg:x1="3.3cm" svg:y1="9cm" svg:x2="2.5cm" svg:y2="9.8cm">
            <text:p/>
          </draw:line>
          <draw:line draw:style-name="gr62" draw:text-style-name="P11" draw:layer="layout" svg:x1="2.5cm" svg:y1="9.8cm" svg:x2="3.3cm" svg:y2="9.8cm">
            <text:p/>
          </draw:line>
          <draw:line draw:style-name="gr63" draw:text-style-name="P11" draw:layer="layout" svg:x1="3.3cm" svg:y1="9.8cm" svg:x2="1.3cm" svg:y2="11.8cm">
            <text:p/>
          </draw:line>
          <draw:line draw:style-name="gr64" draw:text-style-name="P11" draw:layer="layout" svg:x1="2.5cm" svg:y1="9cm" svg:x2="3.3cm" svg:y2="9cm">
            <text:p/>
          </draw:line>
        </draw:g>
        <draw:g>
          <draw:line draw:style-name="gr65" draw:text-style-name="P11" draw:layer="layout" svg:x1="4.7cm" svg:y1="9.6cm" svg:x2="4.3cm" svg:y2="10.4cm">
            <text:p/>
          </draw:line>
          <draw:line draw:style-name="gr66" draw:text-style-name="P11" draw:layer="layout" svg:x1="4.3cm" svg:y1="9.6cm" svg:x2="4.7cm" svg:y2="9.6cm">
            <text:p/>
          </draw:line>
          <draw:line draw:style-name="gr67" draw:text-style-name="P11" draw:layer="layout" svg:x1="4.9cm" svg:y1="9cm" svg:x2="4.3cm" svg:y2="9.6cm">
            <text:p/>
          </draw:line>
          <draw:line draw:style-name="gr68" draw:text-style-name="P11" draw:layer="layout" svg:x1="5.3cm" svg:y1="9cm" svg:x2="4.9cm" svg:y2="9.4cm">
            <text:p/>
          </draw:line>
          <draw:line draw:style-name="gr69" draw:text-style-name="P11" draw:layer="layout" svg:x1="4.9cm" svg:y1="9.4cm" svg:x2="5.3cm" svg:y2="9.4cm">
            <text:p/>
          </draw:line>
          <draw:line draw:style-name="gr70" draw:text-style-name="P11" draw:layer="layout" svg:x1="5.3cm" svg:y1="9.4cm" svg:x2="4.3cm" svg:y2="10.4cm">
            <text:p/>
          </draw:line>
          <draw:line draw:style-name="gr71" draw:text-style-name="P11" draw:layer="layout" svg:x1="4.9cm" svg:y1="9cm" svg:x2="5.3cm" svg:y2="9cm">
            <text:p/>
          </draw:line>
        </draw:g>
        <draw:g>
          <draw:line draw:style-name="gr72" draw:text-style-name="P11" draw:layer="layout" svg:x1="3.3cm" svg:y1="13.8cm" svg:x2="1.7cm" svg:y2="17cm">
            <text:p/>
          </draw:line>
          <draw:line draw:style-name="gr73" draw:text-style-name="P11" draw:layer="layout" svg:x1="1.7cm" svg:y1="13.8cm" svg:x2="3.3cm" svg:y2="13.8cm">
            <text:p/>
          </draw:line>
          <draw:line draw:style-name="gr74" draw:text-style-name="P11" draw:layer="layout" svg:x1="4.1cm" svg:y1="11.4cm" svg:x2="1.7cm" svg:y2="13.8cm">
            <text:p/>
          </draw:line>
          <draw:line draw:style-name="gr75" draw:text-style-name="P11" draw:layer="layout" svg:x1="5.7cm" svg:y1="11.4cm" svg:x2="4.1cm" svg:y2="13cm">
            <text:p/>
          </draw:line>
          <draw:line draw:style-name="gr76" draw:text-style-name="P11" draw:layer="layout" svg:x1="4.1cm" svg:y1="13cm" svg:x2="5.7cm" svg:y2="13cm">
            <text:p/>
          </draw:line>
          <draw:line draw:style-name="gr77" draw:text-style-name="P11" draw:layer="layout" svg:x1="5.7cm" svg:y1="13cm" svg:x2="1.7cm" svg:y2="17cm">
            <text:p/>
          </draw:line>
          <draw:line draw:style-name="gr78" draw:text-style-name="P11" draw:layer="layout" svg:x1="4.1cm" svg:y1="11.4cm" svg:x2="5.7cm" svg:y2="11.4cm">
            <text:p/>
          </draw:line>
        </draw:g>
        <draw:line draw:style-name="gr52" draw:text-style-name="P1" draw:layer="layout" svg:x1="0.9cm" svg:y1="8.6cm" svg:x2="5.7cm" svg:y2="8.6cm">
          <text:p/>
        </draw:line>
        <draw:line draw:style-name="gr53" draw:text-style-name="P1" draw:layer="layout" svg:x1="0.9cm" svg:y1="8.6cm" svg:x2="0.9cm" svg:y2="17.8cm">
          <text:p/>
        </draw:line>
        <draw:line draw:style-name="gr53" draw:text-style-name="P1" draw:layer="layout" svg:x1="6.48cm" svg:y1="8.6cm" svg:x2="6.48cm" svg:y2="17.8cm">
          <text:p/>
        </draw:line>
        <draw:line draw:style-name="gr53" draw:text-style-name="P1" draw:layer="layout" svg:x1="0.9cm" svg:y1="8.6cm" svg:x2="6.5cm" svg:y2="8.6cm">
          <text:p/>
        </draw:line>
        <draw:line draw:style-name="gr53" draw:text-style-name="P1" draw:layer="layout" svg:x1="3.7cm" svg:y1="8.6cm" svg:x2="3.7cm" svg:y2="11cm">
          <text:p/>
        </draw:line>
        <draw:line draw:style-name="gr53" draw:text-style-name="P1" draw:layer="layout" svg:x1="6.5cm" svg:y1="11cm" svg:x2="3.7cm" svg:y2="11cm">
          <text:p/>
        </draw:line>
        <draw:line draw:style-name="gr53" draw:text-style-name="P1" draw:layer="layout" svg:x1="3.7cm" svg:y1="11cm" svg:x2="1.7cm" svg:y2="12.2cm">
          <text:p/>
        </draw:line>
        <draw:line draw:style-name="gr53" draw:text-style-name="P1" draw:layer="layout" svg:x1="6.5cm" svg:y1="17.8cm" svg:x2="0.9cm" svg:y2="17.8cm">
          <text:p/>
        </draw:line>
        <draw:line draw:style-name="gr53" draw:text-style-name="P1" draw:layer="layout" svg:x1="1.7cm" svg:y1="12.2cm" svg:x2="0.9cm" svg:y2="12.2cm">
          <text:p/>
        </draw:line>
        <draw:line draw:style-name="gr7" draw:text-style-name="P1" draw:layer="layout" svg:x1="5.3cm" svg:y1="1.8cm" svg:x2="5.3cm" svg:y2="2.6cm">
          <text:p/>
        </draw:line>
        <draw:line draw:style-name="gr7" draw:text-style-name="P1" draw:layer="layout" svg:x1="2.1cm" svg:y1="1.4cm" svg:x2="2.1cm" svg:y2="3cm">
          <text:p/>
        </draw:line>
        <draw:line draw:style-name="gr7" draw:text-style-name="P1" draw:layer="layout" svg:x1="2.1cm" svg:y1="2.6cm" svg:x2="5.3cm" svg:y2="2.6cm">
          <text:p/>
        </draw:line>
        <draw:line draw:style-name="gr7" draw:text-style-name="P1" draw:layer="layout" svg:x1="1.3cm" svg:y1="1.4cm" svg:x2="1.3cm" svg:y2="3cm">
          <text:p/>
        </draw:line>
        <draw:line draw:style-name="gr7" draw:text-style-name="P1" draw:layer="layout" svg:x1="2.1cm" svg:y1="1.8cm" svg:x2="5.3cm" svg:y2="1.8cm">
          <text:p/>
        </draw:line>
        <draw:line draw:style-name="gr7" draw:text-style-name="P1" draw:layer="layout" svg:x1="1.3cm" svg:y1="3cm" svg:x2="2.1cm" svg:y2="3cm">
          <text:p/>
        </draw:line>
        <draw:line draw:style-name="gr7" draw:text-style-name="P1" draw:layer="layout" svg:x1="1.3cm" svg:y1="1.4cm" svg:x2="2.1cm" svg:y2="1.4cm">
          <text:p/>
        </draw:line>
        <draw:line draw:style-name="gr7" draw:text-style-name="P1" draw:layer="layout" svg:x1="3.3cm" svg:y1="1.8cm" svg:x2="2.9cm" svg:y2="2.6cm">
          <text:p/>
        </draw:line>
        <draw:line draw:style-name="gr7" draw:text-style-name="P1" draw:layer="layout" svg:x1="3.7cm" svg:y1="1.8cm" svg:x2="3.3cm" svg:y2="2.6cm">
          <text:p/>
        </draw:line>
        <draw:line draw:style-name="gr7" draw:text-style-name="P1" draw:layer="layout" svg:x1="4.1cm" svg:y1="1.8cm" svg:x2="3.7cm" svg:y2="2.6cm">
          <text:p/>
        </draw:line>
        <draw:line draw:style-name="gr7" draw:text-style-name="P1" draw:layer="layout" svg:x1="4.5cm" svg:y1="1.8cm" svg:x2="4.1cm" svg:y2="2.6cm">
          <text:p/>
        </draw:line>
        <draw:line draw:style-name="gr7" draw:text-style-name="P1" draw:layer="layout" svg:x1="4.9cm" svg:y1="1.8cm" svg:x2="4.5cm" svg:y2="2.6cm">
          <text:p/>
        </draw:line>
        <draw:line draw:style-name="gr7" draw:text-style-name="P1" draw:layer="layout" svg:x1="5.3cm" svg:y1="1.8cm" svg:x2="4.9cm" svg:y2="2.6cm">
          <text:p/>
        </draw:line>
        <draw:ellipse draw:style-name="gr8" draw:text-style-name="P9" draw:layer="layout" svg:width="1.05cm" svg:height="0.584cm" svg:x="1.164cm" svg:y="2.016cm" draw:kind="arc" draw:start-angle="222.22" draw:end-angle="318.94">
          <text:p/>
        </draw:ellipse>
        <draw:ellipse draw:style-name="gr8" draw:text-style-name="P9" draw:layer="layout" svg:width="1.05cm" svg:height="0.584cm" svg:x="1.164cm" svg:y="1.216cm" draw:kind="arc" draw:start-angle="222.22" draw:end-angle="318.94">
          <text:p/>
        </draw:ellipse>
        <draw:ellipse draw:style-name="gr8" draw:text-style-name="P9" draw:layer="layout" svg:width="1.05cm" svg:height="0.584cm" draw:transform="rotate (-3.14159265358979) translate (2.229cm 2.384cm)" draw:kind="arc" draw:start-angle="221.06" draw:end-angle="317.77">
          <text:p/>
        </draw:ellipse>
        <draw:ellipse draw:style-name="gr8" draw:text-style-name="P9" draw:layer="layout" svg:width="1.05cm" svg:height="0.584cm" draw:transform="rotate (-3.14159265358979) translate (2.214cm 3.184cm)" draw:kind="arc" draw:start-angle="221.06" draw:end-angle="317.77">
          <text:p/>
        </draw:ellipse>
        <draw:line draw:style-name="gr53" draw:text-style-name="P1" draw:layer="layout" svg:x1="0.9cm" svg:y1="1cm" svg:x2="10.5cm" svg:y2="1cm">
          <text:p/>
        </draw:line>
        <draw:line draw:style-name="gr53" draw:text-style-name="P1" draw:layer="layout" svg:x1="0.9cm" svg:y1="1cm" svg:x2="0.9cm" svg:y2="7.8cm">
          <text:p/>
        </draw:line>
        <draw:line draw:style-name="gr53" draw:text-style-name="P1" draw:layer="layout" svg:x1="0.9cm" svg:y1="3.4cm" svg:x2="5.7cm" svg:y2="3.4cm">
          <text:p/>
        </draw:line>
        <draw:line draw:style-name="gr53" draw:text-style-name="P1" draw:layer="layout" svg:x1="5.7cm" svg:y1="1cm" svg:x2="5.7cm" svg:y2="3.4cm">
          <text:p/>
        </draw:line>
        <draw:line draw:style-name="gr53" draw:text-style-name="P1" draw:layer="layout" svg:x1="10.5cm" svg:y1="1cm" svg:x2="10.5cm" svg:y2="7.8cm">
          <text:p/>
        </draw:line>
        <draw:line draw:style-name="gr53" draw:text-style-name="P1" draw:layer="layout" svg:x1="0.9cm" svg:y1="7.8cm" svg:x2="10.5cm" svg:y2="7.8cm">
          <text:p/>
        </draw:line>
        <draw:line draw:style-name="gr53" draw:text-style-name="P1" draw:layer="layout" svg:x1="5.7cm" svg:y1="3.4cm" svg:x2="10.5cm" svg:y2="3.4cm">
          <text:p/>
        </draw:line>
        <draw:custom-shape draw:style-name="gr10" draw:text-style-name="P1" draw:layer="layout" svg:width="0.8cm" svg:height="0.8cm" svg:x="2.1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1.3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.7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0.9cm" svg:y1="18.6cm" svg:x2="0.9cm" svg:y2="28.2cm">
          <text:p/>
        </draw:line>
        <draw:line draw:style-name="gr53" draw:text-style-name="P1" draw:layer="layout" svg:x1="0.9cm" svg:y1="18.6cm" svg:x2="7.3cm" svg:y2="18.6cm">
          <text:p/>
        </draw:line>
        <draw:line draw:style-name="gr53" draw:text-style-name="P1" draw:layer="layout" svg:x1="4.1cm" svg:y1="18.6cm" svg:x2="4.1cm" svg:y2="21.8cm">
          <text:p/>
        </draw:line>
        <draw:line draw:style-name="gr53" draw:text-style-name="P1" draw:layer="layout" svg:x1="7.3cm" svg:y1="21.8cm" svg:x2="0.9cm" svg:y2="21.8cm">
          <text:p/>
        </draw:line>
        <draw:line draw:style-name="gr53" draw:text-style-name="P1" draw:layer="layout" svg:x1="7.3cm" svg:y1="18.6cm" svg:x2="7.3cm" svg:y2="28.2cm">
          <text:p/>
        </draw:line>
        <draw:line draw:style-name="gr53" draw:text-style-name="P1" draw:layer="layout" svg:x1="7.3cm" svg:y1="28.2cm" svg:x2="0.9cm" svg:y2="28.2cm">
          <text:p/>
        </draw:line>
        <draw:line draw:style-name="gr7" draw:text-style-name="P1" draw:layer="layout" svg:x1="10.1cm" svg:y1="19cm" svg:x2="10.1cm" svg:y2="17.4cm">
          <text:p/>
        </draw:line>
        <draw:line draw:style-name="gr7" draw:text-style-name="P1" draw:layer="layout" svg:x1="8.5cm" svg:y1="19cm" svg:x2="8.5cm" svg:y2="17.4cm">
          <text:p/>
        </draw:line>
        <draw:custom-shape draw:style-name="gr10" draw:text-style-name="P1" draw:layer="layout" svg:width="0.8cm" svg:height="0.8cm" draw:transform="rotate (-3.14159265358979) translate (9.7cm 19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601cm" svg:x="8.5cm" svg:y="18.199cm" draw:kind="arc" draw:start-angle="179.9" draw:end-angle="359.77">
          <text:p/>
        </draw:ellipse>
        <draw:custom-shape draw:style-name="gr10" draw:text-style-name="P1" draw:layer="layout" svg:width="0.8cm" svg:height="0.8cm" draw:transform="rotate (-3.14159265358979) translate (9.7cm 17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597cm" draw:transform="rotate (-3.14159265358979) translate (10.1cm 18.197cm)" draw:kind="arc" draw:start-angle="180.23" draw:end-angle="0.1">
          <text:p/>
        </draw:ellipse>
        <draw:line draw:style-name="gr53" draw:text-style-name="P1" draw:layer="layout" svg:x1="8.1cm" svg:y1="16.2cm" svg:x2="8.1cm" svg:y2="28.2cm">
          <text:p/>
        </draw:line>
        <draw:line draw:style-name="gr53" draw:text-style-name="P1" draw:layer="layout" svg:x1="8.1cm" svg:y1="16.2cm" svg:x2="12.9cm" svg:y2="16.2cm">
          <text:p/>
        </draw:line>
        <draw:line draw:style-name="gr53" draw:text-style-name="P1" draw:layer="layout" svg:x1="10.5cm" svg:y1="16.2cm" svg:x2="10.5cm" svg:y2="20.2cm">
          <text:p/>
        </draw:line>
        <draw:line draw:style-name="gr53" draw:text-style-name="P1" draw:layer="layout" svg:x1="12.9cm" svg:y1="20.2cm" svg:x2="8.1cm" svg:y2="20.2cm">
          <text:p/>
        </draw:line>
        <draw:line draw:style-name="gr53" draw:text-style-name="P1" draw:layer="layout" svg:x1="12.9cm" svg:y1="16.2cm" svg:x2="12.9cm" svg:y2="28.2cm">
          <text:p/>
        </draw:line>
        <draw:line draw:style-name="gr53" draw:text-style-name="P1" draw:layer="layout" svg:x1="12.9cm" svg:y1="28.2cm" svg:x2="8.1cm" svg:y2="2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4-06-09T17:18:36.582000000</dc:date>
    <meta:editing-duration>P1DT12H30M15S</meta:editing-duration>
    <meta:editing-cycles>121</meta:editing-cycles>
    <meta:generator>LibreOffice/7.4.7.2$Windows_X86_64 LibreOffice_project/723314e595e8007d3cf785c16538505a1c878ca5</meta:generator>
    <dc:description>(c) 2018 Carlos Pardo </dc:description>
    <dc:title>Figuras para dibujar escalas</dc:title>
    <meta:document-statistic meta:object-count="3449"/>
  </office:meta>
</office:document-meta>
</file>